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05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시트1" table:style-name="ta1">
        <table:table-column table:style-name="co1" table:number-columns-repeated="168" table:default-cell-style-name="Default"/>
        <table:table-row table:style-name="ro1">
          <table:table-cell office:value-type="string" calcext:value-type="string">
            <text:p>course</text:p>
          </table:table-cell>
          <table:table-cell office:value-type="string" calcext:value-type="string">
            <text:p>humidity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dbudam</text:p>
          </table:table-cell>
          <table:table-cell office:value-type="string" calcext:value-type="string">
            <text:p>drweight</text:p>
          </table:table-cell>
          <table:table-cell office:value-type="string" calcext:value-type="string">
            <text:p>lastday</text:p>
          </table:table-cell>
          <table:table-cell office:value-type="string" calcext:value-type="string">
            <text:p>ts1</text:p>
          </table:table-cell>
          <table:table-cell office:value-type="string" calcext:value-type="string">
            <text:p>ts2</text:p>
          </table:table-cell>
          <table:table-cell office:value-type="string" calcext:value-type="string">
            <text:p>ts3</text:p>
          </table:table-cell>
          <table:table-cell office:value-type="string" calcext:value-type="string">
            <text:p>ts4</text:p>
          </table:table-cell>
          <table:table-cell office:value-type="string" calcext:value-type="string">
            <text:p>ts5</text:p>
          </table:table-cell>
          <table:table-cell office:value-type="string" calcext:value-type="string">
            <text:p>ts6</text:p>
          </table:table-cell>
          <table:table-cell office:value-type="string" calcext:value-type="string">
            <text:p>score1</text:p>
          </table:table-cell>
          <table:table-cell office:value-type="string" calcext:value-type="string">
            <text:p>score2</text:p>
          </table:table-cell>
          <table:table-cell office:value-type="string" calcext:value-type="string">
            <text:p>score3</text:p>
          </table:table-cell>
          <table:table-cell office:value-type="string" calcext:value-type="string">
            <text:p>score4</text:p>
          </table:table-cell>
          <table:table-cell office:value-type="string" calcext:value-type="string">
            <text:p>score5</text:p>
          </table:table-cell>
          <table:table-cell office:value-type="string" calcext:value-type="string">
            <text:p>score6</text:p>
          </table:table-cell>
          <table:table-cell office:value-type="string" calcext:value-type="string">
            <text:p>score7</text:p>
          </table:table-cell>
          <table:table-cell office:value-type="string" calcext:value-type="string">
            <text:p>score8</text:p>
          </table:table-cell>
          <table:table-cell office:value-type="string" calcext:value-type="string">
            <text:p>score9</text:p>
          </table:table-cell>
          <table:table-cell office:value-type="string" calcext:value-type="string">
            <text:p>score10</text:p>
          </table:table-cell>
          <table:table-cell office:value-type="string" calcext:value-type="string">
            <text:p>idx</text:p>
          </table:table-cell>
          <table:table-cell office:value-type="string" calcext:value-type="string">
            <text:p>cntry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budam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dweight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rcno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hr_days</text:p>
          </table:table-cell>
          <table:table-cell office:value-type="string" calcext:value-type="string">
            <text:p>hr_nt</text:p>
          </table:table-cell>
          <table:table-cell office:value-type="string" calcext:value-type="string">
            <text:p>hr_nt1</text:p>
          </table:table-cell>
          <table:table-cell office:value-type="string" calcext:value-type="string">
            <text:p>hr_nt2</text:p>
          </table:table-cell>
          <table:table-cell office:value-type="string" calcext:value-type="string">
            <text:p>hr_t1</text:p>
          </table:table-cell>
          <table:table-cell office:value-type="string" calcext:value-type="string">
            <text:p>hr_t2</text:p>
          </table:table-cell>
          <table:table-cell office:value-type="string" calcext:value-type="string">
            <text:p>hr_ny</text:p>
          </table:table-cell>
          <table:table-cell office:value-type="string" calcext:value-type="string">
            <text:p>hr_ny1</text:p>
          </table:table-cell>
          <table:table-cell office:value-type="string" calcext:value-type="string">
            <text:p>hr_ny2</text:p>
          </table:table-cell>
          <table:table-cell office:value-type="string" calcext:value-type="string">
            <text:p>hr_y1</text:p>
          </table:table-cell>
          <table:table-cell office:value-type="string" calcext:value-type="string">
            <text:p>hr_y2</text:p>
          </table:table-cell>
          <table:table-cell office:value-type="string" calcext:value-type="string">
            <text:p>hr_dt</text:p>
          </table:table-cell>
          <table:table-cell office:value-type="string" calcext:value-type="string">
            <text:p>hr_d1</text:p>
          </table:table-cell>
          <table:table-cell office:value-type="string" calcext:value-type="string">
            <text:p>hr_d2</text:p>
          </table:table-cell>
          <table:table-cell office:value-type="string" calcext:value-type="string">
            <text:p>hr_rh</text:p>
          </table:table-cell>
          <table:table-cell office:value-type="string" calcext:value-type="string">
            <text:p>hr_rm</text:p>
          </table:table-cell>
          <table:table-cell office:value-type="string" calcext:value-type="string">
            <text:p>hr_rl</text:p>
          </table:table-cell>
          <table:table-cell office:value-type="string" calcext:value-type="string">
            <text:p>jk_nt</text:p>
          </table:table-cell>
          <table:table-cell office:value-type="string" calcext:value-type="string">
            <text:p>jk_nt1</text:p>
          </table:table-cell>
          <table:table-cell office:value-type="string" calcext:value-type="string">
            <text:p>jk_nt2</text:p>
          </table:table-cell>
          <table:table-cell office:value-type="string" calcext:value-type="string">
            <text:p>jk_t1</text:p>
          </table:table-cell>
          <table:table-cell office:value-type="string" calcext:value-type="string">
            <text:p>jk_t2</text:p>
          </table:table-cell>
          <table:table-cell office:value-type="string" calcext:value-type="string">
            <text:p>jk_ny</text:p>
          </table:table-cell>
          <table:table-cell office:value-type="string" calcext:value-type="string">
            <text:p>jk_ny1</text:p>
          </table:table-cell>
          <table:table-cell office:value-type="string" calcext:value-type="string">
            <text:p>jk_ny2</text:p>
          </table:table-cell>
          <table:table-cell office:value-type="string" calcext:value-type="string">
            <text:p>jk_y1</text:p>
          </table:table-cell>
          <table:table-cell office:value-type="string" calcext:value-type="string">
            <text:p>jk_y2</text:p>
          </table:table-cell>
          <table:table-cell office:value-type="string" calcext:value-type="string">
            <text:p>tr_nt</text:p>
          </table:table-cell>
          <table:table-cell office:value-type="string" calcext:value-type="string">
            <text:p>tr_nt1</text:p>
          </table:table-cell>
          <table:table-cell office:value-type="string" calcext:value-type="string">
            <text:p>tr_nt2</text:p>
          </table:table-cell>
          <table:table-cell office:value-type="string" calcext:value-type="string">
            <text:p>tr_t1</text:p>
          </table:table-cell>
          <table:table-cell office:value-type="string" calcext:value-type="string">
            <text:p>tr_t2</text:p>
          </table:table-cell>
          <table:table-cell office:value-type="string" calcext:value-type="string">
            <text:p>tr_ny</text:p>
          </table:table-cell>
          <table:table-cell office:value-type="string" calcext:value-type="string">
            <text:p>tr_ny1</text:p>
          </table:table-cell>
          <table:table-cell office:value-type="string" calcext:value-type="string">
            <text:p>tr_ny2</text:p>
          </table:table-cell>
          <table:table-cell office:value-type="string" calcext:value-type="string">
            <text:p>tr_y1</text:p>
          </table:table-cell>
          <table:table-cell office:value-type="string" calcext:value-type="string">
            <text:p>tr_y2</text:p>
          </table:table-cell>
          <table:table-cell office:value-type="string" calcext:value-type="string">
            <text:p>rd1</text:p>
          </table:table-cell>
          <table:table-cell office:value-type="string" calcext:value-type="string">
            <text:p>rd2</text:p>
          </table:table-cell>
          <table:table-cell office:value-type="string" calcext:value-type="string">
            <text:p>rd3</text:p>
          </table:table-cell>
          <table:table-cell office:value-type="string" calcext:value-type="string">
            <text:p>rd4</text:p>
          </table:table-cell>
          <table:table-cell office:value-type="string" calcext:value-type="string">
            <text:p>rd5</text:p>
          </table:table-cell>
          <table:table-cell office:value-type="string" calcext:value-type="string">
            <text:p>rd6</text:p>
          </table:table-cell>
          <table:table-cell office:value-type="string" calcext:value-type="string">
            <text:p>rd7</text:p>
          </table:table-cell>
          <table:table-cell office:value-type="string" calcext:value-type="string">
            <text:p>rd8</text:p>
          </table:table-cell>
          <table:table-cell office:value-type="string" calcext:value-type="string">
            <text:p>rd9</text:p>
          </table:table-cell>
          <table:table-cell office:value-type="string" calcext:value-type="string">
            <text:p>rd10</text:p>
          </table:table-cell>
          <table:table-cell office:value-type="string" calcext:value-type="string">
            <text:p>rd11</text:p>
          </table:table-cell>
          <table:table-cell office:value-type="string" calcext:value-type="string">
            <text:p>rd12</text:p>
          </table:table-cell>
          <table:table-cell office:value-type="string" calcext:value-type="string">
            <text:p>rd13</text:p>
          </table:table-cell>
          <table:table-cell office:value-type="string" calcext:value-type="string">
            <text:p>rd14</text:p>
          </table:table-cell>
          <table:table-cell office:value-type="string" calcext:value-type="string">
            <text:p>rd15</text:p>
          </table:table-cell>
          <table:table-cell office:value-type="string" calcext:value-type="string">
            <text:p>rd16</text:p>
          </table:table-cell>
          <table:table-cell office:value-type="string" calcext:value-type="string">
            <text:p>rd17</text:p>
          </table:table-cell>
          <table:table-cell office:value-type="string" calcext:value-type="string">
            <text:p>rd18</text:p>
          </table:table-cell>
          <table:table-cell office:value-type="string" calcext:value-type="string">
            <text:p>jc1</text:p>
          </table:table-cell>
          <table:table-cell office:value-type="string" calcext:value-type="string">
            <text:p>jc2</text:p>
          </table:table-cell>
          <table:table-cell office:value-type="string" calcext:value-type="string">
            <text:p>jc3</text:p>
          </table:table-cell>
          <table:table-cell office:value-type="string" calcext:value-type="string">
            <text:p>jc4</text:p>
          </table:table-cell>
          <table:table-cell office:value-type="string" calcext:value-type="string">
            <text:p>jc5</text:p>
          </table:table-cell>
          <table:table-cell office:value-type="string" calcext:value-type="string">
            <text:p>jc6</text:p>
          </table:table-cell>
          <table:table-cell office:value-type="string" calcext:value-type="string">
            <text:p>jc7</text:p>
          </table:table-cell>
          <table:table-cell office:value-type="string" calcext:value-type="string">
            <text:p>jc8</text:p>
          </table:table-cell>
          <table:table-cell office:value-type="string" calcext:value-type="string">
            <text:p>jc9</text:p>
          </table:table-cell>
          <table:table-cell office:value-type="string" calcext:value-type="string">
            <text:p>jc10</text:p>
          </table:table-cell>
          <table:table-cell office:value-type="string" calcext:value-type="string">
            <text:p>jc11</text:p>
          </table:table-cell>
          <table:table-cell office:value-type="string" calcext:value-type="string">
            <text:p>jc12</text:p>
          </table:table-cell>
          <table:table-cell office:value-type="string" calcext:value-type="string">
            <text:p>jc13</text:p>
          </table:table-cell>
          <table:table-cell office:value-type="string" calcext:value-type="string">
            <text:p>jc14</text:p>
          </table:table-cell>
          <table:table-cell office:value-type="string" calcext:value-type="string">
            <text:p>jc15</text:p>
          </table:table-cell>
          <table:table-cell office:value-type="string" calcext:value-type="string">
            <text:p>jc16</text:p>
          </table:table-cell>
          <table:table-cell office:value-type="string" calcext:value-type="string">
            <text:p>jc17</text:p>
          </table:table-cell>
          <table:table-cell office:value-type="string" calcext:value-type="string">
            <text:p>jc18</text:p>
          </table:table-cell>
          <table:table-cell office:value-type="string" calcext:value-type="string">
            <text:p>jc19</text:p>
          </table:table-cell>
          <table:table-cell office:value-type="string" calcext:value-type="string">
            <text:p>jc20</text:p>
          </table:table-cell>
          <table:table-cell office:value-type="string" calcext:value-type="string">
            <text:p>jc21</text:p>
          </table:table-cell>
          <table:table-cell office:value-type="string" calcext:value-type="string">
            <text:p>jc22</text:p>
          </table:table-cell>
          <table:table-cell office:value-type="string" calcext:value-type="string">
            <text:p>jc23</text:p>
          </table:table-cell>
          <table:table-cell office:value-type="string" calcext:value-type="string">
            <text:p>jc24</text:p>
          </table:table-cell>
          <table:table-cell office:value-type="string" calcext:value-type="string">
            <text:p>jc25</text:p>
          </table:table-cell>
          <table:table-cell office:value-type="string" calcext:value-type="string">
            <text:p>jc26</text:p>
          </table:table-cell>
          <table:table-cell office:value-type="string" calcext:value-type="string">
            <text:p>jc27</text:p>
          </table:table-cell>
          <table:table-cell office:value-type="string" calcext:value-type="string">
            <text:p>jc28</text:p>
          </table:table-cell>
          <table:table-cell office:value-type="string" calcext:value-type="string">
            <text:p>jc29</text:p>
          </table:table-cell>
          <table:table-cell office:value-type="string" calcext:value-type="string">
            <text:p>jc30</text:p>
          </table:table-cell>
          <table:table-cell office:value-type="string" calcext:value-type="string">
            <text:p>jc31</text:p>
          </table:table-cell>
          <table:table-cell office:value-type="string" calcext:value-type="string">
            <text:p>jc32</text:p>
          </table:table-cell>
          <table:table-cell office:value-type="string" calcext:value-type="string">
            <text:p>jc33</text:p>
          </table:table-cell>
          <table:table-cell office:value-type="string" calcext:value-type="string">
            <text:p>jc34</text:p>
          </table:table-cell>
          <table:table-cell office:value-type="string" calcext:value-type="string">
            <text:p>jc35</text:p>
          </table:table-cell>
          <table:table-cell office:value-type="string" calcext:value-type="string">
            <text:p>jc36</text:p>
          </table:table-cell>
          <table:table-cell office:value-type="string" calcext:value-type="string">
            <text:p>jc37</text:p>
          </table:table-cell>
          <table:table-cell office:value-type="string" calcext:value-type="string">
            <text:p>jc38</text:p>
          </table:table-cell>
          <table:table-cell office:value-type="string" calcext:value-type="string">
            <text:p>jc39</text:p>
          </table:table-cell>
          <table:table-cell office:value-type="string" calcext:value-type="string">
            <text:p>jc40</text:p>
          </table:table-cell>
          <table:table-cell office:value-type="string" calcext:value-type="string">
            <text:p>jc41</text:p>
          </table:table-cell>
          <table:table-cell office:value-type="string" calcext:value-type="string">
            <text:p>jc42</text:p>
          </table:table-cell>
          <table:table-cell office:value-type="string" calcext:value-type="string">
            <text:p>jc43</text:p>
          </table:table-cell>
          <table:table-cell office:value-type="string" calcext:value-type="string">
            <text:p>jc44</text:p>
          </table:table-cell>
          <table:table-cell office:value-type="string" calcext:value-type="string">
            <text:p>jc45</text:p>
          </table:table-cell>
          <table:table-cell office:value-type="string" calcext:value-type="string">
            <text:p>jc46</text:p>
          </table:table-cell>
          <table:table-cell office:value-type="string" calcext:value-type="string">
            <text:p>jc47</text:p>
          </table:table-cell>
          <table:table-cell office:value-type="string" calcext:value-type="string">
            <text:p>jc48</text:p>
          </table:table-cell>
          <table:table-cell office:value-type="string" calcext:value-type="string">
            <text:p>jc49</text:p>
          </table:table-cell>
          <table:table-cell office:value-type="string" calcext:value-type="string">
            <text:p>jc50</text:p>
          </table:table-cell>
          <table:table-cell office:value-type="string" calcext:value-type="string">
            <text:p>jc51</text:p>
          </table:table-cell>
          <table:table-cell office:value-type="string" calcext:value-type="string">
            <text:p>jc52</text:p>
          </table:table-cell>
          <table:table-cell office:value-type="string" calcext:value-type="string">
            <text:p>jc53</text:p>
          </table:table-cell>
          <table:table-cell office:value-type="string" calcext:value-type="string">
            <text:p>jc54</text:p>
          </table:table-cell>
          <table:table-cell office:value-type="string" calcext:value-type="string">
            <text:p>jc55</text:p>
          </table:table-cell>
          <table:table-cell office:value-type="string" calcext:value-type="string">
            <text:p>jc56</text:p>
          </table:table-cell>
          <table:table-cell office:value-type="string" calcext:value-type="string">
            <text:p>jc57</text:p>
          </table:table-cell>
          <table:table-cell office:value-type="string" calcext:value-type="string">
            <text:p>jc58</text:p>
          </table:table-cell>
          <table:table-cell office:value-type="string" calcext:value-type="string">
            <text:p>jc59</text:p>
          </table:table-cell>
          <table:table-cell office:value-type="string" calcext:value-type="string">
            <text:p>jc60</text:p>
          </table:table-cell>
          <table:table-cell office:value-type="string" calcext:value-type="string">
            <text:p>jc61</text:p>
          </table:table-cell>
          <table:table-cell office:value-type="string" calcext:value-type="string">
            <text:p>jc62</text:p>
          </table:table-cell>
          <table:table-cell office:value-type="string" calcext:value-type="string">
            <text:p>jc63</text:p>
          </table:table-cell>
          <table:table-cell office:value-type="string" calcext:value-type="string">
            <text:p>jc64</text:p>
          </table:table-cell>
          <table:table-cell office:value-type="string" calcext:value-type="string">
            <text:p>jc65</text:p>
          </table:table-cell>
          <table:table-cell office:value-type="string" calcext:value-type="string">
            <text:p>jc66</text:p>
          </table:table-cell>
          <table:table-cell office:value-type="string" calcext:value-type="string">
            <text:p>jc67</text:p>
          </table:table-cell>
          <table:table-cell office:value-type="string" calcext:value-type="string">
            <text:p>jc68</text:p>
          </table:table-cell>
          <table:table-cell office:value-type="string" calcext:value-type="string">
            <text:p>jc69</text:p>
          </table:table-cell>
          <table:table-cell office:value-type="string" calcext:value-type="string">
            <text:p>jc70</text:p>
          </table:table-cell>
          <table:table-cell office:value-type="string" calcext:value-type="string">
            <text:p>jc71</text:p>
          </table:table-cell>
          <table:table-cell office:value-type="string" calcext:value-type="string">
            <text:p>jc72</text:p>
          </table:table-cell>
          <table:table-cell office:value-type="string" calcext:value-type="string">
            <text:p>jc73</text:p>
          </table:table-cell>
          <table:table-cell office:value-type="string" calcext:value-type="string">
            <text:p>jc74</text:p>
          </table:table-cell>
          <table:table-cell office:value-type="string" calcext:value-type="string">
            <text:p>jc75</text:p>
          </table:table-cell>
          <table:table-cell office:value-type="string" calcext:value-type="string">
            <text:p>jc76</text:p>
          </table:table-cell>
          <table:table-cell office:value-type="string" calcext:value-type="string">
            <text:p>jc77</text:p>
          </table:table-cell>
          <table:table-cell office:value-type="string" calcext:value-type="string">
            <text:p>jc78</text:p>
          </table:table-cell>
          <table:table-cell office:value-type="string" calcext:value-type="string">
            <text:p>jc79</text:p>
          </table:table-cell>
          <table:table-cell office:value-type="string" calcext:value-type="string">
            <text:p>jc80</text:p>
          </table:table-cell>
          <table:table-cell office:value-type="string" calcext:value-type="string">
            <text:p>jc8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31.746031746" calcext:value-type="float">
            <text:p>-31.746031746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652.214654211" calcext:value-type="float">
            <text:p>652.214654211</text:p>
          </table:table-cell>
          <table:table-cell office:value-type="float" office:value="647.716997169" calcext:value-type="float">
            <text:p>647.716997169</text:p>
          </table:table-cell>
          <table:table-cell office:value-type="float" office:value="777.244009668" calcext:value-type="float">
            <text:p>777.244009668</text:p>
          </table:table-cell>
          <table:table-cell office:value-type="float" office:value="846.281904134" calcext:value-type="float">
            <text:p>846.281904134</text:p>
          </table:table-cell>
          <table:table-cell office:value-type="float" office:value="905.82625134" calcext:value-type="float">
            <text:p>905.82625134</text:p>
          </table:table-cell>
          <table:table-cell office:value-type="float" office:value="1145.31839487" calcext:value-type="float">
            <text:p>1145.31839487</text:p>
          </table:table-cell>
          <table:table-cell office:value-type="float" office:value="827.690131787" calcext:value-type="float">
            <text:p>827.690131787</text:p>
          </table:table-cell>
          <table:table-cell table:number-columns-repeated="3" office:value-type="float" office:value="647.716997169" calcext:value-type="float">
            <text:p>647.7169971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한</text:p>
          </table:table-cell>
          <table:table-cell office:value-type="string" calcext:value-type="string">
            <text:p>암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471" calcext:value-type="float">
            <text:p>471</text:p>
          </table:table-cell>
          <table:table-cell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28" calcext:value-type="float">
            <text:p>102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2" calcext:value-type="float">
            <text:p>642</text:p>
          </table:table-cell>
          <table:table-cell office:value-type="float" office:value="644" calcext:value-type="float">
            <text:p>644</text:p>
          </table:table-cell>
          <table:table-cell office:value-type="float" office:value="647" calcext:value-type="float">
            <text:p>647</text:p>
          </table:table-cell>
          <table:table-cell office:value-type="float" office:value="3207" calcext:value-type="float">
            <text:p>3207</text:p>
          </table:table-cell>
          <table:table-cell office:value-type="float" office:value="256" calcext:value-type="float">
            <text:p>256</text:p>
          </table:table-cell>
          <table:table-cell office:value-type="float" office:value="270" calcext:value-type="float">
            <text:p>27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300" calcext:value-type="float">
            <text:p>4300</text:p>
          </table:table-cell>
          <table:table-cell office:value-type="float" office:value="279" calcext:value-type="float">
            <text:p>279</text:p>
          </table:table-cell>
          <table:table-cell office:value-type="float" office:value="366" calcext:value-type="float">
            <text:p>36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62" calcext:value-type="float">
            <text:p>16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7.834031058" calcext:value-type="float">
            <text:p>137.834031058</text:p>
          </table:table-cell>
          <table:table-cell office:value-type="float" office:value="140.830423038" calcext:value-type="float">
            <text:p>140.830423038</text:p>
          </table:table-cell>
          <table:table-cell office:value-type="float" office:value="400.51772793" calcext:value-type="float">
            <text:p>400.51772793</text:p>
          </table:table-cell>
          <table:table-cell office:value-type="float" office:value="138.370872609" calcext:value-type="float">
            <text:p>138.370872609</text:p>
          </table:table-cell>
          <table:table-cell office:value-type="float" office:value="143.8488234" calcext:value-type="float">
            <text:p>143.8488234</text:p>
          </table:table-cell>
          <table:table-cell office:value-type="float" office:value="396.2761058" calcext:value-type="float">
            <text:p>396.2761058</text:p>
          </table:table-cell>
          <table:table-cell office:value-type="float" office:value="139.82455221" calcext:value-type="float">
            <text:p>139.82455221</text:p>
          </table:table-cell>
          <table:table-cell office:value-type="float" office:value="137.806287486" calcext:value-type="float">
            <text:p>137.806287486</text:p>
          </table:table-cell>
          <table:table-cell office:value-type="float" office:value="391.005206157" calcext:value-type="float">
            <text:p>391.005206157</text:p>
          </table:table-cell>
          <table:table-cell office:value-type="float" office:value="137.982326663" calcext:value-type="float">
            <text:p>137.982326663</text:p>
          </table:table-cell>
          <table:table-cell office:value-type="float" office:value="139.229696805" calcext:value-type="float">
            <text:p>139.229696805</text:p>
          </table:table-cell>
          <table:table-cell office:value-type="float" office:value="395.420227934" calcext:value-type="float">
            <text:p>395.420227934</text:p>
          </table:table-cell>
          <table:table-cell office:value-type="float" office:value="138.82982402" calcext:value-type="float">
            <text:p>138.82982402</text:p>
          </table:table-cell>
          <table:table-cell office:value-type="float" office:value="141.023090258" calcext:value-type="float">
            <text:p>141.023090258</text:p>
          </table:table-cell>
          <table:table-cell office:value-type="float" office:value="399.100977356" calcext:value-type="float">
            <text:p>399.100977356</text:p>
          </table:table-cell>
          <table:table-cell office:value-type="float" office:value="144.852993981" calcext:value-type="float">
            <text:p>144.852993981</text:p>
          </table:table-cell>
          <table:table-cell office:value-type="float" office:value="141.567538822" calcext:value-type="float">
            <text:p>141.567538822</text:p>
          </table:table-cell>
          <table:table-cell office:value-type="float" office:value="410.041975596" calcext:value-type="float">
            <text:p>410.0419755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office:value-type="float" office:value="122" calcext:value-type="float">
            <text:p>122</text:p>
          </table:table-cell>
          <table:table-cell office:value-type="float" office:value="647.246973336" calcext:value-type="float">
            <text:p>647.246973336</text:p>
          </table:table-cell>
          <table:table-cell office:value-type="float" office:value="637.734965849" calcext:value-type="float">
            <text:p>637.734965849</text:p>
          </table:table-cell>
          <table:table-cell office:value-type="float" office:value="773.283907113" calcext:value-type="float">
            <text:p>773.283907113</text:p>
          </table:table-cell>
          <table:table-cell office:value-type="float" office:value="841.970049569" calcext:value-type="float">
            <text:p>841.970049569</text:p>
          </table:table-cell>
          <table:table-cell office:value-type="float" office:value="901.211014931" calcext:value-type="float">
            <text:p>901.211014931</text:p>
          </table:table-cell>
          <table:table-cell office:value-type="float" office:value="1139.48293234" calcext:value-type="float">
            <text:p>1139.48293234</text:p>
          </table:table-cell>
          <table:table-cell office:value-type="float" office:value="823.473003363" calcext:value-type="float">
            <text:p>823.473003363</text:p>
          </table:table-cell>
          <table:table-cell office:value-type="float" office:value="633.451696593" calcext:value-type="float">
            <text:p>633.451696593</text:p>
          </table:table-cell>
          <table:table-cell office:value-type="float" office:value="638.851430425" calcext:value-type="float">
            <text:p>638.851430425</text:p>
          </table:table-cell>
          <table:table-cell office:value-type="float" office:value="645.099282584" calcext:value-type="float">
            <text:p>645.0992825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한</text:p>
          </table:table-cell>
          <table:table-cell office:value-type="string" calcext:value-type="string">
            <text:p>암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419" calcext:value-type="float">
            <text:p>41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44" calcext:value-type="float">
            <text:p>1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6" calcext:value-type="float">
            <text:p>636</text:p>
          </table:table-cell>
          <table:table-cell office:value-type="float" office:value="642" calcext:value-type="float">
            <text:p>642</text:p>
          </table:table-cell>
          <table:table-cell office:value-type="float" office:value="648" calcext:value-type="float">
            <text:p>648</text:p>
          </table:table-cell>
          <table:table-cell office:value-type="float" office:value="1253" calcext:value-type="float">
            <text:p>1253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862" calcext:value-type="float">
            <text:p>3862</text:p>
          </table:table-cell>
          <table:table-cell office:value-type="float" office:value="352" calcext:value-type="float">
            <text:p>352</text:p>
          </table:table-cell>
          <table:table-cell office:value-type="float" office:value="355" calcext:value-type="float">
            <text:p>35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85" calcext:value-type="float">
            <text:p>18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50.915619655" calcext:value-type="float">
            <text:p>150.915619655</text:p>
          </table:table-cell>
          <table:table-cell office:value-type="float" office:value="129.072569442" calcext:value-type="float">
            <text:p>129.072569442</text:p>
          </table:table-cell>
          <table:table-cell office:value-type="float" office:value="380.267646894" calcext:value-type="float">
            <text:p>380.267646894</text:p>
          </table:table-cell>
          <table:table-cell office:value-type="float" office:value="140.531850635" calcext:value-type="float">
            <text:p>140.531850635</text:p>
          </table:table-cell>
          <table:table-cell office:value-type="float" office:value="133.506148909" calcext:value-type="float">
            <text:p>133.506148909</text:p>
          </table:table-cell>
          <table:table-cell office:value-type="float" office:value="379.29969759" calcext:value-type="float">
            <text:p>379.29969759</text:p>
          </table:table-cell>
          <table:table-cell office:value-type="float" office:value="139.82455221" calcext:value-type="float">
            <text:p>139.82455221</text:p>
          </table:table-cell>
          <table:table-cell office:value-type="float" office:value="137.806287486" calcext:value-type="float">
            <text:p>137.806287486</text:p>
          </table:table-cell>
          <table:table-cell office:value-type="float" office:value="391.005206157" calcext:value-type="float">
            <text:p>391.005206157</text:p>
          </table:table-cell>
          <table:table-cell office:value-type="float" office:value="137.982326663" calcext:value-type="float">
            <text:p>137.982326663</text:p>
          </table:table-cell>
          <table:table-cell office:value-type="float" office:value="139.229696805" calcext:value-type="float">
            <text:p>139.229696805</text:p>
          </table:table-cell>
          <table:table-cell office:value-type="float" office:value="395.420227934" calcext:value-type="float">
            <text:p>395.420227934</text:p>
          </table:table-cell>
          <table:table-cell office:value-type="float" office:value="138.82982402" calcext:value-type="float">
            <text:p>138.82982402</text:p>
          </table:table-cell>
          <table:table-cell office:value-type="float" office:value="141.023090258" calcext:value-type="float">
            <text:p>141.023090258</text:p>
          </table:table-cell>
          <table:table-cell office:value-type="float" office:value="399.100977356" calcext:value-type="float">
            <text:p>399.100977356</text:p>
          </table:table-cell>
          <table:table-cell office:value-type="float" office:value="144.852993981" calcext:value-type="float">
            <text:p>144.852993981</text:p>
          </table:table-cell>
          <table:table-cell office:value-type="float" office:value="141.567538822" calcext:value-type="float">
            <text:p>141.567538822</text:p>
          </table:table-cell>
          <table:table-cell office:value-type="float" office:value="410.041975596" calcext:value-type="float">
            <text:p>410.0419755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48.148148148" calcext:value-type="float">
            <text:p>148.148148148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650.182411316" calcext:value-type="float">
            <text:p>650.182411316</text:p>
          </table:table-cell>
          <table:table-cell office:value-type="float" office:value="653.324233709" calcext:value-type="float">
            <text:p>653.324233709</text:p>
          </table:table-cell>
          <table:table-cell office:value-type="float" office:value="786.739305532" calcext:value-type="float">
            <text:p>786.739305532</text:p>
          </table:table-cell>
          <table:table-cell office:value-type="float" office:value="856.620609822" calcext:value-type="float">
            <text:p>856.620609822</text:p>
          </table:table-cell>
          <table:table-cell office:value-type="float" office:value="916.892387779" calcext:value-type="float">
            <text:p>916.892387779</text:p>
          </table:table-cell>
          <table:table-cell office:value-type="float" office:value="1159.31031618" calcext:value-type="float">
            <text:p>1159.31031618</text:p>
          </table:table-cell>
          <table:table-cell office:value-type="float" office:value="837.80170883" calcext:value-type="float">
            <text:p>837.80170883</text:p>
          </table:table-cell>
          <table:table-cell table:number-columns-repeated="3" office:value-type="float" office:value="653.324233709" calcext:value-type="float">
            <text:p>653.3242337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한(포)</text:p>
          </table:table-cell>
          <table:table-cell office:value-type="string" calcext:value-type="string">
            <text:p>암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432" calcext:value-type="float">
            <text:p>43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45" calcext:value-type="float">
            <text:p>104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1" calcext:value-type="float">
            <text:p>651</text:p>
          </table:table-cell>
          <table:table-cell office:value-type="float" office:value="654" calcext:value-type="float">
            <text:p>654</text:p>
          </table:table-cell>
          <table:table-cell office:value-type="float" office:value="658" calcext:value-type="float">
            <text:p>658</text:p>
          </table:table-cell>
          <table:table-cell office:value-type="float" office:value="1231" calcext:value-type="float">
            <text:p>1231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07" calcext:value-type="float">
            <text:p>5307</text:p>
          </table:table-cell>
          <table:table-cell office:value-type="float" office:value="395" calcext:value-type="float">
            <text:p>395</text:p>
          </table:table-cell>
          <table:table-cell office:value-type="float" office:value="435" calcext:value-type="float">
            <text:p>43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8.825430373" calcext:value-type="float">
            <text:p>138.825430373</text:p>
          </table:table-cell>
          <table:table-cell office:value-type="float" office:value="147.814127304" calcext:value-type="float">
            <text:p>147.814127304</text:p>
          </table:table-cell>
          <table:table-cell office:value-type="float" office:value="399.497641361" calcext:value-type="float">
            <text:p>399.497641361</text:p>
          </table:table-cell>
          <table:table-cell office:value-type="float" office:value="135.16173786" calcext:value-type="float">
            <text:p>135.16173786</text:p>
          </table:table-cell>
          <table:table-cell office:value-type="float" office:value="151.329935693" calcext:value-type="float">
            <text:p>151.329935693</text:p>
          </table:table-cell>
          <table:table-cell office:value-type="float" office:value="407.984128598" calcext:value-type="float">
            <text:p>407.984128598</text:p>
          </table:table-cell>
          <table:table-cell office:value-type="float" office:value="139.82455221" calcext:value-type="float">
            <text:p>139.82455221</text:p>
          </table:table-cell>
          <table:table-cell office:value-type="float" office:value="137.806287486" calcext:value-type="float">
            <text:p>137.806287486</text:p>
          </table:table-cell>
          <table:table-cell office:value-type="float" office:value="391.005206157" calcext:value-type="float">
            <text:p>391.005206157</text:p>
          </table:table-cell>
          <table:table-cell office:value-type="float" office:value="137.982326663" calcext:value-type="float">
            <text:p>137.982326663</text:p>
          </table:table-cell>
          <table:table-cell office:value-type="float" office:value="139.229696805" calcext:value-type="float">
            <text:p>139.229696805</text:p>
          </table:table-cell>
          <table:table-cell office:value-type="float" office:value="395.420227934" calcext:value-type="float">
            <text:p>395.420227934</text:p>
          </table:table-cell>
          <table:table-cell office:value-type="float" office:value="138.82982402" calcext:value-type="float">
            <text:p>138.82982402</text:p>
          </table:table-cell>
          <table:table-cell office:value-type="float" office:value="141.023090258" calcext:value-type="float">
            <text:p>141.023090258</text:p>
          </table:table-cell>
          <table:table-cell office:value-type="float" office:value="399.100977356" calcext:value-type="float">
            <text:p>399.100977356</text:p>
          </table:table-cell>
          <table:table-cell office:value-type="float" office:value="144.852993981" calcext:value-type="float">
            <text:p>144.852993981</text:p>
          </table:table-cell>
          <table:table-cell office:value-type="float" office:value="141.567538822" calcext:value-type="float">
            <text:p>141.567538822</text:p>
          </table:table-cell>
          <table:table-cell office:value-type="float" office:value="410.041975596" calcext:value-type="float">
            <text:p>410.04197559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132" calcext:value-type="float">
            <text:p>132</text:p>
          </table:table-cell>
          <table:table-cell office:value-type="float" office:value="647.247179458" calcext:value-type="float">
            <text:p>647.247179458</text:p>
          </table:table-cell>
          <table:table-cell office:value-type="float" office:value="637.734965849" calcext:value-type="float">
            <text:p>637.734965849</text:p>
          </table:table-cell>
          <table:table-cell office:value-type="float" office:value="773.283907113" calcext:value-type="float">
            <text:p>773.283907113</text:p>
          </table:table-cell>
          <table:table-cell office:value-type="float" office:value="841.970049569" calcext:value-type="float">
            <text:p>841.970049569</text:p>
          </table:table-cell>
          <table:table-cell office:value-type="float" office:value="901.211014931" calcext:value-type="float">
            <text:p>901.211014931</text:p>
          </table:table-cell>
          <table:table-cell office:value-type="float" office:value="1139.48293234" calcext:value-type="float">
            <text:p>1139.48293234</text:p>
          </table:table-cell>
          <table:table-cell office:value-type="float" office:value="823.473003363" calcext:value-type="float">
            <text:p>823.473003363</text:p>
          </table:table-cell>
          <table:table-cell office:value-type="float" office:value="633.451696593" calcext:value-type="float">
            <text:p>633.451696593</text:p>
          </table:table-cell>
          <table:table-cell office:value-type="float" office:value="638.851430425" calcext:value-type="float">
            <text:p>638.851430425</text:p>
          </table:table-cell>
          <table:table-cell office:value-type="float" office:value="645.099282584" calcext:value-type="float">
            <text:p>645.0992825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한</text:p>
          </table:table-cell>
          <table:table-cell office:value-type="string" calcext:value-type="string">
            <text:p>암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455" calcext:value-type="float">
            <text:p>45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53" calcext:value-type="float">
            <text:p>10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6" calcext:value-type="float">
            <text:p>636</text:p>
          </table:table-cell>
          <table:table-cell office:value-type="float" office:value="642" calcext:value-type="float">
            <text:p>642</text:p>
          </table:table-cell>
          <table:table-cell office:value-type="float" office:value="648" calcext:value-type="float">
            <text:p>648</text:p>
          </table:table-cell>
          <table:table-cell office:value-type="float" office:value="1454" calcext:value-type="float">
            <text:p>1454</text:p>
          </table:table-cell>
          <table:table-cell office:value-type="float" office:value="79" calcext:value-type="float">
            <text:p>79</text:p>
          </table:table-cell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20" calcext:value-type="float">
            <text:p>52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71" calcext:value-type="float">
            <text:p>671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62" calcext:value-type="float">
            <text:p>16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50.428076281" calcext:value-type="float">
            <text:p>150.428076281</text:p>
          </table:table-cell>
          <table:table-cell office:value-type="float" office:value="134.382414811" calcext:value-type="float">
            <text:p>134.382414811</text:p>
          </table:table-cell>
          <table:table-cell office:value-type="float" office:value="388.104436806" calcext:value-type="float">
            <text:p>388.104436806</text:p>
          </table:table-cell>
          <table:table-cell office:value-type="float" office:value="140.531850635" calcext:value-type="float">
            <text:p>140.531850635</text:p>
          </table:table-cell>
          <table:table-cell office:value-type="float" office:value="133.506148909" calcext:value-type="float">
            <text:p>133.506148909</text:p>
          </table:table-cell>
          <table:table-cell office:value-type="float" office:value="379.29969759" calcext:value-type="float">
            <text:p>379.29969759</text:p>
          </table:table-cell>
          <table:table-cell office:value-type="float" office:value="139.82455221" calcext:value-type="float">
            <text:p>139.82455221</text:p>
          </table:table-cell>
          <table:table-cell office:value-type="float" office:value="137.806287486" calcext:value-type="float">
            <text:p>137.806287486</text:p>
          </table:table-cell>
          <table:table-cell office:value-type="float" office:value="391.005206157" calcext:value-type="float">
            <text:p>391.005206157</text:p>
          </table:table-cell>
          <table:table-cell office:value-type="float" office:value="137.982326663" calcext:value-type="float">
            <text:p>137.982326663</text:p>
          </table:table-cell>
          <table:table-cell office:value-type="float" office:value="139.229696805" calcext:value-type="float">
            <text:p>139.229696805</text:p>
          </table:table-cell>
          <table:table-cell office:value-type="float" office:value="395.420227934" calcext:value-type="float">
            <text:p>395.420227934</text:p>
          </table:table-cell>
          <table:table-cell office:value-type="float" office:value="138.82982402" calcext:value-type="float">
            <text:p>138.82982402</text:p>
          </table:table-cell>
          <table:table-cell office:value-type="float" office:value="141.023090258" calcext:value-type="float">
            <text:p>141.023090258</text:p>
          </table:table-cell>
          <table:table-cell office:value-type="float" office:value="399.100977356" calcext:value-type="float">
            <text:p>399.100977356</text:p>
          </table:table-cell>
          <table:table-cell office:value-type="float" office:value="144.852993981" calcext:value-type="float">
            <text:p>144.852993981</text:p>
          </table:table-cell>
          <table:table-cell office:value-type="float" office:value="141.567538822" calcext:value-type="float">
            <text:p>141.567538822</text:p>
          </table:table-cell>
          <table:table-cell office:value-type="float" office:value="410.041975596" calcext:value-type="float">
            <text:p>410.041975596</text:p>
          </table:table-cell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160.714285714" calcext:value-type="float">
            <text:p>-160.714285714</text:p>
          </table:table-cell>
          <table:table-cell office:value-type="float" office:value="112" calcext:value-type="float">
            <text:p>1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654.372780385" calcext:value-type="float">
            <text:p>654.372780385</text:p>
          </table:table-cell>
          <table:table-cell office:value-type="float" office:value="647.761839797" calcext:value-type="float">
            <text:p>647.761839797</text:p>
          </table:table-cell>
          <table:table-cell office:value-type="float" office:value="784.32607661" calcext:value-type="float">
            <text:p>784.32607661</text:p>
          </table:table-cell>
          <table:table-cell office:value-type="float" office:value="853.99302834" calcext:value-type="float">
            <text:p>853.99302834</text:p>
          </table:table-cell>
          <table:table-cell office:value-type="float" office:value="914.079929812" calcext:value-type="float">
            <text:p>914.079929812</text:p>
          </table:table-cell>
          <table:table-cell office:value-type="float" office:value="1155.75427015" calcext:value-type="float">
            <text:p>1155.75427015</text:p>
          </table:table-cell>
          <table:table-cell office:value-type="float" office:value="835.231852081" calcext:value-type="float">
            <text:p>835.231852081</text:p>
          </table:table-cell>
          <table:table-cell table:number-columns-repeated="3" office:value-type="float" office:value="647.761839797" calcext:value-type="float">
            <text:p>647.7618397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한</text:p>
          </table:table-cell>
          <table:table-cell office:value-type="string" calcext:value-type="string">
            <text:p>거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437" calcext:value-type="float">
            <text:p>437</text:p>
          </table:table-cell>
          <table:table-cell office:value-type="float" office:value="-18" calcext:value-type="float">
            <text:p>-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83" calcext:value-type="float">
            <text:p>108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645" calcext:value-type="float">
            <text:p>645</text:p>
          </table:table-cell>
          <table:table-cell office:value-type="float" office:value="483" calcext:value-type="float">
            <text:p>483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03" calcext:value-type="float">
            <text:p>303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273" calcext:value-type="float">
            <text:p>3273</text:p>
          </table:table-cell>
          <table:table-cell office:value-type="float" office:value="241" calcext:value-type="float">
            <text:p>241</text:p>
          </table:table-cell>
          <table:table-cell office:value-type="float" office:value="278" calcext:value-type="float">
            <text:p>27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04" calcext:value-type="float">
            <text:p>304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2.95528433" calcext:value-type="float">
            <text:p>142.95528433</text:p>
          </table:table-cell>
          <table:table-cell office:value-type="float" office:value="135.908192849" calcext:value-type="float">
            <text:p>135.908192849</text:p>
          </table:table-cell>
          <table:table-cell office:value-type="float" office:value="397.657305003" calcext:value-type="float">
            <text:p>397.657305003</text:p>
          </table:table-cell>
          <table:table-cell office:value-type="float" office:value="140.599469103" calcext:value-type="float">
            <text:p>140.599469103</text:p>
          </table:table-cell>
          <table:table-cell office:value-type="float" office:value="141.603751025" calcext:value-type="float">
            <text:p>141.603751025</text:p>
          </table:table-cell>
          <table:table-cell office:value-type="float" office:value="396.691359256" calcext:value-type="float">
            <text:p>396.691359256</text:p>
          </table:table-cell>
          <table:table-cell office:value-type="float" office:value="139.82455221" calcext:value-type="float">
            <text:p>139.82455221</text:p>
          </table:table-cell>
          <table:table-cell office:value-type="float" office:value="137.806287486" calcext:value-type="float">
            <text:p>137.806287486</text:p>
          </table:table-cell>
          <table:table-cell office:value-type="float" office:value="391.005206157" calcext:value-type="float">
            <text:p>391.005206157</text:p>
          </table:table-cell>
          <table:table-cell office:value-type="float" office:value="137.982326663" calcext:value-type="float">
            <text:p>137.982326663</text:p>
          </table:table-cell>
          <table:table-cell office:value-type="float" office:value="139.229696805" calcext:value-type="float">
            <text:p>139.229696805</text:p>
          </table:table-cell>
          <table:table-cell office:value-type="float" office:value="395.420227934" calcext:value-type="float">
            <text:p>395.420227934</text:p>
          </table:table-cell>
          <table:table-cell office:value-type="float" office:value="138.82982402" calcext:value-type="float">
            <text:p>138.82982402</text:p>
          </table:table-cell>
          <table:table-cell office:value-type="float" office:value="141.023090258" calcext:value-type="float">
            <text:p>141.023090258</text:p>
          </table:table-cell>
          <table:table-cell office:value-type="float" office:value="399.100977356" calcext:value-type="float">
            <text:p>399.100977356</text:p>
          </table:table-cell>
          <table:table-cell office:value-type="float" office:value="144.852993981" calcext:value-type="float">
            <text:p>144.852993981</text:p>
          </table:table-cell>
          <table:table-cell office:value-type="float" office:value="141.567538822" calcext:value-type="float">
            <text:p>141.567538822</text:p>
          </table:table-cell>
          <table:table-cell office:value-type="float" office:value="410.041975596" calcext:value-type="float">
            <text:p>410.041975596</text:p>
          </table:table-cell>
          <table:table-cell table:number-columns-repeated="7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250" calcext:value-type="float">
            <text:p>-25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647.691818822" calcext:value-type="float">
            <text:p>647.691818822</text:p>
          </table:table-cell>
          <table:table-cell office:value-type="float" office:value="632.712127509" calcext:value-type="float">
            <text:p>632.712127509</text:p>
          </table:table-cell>
          <table:table-cell office:value-type="float" office:value="767.193477287" calcext:value-type="float">
            <text:p>767.193477287</text:p>
          </table:table-cell>
          <table:table-cell office:value-type="float" office:value="835.33864362" calcext:value-type="float">
            <text:p>835.33864362</text:p>
          </table:table-cell>
          <table:table-cell office:value-type="float" office:value="894.113023631" calcext:value-type="float">
            <text:p>894.113023631</text:p>
          </table:table-cell>
          <table:table-cell office:value-type="float" office:value="1130.50829731" calcext:value-type="float">
            <text:p>1130.50829731</text:p>
          </table:table-cell>
          <table:table-cell office:value-type="float" office:value="816.987281244" calcext:value-type="float">
            <text:p>816.987281244</text:p>
          </table:table-cell>
          <table:table-cell office:value-type="float" office:value="633.451696593" calcext:value-type="float">
            <text:p>633.451696593</text:p>
          </table:table-cell>
          <table:table-cell office:value-type="float" office:value="638.851430425" calcext:value-type="float">
            <text:p>638.851430425</text:p>
          </table:table-cell>
          <table:table-cell office:value-type="float" office:value="645.099282584" calcext:value-type="float">
            <text:p>645.09928258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한</text:p>
          </table:table-cell>
          <table:table-cell office:value-type="string" calcext:value-type="string">
            <text:p>수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438" calcext:value-type="float">
            <text:p>438</text:p>
          </table:table-cell>
          <table:table-cell office:value-type="float" office:value="-7" calcext:value-type="float">
            <text:p>-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653" calcext:value-type="float">
            <text:p>653</text:p>
          </table:table-cell>
          <table:table-cell office:value-type="float" office:value="3132" calcext:value-type="float">
            <text:p>3132</text:p>
          </table:table-cell>
          <table:table-cell office:value-type="float" office:value="210" calcext:value-type="float">
            <text:p>210</text:p>
          </table:table-cell>
          <table:table-cell office:value-type="float" office:value="241" calcext:value-type="float">
            <text:p>24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312" calcext:value-type="float">
            <text:p>3312</text:p>
          </table:table-cell>
          <table:table-cell office:value-type="float" office:value="309" calcext:value-type="float">
            <text:p>309</text:p>
          </table:table-cell>
          <table:table-cell office:value-type="float" office:value="348" calcext:value-type="float">
            <text:p>34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17" calcext:value-type="float">
            <text:p>317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44.707725315" calcext:value-type="float">
            <text:p>144.707725315</text:p>
          </table:table-cell>
          <table:table-cell office:value-type="float" office:value="132.731913564" calcext:value-type="float">
            <text:p>132.731913564</text:p>
          </table:table-cell>
          <table:table-cell office:value-type="float" office:value="389.21388188" calcext:value-type="float">
            <text:p>389.21388188</text:p>
          </table:table-cell>
          <table:table-cell office:value-type="float" office:value="141.928281622" calcext:value-type="float">
            <text:p>141.928281622</text:p>
          </table:table-cell>
          <table:table-cell office:value-type="float" office:value="136.965754293" calcext:value-type="float">
            <text:p>136.965754293</text:p>
          </table:table-cell>
          <table:table-cell office:value-type="float" office:value="393.032164493" calcext:value-type="float">
            <text:p>393.032164493</text:p>
          </table:table-cell>
          <table:table-cell office:value-type="float" office:value="139.82455221" calcext:value-type="float">
            <text:p>139.82455221</text:p>
          </table:table-cell>
          <table:table-cell office:value-type="float" office:value="137.806287486" calcext:value-type="float">
            <text:p>137.806287486</text:p>
          </table:table-cell>
          <table:table-cell office:value-type="float" office:value="391.005206157" calcext:value-type="float">
            <text:p>391.005206157</text:p>
          </table:table-cell>
          <table:table-cell office:value-type="float" office:value="137.982326663" calcext:value-type="float">
            <text:p>137.982326663</text:p>
          </table:table-cell>
          <table:table-cell office:value-type="float" office:value="139.229696805" calcext:value-type="float">
            <text:p>139.229696805</text:p>
          </table:table-cell>
          <table:table-cell office:value-type="float" office:value="395.420227934" calcext:value-type="float">
            <text:p>395.420227934</text:p>
          </table:table-cell>
          <table:table-cell office:value-type="float" office:value="138.82982402" calcext:value-type="float">
            <text:p>138.82982402</text:p>
          </table:table-cell>
          <table:table-cell office:value-type="float" office:value="141.023090258" calcext:value-type="float">
            <text:p>141.023090258</text:p>
          </table:table-cell>
          <table:table-cell office:value-type="float" office:value="399.100977356" calcext:value-type="float">
            <text:p>399.100977356</text:p>
          </table:table-cell>
          <table:table-cell office:value-type="float" office:value="144.852993981" calcext:value-type="float">
            <text:p>144.852993981</text:p>
          </table:table-cell>
          <table:table-cell office:value-type="float" office:value="141.567538822" calcext:value-type="float">
            <text:p>141.567538822</text:p>
          </table:table-cell>
          <table:table-cell office:value-type="float" office:value="410.041975596" calcext:value-type="float">
            <text:p>410.0419755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38" calcext:value-type="float">
            <text:p>38</text:p>
          </table:table-cell>
          <table:table-cell office:value-type="float" office:value="171" calcext:value-type="float">
            <text:p>171</text:p>
          </table:table-cell>
          <table:table-cell office:value-type="float" office:value="656.58644578" calcext:value-type="float">
            <text:p>656.58644578</text:p>
          </table:table-cell>
          <table:table-cell office:value-type="float" office:value="646.915232713" calcext:value-type="float">
            <text:p>646.915232713</text:p>
          </table:table-cell>
          <table:table-cell office:value-type="float" office:value="784.415416295" calcext:value-type="float">
            <text:p>784.415416295</text:p>
          </table:table-cell>
          <table:table-cell office:value-type="float" office:value="854.09030353" calcext:value-type="float">
            <text:p>854.09030353</text:p>
          </table:table-cell>
          <table:table-cell office:value-type="float" office:value="914.184049279" calcext:value-type="float">
            <text:p>914.184049279</text:p>
          </table:table-cell>
          <table:table-cell office:value-type="float" office:value="1155.88591785" calcext:value-type="float">
            <text:p>1155.88591785</text:p>
          </table:table-cell>
          <table:table-cell office:value-type="float" office:value="835.326990255" calcext:value-type="float">
            <text:p>835.326990255</text:p>
          </table:table-cell>
          <table:table-cell office:value-type="float" office:value="633.451696593" calcext:value-type="float">
            <text:p>633.451696593</text:p>
          </table:table-cell>
          <table:table-cell office:value-type="float" office:value="638.851430425" calcext:value-type="float">
            <text:p>638.851430425</text:p>
          </table:table-cell>
          <table:table-cell office:value-type="float" office:value="645.099282584" calcext:value-type="float">
            <text:p>645.09928258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한</text:p>
          </table:table-cell>
          <table:table-cell office:value-type="string" calcext:value-type="string">
            <text:p>암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33" calcext:value-type="float">
            <text:p>103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646" calcext:value-type="float">
            <text:p>646</text:p>
          </table:table-cell>
          <table:table-cell office:value-type="float" office:value="2572" calcext:value-type="float">
            <text:p>2572</text:p>
          </table:table-cell>
          <table:table-cell office:value-type="float" office:value="190" calcext:value-type="float">
            <text:p>190</text:p>
          </table:table-cell>
          <table:table-cell office:value-type="float" office:value="225" calcext:value-type="float">
            <text:p>22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64" calcext:value-type="float">
            <text:p>164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361" calcext:value-type="float">
            <text:p>7361</text:p>
          </table:table-cell>
          <table:table-cell office:value-type="float" office:value="697" calcext:value-type="float">
            <text:p>697</text:p>
          </table:table-cell>
          <table:table-cell office:value-type="float" office:value="754" calcext:value-type="float">
            <text:p>75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69" calcext:value-type="float">
            <text:p>269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49.890773572" calcext:value-type="float">
            <text:p>149.890773572</text:p>
          </table:table-cell>
          <table:table-cell office:value-type="float" office:value="130.03769098" calcext:value-type="float">
            <text:p>130.03769098</text:p>
          </table:table-cell>
          <table:table-cell office:value-type="float" office:value="378.201223384" calcext:value-type="float">
            <text:p>378.201223384</text:p>
          </table:table-cell>
          <table:table-cell office:value-type="float" office:value="137.113072245" calcext:value-type="float">
            <text:p>137.113072245</text:p>
          </table:table-cell>
          <table:table-cell office:value-type="float" office:value="140.093791207" calcext:value-type="float">
            <text:p>140.093791207</text:p>
          </table:table-cell>
          <table:table-cell office:value-type="float" office:value="395.442048939" calcext:value-type="float">
            <text:p>395.442048939</text:p>
          </table:table-cell>
          <table:table-cell office:value-type="float" office:value="139.82455221" calcext:value-type="float">
            <text:p>139.82455221</text:p>
          </table:table-cell>
          <table:table-cell office:value-type="float" office:value="137.806287486" calcext:value-type="float">
            <text:p>137.806287486</text:p>
          </table:table-cell>
          <table:table-cell office:value-type="float" office:value="391.005206157" calcext:value-type="float">
            <text:p>391.005206157</text:p>
          </table:table-cell>
          <table:table-cell office:value-type="float" office:value="137.982326663" calcext:value-type="float">
            <text:p>137.982326663</text:p>
          </table:table-cell>
          <table:table-cell office:value-type="float" office:value="139.229696805" calcext:value-type="float">
            <text:p>139.229696805</text:p>
          </table:table-cell>
          <table:table-cell office:value-type="float" office:value="395.420227934" calcext:value-type="float">
            <text:p>395.420227934</text:p>
          </table:table-cell>
          <table:table-cell office:value-type="float" office:value="138.82982402" calcext:value-type="float">
            <text:p>138.82982402</text:p>
          </table:table-cell>
          <table:table-cell office:value-type="float" office:value="141.023090258" calcext:value-type="float">
            <text:p>141.023090258</text:p>
          </table:table-cell>
          <table:table-cell office:value-type="float" office:value="399.100977356" calcext:value-type="float">
            <text:p>399.100977356</text:p>
          </table:table-cell>
          <table:table-cell office:value-type="float" office:value="144.852993981" calcext:value-type="float">
            <text:p>144.852993981</text:p>
          </table:table-cell>
          <table:table-cell office:value-type="float" office:value="141.567538822" calcext:value-type="float">
            <text:p>141.567538822</text:p>
          </table:table-cell>
          <table:table-cell office:value-type="float" office:value="410.041975596" calcext:value-type="float">
            <text:p>410.041975596</text:p>
          </table:table-cell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4.6428571429" calcext:value-type="float">
            <text:p>44.6428571429</text:p>
          </table:table-cell>
          <table:table-cell office:value-type="float" office:value="112" calcext:value-type="float">
            <text:p>1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658.297417528" calcext:value-type="float">
            <text:p>658.297417528</text:p>
          </table:table-cell>
          <table:table-cell office:value-type="float" office:value="651.267540116" calcext:value-type="float">
            <text:p>651.267540116</text:p>
          </table:table-cell>
          <table:table-cell office:value-type="float" office:value="781.457672381" calcext:value-type="float">
            <text:p>781.457672381</text:p>
          </table:table-cell>
          <table:table-cell office:value-type="float" office:value="850.869841075" calcext:value-type="float">
            <text:p>850.869841075</text:p>
          </table:table-cell>
          <table:table-cell office:value-type="float" office:value="910.736995266" calcext:value-type="float">
            <text:p>910.736995266</text:p>
          </table:table-cell>
          <table:table-cell office:value-type="float" office:value="1151.5274944" calcext:value-type="float">
            <text:p>1151.5274944</text:p>
          </table:table-cell>
          <table:table-cell office:value-type="float" office:value="832.177277397" calcext:value-type="float">
            <text:p>832.177277397</text:p>
          </table:table-cell>
          <table:table-cell table:number-columns-repeated="3" office:value-type="float" office:value="651.267540116" calcext:value-type="float">
            <text:p>651.2675401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한</text:p>
          </table:table-cell>
          <table:table-cell office:value-type="string" calcext:value-type="string">
            <text:p>암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457" calcext:value-type="float">
            <text:p>45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47" calcext:value-type="float">
            <text:p>1047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644" calcext:value-type="float">
            <text:p>644</text:p>
          </table:table-cell>
          <table:table-cell office:value-type="float" office:value="649" calcext:value-type="float">
            <text:p>64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916" calcext:value-type="float">
            <text:p>2916</text:p>
          </table:table-cell>
          <table:table-cell office:value-type="float" office:value="236" calcext:value-type="float">
            <text:p>236</text:p>
          </table:table-cell>
          <table:table-cell office:value-type="float" office:value="253" calcext:value-type="float">
            <text:p>25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58" calcext:value-type="float">
            <text:p>258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9.287547797" calcext:value-type="float">
            <text:p>139.287547797</text:p>
          </table:table-cell>
          <table:table-cell office:value-type="float" office:value="142.618331539" calcext:value-type="float">
            <text:p>142.618331539</text:p>
          </table:table-cell>
          <table:table-cell office:value-type="float" office:value="396.758664846" calcext:value-type="float">
            <text:p>396.758664846</text:p>
          </table:table-cell>
          <table:table-cell office:value-type="float" office:value="135.608094614" calcext:value-type="float">
            <text:p>135.608094614</text:p>
          </table:table-cell>
          <table:table-cell office:value-type="float" office:value="148.374995637" calcext:value-type="float">
            <text:p>148.374995637</text:p>
          </table:table-cell>
          <table:table-cell office:value-type="float" office:value="402.803751892" calcext:value-type="float">
            <text:p>402.803751892</text:p>
          </table:table-cell>
          <table:table-cell office:value-type="float" office:value="139.82455221" calcext:value-type="float">
            <text:p>139.82455221</text:p>
          </table:table-cell>
          <table:table-cell office:value-type="float" office:value="137.806287486" calcext:value-type="float">
            <text:p>137.806287486</text:p>
          </table:table-cell>
          <table:table-cell office:value-type="float" office:value="391.005206157" calcext:value-type="float">
            <text:p>391.005206157</text:p>
          </table:table-cell>
          <table:table-cell office:value-type="float" office:value="137.982326663" calcext:value-type="float">
            <text:p>137.982326663</text:p>
          </table:table-cell>
          <table:table-cell office:value-type="float" office:value="139.229696805" calcext:value-type="float">
            <text:p>139.229696805</text:p>
          </table:table-cell>
          <table:table-cell office:value-type="float" office:value="395.420227934" calcext:value-type="float">
            <text:p>395.420227934</text:p>
          </table:table-cell>
          <table:table-cell office:value-type="float" office:value="138.82982402" calcext:value-type="float">
            <text:p>138.82982402</text:p>
          </table:table-cell>
          <table:table-cell office:value-type="float" office:value="141.023090258" calcext:value-type="float">
            <text:p>141.023090258</text:p>
          </table:table-cell>
          <table:table-cell office:value-type="float" office:value="399.100977356" calcext:value-type="float">
            <text:p>399.100977356</text:p>
          </table:table-cell>
          <table:table-cell office:value-type="float" office:value="144.852993981" calcext:value-type="float">
            <text:p>144.852993981</text:p>
          </table:table-cell>
          <table:table-cell office:value-type="float" office:value="141.567538822" calcext:value-type="float">
            <text:p>141.567538822</text:p>
          </table:table-cell>
          <table:table-cell office:value-type="float" office:value="410.041975596" calcext:value-type="float">
            <text:p>410.041975596</text:p>
          </table:table-cell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46" calcext:value-type="float">
            <text:p>46</text:p>
          </table:table-cell>
          <table:table-cell office:value-type="float" office:value="150" calcext:value-type="float">
            <text:p>150</text:p>
          </table:table-cell>
          <table:table-cell office:value-type="float" office:value="656.90137315" calcext:value-type="float">
            <text:p>656.90137315</text:p>
          </table:table-cell>
          <table:table-cell office:value-type="float" office:value="656.308051303" calcext:value-type="float">
            <text:p>656.308051303</text:p>
          </table:table-cell>
          <table:table-cell office:value-type="float" office:value="795.804654533" calcext:value-type="float">
            <text:p>795.804654533</text:p>
          </table:table-cell>
          <table:table-cell office:value-type="float" office:value="866.491179063" calcext:value-type="float">
            <text:p>866.491179063</text:p>
          </table:table-cell>
          <table:table-cell office:value-type="float" office:value="927.457449717" calcext:value-type="float">
            <text:p>927.457449717</text:p>
          </table:table-cell>
          <table:table-cell office:value-type="float" office:value="1172.66868348" calcext:value-type="float">
            <text:p>1172.66868348</text:p>
          </table:table-cell>
          <table:table-cell office:value-type="float" office:value="847.455433807" calcext:value-type="float">
            <text:p>847.455433807</text:p>
          </table:table-cell>
          <table:table-cell office:value-type="float" office:value="633.451696593" calcext:value-type="float">
            <text:p>633.451696593</text:p>
          </table:table-cell>
          <table:table-cell office:value-type="float" office:value="638.851430425" calcext:value-type="float">
            <text:p>638.851430425</text:p>
          </table:table-cell>
          <table:table-cell office:value-type="float" office:value="645.099282584" calcext:value-type="float">
            <text:p>645.09928258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한</text:p>
          </table:table-cell>
          <table:table-cell office:value-type="string" calcext:value-type="string">
            <text:p>암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456" calcext:value-type="float">
            <text:p>456</text:p>
          </table:table-cell>
          <table:table-cell office:value-type="float" office:value="-10" calcext:value-type="float">
            <text:p>-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63" calcext:value-type="float">
            <text:p>10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6" calcext:value-type="float">
            <text:p>636</text:p>
          </table:table-cell>
          <table:table-cell office:value-type="float" office:value="642" calcext:value-type="float">
            <text:p>642</text:p>
          </table:table-cell>
          <table:table-cell office:value-type="float" office:value="648" calcext:value-type="float">
            <text:p>648</text:p>
          </table:table-cell>
          <table:table-cell office:value-type="float" office:value="143" calcext:value-type="float">
            <text:p>14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3" calcext:value-type="float">
            <text:p>14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229" calcext:value-type="float">
            <text:p>2229</text:p>
          </table:table-cell>
          <table:table-cell office:value-type="float" office:value="203" calcext:value-type="float">
            <text:p>203</text:p>
          </table:table-cell>
          <table:table-cell office:value-type="float" office:value="226" calcext:value-type="float">
            <text:p>22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42" calcext:value-type="float">
            <text:p>442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2.118524419" calcext:value-type="float">
            <text:p>142.118524419</text:p>
          </table:table-cell>
          <table:table-cell office:value-type="float" office:value="140.860526908" calcext:value-type="float">
            <text:p>140.860526908</text:p>
          </table:table-cell>
          <table:table-cell office:value-type="float" office:value="393.58139098" calcext:value-type="float">
            <text:p>393.58139098</text:p>
          </table:table-cell>
          <table:table-cell office:value-type="float" office:value="140.531850635" calcext:value-type="float">
            <text:p>140.531850635</text:p>
          </table:table-cell>
          <table:table-cell office:value-type="float" office:value="133.506148909" calcext:value-type="float">
            <text:p>133.506148909</text:p>
          </table:table-cell>
          <table:table-cell office:value-type="float" office:value="379.29969759" calcext:value-type="float">
            <text:p>379.29969759</text:p>
          </table:table-cell>
          <table:table-cell office:value-type="float" office:value="139.82455221" calcext:value-type="float">
            <text:p>139.82455221</text:p>
          </table:table-cell>
          <table:table-cell office:value-type="float" office:value="137.806287486" calcext:value-type="float">
            <text:p>137.806287486</text:p>
          </table:table-cell>
          <table:table-cell office:value-type="float" office:value="391.005206157" calcext:value-type="float">
            <text:p>391.005206157</text:p>
          </table:table-cell>
          <table:table-cell office:value-type="float" office:value="137.982326663" calcext:value-type="float">
            <text:p>137.982326663</text:p>
          </table:table-cell>
          <table:table-cell office:value-type="float" office:value="139.229696805" calcext:value-type="float">
            <text:p>139.229696805</text:p>
          </table:table-cell>
          <table:table-cell office:value-type="float" office:value="395.420227934" calcext:value-type="float">
            <text:p>395.420227934</text:p>
          </table:table-cell>
          <table:table-cell office:value-type="float" office:value="138.82982402" calcext:value-type="float">
            <text:p>138.82982402</text:p>
          </table:table-cell>
          <table:table-cell office:value-type="float" office:value="141.023090258" calcext:value-type="float">
            <text:p>141.023090258</text:p>
          </table:table-cell>
          <table:table-cell office:value-type="float" office:value="399.100977356" calcext:value-type="float">
            <text:p>399.100977356</text:p>
          </table:table-cell>
          <table:table-cell office:value-type="float" office:value="144.852993981" calcext:value-type="float">
            <text:p>144.852993981</text:p>
          </table:table-cell>
          <table:table-cell office:value-type="float" office:value="141.567538822" calcext:value-type="float">
            <text:p>141.567538822</text:p>
          </table:table-cell>
          <table:table-cell office:value-type="float" office:value="410.041975596" calcext:value-type="float">
            <text:p>410.04197559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71" calcext:value-type="float">
            <text:p>71</text:p>
          </table:table-cell>
          <table:table-cell office:value-type="float" office:value="116" calcext:value-type="float">
            <text:p>116</text:p>
          </table:table-cell>
          <table:table-cell office:value-type="float" office:value="647.247179458" calcext:value-type="float">
            <text:p>647.247179458</text:p>
          </table:table-cell>
          <table:table-cell office:value-type="float" office:value="637.734965849" calcext:value-type="float">
            <text:p>637.734965849</text:p>
          </table:table-cell>
          <table:table-cell office:value-type="float" office:value="773.283907113" calcext:value-type="float">
            <text:p>773.283907113</text:p>
          </table:table-cell>
          <table:table-cell office:value-type="float" office:value="841.970049569" calcext:value-type="float">
            <text:p>841.970049569</text:p>
          </table:table-cell>
          <table:table-cell office:value-type="float" office:value="901.211014931" calcext:value-type="float">
            <text:p>901.211014931</text:p>
          </table:table-cell>
          <table:table-cell office:value-type="float" office:value="1139.48293234" calcext:value-type="float">
            <text:p>1139.48293234</text:p>
          </table:table-cell>
          <table:table-cell office:value-type="float" office:value="823.473003363" calcext:value-type="float">
            <text:p>823.473003363</text:p>
          </table:table-cell>
          <table:table-cell office:value-type="float" office:value="633.451696593" calcext:value-type="float">
            <text:p>633.451696593</text:p>
          </table:table-cell>
          <table:table-cell office:value-type="float" office:value="638.851430425" calcext:value-type="float">
            <text:p>638.851430425</text:p>
          </table:table-cell>
          <table:table-cell office:value-type="float" office:value="645.099282584" calcext:value-type="float">
            <text:p>645.09928258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한</text:p>
          </table:table-cell>
          <table:table-cell office:value-type="string" calcext:value-type="string">
            <text:p>암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491" calcext:value-type="float">
            <text:p>491</text:p>
          </table:table-cell>
          <table:table-cell office:value-type="float" office:value="-10" calcext:value-type="float">
            <text:p>-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90" calcext:value-type="float">
            <text:p>10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6" calcext:value-type="float">
            <text:p>636</text:p>
          </table:table-cell>
          <table:table-cell office:value-type="float" office:value="642" calcext:value-type="float">
            <text:p>642</text:p>
          </table:table-cell>
          <table:table-cell office:value-type="float" office:value="648" calcext:value-type="float">
            <text:p>648</text:p>
          </table:table-cell>
          <table:table-cell office:value-type="float" office:value="2841" calcext:value-type="float">
            <text:p>2841</text:p>
          </table:table-cell>
          <table:table-cell office:value-type="float" office:value="459" calcext:value-type="float">
            <text:p>459</text:p>
          </table:table-cell>
          <table:table-cell office:value-type="float" office:value="375" calcext:value-type="float">
            <text:p>37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445" calcext:value-type="float">
            <text:p>445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437" calcext:value-type="float">
            <text:p>5437</text:p>
          </table:table-cell>
          <table:table-cell office:value-type="float" office:value="734" calcext:value-type="float">
            <text:p>734</text:p>
          </table:table-cell>
          <table:table-cell office:value-type="float" office:value="591" calcext:value-type="float">
            <text:p>59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91" calcext:value-type="float">
            <text:p>291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40.056501656" calcext:value-type="float">
            <text:p>140.056501656</text:p>
          </table:table-cell>
          <table:table-cell office:value-type="float" office:value="133.103341999" calcext:value-type="float">
            <text:p>133.103341999</text:p>
          </table:table-cell>
          <table:table-cell office:value-type="float" office:value="384.410398161" calcext:value-type="float">
            <text:p>384.410398161</text:p>
          </table:table-cell>
          <table:table-cell office:value-type="float" office:value="140.531850635" calcext:value-type="float">
            <text:p>140.531850635</text:p>
          </table:table-cell>
          <table:table-cell office:value-type="float" office:value="133.506148909" calcext:value-type="float">
            <text:p>133.506148909</text:p>
          </table:table-cell>
          <table:table-cell office:value-type="float" office:value="379.29969759" calcext:value-type="float">
            <text:p>379.29969759</text:p>
          </table:table-cell>
          <table:table-cell office:value-type="float" office:value="139.82455221" calcext:value-type="float">
            <text:p>139.82455221</text:p>
          </table:table-cell>
          <table:table-cell office:value-type="float" office:value="137.806287486" calcext:value-type="float">
            <text:p>137.806287486</text:p>
          </table:table-cell>
          <table:table-cell office:value-type="float" office:value="391.005206157" calcext:value-type="float">
            <text:p>391.005206157</text:p>
          </table:table-cell>
          <table:table-cell office:value-type="float" office:value="137.982326663" calcext:value-type="float">
            <text:p>137.982326663</text:p>
          </table:table-cell>
          <table:table-cell office:value-type="float" office:value="139.229696805" calcext:value-type="float">
            <text:p>139.229696805</text:p>
          </table:table-cell>
          <table:table-cell office:value-type="float" office:value="395.420227934" calcext:value-type="float">
            <text:p>395.420227934</text:p>
          </table:table-cell>
          <table:table-cell office:value-type="float" office:value="138.82982402" calcext:value-type="float">
            <text:p>138.82982402</text:p>
          </table:table-cell>
          <table:table-cell office:value-type="float" office:value="141.023090258" calcext:value-type="float">
            <text:p>141.023090258</text:p>
          </table:table-cell>
          <table:table-cell office:value-type="float" office:value="399.100977356" calcext:value-type="float">
            <text:p>399.100977356</text:p>
          </table:table-cell>
          <table:table-cell office:value-type="float" office:value="144.852993981" calcext:value-type="float">
            <text:p>144.852993981</text:p>
          </table:table-cell>
          <table:table-cell office:value-type="float" office:value="141.567538822" calcext:value-type="float">
            <text:p>141.567538822</text:p>
          </table:table-cell>
          <table:table-cell office:value-type="float" office:value="410.041975596" calcext:value-type="float">
            <text:p>410.041975596</text:p>
          </table:table-cell>
          <table:table-cell table:number-columns-repeated="81" office:value-type="float" office:value="0" calcext:value-type="float">
            <text:p>0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57.1428571429" calcext:value-type="float">
            <text:p>-57.1428571429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652.179899522" calcext:value-type="float">
            <text:p>652.179899522</text:p>
          </table:table-cell>
          <table:table-cell office:value-type="float" office:value="634.459248237" calcext:value-type="float">
            <text:p>634.459248237</text:p>
          </table:table-cell>
          <table:table-cell office:value-type="float" office:value="773.391996724" calcext:value-type="float">
            <text:p>773.391996724</text:p>
          </table:table-cell>
          <table:table-cell office:value-type="float" office:value="842.087740129" calcext:value-type="float">
            <text:p>842.087740129</text:p>
          </table:table-cell>
          <table:table-cell office:value-type="float" office:value="901.336986191" calcext:value-type="float">
            <text:p>901.336986191</text:p>
          </table:table-cell>
          <table:table-cell office:value-type="float" office:value="1139.64220924" calcext:value-type="float">
            <text:p>1139.64220924</text:p>
          </table:table-cell>
          <table:table-cell office:value-type="float" office:value="823.588108406" calcext:value-type="float">
            <text:p>823.588108406</text:p>
          </table:table-cell>
          <table:table-cell table:number-columns-repeated="3" office:value-type="float" office:value="634.459248237" calcext:value-type="float">
            <text:p>634.45924823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한(포)</text:p>
          </table:table-cell>
          <table:table-cell office:value-type="string" calcext:value-type="string">
            <text:p>암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508" calcext:value-type="float">
            <text:p>508</text:p>
          </table:table-cell>
          <table:table-cell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28" calcext:value-type="float">
            <text:p>102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office:value-type="float" office:value="638" calcext:value-type="float">
            <text:p>638</text:p>
          </table:table-cell>
          <table:table-cell office:value-type="float" office:value="639" calcext:value-type="float">
            <text:p>639</text:p>
          </table:table-cell>
          <table:table-cell office:value-type="float" office:value="1281" calcext:value-type="float">
            <text:p>1281</text:p>
          </table:table-cell>
          <table:table-cell office:value-type="float" office:value="92" calcext:value-type="float">
            <text:p>92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77" calcext:value-type="float">
            <text:p>17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610" calcext:value-type="float">
            <text:p>10610</text:p>
          </table:table-cell>
          <table:table-cell office:value-type="float" office:value="816" calcext:value-type="float">
            <text:p>816</text:p>
          </table:table-cell>
          <table:table-cell office:value-type="float" office:value="935" calcext:value-type="float">
            <text:p>93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42" calcext:value-type="float">
            <text:p>342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40.900872396" calcext:value-type="float">
            <text:p>140.900872396</text:p>
          </table:table-cell>
          <table:table-cell office:value-type="float" office:value="147.079969876" calcext:value-type="float">
            <text:p>147.079969876</text:p>
          </table:table-cell>
          <table:table-cell office:value-type="float" office:value="409.551126172" calcext:value-type="float">
            <text:p>409.551126172</text:p>
          </table:table-cell>
          <table:table-cell office:value-type="float" office:value="138.66872194" calcext:value-type="float">
            <text:p>138.66872194</text:p>
          </table:table-cell>
          <table:table-cell office:value-type="float" office:value="137.59339313" calcext:value-type="float">
            <text:p>137.59339313</text:p>
          </table:table-cell>
          <table:table-cell office:value-type="float" office:value="386.543751962" calcext:value-type="float">
            <text:p>386.543751962</text:p>
          </table:table-cell>
          <table:table-cell office:value-type="float" office:value="139.82455221" calcext:value-type="float">
            <text:p>139.82455221</text:p>
          </table:table-cell>
          <table:table-cell office:value-type="float" office:value="137.806287486" calcext:value-type="float">
            <text:p>137.806287486</text:p>
          </table:table-cell>
          <table:table-cell office:value-type="float" office:value="391.005206157" calcext:value-type="float">
            <text:p>391.005206157</text:p>
          </table:table-cell>
          <table:table-cell office:value-type="float" office:value="137.982326663" calcext:value-type="float">
            <text:p>137.982326663</text:p>
          </table:table-cell>
          <table:table-cell office:value-type="float" office:value="139.229696805" calcext:value-type="float">
            <text:p>139.229696805</text:p>
          </table:table-cell>
          <table:table-cell office:value-type="float" office:value="395.420227934" calcext:value-type="float">
            <text:p>395.420227934</text:p>
          </table:table-cell>
          <table:table-cell office:value-type="float" office:value="138.82982402" calcext:value-type="float">
            <text:p>138.82982402</text:p>
          </table:table-cell>
          <table:table-cell office:value-type="float" office:value="141.023090258" calcext:value-type="float">
            <text:p>141.023090258</text:p>
          </table:table-cell>
          <table:table-cell office:value-type="float" office:value="399.100977356" calcext:value-type="float">
            <text:p>399.100977356</text:p>
          </table:table-cell>
          <table:table-cell office:value-type="float" office:value="144.852993981" calcext:value-type="float">
            <text:p>144.852993981</text:p>
          </table:table-cell>
          <table:table-cell office:value-type="float" office:value="141.567538822" calcext:value-type="float">
            <text:p>141.567538822</text:p>
          </table:table-cell>
          <table:table-cell office:value-type="float" office:value="410.041975596" calcext:value-type="float">
            <text:p>410.041975596</text:p>
          </table:table-cell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17.8571428571" calcext:value-type="float">
            <text:p>-17.8571428571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19" calcext:value-type="float">
            <text:p>119</text:p>
          </table:table-cell>
          <table:table-cell office:value-type="float" office:value="147" calcext:value-type="float">
            <text:p>147</text:p>
          </table:table-cell>
          <table:table-cell office:value-type="float" office:value="660.034891355" calcext:value-type="float">
            <text:p>660.034891355</text:p>
          </table:table-cell>
          <table:table-cell office:value-type="float" office:value="633.275113105" calcext:value-type="float">
            <text:p>633.275113105</text:p>
          </table:table-cell>
          <table:table-cell office:value-type="float" office:value="767.350634468" calcext:value-type="float">
            <text:p>767.350634468</text:p>
          </table:table-cell>
          <table:table-cell office:value-type="float" office:value="835.509760125" calcext:value-type="float">
            <text:p>835.509760125</text:p>
          </table:table-cell>
          <table:table-cell office:value-type="float" office:value="894.296179884" calcext:value-type="float">
            <text:p>894.296179884</text:p>
          </table:table-cell>
          <table:table-cell office:value-type="float" office:value="1130.73987839" calcext:value-type="float">
            <text:p>1130.73987839</text:p>
          </table:table-cell>
          <table:table-cell office:value-type="float" office:value="817.15463853" calcext:value-type="float">
            <text:p>817.15463853</text:p>
          </table:table-cell>
          <table:table-cell office:value-type="float" office:value="626.693725236" calcext:value-type="float">
            <text:p>626.693725236</text:p>
          </table:table-cell>
          <table:table-cell office:value-type="float" office:value="635.468909061" calcext:value-type="float">
            <text:p>635.468909061</text:p>
          </table:table-cell>
          <table:table-cell office:value-type="float" office:value="644.244092886" calcext:value-type="float">
            <text:p>644.24409288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한</text:p>
          </table:table-cell>
          <table:table-cell office:value-type="string" calcext:value-type="string">
            <text:p>수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483" calcext:value-type="float">
            <text:p>483</text:p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94" calcext:value-type="float">
            <text:p>109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6" calcext:value-type="float">
            <text:p>626</text:p>
          </table:table-cell>
          <table:table-cell office:value-type="float" office:value="631" calcext:value-type="float">
            <text:p>631</text:p>
          </table:table-cell>
          <table:table-cell office:value-type="float" office:value="641" calcext:value-type="float">
            <text:p>641</text:p>
          </table:table-cell>
          <table:table-cell office:value-type="float" office:value="841" calcext:value-type="float">
            <text:p>841</text:p>
          </table:table-cell>
          <table:table-cell office:value-type="float" office:value="130" calcext:value-type="float">
            <text:p>130</text:p>
          </table:table-cell>
          <table:table-cell office:value-type="float" office:value="115" calcext:value-type="float">
            <text:p>11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456" calcext:value-type="float">
            <text:p>456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334" calcext:value-type="float">
            <text:p>2334</text:p>
          </table:table-cell>
          <table:table-cell office:value-type="float" office:value="222" calcext:value-type="float">
            <text:p>222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54" calcext:value-type="float">
            <text:p>25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44.665181667" calcext:value-type="float">
            <text:p>144.665181667</text:p>
          </table:table-cell>
          <table:table-cell office:value-type="float" office:value="137.632846447" calcext:value-type="float">
            <text:p>137.632846447</text:p>
          </table:table-cell>
          <table:table-cell office:value-type="float" office:value="402.852346169" calcext:value-type="float">
            <text:p>402.852346169</text:p>
          </table:table-cell>
          <table:table-cell office:value-type="float" office:value="138.862618664" calcext:value-type="float">
            <text:p>138.862618664</text:p>
          </table:table-cell>
          <table:table-cell office:value-type="float" office:value="135.729229625" calcext:value-type="float">
            <text:p>135.729229625</text:p>
          </table:table-cell>
          <table:table-cell office:value-type="float" office:value="384.077814701" calcext:value-type="float">
            <text:p>384.077814701</text:p>
          </table:table-cell>
          <table:table-cell office:value-type="float" office:value="139.935102267" calcext:value-type="float">
            <text:p>139.935102267</text:p>
          </table:table-cell>
          <table:table-cell office:value-type="float" office:value="147.988921102" calcext:value-type="float">
            <text:p>147.988921102</text:p>
          </table:table-cell>
          <table:table-cell office:value-type="float" office:value="409.738033256" calcext:value-type="float">
            <text:p>409.738033256</text:p>
          </table:table-cell>
          <table:table-cell office:value-type="float" office:value="137.982326663" calcext:value-type="float">
            <text:p>137.982326663</text:p>
          </table:table-cell>
          <table:table-cell office:value-type="float" office:value="139.229696805" calcext:value-type="float">
            <text:p>139.229696805</text:p>
          </table:table-cell>
          <table:table-cell office:value-type="float" office:value="395.420227934" calcext:value-type="float">
            <text:p>395.420227934</text:p>
          </table:table-cell>
          <table:table-cell office:value-type="float" office:value="138.82982402" calcext:value-type="float">
            <text:p>138.82982402</text:p>
          </table:table-cell>
          <table:table-cell office:value-type="float" office:value="141.023090258" calcext:value-type="float">
            <text:p>141.023090258</text:p>
          </table:table-cell>
          <table:table-cell office:value-type="float" office:value="399.100977356" calcext:value-type="float">
            <text:p>399.100977356</text:p>
          </table:table-cell>
          <table:table-cell office:value-type="float" office:value="144.852993981" calcext:value-type="float">
            <text:p>144.852993981</text:p>
          </table:table-cell>
          <table:table-cell office:value-type="float" office:value="141.567538822" calcext:value-type="float">
            <text:p>141.567538822</text:p>
          </table:table-cell>
          <table:table-cell office:value-type="float" office:value="410.041975596" calcext:value-type="float">
            <text:p>410.04197559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urse</text:p>
          </table:table-cell>
          <table:table-cell office:value-type="string" calcext:value-type="string">
            <text:p>humidity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dbudam</text:p>
          </table:table-cell>
          <table:table-cell office:value-type="string" calcext:value-type="string">
            <text:p>drweight</text:p>
          </table:table-cell>
          <table:table-cell office:value-type="string" calcext:value-type="string">
            <text:p>lastday</text:p>
          </table:table-cell>
          <table:table-cell office:value-type="string" calcext:value-type="string">
            <text:p>ts1</text:p>
          </table:table-cell>
          <table:table-cell office:value-type="string" calcext:value-type="string">
            <text:p>ts2</text:p>
          </table:table-cell>
          <table:table-cell office:value-type="string" calcext:value-type="string">
            <text:p>ts3</text:p>
          </table:table-cell>
          <table:table-cell office:value-type="string" calcext:value-type="string">
            <text:p>ts4</text:p>
          </table:table-cell>
          <table:table-cell office:value-type="string" calcext:value-type="string">
            <text:p>ts5</text:p>
          </table:table-cell>
          <table:table-cell office:value-type="string" calcext:value-type="string">
            <text:p>ts6</text:p>
          </table:table-cell>
          <table:table-cell office:value-type="string" calcext:value-type="string">
            <text:p>score1</text:p>
          </table:table-cell>
          <table:table-cell office:value-type="string" calcext:value-type="string">
            <text:p>score2</text:p>
          </table:table-cell>
          <table:table-cell office:value-type="string" calcext:value-type="string">
            <text:p>score3</text:p>
          </table:table-cell>
          <table:table-cell office:value-type="string" calcext:value-type="string">
            <text:p>score4</text:p>
          </table:table-cell>
          <table:table-cell office:value-type="string" calcext:value-type="string">
            <text:p>score5</text:p>
          </table:table-cell>
          <table:table-cell office:value-type="string" calcext:value-type="string">
            <text:p>score6</text:p>
          </table:table-cell>
          <table:table-cell office:value-type="string" calcext:value-type="string">
            <text:p>score7</text:p>
          </table:table-cell>
          <table:table-cell office:value-type="string" calcext:value-type="string">
            <text:p>score8</text:p>
          </table:table-cell>
          <table:table-cell office:value-type="string" calcext:value-type="string">
            <text:p>score9</text:p>
          </table:table-cell>
          <table:table-cell office:value-type="string" calcext:value-type="string">
            <text:p>score10</text:p>
          </table:table-cell>
          <table:table-cell office:value-type="string" calcext:value-type="string">
            <text:p>idx</text:p>
          </table:table-cell>
          <table:table-cell office:value-type="string" calcext:value-type="string">
            <text:p>cntry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budam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dweight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rcno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hr_days</text:p>
          </table:table-cell>
          <table:table-cell office:value-type="string" calcext:value-type="string">
            <text:p>hr_nt</text:p>
          </table:table-cell>
          <table:table-cell office:value-type="string" calcext:value-type="string">
            <text:p>hr_nt1</text:p>
          </table:table-cell>
          <table:table-cell office:value-type="string" calcext:value-type="string">
            <text:p>hr_nt2</text:p>
          </table:table-cell>
          <table:table-cell office:value-type="string" calcext:value-type="string">
            <text:p>hr_t1</text:p>
          </table:table-cell>
          <table:table-cell office:value-type="string" calcext:value-type="string">
            <text:p>hr_t2</text:p>
          </table:table-cell>
          <table:table-cell office:value-type="string" calcext:value-type="string">
            <text:p>hr_ny</text:p>
          </table:table-cell>
          <table:table-cell office:value-type="string" calcext:value-type="string">
            <text:p>hr_ny1</text:p>
          </table:table-cell>
          <table:table-cell office:value-type="string" calcext:value-type="string">
            <text:p>hr_ny2</text:p>
          </table:table-cell>
          <table:table-cell office:value-type="string" calcext:value-type="string">
            <text:p>hr_y1</text:p>
          </table:table-cell>
          <table:table-cell office:value-type="string" calcext:value-type="string">
            <text:p>hr_y2</text:p>
          </table:table-cell>
          <table:table-cell office:value-type="string" calcext:value-type="string">
            <text:p>hr_dt</text:p>
          </table:table-cell>
          <table:table-cell office:value-type="string" calcext:value-type="string">
            <text:p>hr_d1</text:p>
          </table:table-cell>
          <table:table-cell office:value-type="string" calcext:value-type="string">
            <text:p>hr_d2</text:p>
          </table:table-cell>
          <table:table-cell office:value-type="string" calcext:value-type="string">
            <text:p>hr_rh</text:p>
          </table:table-cell>
          <table:table-cell office:value-type="string" calcext:value-type="string">
            <text:p>hr_rm</text:p>
          </table:table-cell>
          <table:table-cell office:value-type="string" calcext:value-type="string">
            <text:p>hr_rl</text:p>
          </table:table-cell>
          <table:table-cell office:value-type="string" calcext:value-type="string">
            <text:p>jk_nt</text:p>
          </table:table-cell>
          <table:table-cell office:value-type="string" calcext:value-type="string">
            <text:p>jk_nt1</text:p>
          </table:table-cell>
          <table:table-cell office:value-type="string" calcext:value-type="string">
            <text:p>jk_nt2</text:p>
          </table:table-cell>
          <table:table-cell office:value-type="string" calcext:value-type="string">
            <text:p>jk_t1</text:p>
          </table:table-cell>
          <table:table-cell office:value-type="string" calcext:value-type="string">
            <text:p>jk_t2</text:p>
          </table:table-cell>
          <table:table-cell office:value-type="string" calcext:value-type="string">
            <text:p>jk_ny</text:p>
          </table:table-cell>
          <table:table-cell office:value-type="string" calcext:value-type="string">
            <text:p>jk_ny1</text:p>
          </table:table-cell>
          <table:table-cell office:value-type="string" calcext:value-type="string">
            <text:p>jk_ny2</text:p>
          </table:table-cell>
          <table:table-cell office:value-type="string" calcext:value-type="string">
            <text:p>jk_y1</text:p>
          </table:table-cell>
          <table:table-cell office:value-type="string" calcext:value-type="string">
            <text:p>jk_y2</text:p>
          </table:table-cell>
          <table:table-cell office:value-type="string" calcext:value-type="string">
            <text:p>tr_nt</text:p>
          </table:table-cell>
          <table:table-cell office:value-type="string" calcext:value-type="string">
            <text:p>tr_nt1</text:p>
          </table:table-cell>
          <table:table-cell office:value-type="string" calcext:value-type="string">
            <text:p>tr_nt2</text:p>
          </table:table-cell>
          <table:table-cell office:value-type="string" calcext:value-type="string">
            <text:p>tr_t1</text:p>
          </table:table-cell>
          <table:table-cell office:value-type="string" calcext:value-type="string">
            <text:p>tr_t2</text:p>
          </table:table-cell>
          <table:table-cell office:value-type="string" calcext:value-type="string">
            <text:p>tr_ny</text:p>
          </table:table-cell>
          <table:table-cell office:value-type="string" calcext:value-type="string">
            <text:p>tr_ny1</text:p>
          </table:table-cell>
          <table:table-cell office:value-type="string" calcext:value-type="string">
            <text:p>tr_ny2</text:p>
          </table:table-cell>
          <table:table-cell office:value-type="string" calcext:value-type="string">
            <text:p>tr_y1</text:p>
          </table:table-cell>
          <table:table-cell office:value-type="string" calcext:value-type="string">
            <text:p>tr_y2</text:p>
          </table:table-cell>
          <table:table-cell office:value-type="string" calcext:value-type="string">
            <text:p>rd1</text:p>
          </table:table-cell>
          <table:table-cell office:value-type="string" calcext:value-type="string">
            <text:p>rd2</text:p>
          </table:table-cell>
          <table:table-cell office:value-type="string" calcext:value-type="string">
            <text:p>rd3</text:p>
          </table:table-cell>
          <table:table-cell office:value-type="string" calcext:value-type="string">
            <text:p>rd4</text:p>
          </table:table-cell>
          <table:table-cell office:value-type="string" calcext:value-type="string">
            <text:p>rd5</text:p>
          </table:table-cell>
          <table:table-cell office:value-type="string" calcext:value-type="string">
            <text:p>rd6</text:p>
          </table:table-cell>
          <table:table-cell office:value-type="string" calcext:value-type="string">
            <text:p>rd7</text:p>
          </table:table-cell>
          <table:table-cell office:value-type="string" calcext:value-type="string">
            <text:p>rd8</text:p>
          </table:table-cell>
          <table:table-cell office:value-type="string" calcext:value-type="string">
            <text:p>rd9</text:p>
          </table:table-cell>
          <table:table-cell office:value-type="string" calcext:value-type="string">
            <text:p>rd10</text:p>
          </table:table-cell>
          <table:table-cell office:value-type="string" calcext:value-type="string">
            <text:p>rd11</text:p>
          </table:table-cell>
          <table:table-cell office:value-type="string" calcext:value-type="string">
            <text:p>rd12</text:p>
          </table:table-cell>
          <table:table-cell office:value-type="string" calcext:value-type="string">
            <text:p>rd13</text:p>
          </table:table-cell>
          <table:table-cell office:value-type="string" calcext:value-type="string">
            <text:p>rd14</text:p>
          </table:table-cell>
          <table:table-cell office:value-type="string" calcext:value-type="string">
            <text:p>rd15</text:p>
          </table:table-cell>
          <table:table-cell office:value-type="string" calcext:value-type="string">
            <text:p>rd16</text:p>
          </table:table-cell>
          <table:table-cell office:value-type="string" calcext:value-type="string">
            <text:p>rd17</text:p>
          </table:table-cell>
          <table:table-cell office:value-type="string" calcext:value-type="string">
            <text:p>rd18</text:p>
          </table:table-cell>
          <table:table-cell office:value-type="string" calcext:value-type="string">
            <text:p>jc1</text:p>
          </table:table-cell>
          <table:table-cell office:value-type="string" calcext:value-type="string">
            <text:p>jc2</text:p>
          </table:table-cell>
          <table:table-cell office:value-type="string" calcext:value-type="string">
            <text:p>jc3</text:p>
          </table:table-cell>
          <table:table-cell office:value-type="string" calcext:value-type="string">
            <text:p>jc4</text:p>
          </table:table-cell>
          <table:table-cell office:value-type="string" calcext:value-type="string">
            <text:p>jc5</text:p>
          </table:table-cell>
          <table:table-cell office:value-type="string" calcext:value-type="string">
            <text:p>jc6</text:p>
          </table:table-cell>
          <table:table-cell office:value-type="string" calcext:value-type="string">
            <text:p>jc7</text:p>
          </table:table-cell>
          <table:table-cell office:value-type="string" calcext:value-type="string">
            <text:p>jc8</text:p>
          </table:table-cell>
          <table:table-cell office:value-type="string" calcext:value-type="string">
            <text:p>jc9</text:p>
          </table:table-cell>
          <table:table-cell office:value-type="string" calcext:value-type="string">
            <text:p>jc10</text:p>
          </table:table-cell>
          <table:table-cell office:value-type="string" calcext:value-type="string">
            <text:p>jc11</text:p>
          </table:table-cell>
          <table:table-cell office:value-type="string" calcext:value-type="string">
            <text:p>jc12</text:p>
          </table:table-cell>
          <table:table-cell office:value-type="string" calcext:value-type="string">
            <text:p>jc13</text:p>
          </table:table-cell>
          <table:table-cell office:value-type="string" calcext:value-type="string">
            <text:p>jc14</text:p>
          </table:table-cell>
          <table:table-cell office:value-type="string" calcext:value-type="string">
            <text:p>jc15</text:p>
          </table:table-cell>
          <table:table-cell office:value-type="string" calcext:value-type="string">
            <text:p>jc16</text:p>
          </table:table-cell>
          <table:table-cell office:value-type="string" calcext:value-type="string">
            <text:p>jc17</text:p>
          </table:table-cell>
          <table:table-cell office:value-type="string" calcext:value-type="string">
            <text:p>jc18</text:p>
          </table:table-cell>
          <table:table-cell office:value-type="string" calcext:value-type="string">
            <text:p>jc19</text:p>
          </table:table-cell>
          <table:table-cell office:value-type="string" calcext:value-type="string">
            <text:p>jc20</text:p>
          </table:table-cell>
          <table:table-cell office:value-type="string" calcext:value-type="string">
            <text:p>jc21</text:p>
          </table:table-cell>
          <table:table-cell office:value-type="string" calcext:value-type="string">
            <text:p>jc22</text:p>
          </table:table-cell>
          <table:table-cell office:value-type="string" calcext:value-type="string">
            <text:p>jc23</text:p>
          </table:table-cell>
          <table:table-cell office:value-type="string" calcext:value-type="string">
            <text:p>jc24</text:p>
          </table:table-cell>
          <table:table-cell office:value-type="string" calcext:value-type="string">
            <text:p>jc25</text:p>
          </table:table-cell>
          <table:table-cell office:value-type="string" calcext:value-type="string">
            <text:p>jc26</text:p>
          </table:table-cell>
          <table:table-cell office:value-type="string" calcext:value-type="string">
            <text:p>jc27</text:p>
          </table:table-cell>
          <table:table-cell office:value-type="string" calcext:value-type="string">
            <text:p>jc28</text:p>
          </table:table-cell>
          <table:table-cell office:value-type="string" calcext:value-type="string">
            <text:p>jc29</text:p>
          </table:table-cell>
          <table:table-cell office:value-type="string" calcext:value-type="string">
            <text:p>jc30</text:p>
          </table:table-cell>
          <table:table-cell office:value-type="string" calcext:value-type="string">
            <text:p>jc31</text:p>
          </table:table-cell>
          <table:table-cell office:value-type="string" calcext:value-type="string">
            <text:p>jc32</text:p>
          </table:table-cell>
          <table:table-cell office:value-type="string" calcext:value-type="string">
            <text:p>jc33</text:p>
          </table:table-cell>
          <table:table-cell office:value-type="string" calcext:value-type="string">
            <text:p>jc34</text:p>
          </table:table-cell>
          <table:table-cell office:value-type="string" calcext:value-type="string">
            <text:p>jc35</text:p>
          </table:table-cell>
          <table:table-cell office:value-type="string" calcext:value-type="string">
            <text:p>jc36</text:p>
          </table:table-cell>
          <table:table-cell office:value-type="string" calcext:value-type="string">
            <text:p>jc37</text:p>
          </table:table-cell>
          <table:table-cell office:value-type="string" calcext:value-type="string">
            <text:p>jc38</text:p>
          </table:table-cell>
          <table:table-cell office:value-type="string" calcext:value-type="string">
            <text:p>jc39</text:p>
          </table:table-cell>
          <table:table-cell office:value-type="string" calcext:value-type="string">
            <text:p>jc40</text:p>
          </table:table-cell>
          <table:table-cell office:value-type="string" calcext:value-type="string">
            <text:p>jc41</text:p>
          </table:table-cell>
          <table:table-cell office:value-type="string" calcext:value-type="string">
            <text:p>jc42</text:p>
          </table:table-cell>
          <table:table-cell office:value-type="string" calcext:value-type="string">
            <text:p>jc43</text:p>
          </table:table-cell>
          <table:table-cell office:value-type="string" calcext:value-type="string">
            <text:p>jc44</text:p>
          </table:table-cell>
          <table:table-cell office:value-type="string" calcext:value-type="string">
            <text:p>jc45</text:p>
          </table:table-cell>
          <table:table-cell office:value-type="string" calcext:value-type="string">
            <text:p>jc46</text:p>
          </table:table-cell>
          <table:table-cell office:value-type="string" calcext:value-type="string">
            <text:p>jc47</text:p>
          </table:table-cell>
          <table:table-cell office:value-type="string" calcext:value-type="string">
            <text:p>jc48</text:p>
          </table:table-cell>
          <table:table-cell office:value-type="string" calcext:value-type="string">
            <text:p>jc49</text:p>
          </table:table-cell>
          <table:table-cell office:value-type="string" calcext:value-type="string">
            <text:p>jc50</text:p>
          </table:table-cell>
          <table:table-cell office:value-type="string" calcext:value-type="string">
            <text:p>jc51</text:p>
          </table:table-cell>
          <table:table-cell office:value-type="string" calcext:value-type="string">
            <text:p>jc52</text:p>
          </table:table-cell>
          <table:table-cell office:value-type="string" calcext:value-type="string">
            <text:p>jc53</text:p>
          </table:table-cell>
          <table:table-cell office:value-type="string" calcext:value-type="string">
            <text:p>jc54</text:p>
          </table:table-cell>
          <table:table-cell office:value-type="string" calcext:value-type="string">
            <text:p>jc55</text:p>
          </table:table-cell>
          <table:table-cell office:value-type="string" calcext:value-type="string">
            <text:p>jc56</text:p>
          </table:table-cell>
          <table:table-cell office:value-type="string" calcext:value-type="string">
            <text:p>jc57</text:p>
          </table:table-cell>
          <table:table-cell office:value-type="string" calcext:value-type="string">
            <text:p>jc58</text:p>
          </table:table-cell>
          <table:table-cell office:value-type="string" calcext:value-type="string">
            <text:p>jc59</text:p>
          </table:table-cell>
          <table:table-cell office:value-type="string" calcext:value-type="string">
            <text:p>jc60</text:p>
          </table:table-cell>
          <table:table-cell office:value-type="string" calcext:value-type="string">
            <text:p>jc61</text:p>
          </table:table-cell>
          <table:table-cell office:value-type="string" calcext:value-type="string">
            <text:p>jc62</text:p>
          </table:table-cell>
          <table:table-cell office:value-type="string" calcext:value-type="string">
            <text:p>jc63</text:p>
          </table:table-cell>
          <table:table-cell office:value-type="string" calcext:value-type="string">
            <text:p>jc64</text:p>
          </table:table-cell>
          <table:table-cell office:value-type="string" calcext:value-type="string">
            <text:p>jc65</text:p>
          </table:table-cell>
          <table:table-cell office:value-type="string" calcext:value-type="string">
            <text:p>jc66</text:p>
          </table:table-cell>
          <table:table-cell office:value-type="string" calcext:value-type="string">
            <text:p>jc67</text:p>
          </table:table-cell>
          <table:table-cell office:value-type="string" calcext:value-type="string">
            <text:p>jc68</text:p>
          </table:table-cell>
          <table:table-cell office:value-type="string" calcext:value-type="string">
            <text:p>jc69</text:p>
          </table:table-cell>
          <table:table-cell office:value-type="string" calcext:value-type="string">
            <text:p>jc70</text:p>
          </table:table-cell>
          <table:table-cell office:value-type="string" calcext:value-type="string">
            <text:p>jc71</text:p>
          </table:table-cell>
          <table:table-cell office:value-type="string" calcext:value-type="string">
            <text:p>jc72</text:p>
          </table:table-cell>
          <table:table-cell office:value-type="string" calcext:value-type="string">
            <text:p>jc73</text:p>
          </table:table-cell>
          <table:table-cell office:value-type="string" calcext:value-type="string">
            <text:p>jc74</text:p>
          </table:table-cell>
          <table:table-cell office:value-type="string" calcext:value-type="string">
            <text:p>jc75</text:p>
          </table:table-cell>
          <table:table-cell office:value-type="string" calcext:value-type="string">
            <text:p>jc76</text:p>
          </table:table-cell>
          <table:table-cell office:value-type="string" calcext:value-type="string">
            <text:p>jc77</text:p>
          </table:table-cell>
          <table:table-cell office:value-type="string" calcext:value-type="string">
            <text:p>jc78</text:p>
          </table:table-cell>
          <table:table-cell office:value-type="string" calcext:value-type="string">
            <text:p>jc79</text:p>
          </table:table-cell>
          <table:table-cell office:value-type="string" calcext:value-type="string">
            <text:p>jc80</text:p>
          </table:table-cell>
          <table:table-cell office:value-type="string" calcext:value-type="string">
            <text:p>jc8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31.746031746" calcext:value-type="float">
            <text:p>-31.746031746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652.214654211" calcext:value-type="float">
            <text:p>652.214654211</text:p>
          </table:table-cell>
          <table:table-cell office:value-type="float" office:value="647.716997169" calcext:value-type="float">
            <text:p>647.716997169</text:p>
          </table:table-cell>
          <table:table-cell office:value-type="float" office:value="777.244009668" calcext:value-type="float">
            <text:p>777.244009668</text:p>
          </table:table-cell>
          <table:table-cell office:value-type="float" office:value="846.281904134" calcext:value-type="float">
            <text:p>846.281904134</text:p>
          </table:table-cell>
          <table:table-cell office:value-type="float" office:value="905.82625134" calcext:value-type="float">
            <text:p>905.82625134</text:p>
          </table:table-cell>
          <table:table-cell office:value-type="float" office:value="1145.31839487" calcext:value-type="float">
            <text:p>1145.31839487</text:p>
          </table:table-cell>
          <table:table-cell office:value-type="float" office:value="827.690131787" calcext:value-type="float">
            <text:p>827.690131787</text:p>
          </table:table-cell>
          <table:table-cell table:number-columns-repeated="3" office:value-type="float" office:value="647.716997169" calcext:value-type="float">
            <text:p>647.7169971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471" calcext:value-type="float">
            <text:p>471</text:p>
          </table:table-cell>
          <table:table-cell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28" calcext:value-type="float">
            <text:p>102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2" calcext:value-type="float">
            <text:p>642</text:p>
          </table:table-cell>
          <table:table-cell office:value-type="float" office:value="644" calcext:value-type="float">
            <text:p>644</text:p>
          </table:table-cell>
          <table:table-cell office:value-type="float" office:value="647" calcext:value-type="float">
            <text:p>647</text:p>
          </table:table-cell>
          <table:table-cell office:value-type="float" office:value="3207" calcext:value-type="float">
            <text:p>3207</text:p>
          </table:table-cell>
          <table:table-cell office:value-type="float" office:value="256" calcext:value-type="float">
            <text:p>256</text:p>
          </table:table-cell>
          <table:table-cell office:value-type="float" office:value="270" calcext:value-type="float">
            <text:p>270</text:p>
          </table:table-cell>
          <table:table-cell office:value-type="float" office:value="7.98253819769" calcext:value-type="float">
            <text:p>7.9825381977</text:p>
          </table:table-cell>
          <table:table-cell office:value-type="float" office:value="8.41908325538" calcext:value-type="float">
            <text:p>8.4190832554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7027027027" calcext:value-type="float">
            <text:p>2.7027027027</text:p>
          </table:table-cell>
          <table:table-cell office:value-type="float" office:value="5.40540540541" calcext:value-type="float">
            <text:p>5.4054054054</text:p>
          </table:table-cell>
          <table:table-cell office:value-type="float" office:value="4300" calcext:value-type="float">
            <text:p>4300</text:p>
          </table:table-cell>
          <table:table-cell office:value-type="float" office:value="279" calcext:value-type="float">
            <text:p>279</text:p>
          </table:table-cell>
          <table:table-cell office:value-type="float" office:value="366" calcext:value-type="float">
            <text:p>366</text:p>
          </table:table-cell>
          <table:table-cell office:value-type="float" office:value="6.48837209302" calcext:value-type="float">
            <text:p>6.488372093</text:p>
          </table:table-cell>
          <table:table-cell office:value-type="float" office:value="8.51162790698" calcext:value-type="float">
            <text:p>8.511627907</text:p>
          </table:table-cell>
          <table:table-cell office:value-type="float" office:value="162" calcext:value-type="float">
            <text:p>16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.32098765432" calcext:value-type="float">
            <text:p>4.3209876543</text:p>
          </table:table-cell>
          <table:table-cell office:value-type="float" office:value="9.25925925926" calcext:value-type="float">
            <text:p>9.2592592593</text:p>
          </table:table-cell>
          <table:table-cell office:value-type="float" office:value="137.834031058" calcext:value-type="float">
            <text:p>137.834031058</text:p>
          </table:table-cell>
          <table:table-cell office:value-type="float" office:value="140.830423038" calcext:value-type="float">
            <text:p>140.830423038</text:p>
          </table:table-cell>
          <table:table-cell office:value-type="float" office:value="400.51772793" calcext:value-type="float">
            <text:p>400.51772793</text:p>
          </table:table-cell>
          <table:table-cell office:value-type="float" office:value="138.370872609" calcext:value-type="float">
            <text:p>138.370872609</text:p>
          </table:table-cell>
          <table:table-cell office:value-type="float" office:value="143.8488234" calcext:value-type="float">
            <text:p>143.8488234</text:p>
          </table:table-cell>
          <table:table-cell office:value-type="float" office:value="396.2761058" calcext:value-type="float">
            <text:p>396.2761058</text:p>
          </table:table-cell>
          <table:table-cell office:value-type="float" office:value="139.82455221" calcext:value-type="float">
            <text:p>139.82455221</text:p>
          </table:table-cell>
          <table:table-cell office:value-type="float" office:value="137.806287486" calcext:value-type="float">
            <text:p>137.806287486</text:p>
          </table:table-cell>
          <table:table-cell office:value-type="float" office:value="391.005206157" calcext:value-type="float">
            <text:p>391.005206157</text:p>
          </table:table-cell>
          <table:table-cell office:value-type="float" office:value="137.982326663" calcext:value-type="float">
            <text:p>137.982326663</text:p>
          </table:table-cell>
          <table:table-cell office:value-type="float" office:value="139.229696805" calcext:value-type="float">
            <text:p>139.229696805</text:p>
          </table:table-cell>
          <table:table-cell office:value-type="float" office:value="395.420227934" calcext:value-type="float">
            <text:p>395.420227934</text:p>
          </table:table-cell>
          <table:table-cell office:value-type="float" office:value="138.82982402" calcext:value-type="float">
            <text:p>138.82982402</text:p>
          </table:table-cell>
          <table:table-cell office:value-type="float" office:value="141.023090258" calcext:value-type="float">
            <text:p>141.023090258</text:p>
          </table:table-cell>
          <table:table-cell office:value-type="float" office:value="399.100977356" calcext:value-type="float">
            <text:p>399.100977356</text:p>
          </table:table-cell>
          <table:table-cell office:value-type="float" office:value="144.852993981" calcext:value-type="float">
            <text:p>144.852993981</text:p>
          </table:table-cell>
          <table:table-cell office:value-type="float" office:value="141.567538822" calcext:value-type="float">
            <text:p>141.567538822</text:p>
          </table:table-cell>
          <table:table-cell office:value-type="float" office:value="410.041975596" calcext:value-type="float">
            <text:p>410.0419755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office:value-type="float" office:value="122" calcext:value-type="float">
            <text:p>122</text:p>
          </table:table-cell>
          <table:table-cell office:value-type="float" office:value="647.24642022" calcext:value-type="float">
            <text:p>647.24642022</text:p>
          </table:table-cell>
          <table:table-cell office:value-type="float" office:value="637.734965849" calcext:value-type="float">
            <text:p>637.734965849</text:p>
          </table:table-cell>
          <table:table-cell office:value-type="float" office:value="773.283907113" calcext:value-type="float">
            <text:p>773.283907113</text:p>
          </table:table-cell>
          <table:table-cell office:value-type="float" office:value="841.970049569" calcext:value-type="float">
            <text:p>841.970049569</text:p>
          </table:table-cell>
          <table:table-cell office:value-type="float" office:value="901.211014931" calcext:value-type="float">
            <text:p>901.211014931</text:p>
          </table:table-cell>
          <table:table-cell office:value-type="float" office:value="1139.48293234" calcext:value-type="float">
            <text:p>1139.48293234</text:p>
          </table:table-cell>
          <table:table-cell office:value-type="float" office:value="823.473003363" calcext:value-type="float">
            <text:p>823.473003363</text:p>
          </table:table-cell>
          <table:table-cell office:value-type="float" office:value="633.451696593" calcext:value-type="float">
            <text:p>633.451696593</text:p>
          </table:table-cell>
          <table:table-cell office:value-type="float" office:value="638.851430425" calcext:value-type="float">
            <text:p>638.851430425</text:p>
          </table:table-cell>
          <table:table-cell office:value-type="float" office:value="645.099282584" calcext:value-type="float">
            <text:p>645.09928258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419" calcext:value-type="float">
            <text:p>41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44" calcext:value-type="float">
            <text:p>1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49522044031" calcext:value-type="float">
            <text:p>6.4952204403</text:p>
          </table:table-cell>
          <table:table-cell office:value-type="float" office:value="8.13542942824" calcext:value-type="float">
            <text:p>8.13542942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14691308048" calcext:value-type="float">
            <text:p>6.1469130805</text:p>
          </table:table-cell>
          <table:table-cell office:value-type="float" office:value="7.77976393053" calcext:value-type="float">
            <text:p>7.77976393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3.372576621" calcext:value-type="float">
            <text:p>633.372576621</text:p>
          </table:table-cell>
          <table:table-cell office:value-type="float" office:value="638.772310454" calcext:value-type="float">
            <text:p>638.772310454</text:p>
          </table:table-cell>
          <table:table-cell office:value-type="float" office:value="645.020162613" calcext:value-type="float">
            <text:p>645.020162613</text:p>
          </table:table-cell>
          <table:table-cell office:value-type="float" office:value="1253" calcext:value-type="float">
            <text:p>1253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5.66640063847" calcext:value-type="float">
            <text:p>5.6664006385</text:p>
          </table:table-cell>
          <table:table-cell office:value-type="float" office:value="6.38467677574" calcext:value-type="float">
            <text:p>6.3846767757</text:p>
          </table:table-cell>
          <table:table-cell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.68098159509" calcext:value-type="float">
            <text:p>3.6809815951</text:p>
          </table:table-cell>
          <table:table-cell office:value-type="float" office:value="4.29447852761" calcext:value-type="float">
            <text:p>4.2944785276</text:p>
          </table:table-cell>
          <table:table-cell office:value-type="float" office:value="3862" calcext:value-type="float">
            <text:p>3862</text:p>
          </table:table-cell>
          <table:table-cell office:value-type="float" office:value="352" calcext:value-type="float">
            <text:p>352</text:p>
          </table:table-cell>
          <table:table-cell office:value-type="float" office:value="355" calcext:value-type="float">
            <text:p>355</text:p>
          </table:table-cell>
          <table:table-cell office:value-type="float" office:value="9.11444847229" calcext:value-type="float">
            <text:p>9.1144484723</text:p>
          </table:table-cell>
          <table:table-cell office:value-type="float" office:value="9.19212843086" calcext:value-type="float">
            <text:p>9.1921284309</text:p>
          </table:table-cell>
          <table:table-cell office:value-type="float" office:value="185" calcext:value-type="float">
            <text:p>18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7.56756756757" calcext:value-type="float">
            <text:p>7.5675675676</text:p>
          </table:table-cell>
          <table:table-cell office:value-type="float" office:value="7.02702702703" calcext:value-type="float">
            <text:p>7.027027027</text:p>
          </table:table-cell>
          <table:table-cell office:value-type="float" office:value="150.915619655" calcext:value-type="float">
            <text:p>150.915619655</text:p>
          </table:table-cell>
          <table:table-cell office:value-type="float" office:value="129.072569442" calcext:value-type="float">
            <text:p>129.072569442</text:p>
          </table:table-cell>
          <table:table-cell office:value-type="float" office:value="380.267646894" calcext:value-type="float">
            <text:p>380.267646894</text:p>
          </table:table-cell>
          <table:table-cell office:value-type="float" office:value="140.531850635" calcext:value-type="float">
            <text:p>140.531850635</text:p>
          </table:table-cell>
          <table:table-cell office:value-type="float" office:value="133.506148909" calcext:value-type="float">
            <text:p>133.506148909</text:p>
          </table:table-cell>
          <table:table-cell office:value-type="float" office:value="379.29969759" calcext:value-type="float">
            <text:p>379.29969759</text:p>
          </table:table-cell>
          <table:table-cell office:value-type="float" office:value="139.82455221" calcext:value-type="float">
            <text:p>139.82455221</text:p>
          </table:table-cell>
          <table:table-cell office:value-type="float" office:value="137.806287486" calcext:value-type="float">
            <text:p>137.806287486</text:p>
          </table:table-cell>
          <table:table-cell office:value-type="float" office:value="391.005206157" calcext:value-type="float">
            <text:p>391.005206157</text:p>
          </table:table-cell>
          <table:table-cell office:value-type="float" office:value="137.982326663" calcext:value-type="float">
            <text:p>137.982326663</text:p>
          </table:table-cell>
          <table:table-cell office:value-type="float" office:value="139.229696805" calcext:value-type="float">
            <text:p>139.229696805</text:p>
          </table:table-cell>
          <table:table-cell office:value-type="float" office:value="395.420227934" calcext:value-type="float">
            <text:p>395.420227934</text:p>
          </table:table-cell>
          <table:table-cell office:value-type="float" office:value="138.82982402" calcext:value-type="float">
            <text:p>138.82982402</text:p>
          </table:table-cell>
          <table:table-cell office:value-type="float" office:value="141.023090258" calcext:value-type="float">
            <text:p>141.023090258</text:p>
          </table:table-cell>
          <table:table-cell office:value-type="float" office:value="399.100977356" calcext:value-type="float">
            <text:p>399.100977356</text:p>
          </table:table-cell>
          <table:table-cell office:value-type="float" office:value="144.852993981" calcext:value-type="float">
            <text:p>144.852993981</text:p>
          </table:table-cell>
          <table:table-cell office:value-type="float" office:value="141.567538822" calcext:value-type="float">
            <text:p>141.567538822</text:p>
          </table:table-cell>
          <table:table-cell office:value-type="float" office:value="410.041975596" calcext:value-type="float">
            <text:p>410.0419755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48.148148148" calcext:value-type="float">
            <text:p>148.148148148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650.182411316" calcext:value-type="float">
            <text:p>650.182411316</text:p>
          </table:table-cell>
          <table:table-cell office:value-type="float" office:value="653.324233709" calcext:value-type="float">
            <text:p>653.324233709</text:p>
          </table:table-cell>
          <table:table-cell office:value-type="float" office:value="786.739305532" calcext:value-type="float">
            <text:p>786.739305532</text:p>
          </table:table-cell>
          <table:table-cell office:value-type="float" office:value="856.620609822" calcext:value-type="float">
            <text:p>856.620609822</text:p>
          </table:table-cell>
          <table:table-cell office:value-type="float" office:value="916.892387779" calcext:value-type="float">
            <text:p>916.892387779</text:p>
          </table:table-cell>
          <table:table-cell office:value-type="float" office:value="1159.31031618" calcext:value-type="float">
            <text:p>1159.31031618</text:p>
          </table:table-cell>
          <table:table-cell office:value-type="float" office:value="837.80170883" calcext:value-type="float">
            <text:p>837.80170883</text:p>
          </table:table-cell>
          <table:table-cell table:number-columns-repeated="3" office:value-type="float" office:value="653.324233709" calcext:value-type="float">
            <text:p>653.32423370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432" calcext:value-type="float">
            <text:p>43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45" calcext:value-type="float">
            <text:p>104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1" calcext:value-type="float">
            <text:p>651</text:p>
          </table:table-cell>
          <table:table-cell office:value-type="float" office:value="654" calcext:value-type="float">
            <text:p>654</text:p>
          </table:table-cell>
          <table:table-cell office:value-type="float" office:value="658" calcext:value-type="float">
            <text:p>658</text:p>
          </table:table-cell>
          <table:table-cell office:value-type="float" office:value="1231" calcext:value-type="float">
            <text:p>1231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office:value-type="float" office:value="4.71161657189" calcext:value-type="float">
            <text:p>4.7116165719</text:p>
          </table:table-cell>
          <table:table-cell office:value-type="float" office:value="5.76766856214" calcext:value-type="float">
            <text:p>5.767668562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07" calcext:value-type="float">
            <text:p>5307</text:p>
          </table:table-cell>
          <table:table-cell office:value-type="float" office:value="395" calcext:value-type="float">
            <text:p>395</text:p>
          </table:table-cell>
          <table:table-cell office:value-type="float" office:value="435" calcext:value-type="float">
            <text:p>435</text:p>
          </table:table-cell>
          <table:table-cell office:value-type="float" office:value="7.44299981157" calcext:value-type="float">
            <text:p>7.4429998116</text:p>
          </table:table-cell>
          <table:table-cell office:value-type="float" office:value="8.19672131148" calcext:value-type="float">
            <text:p>8.1967213115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.09248554913" calcext:value-type="float">
            <text:p>8.0924855491</text:p>
          </table:table-cell>
          <table:table-cell office:value-type="float" office:value="138.825430373" calcext:value-type="float">
            <text:p>138.825430373</text:p>
          </table:table-cell>
          <table:table-cell office:value-type="float" office:value="147.814127304" calcext:value-type="float">
            <text:p>147.814127304</text:p>
          </table:table-cell>
          <table:table-cell office:value-type="float" office:value="399.497641361" calcext:value-type="float">
            <text:p>399.497641361</text:p>
          </table:table-cell>
          <table:table-cell office:value-type="float" office:value="135.16173786" calcext:value-type="float">
            <text:p>135.16173786</text:p>
          </table:table-cell>
          <table:table-cell office:value-type="float" office:value="151.329935693" calcext:value-type="float">
            <text:p>151.329935693</text:p>
          </table:table-cell>
          <table:table-cell office:value-type="float" office:value="407.984128598" calcext:value-type="float">
            <text:p>407.984128598</text:p>
          </table:table-cell>
          <table:table-cell office:value-type="float" office:value="139.82455221" calcext:value-type="float">
            <text:p>139.82455221</text:p>
          </table:table-cell>
          <table:table-cell office:value-type="float" office:value="137.806287486" calcext:value-type="float">
            <text:p>137.806287486</text:p>
          </table:table-cell>
          <table:table-cell office:value-type="float" office:value="391.005206157" calcext:value-type="float">
            <text:p>391.005206157</text:p>
          </table:table-cell>
          <table:table-cell office:value-type="float" office:value="137.982326663" calcext:value-type="float">
            <text:p>137.982326663</text:p>
          </table:table-cell>
          <table:table-cell office:value-type="float" office:value="139.229696805" calcext:value-type="float">
            <text:p>139.229696805</text:p>
          </table:table-cell>
          <table:table-cell office:value-type="float" office:value="395.420227934" calcext:value-type="float">
            <text:p>395.420227934</text:p>
          </table:table-cell>
          <table:table-cell office:value-type="float" office:value="138.82982402" calcext:value-type="float">
            <text:p>138.82982402</text:p>
          </table:table-cell>
          <table:table-cell office:value-type="float" office:value="141.023090258" calcext:value-type="float">
            <text:p>141.023090258</text:p>
          </table:table-cell>
          <table:table-cell office:value-type="float" office:value="399.100977356" calcext:value-type="float">
            <text:p>399.100977356</text:p>
          </table:table-cell>
          <table:table-cell office:value-type="float" office:value="144.852993981" calcext:value-type="float">
            <text:p>144.852993981</text:p>
          </table:table-cell>
          <table:table-cell office:value-type="float" office:value="141.567538822" calcext:value-type="float">
            <text:p>141.567538822</text:p>
          </table:table-cell>
          <table:table-cell office:value-type="float" office:value="410.041975596" calcext:value-type="float">
            <text:p>410.04197559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132" calcext:value-type="float">
            <text:p>132</text:p>
          </table:table-cell>
          <table:table-cell office:value-type="float" office:value="647.247862937" calcext:value-type="float">
            <text:p>647.247862937</text:p>
          </table:table-cell>
          <table:table-cell office:value-type="float" office:value="637.734965849" calcext:value-type="float">
            <text:p>637.734965849</text:p>
          </table:table-cell>
          <table:table-cell office:value-type="float" office:value="773.283907113" calcext:value-type="float">
            <text:p>773.283907113</text:p>
          </table:table-cell>
          <table:table-cell office:value-type="float" office:value="841.970049569" calcext:value-type="float">
            <text:p>841.970049569</text:p>
          </table:table-cell>
          <table:table-cell office:value-type="float" office:value="901.211014931" calcext:value-type="float">
            <text:p>901.211014931</text:p>
          </table:table-cell>
          <table:table-cell office:value-type="float" office:value="1139.48293234" calcext:value-type="float">
            <text:p>1139.48293234</text:p>
          </table:table-cell>
          <table:table-cell office:value-type="float" office:value="823.473003363" calcext:value-type="float">
            <text:p>823.473003363</text:p>
          </table:table-cell>
          <table:table-cell office:value-type="float" office:value="633.451696593" calcext:value-type="float">
            <text:p>633.451696593</text:p>
          </table:table-cell>
          <table:table-cell office:value-type="float" office:value="638.851430425" calcext:value-type="float">
            <text:p>638.851430425</text:p>
          </table:table-cell>
          <table:table-cell office:value-type="float" office:value="645.099282584" calcext:value-type="float">
            <text:p>645.09928258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455" calcext:value-type="float">
            <text:p>45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53" calcext:value-type="float">
            <text:p>10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49522044031" calcext:value-type="float">
            <text:p>6.4952204403</text:p>
          </table:table-cell>
          <table:table-cell office:value-type="float" office:value="8.13542942824" calcext:value-type="float">
            <text:p>8.13542942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14691308048" calcext:value-type="float">
            <text:p>6.1469130805</text:p>
          </table:table-cell>
          <table:table-cell office:value-type="float" office:value="7.77976393053" calcext:value-type="float">
            <text:p>7.77976393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3.372576621" calcext:value-type="float">
            <text:p>633.372576621</text:p>
          </table:table-cell>
          <table:table-cell office:value-type="float" office:value="638.772310454" calcext:value-type="float">
            <text:p>638.772310454</text:p>
          </table:table-cell>
          <table:table-cell office:value-type="float" office:value="645.020162613" calcext:value-type="float">
            <text:p>645.020162613</text:p>
          </table:table-cell>
          <table:table-cell office:value-type="float" office:value="1454" calcext:value-type="float">
            <text:p>1454</text:p>
          </table:table-cell>
          <table:table-cell office:value-type="float" office:value="79" calcext:value-type="float">
            <text:p>79</text:p>
          </table:table-cell>
          <table:table-cell office:value-type="float" office:value="115" calcext:value-type="float">
            <text:p>115</text:p>
          </table:table-cell>
          <table:table-cell office:value-type="float" office:value="5.43328748281" calcext:value-type="float">
            <text:p>5.4332874828</text:p>
          </table:table-cell>
          <table:table-cell office:value-type="float" office:value="7.90921595598" calcext:value-type="float">
            <text:p>7.909215956</text:p>
          </table:table-cell>
          <table:table-cell office:value-type="float" office:value="520" calcext:value-type="float">
            <text:p>52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7.11538461538" calcext:value-type="float">
            <text:p>7.1153846154</text:p>
          </table:table-cell>
          <table:table-cell office:value-type="float" office:value="7.5" calcext:value-type="float">
            <text:p>7.5</text:p>
          </table:table-cell>
          <table:table-cell office:value-type="float" office:value="671" calcext:value-type="float">
            <text:p>671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7.45156482861" calcext:value-type="float">
            <text:p>7.4515648286</text:p>
          </table:table-cell>
          <table:table-cell office:value-type="float" office:value="6.40834575261" calcext:value-type="float">
            <text:p>6.4083457526</text:p>
          </table:table-cell>
          <table:table-cell office:value-type="float" office:value="162" calcext:value-type="float">
            <text:p>16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8.64197530864" calcext:value-type="float">
            <text:p>8.6419753086</text:p>
          </table:table-cell>
          <table:table-cell office:value-type="float" office:value="3.7037037037" calcext:value-type="float">
            <text:p>3.7037037037</text:p>
          </table:table-cell>
          <table:table-cell office:value-type="float" office:value="150.428076281" calcext:value-type="float">
            <text:p>150.428076281</text:p>
          </table:table-cell>
          <table:table-cell office:value-type="float" office:value="134.382414811" calcext:value-type="float">
            <text:p>134.382414811</text:p>
          </table:table-cell>
          <table:table-cell office:value-type="float" office:value="388.104436806" calcext:value-type="float">
            <text:p>388.104436806</text:p>
          </table:table-cell>
          <table:table-cell office:value-type="float" office:value="140.531850635" calcext:value-type="float">
            <text:p>140.531850635</text:p>
          </table:table-cell>
          <table:table-cell office:value-type="float" office:value="133.506148909" calcext:value-type="float">
            <text:p>133.506148909</text:p>
          </table:table-cell>
          <table:table-cell office:value-type="float" office:value="379.29969759" calcext:value-type="float">
            <text:p>379.29969759</text:p>
          </table:table-cell>
          <table:table-cell office:value-type="float" office:value="139.82455221" calcext:value-type="float">
            <text:p>139.82455221</text:p>
          </table:table-cell>
          <table:table-cell office:value-type="float" office:value="137.806287486" calcext:value-type="float">
            <text:p>137.806287486</text:p>
          </table:table-cell>
          <table:table-cell office:value-type="float" office:value="391.005206157" calcext:value-type="float">
            <text:p>391.005206157</text:p>
          </table:table-cell>
          <table:table-cell office:value-type="float" office:value="137.982326663" calcext:value-type="float">
            <text:p>137.982326663</text:p>
          </table:table-cell>
          <table:table-cell office:value-type="float" office:value="139.229696805" calcext:value-type="float">
            <text:p>139.229696805</text:p>
          </table:table-cell>
          <table:table-cell office:value-type="float" office:value="395.420227934" calcext:value-type="float">
            <text:p>395.420227934</text:p>
          </table:table-cell>
          <table:table-cell office:value-type="float" office:value="138.82982402" calcext:value-type="float">
            <text:p>138.82982402</text:p>
          </table:table-cell>
          <table:table-cell office:value-type="float" office:value="141.023090258" calcext:value-type="float">
            <text:p>141.023090258</text:p>
          </table:table-cell>
          <table:table-cell office:value-type="float" office:value="399.100977356" calcext:value-type="float">
            <text:p>399.100977356</text:p>
          </table:table-cell>
          <table:table-cell office:value-type="float" office:value="144.852993981" calcext:value-type="float">
            <text:p>144.852993981</text:p>
          </table:table-cell>
          <table:table-cell office:value-type="float" office:value="141.567538822" calcext:value-type="float">
            <text:p>141.567538822</text:p>
          </table:table-cell>
          <table:table-cell office:value-type="float" office:value="410.041975596" calcext:value-type="float">
            <text:p>410.041975596</text:p>
          </table:table-cell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160.714285714" calcext:value-type="float">
            <text:p>-160.714285714</text:p>
          </table:table-cell>
          <table:table-cell office:value-type="float" office:value="112" calcext:value-type="float">
            <text:p>1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654.372780385" calcext:value-type="float">
            <text:p>654.372780385</text:p>
          </table:table-cell>
          <table:table-cell office:value-type="float" office:value="647.761839797" calcext:value-type="float">
            <text:p>647.761839797</text:p>
          </table:table-cell>
          <table:table-cell office:value-type="float" office:value="784.32607661" calcext:value-type="float">
            <text:p>784.32607661</text:p>
          </table:table-cell>
          <table:table-cell office:value-type="float" office:value="853.99302834" calcext:value-type="float">
            <text:p>853.99302834</text:p>
          </table:table-cell>
          <table:table-cell office:value-type="float" office:value="914.079929812" calcext:value-type="float">
            <text:p>914.079929812</text:p>
          </table:table-cell>
          <table:table-cell office:value-type="float" office:value="1155.75427015" calcext:value-type="float">
            <text:p>1155.75427015</text:p>
          </table:table-cell>
          <table:table-cell office:value-type="float" office:value="835.231852081" calcext:value-type="float">
            <text:p>835.231852081</text:p>
          </table:table-cell>
          <table:table-cell table:number-columns-repeated="3" office:value-type="float" office:value="647.761839797" calcext:value-type="float">
            <text:p>647.76183979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437" calcext:value-type="float">
            <text:p>437</text:p>
          </table:table-cell>
          <table:table-cell office:value-type="float" office:value="-18" calcext:value-type="float">
            <text:p>-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83" calcext:value-type="float">
            <text:p>108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645" calcext:value-type="float">
            <text:p>645</text:p>
          </table:table-cell>
          <table:table-cell office:value-type="float" office:value="483" calcext:value-type="float">
            <text:p>483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9.31677018634" calcext:value-type="float">
            <text:p>9.3167701863</text:p>
          </table:table-cell>
          <table:table-cell office:value-type="float" office:value="303" calcext:value-type="float">
            <text:p>303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8.91089108911" calcext:value-type="float">
            <text:p>8.9108910891</text:p>
          </table:table-cell>
          <table:table-cell office:value-type="float" office:value="11.5511551155" calcext:value-type="float">
            <text:p>11.5511551155</text:p>
          </table:table-cell>
          <table:table-cell office:value-type="float" office:value="3273" calcext:value-type="float">
            <text:p>3273</text:p>
          </table:table-cell>
          <table:table-cell office:value-type="float" office:value="241" calcext:value-type="float">
            <text:p>241</text:p>
          </table:table-cell>
          <table:table-cell office:value-type="float" office:value="278" calcext:value-type="float">
            <text:p>278</text:p>
          </table:table-cell>
          <table:table-cell office:value-type="float" office:value="7.36327528262" calcext:value-type="float">
            <text:p>7.3632752826</text:p>
          </table:table-cell>
          <table:table-cell office:value-type="float" office:value="8.49373663306" calcext:value-type="float">
            <text:p>8.4937366331</text:p>
          </table:table-cell>
          <table:table-cell office:value-type="float" office:value="304" calcext:value-type="float">
            <text:p>304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6.90789473684" calcext:value-type="float">
            <text:p>6.9078947368</text:p>
          </table:table-cell>
          <table:table-cell office:value-type="float" office:value="8.88157894737" calcext:value-type="float">
            <text:p>8.8815789474</text:p>
          </table:table-cell>
          <table:table-cell office:value-type="float" office:value="142.95528433" calcext:value-type="float">
            <text:p>142.95528433</text:p>
          </table:table-cell>
          <table:table-cell office:value-type="float" office:value="135.908192849" calcext:value-type="float">
            <text:p>135.908192849</text:p>
          </table:table-cell>
          <table:table-cell office:value-type="float" office:value="397.657305003" calcext:value-type="float">
            <text:p>397.657305003</text:p>
          </table:table-cell>
          <table:table-cell office:value-type="float" office:value="140.599469103" calcext:value-type="float">
            <text:p>140.599469103</text:p>
          </table:table-cell>
          <table:table-cell office:value-type="float" office:value="141.603751025" calcext:value-type="float">
            <text:p>141.603751025</text:p>
          </table:table-cell>
          <table:table-cell office:value-type="float" office:value="396.691359256" calcext:value-type="float">
            <text:p>396.691359256</text:p>
          </table:table-cell>
          <table:table-cell office:value-type="float" office:value="139.82455221" calcext:value-type="float">
            <text:p>139.82455221</text:p>
          </table:table-cell>
          <table:table-cell office:value-type="float" office:value="137.806287486" calcext:value-type="float">
            <text:p>137.806287486</text:p>
          </table:table-cell>
          <table:table-cell office:value-type="float" office:value="391.005206157" calcext:value-type="float">
            <text:p>391.005206157</text:p>
          </table:table-cell>
          <table:table-cell office:value-type="float" office:value="137.982326663" calcext:value-type="float">
            <text:p>137.982326663</text:p>
          </table:table-cell>
          <table:table-cell office:value-type="float" office:value="139.229696805" calcext:value-type="float">
            <text:p>139.229696805</text:p>
          </table:table-cell>
          <table:table-cell office:value-type="float" office:value="395.420227934" calcext:value-type="float">
            <text:p>395.420227934</text:p>
          </table:table-cell>
          <table:table-cell office:value-type="float" office:value="138.82982402" calcext:value-type="float">
            <text:p>138.82982402</text:p>
          </table:table-cell>
          <table:table-cell office:value-type="float" office:value="141.023090258" calcext:value-type="float">
            <text:p>141.023090258</text:p>
          </table:table-cell>
          <table:table-cell office:value-type="float" office:value="399.100977356" calcext:value-type="float">
            <text:p>399.100977356</text:p>
          </table:table-cell>
          <table:table-cell office:value-type="float" office:value="144.852993981" calcext:value-type="float">
            <text:p>144.852993981</text:p>
          </table:table-cell>
          <table:table-cell office:value-type="float" office:value="141.567538822" calcext:value-type="float">
            <text:p>141.567538822</text:p>
          </table:table-cell>
          <table:table-cell office:value-type="float" office:value="410.041975596" calcext:value-type="float">
            <text:p>410.041975596</text:p>
          </table:table-cell>
          <table:table-cell table:number-columns-repeated="7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250" calcext:value-type="float">
            <text:p>-25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647.691818822" calcext:value-type="float">
            <text:p>647.691818822</text:p>
          </table:table-cell>
          <table:table-cell office:value-type="float" office:value="632.712127509" calcext:value-type="float">
            <text:p>632.712127509</text:p>
          </table:table-cell>
          <table:table-cell office:value-type="float" office:value="767.193477287" calcext:value-type="float">
            <text:p>767.193477287</text:p>
          </table:table-cell>
          <table:table-cell office:value-type="float" office:value="835.33864362" calcext:value-type="float">
            <text:p>835.33864362</text:p>
          </table:table-cell>
          <table:table-cell office:value-type="float" office:value="894.113023631" calcext:value-type="float">
            <text:p>894.113023631</text:p>
          </table:table-cell>
          <table:table-cell office:value-type="float" office:value="1130.50829731" calcext:value-type="float">
            <text:p>1130.50829731</text:p>
          </table:table-cell>
          <table:table-cell office:value-type="float" office:value="816.987281244" calcext:value-type="float">
            <text:p>816.987281244</text:p>
          </table:table-cell>
          <table:table-cell office:value-type="float" office:value="633.451696593" calcext:value-type="float">
            <text:p>633.451696593</text:p>
          </table:table-cell>
          <table:table-cell office:value-type="float" office:value="638.851430425" calcext:value-type="float">
            <text:p>638.851430425</text:p>
          </table:table-cell>
          <table:table-cell office:value-type="float" office:value="645.099282584" calcext:value-type="float">
            <text:p>645.09928258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438" calcext:value-type="float">
            <text:p>438</text:p>
          </table:table-cell>
          <table:table-cell office:value-type="float" office:value="-7" calcext:value-type="float">
            <text:p>-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653" calcext:value-type="float">
            <text:p>653</text:p>
          </table:table-cell>
          <table:table-cell office:value-type="float" office:value="3132" calcext:value-type="float">
            <text:p>3132</text:p>
          </table:table-cell>
          <table:table-cell office:value-type="float" office:value="210" calcext:value-type="float">
            <text:p>210</text:p>
          </table:table-cell>
          <table:table-cell office:value-type="float" office:value="241" calcext:value-type="float">
            <text:p>241</text:p>
          </table:table-cell>
          <table:table-cell office:value-type="float" office:value="6.70498084291" calcext:value-type="float">
            <text:p>6.7049808429</text:p>
          </table:table-cell>
          <table:table-cell office:value-type="float" office:value="7.69476372925" calcext:value-type="float">
            <text:p>7.6947637293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.85714285714" calcext:value-type="float">
            <text:p>2.8571428571</text:p>
          </table:table-cell>
          <table:table-cell office:value-type="float" office:value="2.14285714286" calcext:value-type="float">
            <text:p>2.1428571429</text:p>
          </table:table-cell>
          <table:table-cell office:value-type="float" office:value="3312" calcext:value-type="float">
            <text:p>3312</text:p>
          </table:table-cell>
          <table:table-cell office:value-type="float" office:value="309" calcext:value-type="float">
            <text:p>309</text:p>
          </table:table-cell>
          <table:table-cell office:value-type="float" office:value="348" calcext:value-type="float">
            <text:p>348</text:p>
          </table:table-cell>
          <table:table-cell office:value-type="float" office:value="9.32971014493" calcext:value-type="float">
            <text:p>9.3297101449</text:p>
          </table:table-cell>
          <table:table-cell office:value-type="float" office:value="10.5072463768" calcext:value-type="float">
            <text:p>10.5072463768</text:p>
          </table:table-cell>
          <table:table-cell office:value-type="float" office:value="317" calcext:value-type="float">
            <text:p>317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11.9873817035" calcext:value-type="float">
            <text:p>11.9873817035</text:p>
          </table:table-cell>
          <table:table-cell office:value-type="float" office:value="9.77917981073" calcext:value-type="float">
            <text:p>9.7791798107</text:p>
          </table:table-cell>
          <table:table-cell office:value-type="float" office:value="144.707725315" calcext:value-type="float">
            <text:p>144.707725315</text:p>
          </table:table-cell>
          <table:table-cell office:value-type="float" office:value="132.731913564" calcext:value-type="float">
            <text:p>132.731913564</text:p>
          </table:table-cell>
          <table:table-cell office:value-type="float" office:value="389.21388188" calcext:value-type="float">
            <text:p>389.21388188</text:p>
          </table:table-cell>
          <table:table-cell office:value-type="float" office:value="141.928281622" calcext:value-type="float">
            <text:p>141.928281622</text:p>
          </table:table-cell>
          <table:table-cell office:value-type="float" office:value="136.965754293" calcext:value-type="float">
            <text:p>136.965754293</text:p>
          </table:table-cell>
          <table:table-cell office:value-type="float" office:value="393.032164493" calcext:value-type="float">
            <text:p>393.032164493</text:p>
          </table:table-cell>
          <table:table-cell office:value-type="float" office:value="139.82455221" calcext:value-type="float">
            <text:p>139.82455221</text:p>
          </table:table-cell>
          <table:table-cell office:value-type="float" office:value="137.806287486" calcext:value-type="float">
            <text:p>137.806287486</text:p>
          </table:table-cell>
          <table:table-cell office:value-type="float" office:value="391.005206157" calcext:value-type="float">
            <text:p>391.005206157</text:p>
          </table:table-cell>
          <table:table-cell office:value-type="float" office:value="137.982326663" calcext:value-type="float">
            <text:p>137.982326663</text:p>
          </table:table-cell>
          <table:table-cell office:value-type="float" office:value="139.229696805" calcext:value-type="float">
            <text:p>139.229696805</text:p>
          </table:table-cell>
          <table:table-cell office:value-type="float" office:value="395.420227934" calcext:value-type="float">
            <text:p>395.420227934</text:p>
          </table:table-cell>
          <table:table-cell office:value-type="float" office:value="138.82982402" calcext:value-type="float">
            <text:p>138.82982402</text:p>
          </table:table-cell>
          <table:table-cell office:value-type="float" office:value="141.023090258" calcext:value-type="float">
            <text:p>141.023090258</text:p>
          </table:table-cell>
          <table:table-cell office:value-type="float" office:value="399.100977356" calcext:value-type="float">
            <text:p>399.100977356</text:p>
          </table:table-cell>
          <table:table-cell office:value-type="float" office:value="144.852993981" calcext:value-type="float">
            <text:p>144.852993981</text:p>
          </table:table-cell>
          <table:table-cell office:value-type="float" office:value="141.567538822" calcext:value-type="float">
            <text:p>141.567538822</text:p>
          </table:table-cell>
          <table:table-cell office:value-type="float" office:value="410.041975596" calcext:value-type="float">
            <text:p>410.0419755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38" calcext:value-type="float">
            <text:p>38</text:p>
          </table:table-cell>
          <table:table-cell office:value-type="float" office:value="171" calcext:value-type="float">
            <text:p>171</text:p>
          </table:table-cell>
          <table:table-cell office:value-type="float" office:value="656.58644578" calcext:value-type="float">
            <text:p>656.58644578</text:p>
          </table:table-cell>
          <table:table-cell office:value-type="float" office:value="646.915232713" calcext:value-type="float">
            <text:p>646.915232713</text:p>
          </table:table-cell>
          <table:table-cell office:value-type="float" office:value="784.415416295" calcext:value-type="float">
            <text:p>784.415416295</text:p>
          </table:table-cell>
          <table:table-cell office:value-type="float" office:value="854.09030353" calcext:value-type="float">
            <text:p>854.09030353</text:p>
          </table:table-cell>
          <table:table-cell office:value-type="float" office:value="914.184049279" calcext:value-type="float">
            <text:p>914.184049279</text:p>
          </table:table-cell>
          <table:table-cell office:value-type="float" office:value="1155.88591785" calcext:value-type="float">
            <text:p>1155.88591785</text:p>
          </table:table-cell>
          <table:table-cell office:value-type="float" office:value="835.326990255" calcext:value-type="float">
            <text:p>835.326990255</text:p>
          </table:table-cell>
          <table:table-cell office:value-type="float" office:value="633.451696593" calcext:value-type="float">
            <text:p>633.451696593</text:p>
          </table:table-cell>
          <table:table-cell office:value-type="float" office:value="638.851430425" calcext:value-type="float">
            <text:p>638.851430425</text:p>
          </table:table-cell>
          <table:table-cell office:value-type="float" office:value="645.099282584" calcext:value-type="float">
            <text:p>645.09928258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33" calcext:value-type="float">
            <text:p>103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646" calcext:value-type="float">
            <text:p>646</text:p>
          </table:table-cell>
          <table:table-cell office:value-type="float" office:value="2572" calcext:value-type="float">
            <text:p>2572</text:p>
          </table:table-cell>
          <table:table-cell office:value-type="float" office:value="190" calcext:value-type="float">
            <text:p>190</text:p>
          </table:table-cell>
          <table:table-cell office:value-type="float" office:value="225" calcext:value-type="float">
            <text:p>225</text:p>
          </table:table-cell>
          <table:table-cell office:value-type="float" office:value="7.38724727838" calcext:value-type="float">
            <text:p>7.3872472784</text:p>
          </table:table-cell>
          <table:table-cell office:value-type="float" office:value="8.74805598756" calcext:value-type="float">
            <text:p>8.7480559876</text:p>
          </table:table-cell>
          <table:table-cell office:value-type="float" office:value="164" calcext:value-type="float">
            <text:p>164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0.3658536585" calcext:value-type="float">
            <text:p>10.3658536585</text:p>
          </table:table-cell>
          <table:table-cell office:value-type="float" office:value="13.4146341463" calcext:value-type="float">
            <text:p>13.4146341463</text:p>
          </table:table-cell>
          <table:table-cell office:value-type="float" office:value="7361" calcext:value-type="float">
            <text:p>7361</text:p>
          </table:table-cell>
          <table:table-cell office:value-type="float" office:value="697" calcext:value-type="float">
            <text:p>697</text:p>
          </table:table-cell>
          <table:table-cell office:value-type="float" office:value="754" calcext:value-type="float">
            <text:p>754</text:p>
          </table:table-cell>
          <table:table-cell office:value-type="float" office:value="9.4688221709" calcext:value-type="float">
            <text:p>9.4688221709</text:p>
          </table:table-cell>
          <table:table-cell office:value-type="float" office:value="10.2431734819" calcext:value-type="float">
            <text:p>10.2431734819</text:p>
          </table:table-cell>
          <table:table-cell office:value-type="float" office:value="269" calcext:value-type="float">
            <text:p>269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13.7546468401" calcext:value-type="float">
            <text:p>13.7546468401</text:p>
          </table:table-cell>
          <table:table-cell office:value-type="float" office:value="11.5241635688" calcext:value-type="float">
            <text:p>11.5241635688</text:p>
          </table:table-cell>
          <table:table-cell office:value-type="float" office:value="149.890773572" calcext:value-type="float">
            <text:p>149.890773572</text:p>
          </table:table-cell>
          <table:table-cell office:value-type="float" office:value="130.03769098" calcext:value-type="float">
            <text:p>130.03769098</text:p>
          </table:table-cell>
          <table:table-cell office:value-type="float" office:value="378.201223384" calcext:value-type="float">
            <text:p>378.201223384</text:p>
          </table:table-cell>
          <table:table-cell office:value-type="float" office:value="137.113072245" calcext:value-type="float">
            <text:p>137.113072245</text:p>
          </table:table-cell>
          <table:table-cell office:value-type="float" office:value="140.093791207" calcext:value-type="float">
            <text:p>140.093791207</text:p>
          </table:table-cell>
          <table:table-cell office:value-type="float" office:value="395.442048939" calcext:value-type="float">
            <text:p>395.442048939</text:p>
          </table:table-cell>
          <table:table-cell office:value-type="float" office:value="139.82455221" calcext:value-type="float">
            <text:p>139.82455221</text:p>
          </table:table-cell>
          <table:table-cell office:value-type="float" office:value="137.806287486" calcext:value-type="float">
            <text:p>137.806287486</text:p>
          </table:table-cell>
          <table:table-cell office:value-type="float" office:value="391.005206157" calcext:value-type="float">
            <text:p>391.005206157</text:p>
          </table:table-cell>
          <table:table-cell office:value-type="float" office:value="137.982326663" calcext:value-type="float">
            <text:p>137.982326663</text:p>
          </table:table-cell>
          <table:table-cell office:value-type="float" office:value="139.229696805" calcext:value-type="float">
            <text:p>139.229696805</text:p>
          </table:table-cell>
          <table:table-cell office:value-type="float" office:value="395.420227934" calcext:value-type="float">
            <text:p>395.420227934</text:p>
          </table:table-cell>
          <table:table-cell office:value-type="float" office:value="138.82982402" calcext:value-type="float">
            <text:p>138.82982402</text:p>
          </table:table-cell>
          <table:table-cell office:value-type="float" office:value="141.023090258" calcext:value-type="float">
            <text:p>141.023090258</text:p>
          </table:table-cell>
          <table:table-cell office:value-type="float" office:value="399.100977356" calcext:value-type="float">
            <text:p>399.100977356</text:p>
          </table:table-cell>
          <table:table-cell office:value-type="float" office:value="144.852993981" calcext:value-type="float">
            <text:p>144.852993981</text:p>
          </table:table-cell>
          <table:table-cell office:value-type="float" office:value="141.567538822" calcext:value-type="float">
            <text:p>141.567538822</text:p>
          </table:table-cell>
          <table:table-cell office:value-type="float" office:value="410.041975596" calcext:value-type="float">
            <text:p>410.041975596</text:p>
          </table:table-cell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4.6428571429" calcext:value-type="float">
            <text:p>44.6428571429</text:p>
          </table:table-cell>
          <table:table-cell office:value-type="float" office:value="112" calcext:value-type="float">
            <text:p>1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658.297417528" calcext:value-type="float">
            <text:p>658.297417528</text:p>
          </table:table-cell>
          <table:table-cell office:value-type="float" office:value="651.267540116" calcext:value-type="float">
            <text:p>651.267540116</text:p>
          </table:table-cell>
          <table:table-cell office:value-type="float" office:value="781.457672381" calcext:value-type="float">
            <text:p>781.457672381</text:p>
          </table:table-cell>
          <table:table-cell office:value-type="float" office:value="850.869841075" calcext:value-type="float">
            <text:p>850.869841075</text:p>
          </table:table-cell>
          <table:table-cell office:value-type="float" office:value="910.736995266" calcext:value-type="float">
            <text:p>910.736995266</text:p>
          </table:table-cell>
          <table:table-cell office:value-type="float" office:value="1151.5274944" calcext:value-type="float">
            <text:p>1151.5274944</text:p>
          </table:table-cell>
          <table:table-cell office:value-type="float" office:value="832.177277397" calcext:value-type="float">
            <text:p>832.177277397</text:p>
          </table:table-cell>
          <table:table-cell table:number-columns-repeated="3" office:value-type="float" office:value="651.267540116" calcext:value-type="float">
            <text:p>651.2675401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457" calcext:value-type="float">
            <text:p>45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47" calcext:value-type="float">
            <text:p>1047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644" calcext:value-type="float">
            <text:p>644</text:p>
          </table:table-cell>
          <table:table-cell office:value-type="float" office:value="649" calcext:value-type="float">
            <text:p>64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66666666667" calcext:value-type="float">
            <text:p>6.666666666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66666666667" calcext:value-type="float">
            <text:p>6.6666666667</text:p>
          </table:table-cell>
          <table:table-cell office:value-type="float" office:value="2916" calcext:value-type="float">
            <text:p>2916</text:p>
          </table:table-cell>
          <table:table-cell office:value-type="float" office:value="236" calcext:value-type="float">
            <text:p>236</text:p>
          </table:table-cell>
          <table:table-cell office:value-type="float" office:value="253" calcext:value-type="float">
            <text:p>253</text:p>
          </table:table-cell>
          <table:table-cell office:value-type="float" office:value="8.09327846365" calcext:value-type="float">
            <text:p>8.0932784637</text:p>
          </table:table-cell>
          <table:table-cell office:value-type="float" office:value="8.67626886145" calcext:value-type="float">
            <text:p>8.6762688615</text:p>
          </table:table-cell>
          <table:table-cell office:value-type="float" office:value="258" calcext:value-type="float">
            <text:p>258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8.13953488372" calcext:value-type="float">
            <text:p>8.1395348837</text:p>
          </table:table-cell>
          <table:table-cell office:value-type="float" office:value="12.7906976744" calcext:value-type="float">
            <text:p>12.7906976744</text:p>
          </table:table-cell>
          <table:table-cell office:value-type="float" office:value="139.287547797" calcext:value-type="float">
            <text:p>139.287547797</text:p>
          </table:table-cell>
          <table:table-cell office:value-type="float" office:value="142.618331539" calcext:value-type="float">
            <text:p>142.618331539</text:p>
          </table:table-cell>
          <table:table-cell office:value-type="float" office:value="396.758664846" calcext:value-type="float">
            <text:p>396.758664846</text:p>
          </table:table-cell>
          <table:table-cell office:value-type="float" office:value="135.608094614" calcext:value-type="float">
            <text:p>135.608094614</text:p>
          </table:table-cell>
          <table:table-cell office:value-type="float" office:value="148.374995637" calcext:value-type="float">
            <text:p>148.374995637</text:p>
          </table:table-cell>
          <table:table-cell office:value-type="float" office:value="402.803751892" calcext:value-type="float">
            <text:p>402.803751892</text:p>
          </table:table-cell>
          <table:table-cell office:value-type="float" office:value="139.82455221" calcext:value-type="float">
            <text:p>139.82455221</text:p>
          </table:table-cell>
          <table:table-cell office:value-type="float" office:value="137.806287486" calcext:value-type="float">
            <text:p>137.806287486</text:p>
          </table:table-cell>
          <table:table-cell office:value-type="float" office:value="391.005206157" calcext:value-type="float">
            <text:p>391.005206157</text:p>
          </table:table-cell>
          <table:table-cell office:value-type="float" office:value="137.982326663" calcext:value-type="float">
            <text:p>137.982326663</text:p>
          </table:table-cell>
          <table:table-cell office:value-type="float" office:value="139.229696805" calcext:value-type="float">
            <text:p>139.229696805</text:p>
          </table:table-cell>
          <table:table-cell office:value-type="float" office:value="395.420227934" calcext:value-type="float">
            <text:p>395.420227934</text:p>
          </table:table-cell>
          <table:table-cell office:value-type="float" office:value="138.82982402" calcext:value-type="float">
            <text:p>138.82982402</text:p>
          </table:table-cell>
          <table:table-cell office:value-type="float" office:value="141.023090258" calcext:value-type="float">
            <text:p>141.023090258</text:p>
          </table:table-cell>
          <table:table-cell office:value-type="float" office:value="399.100977356" calcext:value-type="float">
            <text:p>399.100977356</text:p>
          </table:table-cell>
          <table:table-cell office:value-type="float" office:value="144.852993981" calcext:value-type="float">
            <text:p>144.852993981</text:p>
          </table:table-cell>
          <table:table-cell office:value-type="float" office:value="141.567538822" calcext:value-type="float">
            <text:p>141.567538822</text:p>
          </table:table-cell>
          <table:table-cell office:value-type="float" office:value="410.041975596" calcext:value-type="float">
            <text:p>410.041975596</text:p>
          </table:table-cell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46" calcext:value-type="float">
            <text:p>46</text:p>
          </table:table-cell>
          <table:table-cell office:value-type="float" office:value="150" calcext:value-type="float">
            <text:p>150</text:p>
          </table:table-cell>
          <table:table-cell office:value-type="float" office:value="656.90137315" calcext:value-type="float">
            <text:p>656.90137315</text:p>
          </table:table-cell>
          <table:table-cell office:value-type="float" office:value="656.308051303" calcext:value-type="float">
            <text:p>656.308051303</text:p>
          </table:table-cell>
          <table:table-cell office:value-type="float" office:value="795.804654533" calcext:value-type="float">
            <text:p>795.804654533</text:p>
          </table:table-cell>
          <table:table-cell office:value-type="float" office:value="866.491179063" calcext:value-type="float">
            <text:p>866.491179063</text:p>
          </table:table-cell>
          <table:table-cell office:value-type="float" office:value="927.457449717" calcext:value-type="float">
            <text:p>927.457449717</text:p>
          </table:table-cell>
          <table:table-cell office:value-type="float" office:value="1172.66868348" calcext:value-type="float">
            <text:p>1172.66868348</text:p>
          </table:table-cell>
          <table:table-cell office:value-type="float" office:value="847.455433807" calcext:value-type="float">
            <text:p>847.455433807</text:p>
          </table:table-cell>
          <table:table-cell office:value-type="float" office:value="633.451696593" calcext:value-type="float">
            <text:p>633.451696593</text:p>
          </table:table-cell>
          <table:table-cell office:value-type="float" office:value="638.851430425" calcext:value-type="float">
            <text:p>638.851430425</text:p>
          </table:table-cell>
          <table:table-cell office:value-type="float" office:value="645.099282584" calcext:value-type="float">
            <text:p>645.09928258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456" calcext:value-type="float">
            <text:p>456</text:p>
          </table:table-cell>
          <table:table-cell office:value-type="float" office:value="-10" calcext:value-type="float">
            <text:p>-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63" calcext:value-type="float">
            <text:p>10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49522044031" calcext:value-type="float">
            <text:p>6.4952204403</text:p>
          </table:table-cell>
          <table:table-cell office:value-type="float" office:value="8.13542942824" calcext:value-type="float">
            <text:p>8.13542942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14691308048" calcext:value-type="float">
            <text:p>6.1469130805</text:p>
          </table:table-cell>
          <table:table-cell office:value-type="float" office:value="7.77976393053" calcext:value-type="float">
            <text:p>7.77976393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3.372576621" calcext:value-type="float">
            <text:p>633.372576621</text:p>
          </table:table-cell>
          <table:table-cell office:value-type="float" office:value="638.772310454" calcext:value-type="float">
            <text:p>638.772310454</text:p>
          </table:table-cell>
          <table:table-cell office:value-type="float" office:value="645.020162613" calcext:value-type="float">
            <text:p>645.020162613</text:p>
          </table:table-cell>
          <table:table-cell office:value-type="float" office:value="143" calcext:value-type="float">
            <text:p>14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.29370629371" calcext:value-type="float">
            <text:p>6.2937062937</text:p>
          </table:table-cell>
          <table:table-cell office:value-type="float" office:value="10.4895104895" calcext:value-type="float">
            <text:p>10.4895104895</text:p>
          </table:table-cell>
          <table:table-cell office:value-type="float" office:value="143" calcext:value-type="float">
            <text:p>14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.29370629371" calcext:value-type="float">
            <text:p>6.2937062937</text:p>
          </table:table-cell>
          <table:table-cell office:value-type="float" office:value="10.4895104895" calcext:value-type="float">
            <text:p>10.4895104895</text:p>
          </table:table-cell>
          <table:table-cell office:value-type="float" office:value="2229" calcext:value-type="float">
            <text:p>2229</text:p>
          </table:table-cell>
          <table:table-cell office:value-type="float" office:value="203" calcext:value-type="float">
            <text:p>203</text:p>
          </table:table-cell>
          <table:table-cell office:value-type="float" office:value="226" calcext:value-type="float">
            <text:p>226</text:p>
          </table:table-cell>
          <table:table-cell office:value-type="float" office:value="9.10722296994" calcext:value-type="float">
            <text:p>9.1072229699</text:p>
          </table:table-cell>
          <table:table-cell office:value-type="float" office:value="10.1390758188" calcext:value-type="float">
            <text:p>10.1390758188</text:p>
          </table:table-cell>
          <table:table-cell office:value-type="float" office:value="442" calcext:value-type="float">
            <text:p>442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9.04977375566" calcext:value-type="float">
            <text:p>9.0497737557</text:p>
          </table:table-cell>
          <table:table-cell office:value-type="float" office:value="11.7647058824" calcext:value-type="float">
            <text:p>11.7647058824</text:p>
          </table:table-cell>
          <table:table-cell office:value-type="float" office:value="142.118524419" calcext:value-type="float">
            <text:p>142.118524419</text:p>
          </table:table-cell>
          <table:table-cell office:value-type="float" office:value="140.860526908" calcext:value-type="float">
            <text:p>140.860526908</text:p>
          </table:table-cell>
          <table:table-cell office:value-type="float" office:value="393.58139098" calcext:value-type="float">
            <text:p>393.58139098</text:p>
          </table:table-cell>
          <table:table-cell office:value-type="float" office:value="140.531850635" calcext:value-type="float">
            <text:p>140.531850635</text:p>
          </table:table-cell>
          <table:table-cell office:value-type="float" office:value="133.506148909" calcext:value-type="float">
            <text:p>133.506148909</text:p>
          </table:table-cell>
          <table:table-cell office:value-type="float" office:value="379.29969759" calcext:value-type="float">
            <text:p>379.29969759</text:p>
          </table:table-cell>
          <table:table-cell office:value-type="float" office:value="139.82455221" calcext:value-type="float">
            <text:p>139.82455221</text:p>
          </table:table-cell>
          <table:table-cell office:value-type="float" office:value="137.806287486" calcext:value-type="float">
            <text:p>137.806287486</text:p>
          </table:table-cell>
          <table:table-cell office:value-type="float" office:value="391.005206157" calcext:value-type="float">
            <text:p>391.005206157</text:p>
          </table:table-cell>
          <table:table-cell office:value-type="float" office:value="137.982326663" calcext:value-type="float">
            <text:p>137.982326663</text:p>
          </table:table-cell>
          <table:table-cell office:value-type="float" office:value="139.229696805" calcext:value-type="float">
            <text:p>139.229696805</text:p>
          </table:table-cell>
          <table:table-cell office:value-type="float" office:value="395.420227934" calcext:value-type="float">
            <text:p>395.420227934</text:p>
          </table:table-cell>
          <table:table-cell office:value-type="float" office:value="138.82982402" calcext:value-type="float">
            <text:p>138.82982402</text:p>
          </table:table-cell>
          <table:table-cell office:value-type="float" office:value="141.023090258" calcext:value-type="float">
            <text:p>141.023090258</text:p>
          </table:table-cell>
          <table:table-cell office:value-type="float" office:value="399.100977356" calcext:value-type="float">
            <text:p>399.100977356</text:p>
          </table:table-cell>
          <table:table-cell office:value-type="float" office:value="144.852993981" calcext:value-type="float">
            <text:p>144.852993981</text:p>
          </table:table-cell>
          <table:table-cell office:value-type="float" office:value="141.567538822" calcext:value-type="float">
            <text:p>141.567538822</text:p>
          </table:table-cell>
          <table:table-cell office:value-type="float" office:value="410.041975596" calcext:value-type="float">
            <text:p>410.04197559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71" calcext:value-type="float">
            <text:p>71</text:p>
          </table:table-cell>
          <table:table-cell office:value-type="float" office:value="116" calcext:value-type="float">
            <text:p>116</text:p>
          </table:table-cell>
          <table:table-cell office:value-type="float" office:value="647.248216728" calcext:value-type="float">
            <text:p>647.248216728</text:p>
          </table:table-cell>
          <table:table-cell office:value-type="float" office:value="637.734965849" calcext:value-type="float">
            <text:p>637.734965849</text:p>
          </table:table-cell>
          <table:table-cell office:value-type="float" office:value="773.283907113" calcext:value-type="float">
            <text:p>773.283907113</text:p>
          </table:table-cell>
          <table:table-cell office:value-type="float" office:value="841.970049569" calcext:value-type="float">
            <text:p>841.970049569</text:p>
          </table:table-cell>
          <table:table-cell office:value-type="float" office:value="901.211014931" calcext:value-type="float">
            <text:p>901.211014931</text:p>
          </table:table-cell>
          <table:table-cell office:value-type="float" office:value="1139.48293234" calcext:value-type="float">
            <text:p>1139.48293234</text:p>
          </table:table-cell>
          <table:table-cell office:value-type="float" office:value="823.473003363" calcext:value-type="float">
            <text:p>823.473003363</text:p>
          </table:table-cell>
          <table:table-cell office:value-type="float" office:value="633.451696593" calcext:value-type="float">
            <text:p>633.451696593</text:p>
          </table:table-cell>
          <table:table-cell office:value-type="float" office:value="638.851430425" calcext:value-type="float">
            <text:p>638.851430425</text:p>
          </table:table-cell>
          <table:table-cell office:value-type="float" office:value="645.099282584" calcext:value-type="float">
            <text:p>645.09928258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491" calcext:value-type="float">
            <text:p>491</text:p>
          </table:table-cell>
          <table:table-cell office:value-type="float" office:value="-10" calcext:value-type="float">
            <text:p>-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90" calcext:value-type="float">
            <text:p>10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49522044031" calcext:value-type="float">
            <text:p>6.4952204403</text:p>
          </table:table-cell>
          <table:table-cell office:value-type="float" office:value="8.13542942824" calcext:value-type="float">
            <text:p>8.13542942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14691308048" calcext:value-type="float">
            <text:p>6.1469130805</text:p>
          </table:table-cell>
          <table:table-cell office:value-type="float" office:value="7.77976393053" calcext:value-type="float">
            <text:p>7.77976393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3.372576621" calcext:value-type="float">
            <text:p>633.372576621</text:p>
          </table:table-cell>
          <table:table-cell office:value-type="float" office:value="638.772310454" calcext:value-type="float">
            <text:p>638.772310454</text:p>
          </table:table-cell>
          <table:table-cell office:value-type="float" office:value="645.020162613" calcext:value-type="float">
            <text:p>645.020162613</text:p>
          </table:table-cell>
          <table:table-cell office:value-type="float" office:value="2841" calcext:value-type="float">
            <text:p>2841</text:p>
          </table:table-cell>
          <table:table-cell office:value-type="float" office:value="459" calcext:value-type="float">
            <text:p>459</text:p>
          </table:table-cell>
          <table:table-cell office:value-type="float" office:value="375" calcext:value-type="float">
            <text:p>375</text:p>
          </table:table-cell>
          <table:table-cell office:value-type="float" office:value="16.1562829989" calcext:value-type="float">
            <text:p>16.1562829989</text:p>
          </table:table-cell>
          <table:table-cell office:value-type="float" office:value="13.1995776135" calcext:value-type="float">
            <text:p>13.1995776135</text:p>
          </table:table-cell>
          <table:table-cell office:value-type="float" office:value="445" calcext:value-type="float">
            <text:p>445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float" office:value="17.3033707865" calcext:value-type="float">
            <text:p>17.3033707865</text:p>
          </table:table-cell>
          <table:table-cell office:value-type="float" office:value="14.3820224719" calcext:value-type="float">
            <text:p>14.3820224719</text:p>
          </table:table-cell>
          <table:table-cell office:value-type="float" office:value="5437" calcext:value-type="float">
            <text:p>5437</text:p>
          </table:table-cell>
          <table:table-cell office:value-type="float" office:value="734" calcext:value-type="float">
            <text:p>734</text:p>
          </table:table-cell>
          <table:table-cell office:value-type="float" office:value="591" calcext:value-type="float">
            <text:p>591</text:p>
          </table:table-cell>
          <table:table-cell office:value-type="float" office:value="13.5000919625" calcext:value-type="float">
            <text:p>13.5000919625</text:p>
          </table:table-cell>
          <table:table-cell office:value-type="float" office:value="10.8699650543" calcext:value-type="float">
            <text:p>10.8699650543</text:p>
          </table:table-cell>
          <table:table-cell office:value-type="float" office:value="291" calcext:value-type="float">
            <text:p>291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16.4948453608" calcext:value-type="float">
            <text:p>16.4948453608</text:p>
          </table:table-cell>
          <table:table-cell office:value-type="float" office:value="8.24742268041" calcext:value-type="float">
            <text:p>8.2474226804</text:p>
          </table:table-cell>
          <table:table-cell office:value-type="float" office:value="140.056501656" calcext:value-type="float">
            <text:p>140.056501656</text:p>
          </table:table-cell>
          <table:table-cell office:value-type="float" office:value="133.103341999" calcext:value-type="float">
            <text:p>133.103341999</text:p>
          </table:table-cell>
          <table:table-cell office:value-type="float" office:value="384.410398161" calcext:value-type="float">
            <text:p>384.410398161</text:p>
          </table:table-cell>
          <table:table-cell office:value-type="float" office:value="140.531850635" calcext:value-type="float">
            <text:p>140.531850635</text:p>
          </table:table-cell>
          <table:table-cell office:value-type="float" office:value="133.506148909" calcext:value-type="float">
            <text:p>133.506148909</text:p>
          </table:table-cell>
          <table:table-cell office:value-type="float" office:value="379.29969759" calcext:value-type="float">
            <text:p>379.29969759</text:p>
          </table:table-cell>
          <table:table-cell office:value-type="float" office:value="139.82455221" calcext:value-type="float">
            <text:p>139.82455221</text:p>
          </table:table-cell>
          <table:table-cell office:value-type="float" office:value="137.806287486" calcext:value-type="float">
            <text:p>137.806287486</text:p>
          </table:table-cell>
          <table:table-cell office:value-type="float" office:value="391.005206157" calcext:value-type="float">
            <text:p>391.005206157</text:p>
          </table:table-cell>
          <table:table-cell office:value-type="float" office:value="137.982326663" calcext:value-type="float">
            <text:p>137.982326663</text:p>
          </table:table-cell>
          <table:table-cell office:value-type="float" office:value="139.229696805" calcext:value-type="float">
            <text:p>139.229696805</text:p>
          </table:table-cell>
          <table:table-cell office:value-type="float" office:value="395.420227934" calcext:value-type="float">
            <text:p>395.420227934</text:p>
          </table:table-cell>
          <table:table-cell office:value-type="float" office:value="138.82982402" calcext:value-type="float">
            <text:p>138.82982402</text:p>
          </table:table-cell>
          <table:table-cell office:value-type="float" office:value="141.023090258" calcext:value-type="float">
            <text:p>141.023090258</text:p>
          </table:table-cell>
          <table:table-cell office:value-type="float" office:value="399.100977356" calcext:value-type="float">
            <text:p>399.100977356</text:p>
          </table:table-cell>
          <table:table-cell office:value-type="float" office:value="144.852993981" calcext:value-type="float">
            <text:p>144.852993981</text:p>
          </table:table-cell>
          <table:table-cell office:value-type="float" office:value="141.567538822" calcext:value-type="float">
            <text:p>141.567538822</text:p>
          </table:table-cell>
          <table:table-cell office:value-type="float" office:value="410.041975596" calcext:value-type="float">
            <text:p>410.041975596</text:p>
          </table:table-cell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57.1428571429" calcext:value-type="float">
            <text:p>-57.1428571429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652.179899522" calcext:value-type="float">
            <text:p>652.179899522</text:p>
          </table:table-cell>
          <table:table-cell office:value-type="float" office:value="634.459248237" calcext:value-type="float">
            <text:p>634.459248237</text:p>
          </table:table-cell>
          <table:table-cell office:value-type="float" office:value="773.391996724" calcext:value-type="float">
            <text:p>773.391996724</text:p>
          </table:table-cell>
          <table:table-cell office:value-type="float" office:value="842.087740129" calcext:value-type="float">
            <text:p>842.087740129</text:p>
          </table:table-cell>
          <table:table-cell office:value-type="float" office:value="901.336986191" calcext:value-type="float">
            <text:p>901.336986191</text:p>
          </table:table-cell>
          <table:table-cell office:value-type="float" office:value="1139.64220924" calcext:value-type="float">
            <text:p>1139.64220924</text:p>
          </table:table-cell>
          <table:table-cell office:value-type="float" office:value="823.588108406" calcext:value-type="float">
            <text:p>823.588108406</text:p>
          </table:table-cell>
          <table:table-cell table:number-columns-repeated="3" office:value-type="float" office:value="634.459248237" calcext:value-type="float">
            <text:p>634.45924823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508" calcext:value-type="float">
            <text:p>508</text:p>
          </table:table-cell>
          <table:table-cell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28" calcext:value-type="float">
            <text:p>102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office:value-type="float" office:value="638" calcext:value-type="float">
            <text:p>638</text:p>
          </table:table-cell>
          <table:table-cell office:value-type="float" office:value="639" calcext:value-type="float">
            <text:p>639</text:p>
          </table:table-cell>
          <table:table-cell office:value-type="float" office:value="1281" calcext:value-type="float">
            <text:p>1281</text:p>
          </table:table-cell>
          <table:table-cell office:value-type="float" office:value="92" calcext:value-type="float">
            <text:p>92</text:p>
          </table:table-cell>
          <table:table-cell office:value-type="float" office:value="75" calcext:value-type="float">
            <text:p>75</text:p>
          </table:table-cell>
          <table:table-cell office:value-type="float" office:value="7.1818891491" calcext:value-type="float">
            <text:p>7.1818891491</text:p>
          </table:table-cell>
          <table:table-cell office:value-type="float" office:value="5.85480093677" calcext:value-type="float">
            <text:p>5.8548009368</text:p>
          </table:table-cell>
          <table:table-cell office:value-type="float" office:value="177" calcext:value-type="float">
            <text:p>17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.77966101695" calcext:value-type="float">
            <text:p>6.779661017</text:p>
          </table:table-cell>
          <table:table-cell office:value-type="float" office:value="7.34463276836" calcext:value-type="float">
            <text:p>7.3446327684</text:p>
          </table:table-cell>
          <table:table-cell office:value-type="float" office:value="10610" calcext:value-type="float">
            <text:p>10610</text:p>
          </table:table-cell>
          <table:table-cell office:value-type="float" office:value="816" calcext:value-type="float">
            <text:p>816</text:p>
          </table:table-cell>
          <table:table-cell office:value-type="float" office:value="935" calcext:value-type="float">
            <text:p>935</text:p>
          </table:table-cell>
          <table:table-cell office:value-type="float" office:value="7.69085768143" calcext:value-type="float">
            <text:p>7.6908576814</text:p>
          </table:table-cell>
          <table:table-cell office:value-type="float" office:value="8.81244109331" calcext:value-type="float">
            <text:p>8.8124410933</text:p>
          </table:table-cell>
          <table:table-cell office:value-type="float" office:value="342" calcext:value-type="float">
            <text:p>342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7.60233918129" calcext:value-type="float">
            <text:p>7.6023391813</text:p>
          </table:table-cell>
          <table:table-cell office:value-type="float" office:value="7.01754385965" calcext:value-type="float">
            <text:p>7.0175438597</text:p>
          </table:table-cell>
          <table:table-cell office:value-type="float" office:value="140.900872396" calcext:value-type="float">
            <text:p>140.900872396</text:p>
          </table:table-cell>
          <table:table-cell office:value-type="float" office:value="147.079969876" calcext:value-type="float">
            <text:p>147.079969876</text:p>
          </table:table-cell>
          <table:table-cell office:value-type="float" office:value="409.551126172" calcext:value-type="float">
            <text:p>409.551126172</text:p>
          </table:table-cell>
          <table:table-cell office:value-type="float" office:value="138.66872194" calcext:value-type="float">
            <text:p>138.66872194</text:p>
          </table:table-cell>
          <table:table-cell office:value-type="float" office:value="137.59339313" calcext:value-type="float">
            <text:p>137.59339313</text:p>
          </table:table-cell>
          <table:table-cell office:value-type="float" office:value="386.543751962" calcext:value-type="float">
            <text:p>386.543751962</text:p>
          </table:table-cell>
          <table:table-cell office:value-type="float" office:value="139.82455221" calcext:value-type="float">
            <text:p>139.82455221</text:p>
          </table:table-cell>
          <table:table-cell office:value-type="float" office:value="137.806287486" calcext:value-type="float">
            <text:p>137.806287486</text:p>
          </table:table-cell>
          <table:table-cell office:value-type="float" office:value="391.005206157" calcext:value-type="float">
            <text:p>391.005206157</text:p>
          </table:table-cell>
          <table:table-cell office:value-type="float" office:value="137.982326663" calcext:value-type="float">
            <text:p>137.982326663</text:p>
          </table:table-cell>
          <table:table-cell office:value-type="float" office:value="139.229696805" calcext:value-type="float">
            <text:p>139.229696805</text:p>
          </table:table-cell>
          <table:table-cell office:value-type="float" office:value="395.420227934" calcext:value-type="float">
            <text:p>395.420227934</text:p>
          </table:table-cell>
          <table:table-cell office:value-type="float" office:value="138.82982402" calcext:value-type="float">
            <text:p>138.82982402</text:p>
          </table:table-cell>
          <table:table-cell office:value-type="float" office:value="141.023090258" calcext:value-type="float">
            <text:p>141.023090258</text:p>
          </table:table-cell>
          <table:table-cell office:value-type="float" office:value="399.100977356" calcext:value-type="float">
            <text:p>399.100977356</text:p>
          </table:table-cell>
          <table:table-cell office:value-type="float" office:value="144.852993981" calcext:value-type="float">
            <text:p>144.852993981</text:p>
          </table:table-cell>
          <table:table-cell office:value-type="float" office:value="141.567538822" calcext:value-type="float">
            <text:p>141.567538822</text:p>
          </table:table-cell>
          <table:table-cell office:value-type="float" office:value="410.041975596" calcext:value-type="float">
            <text:p>410.041975596</text:p>
          </table:table-cell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17.8571428571" calcext:value-type="float">
            <text:p>-17.8571428571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19" calcext:value-type="float">
            <text:p>119</text:p>
          </table:table-cell>
          <table:table-cell office:value-type="float" office:value="147" calcext:value-type="float">
            <text:p>147</text:p>
          </table:table-cell>
          <table:table-cell office:value-type="float" office:value="660.034891355" calcext:value-type="float">
            <text:p>660.034891355</text:p>
          </table:table-cell>
          <table:table-cell office:value-type="float" office:value="633.275113105" calcext:value-type="float">
            <text:p>633.275113105</text:p>
          </table:table-cell>
          <table:table-cell office:value-type="float" office:value="767.350634468" calcext:value-type="float">
            <text:p>767.350634468</text:p>
          </table:table-cell>
          <table:table-cell office:value-type="float" office:value="835.509760125" calcext:value-type="float">
            <text:p>835.509760125</text:p>
          </table:table-cell>
          <table:table-cell office:value-type="float" office:value="894.296179884" calcext:value-type="float">
            <text:p>894.296179884</text:p>
          </table:table-cell>
          <table:table-cell office:value-type="float" office:value="1130.73987839" calcext:value-type="float">
            <text:p>1130.73987839</text:p>
          </table:table-cell>
          <table:table-cell office:value-type="float" office:value="817.15463853" calcext:value-type="float">
            <text:p>817.15463853</text:p>
          </table:table-cell>
          <table:table-cell office:value-type="float" office:value="626.693725236" calcext:value-type="float">
            <text:p>626.693725236</text:p>
          </table:table-cell>
          <table:table-cell office:value-type="float" office:value="635.468909061" calcext:value-type="float">
            <text:p>635.468909061</text:p>
          </table:table-cell>
          <table:table-cell office:value-type="float" office:value="644.244092886" calcext:value-type="float">
            <text:p>644.24409288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483" calcext:value-type="float">
            <text:p>483</text:p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94" calcext:value-type="float">
            <text:p>109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6" calcext:value-type="float">
            <text:p>626</text:p>
          </table:table-cell>
          <table:table-cell office:value-type="float" office:value="631" calcext:value-type="float">
            <text:p>631</text:p>
          </table:table-cell>
          <table:table-cell office:value-type="float" office:value="641" calcext:value-type="float">
            <text:p>641</text:p>
          </table:table-cell>
          <table:table-cell office:value-type="float" office:value="841" calcext:value-type="float">
            <text:p>841</text:p>
          </table:table-cell>
          <table:table-cell office:value-type="float" office:value="130" calcext:value-type="float">
            <text:p>130</text:p>
          </table:table-cell>
          <table:table-cell office:value-type="float" office:value="115" calcext:value-type="float">
            <text:p>115</text:p>
          </table:table-cell>
          <table:table-cell office:value-type="float" office:value="15.4577883472" calcext:value-type="float">
            <text:p>15.4577883472</text:p>
          </table:table-cell>
          <table:table-cell office:value-type="float" office:value="13.6741973841" calcext:value-type="float">
            <text:p>13.6741973841</text:p>
          </table:table-cell>
          <table:table-cell office:value-type="float" office:value="456" calcext:value-type="float">
            <text:p>456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17.1052631579" calcext:value-type="float">
            <text:p>17.1052631579</text:p>
          </table:table-cell>
          <table:table-cell office:value-type="float" office:value="15.5701754386" calcext:value-type="float">
            <text:p>15.5701754386</text:p>
          </table:table-cell>
          <table:table-cell office:value-type="float" office:value="2334" calcext:value-type="float">
            <text:p>2334</text:p>
          </table:table-cell>
          <table:table-cell office:value-type="float" office:value="222" calcext:value-type="float">
            <text:p>222</text:p>
          </table:table-cell>
          <table:table-cell office:value-type="float" office:value="214" calcext:value-type="float">
            <text:p>214</text:p>
          </table:table-cell>
          <table:table-cell office:value-type="float" office:value="9.51156812339" calcext:value-type="float">
            <text:p>9.5115681234</text:p>
          </table:table-cell>
          <table:table-cell office:value-type="float" office:value="9.16880891174" calcext:value-type="float">
            <text:p>9.1688089117</text:p>
          </table:table-cell>
          <table:table-cell office:value-type="float" office:value="254" calcext:value-type="float">
            <text:p>25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8.66141732283" calcext:value-type="float">
            <text:p>8.6614173228</text:p>
          </table:table-cell>
          <table:table-cell office:value-type="float" office:value="9.05511811024" calcext:value-type="float">
            <text:p>9.0551181102</text:p>
          </table:table-cell>
          <table:table-cell office:value-type="float" office:value="144.665181667" calcext:value-type="float">
            <text:p>144.665181667</text:p>
          </table:table-cell>
          <table:table-cell office:value-type="float" office:value="137.632846447" calcext:value-type="float">
            <text:p>137.632846447</text:p>
          </table:table-cell>
          <table:table-cell office:value-type="float" office:value="402.852346169" calcext:value-type="float">
            <text:p>402.852346169</text:p>
          </table:table-cell>
          <table:table-cell office:value-type="float" office:value="138.862618664" calcext:value-type="float">
            <text:p>138.862618664</text:p>
          </table:table-cell>
          <table:table-cell office:value-type="float" office:value="135.729229625" calcext:value-type="float">
            <text:p>135.729229625</text:p>
          </table:table-cell>
          <table:table-cell office:value-type="float" office:value="384.077814701" calcext:value-type="float">
            <text:p>384.077814701</text:p>
          </table:table-cell>
          <table:table-cell office:value-type="float" office:value="139.935102267" calcext:value-type="float">
            <text:p>139.935102267</text:p>
          </table:table-cell>
          <table:table-cell office:value-type="float" office:value="147.988921102" calcext:value-type="float">
            <text:p>147.988921102</text:p>
          </table:table-cell>
          <table:table-cell office:value-type="float" office:value="409.738033256" calcext:value-type="float">
            <text:p>409.738033256</text:p>
          </table:table-cell>
          <table:table-cell office:value-type="float" office:value="137.982326663" calcext:value-type="float">
            <text:p>137.982326663</text:p>
          </table:table-cell>
          <table:table-cell office:value-type="float" office:value="139.229696805" calcext:value-type="float">
            <text:p>139.229696805</text:p>
          </table:table-cell>
          <table:table-cell office:value-type="float" office:value="395.420227934" calcext:value-type="float">
            <text:p>395.420227934</text:p>
          </table:table-cell>
          <table:table-cell office:value-type="float" office:value="138.82982402" calcext:value-type="float">
            <text:p>138.82982402</text:p>
          </table:table-cell>
          <table:table-cell office:value-type="float" office:value="141.023090258" calcext:value-type="float">
            <text:p>141.023090258</text:p>
          </table:table-cell>
          <table:table-cell office:value-type="float" office:value="399.100977356" calcext:value-type="float">
            <text:p>399.100977356</text:p>
          </table:table-cell>
          <table:table-cell office:value-type="float" office:value="144.852993981" calcext:value-type="float">
            <text:p>144.852993981</text:p>
          </table:table-cell>
          <table:table-cell office:value-type="float" office:value="141.567538822" calcext:value-type="float">
            <text:p>141.567538822</text:p>
          </table:table-cell>
          <table:table-cell office:value-type="float" office:value="410.041975596" calcext:value-type="float">
            <text:p>410.04197559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2]-[.A15]" office:value-type="float" office:value="0" calcext:value-type="float">
            <text:p>0</text:p>
          </table:table-cell>
          <table:table-cell table:formula="of:=[.B2]-[.B15]" office:value-type="float" office:value="0" calcext:value-type="float">
            <text:p>0</text:p>
          </table:table-cell>
          <table:table-cell table:formula="of:=[.C2]-[.C15]" office:value-type="float" office:value="0" calcext:value-type="float">
            <text:p>0</text:p>
          </table:table-cell>
          <table:table-cell table:formula="of:=[.D2]-[.D15]" office:value-type="float" office:value="0" calcext:value-type="float">
            <text:p>0</text:p>
          </table:table-cell>
          <table:table-cell table:formula="of:=[.E2]-[.E15]" office:value-type="float" office:value="0" calcext:value-type="float">
            <text:p>0</text:p>
          </table:table-cell>
          <table:table-cell table:formula="of:=[.F2]-[.F15]" office:value-type="float" office:value="0" calcext:value-type="float">
            <text:p>0</text:p>
          </table:table-cell>
          <table:table-cell table:formula="of:=[.G2]-[.G15]" office:value-type="float" office:value="0" calcext:value-type="float">
            <text:p>0</text:p>
          </table:table-cell>
          <table:table-cell table:formula="of:=[.H2]-[.H15]" office:value-type="float" office:value="0" calcext:value-type="float">
            <text:p>0</text:p>
          </table:table-cell>
          <table:table-cell table:formula="of:=[.I2]-[.I15]" office:value-type="float" office:value="0" calcext:value-type="float">
            <text:p>0</text:p>
          </table:table-cell>
          <table:table-cell table:formula="of:=[.J2]-[.J15]" office:value-type="float" office:value="0" calcext:value-type="float">
            <text:p>0</text:p>
          </table:table-cell>
          <table:table-cell table:formula="of:=[.K2]-[.K15]" office:value-type="float" office:value="0" calcext:value-type="float">
            <text:p>0</text:p>
          </table:table-cell>
          <table:table-cell table:formula="of:=[.L2]-[.L15]" office:value-type="float" office:value="0" calcext:value-type="float">
            <text:p>0</text:p>
          </table:table-cell>
          <table:table-cell table:formula="of:=[.M2]-[.M15]" office:value-type="float" office:value="0" calcext:value-type="float">
            <text:p>0</text:p>
          </table:table-cell>
          <table:table-cell table:formula="of:=[.N2]-[.N15]" office:value-type="float" office:value="0" calcext:value-type="float">
            <text:p>0</text:p>
          </table:table-cell>
          <table:table-cell table:formula="of:=[.O2]-[.O15]" office:value-type="float" office:value="0" calcext:value-type="float">
            <text:p>0</text:p>
          </table:table-cell>
          <table:table-cell table:formula="of:=[.P2]-[.P15]" office:value-type="float" office:value="0" calcext:value-type="float">
            <text:p>0</text:p>
          </table:table-cell>
          <table:table-cell table:formula="of:=[.Q2]-[.Q15]" office:value-type="float" office:value="0" calcext:value-type="float">
            <text:p>0</text:p>
          </table:table-cell>
          <table:table-cell table:formula="of:=[.R2]-[.R15]" office:value-type="float" office:value="0" calcext:value-type="float">
            <text:p>0</text:p>
          </table:table-cell>
          <table:table-cell table:formula="of:=[.S2]-[.S15]" office:value-type="float" office:value="0" calcext:value-type="float">
            <text:p>0</text:p>
          </table:table-cell>
          <table:table-cell table:formula="of:=[.T2]-[.T15]" office:value-type="float" office:value="0" calcext:value-type="float">
            <text:p>0</text:p>
          </table:table-cell>
          <table:table-cell table:formula="of:=[.U2]-[.U15]" office:value-type="float" office:value="0" calcext:value-type="float">
            <text:p>0</text:p>
          </table:table-cell>
          <table:table-cell table:formula="of:=[.V2]-[.V15]" office:value-type="float" office:value="0" calcext:value-type="float">
            <text:p>0</text:p>
          </table:table-cell>
          <table:table-cell table:formula="of:=[.W2]-[.W15]" office:value-type="float" office:value="0" calcext:value-type="float">
            <text:p>0</text:p>
          </table:table-cell>
          <table:table-cell table:formula="of:=[.X2]-[.X15]" office:value-type="string" office:string-value="" calcext:value-type="error">
            <text:p>#VALUE!</text:p>
          </table:table-cell>
          <table:table-cell table:formula="of:=[.Y2]-[.Y15]" office:value-type="string" office:string-value="" calcext:value-type="error">
            <text:p>#VALUE!</text:p>
          </table:table-cell>
          <table:table-cell table:formula="of:=[.Z2]-[.Z15]" office:value-type="float" office:value="0" calcext:value-type="float">
            <text:p>0</text:p>
          </table:table-cell>
          <table:table-cell table:formula="of:=[.AA2]-[.AA15]" office:value-type="float" office:value="0" calcext:value-type="float">
            <text:p>0</text:p>
          </table:table-cell>
          <table:table-cell table:formula="of:=[.AB2]-[.AB15]" office:value-type="float" office:value="0" calcext:value-type="float">
            <text:p>0</text:p>
          </table:table-cell>
          <table:table-cell table:formula="of:=[.AC2]-[.AC15]" office:value-type="float" office:value="0" calcext:value-type="float">
            <text:p>0</text:p>
          </table:table-cell>
          <table:table-cell table:formula="of:=[.AD2]-[.AD15]" office:value-type="float" office:value="0" calcext:value-type="float">
            <text:p>0</text:p>
          </table:table-cell>
          <table:table-cell table:formula="of:=[.AE2]-[.AE15]" office:value-type="float" office:value="0" calcext:value-type="float">
            <text:p>0</text:p>
          </table:table-cell>
          <table:table-cell table:formula="of:=[.AF2]-[.AF15]" office:value-type="float" office:value="0" calcext:value-type="float">
            <text:p>0</text:p>
          </table:table-cell>
          <table:table-cell table:formula="of:=[.AG2]-[.AG15]" office:value-type="float" office:value="0" calcext:value-type="float">
            <text:p>0</text:p>
          </table:table-cell>
          <table:table-cell table:formula="of:=[.AH2]-[.AH15]" office:value-type="float" office:value="0" calcext:value-type="float">
            <text:p>0</text:p>
          </table:table-cell>
          <table:table-cell table:formula="of:=[.AI2]-[.AI15]" office:value-type="float" office:value="0" calcext:value-type="float">
            <text:p>0</text:p>
          </table:table-cell>
          <table:table-cell table:formula="of:=[.AJ2]-[.AJ15]" office:value-type="float" office:value="0" calcext:value-type="float">
            <text:p>0</text:p>
          </table:table-cell>
          <table:table-cell table:formula="of:=[.AK2]-[.AK15]" office:value-type="float" office:value="0" calcext:value-type="float">
            <text:p>0</text:p>
          </table:table-cell>
          <table:table-cell table:formula="of:=[.AL2]-[.AL15]" office:value-type="float" office:value="0" calcext:value-type="float">
            <text:p>0</text:p>
          </table:table-cell>
          <table:table-cell table:formula="of:=[.AM2]-[.AM15]" office:value-type="float" office:value="0" calcext:value-type="float">
            <text:p>0</text:p>
          </table:table-cell>
          <table:table-cell table:formula="of:=[.AN2]-[.AN15]" office:value-type="float" office:value="0" calcext:value-type="float">
            <text:p>0</text:p>
          </table:table-cell>
          <table:table-cell table:formula="of:=[.AO2]-[.AO15]" office:value-type="float" office:value="0" calcext:value-type="float">
            <text:p>0</text:p>
          </table:table-cell>
          <table:table-cell table:formula="of:=[.AP2]-[.AP15]" office:value-type="float" office:value="0" calcext:value-type="float">
            <text:p>0</text:p>
          </table:table-cell>
          <table:table-cell table:formula="of:=[.AQ2]-[.AQ15]" office:value-type="float" office:value="0" calcext:value-type="float">
            <text:p>0</text:p>
          </table:table-cell>
          <table:table-cell table:formula="of:=[.AR2]-[.AR15]" office:value-type="float" office:value="0" calcext:value-type="float">
            <text:p>0</text:p>
          </table:table-cell>
          <table:table-cell table:formula="of:=[.AS2]-[.AS15]" office:value-type="float" office:value="0" calcext:value-type="float">
            <text:p>0</text:p>
          </table:table-cell>
          <table:table-cell table:formula="of:=[.AT2]-[.AT15]" office:value-type="float" office:value="0" calcext:value-type="float">
            <text:p>0</text:p>
          </table:table-cell>
          <table:table-cell table:formula="of:=[.AU2]-[.AU15]" office:value-type="float" office:value="0" calcext:value-type="float">
            <text:p>0</text:p>
          </table:table-cell>
          <table:table-cell table:formula="of:=[.AV2]-[.AV15]" office:value-type="float" office:value="0" calcext:value-type="float">
            <text:p>0</text:p>
          </table:table-cell>
          <table:table-cell table:formula="of:=[.AW2]-[.AW15]" office:value-type="float" office:value="0" calcext:value-type="float">
            <text:p>0</text:p>
          </table:table-cell>
          <table:table-cell table:formula="of:=[.AX2]-[.AX15]" office:value-type="float" office:value="0" calcext:value-type="float">
            <text:p>0</text:p>
          </table:table-cell>
          <table:table-cell table:formula="of:=[.AY2]-[.AY15]" office:value-type="float" office:value="0" calcext:value-type="float">
            <text:p>0</text:p>
          </table:table-cell>
          <table:table-cell table:formula="of:=[.AZ2]-[.AZ15]" office:value-type="float" office:value="0" calcext:value-type="float">
            <text:p>0</text:p>
          </table:table-cell>
          <table:table-cell table:formula="of:=[.BA2]-[.BA15]" office:value-type="float" office:value="-0.98253819769" calcext:value-type="float">
            <text:p>-0.9825381977</text:p>
          </table:table-cell>
          <table:table-cell table:formula="of:=[.BB2]-[.BB15]" office:value-type="float" office:value="-0.41908325538" calcext:value-type="float">
            <text:p>-0.4190832554</text:p>
          </table:table-cell>
          <table:table-cell table:formula="of:=[.BC2]-[.BC15]" office:value-type="float" office:value="0" calcext:value-type="float">
            <text:p>0</text:p>
          </table:table-cell>
          <table:table-cell table:formula="of:=[.BD2]-[.BD15]" office:value-type="float" office:value="0" calcext:value-type="float">
            <text:p>0</text:p>
          </table:table-cell>
          <table:table-cell table:formula="of:=[.BE2]-[.BE15]" office:value-type="float" office:value="0" calcext:value-type="float">
            <text:p>0</text:p>
          </table:table-cell>
          <table:table-cell table:formula="of:=[.BF2]-[.BF15]" office:value-type="float" office:value="-0.7027027027" calcext:value-type="float">
            <text:p>-0.7027027027</text:p>
          </table:table-cell>
          <table:table-cell table:formula="of:=[.BG2]-[.BG15]" office:value-type="float" office:value="-0.40540540541" calcext:value-type="float">
            <text:p>-0.4054054054</text:p>
          </table:table-cell>
          <table:table-cell table:formula="of:=[.BH2]-[.BH15]" office:value-type="float" office:value="0" calcext:value-type="float">
            <text:p>0</text:p>
          </table:table-cell>
          <table:table-cell table:formula="of:=[.BI2]-[.BI15]" office:value-type="float" office:value="0" calcext:value-type="float">
            <text:p>0</text:p>
          </table:table-cell>
          <table:table-cell table:formula="of:=[.BJ2]-[.BJ15]" office:value-type="float" office:value="0" calcext:value-type="float">
            <text:p>0</text:p>
          </table:table-cell>
          <table:table-cell table:formula="of:=[.BK2]-[.BK15]" office:value-type="float" office:value="-0.48837209302" calcext:value-type="float">
            <text:p>-0.488372093</text:p>
          </table:table-cell>
          <table:table-cell table:formula="of:=[.BL2]-[.BL15]" office:value-type="float" office:value="-0.511627906979999" calcext:value-type="float">
            <text:p>-0.511627907</text:p>
          </table:table-cell>
          <table:table-cell table:formula="of:=[.BM2]-[.BM15]" office:value-type="float" office:value="0" calcext:value-type="float">
            <text:p>0</text:p>
          </table:table-cell>
          <table:table-cell table:formula="of:=[.BN2]-[.BN15]" office:value-type="float" office:value="0" calcext:value-type="float">
            <text:p>0</text:p>
          </table:table-cell>
          <table:table-cell table:formula="of:=[.BO2]-[.BO15]" office:value-type="float" office:value="0" calcext:value-type="float">
            <text:p>0</text:p>
          </table:table-cell>
          <table:table-cell table:formula="of:=[.BP2]-[.BP15]" office:value-type="float" office:value="-0.32098765432" calcext:value-type="float">
            <text:p>-0.3209876543</text:p>
          </table:table-cell>
          <table:table-cell table:formula="of:=[.BQ2]-[.BQ15]" office:value-type="float" office:value="-0.25925925926" calcext:value-type="float">
            <text:p>-0.2592592593</text:p>
          </table:table-cell>
          <table:table-cell table:formula="of:=[.BR2]-[.BR15]" office:value-type="float" office:value="0" calcext:value-type="float">
            <text:p>0</text:p>
          </table:table-cell>
          <table:table-cell table:formula="of:=[.BS2]-[.BS15]" office:value-type="float" office:value="0" calcext:value-type="float">
            <text:p>0</text:p>
          </table:table-cell>
          <table:table-cell table:formula="of:=[.BT2]-[.BT15]" office:value-type="float" office:value="0" calcext:value-type="float">
            <text:p>0</text:p>
          </table:table-cell>
          <table:table-cell table:formula="of:=[.BU2]-[.BU15]" office:value-type="float" office:value="0" calcext:value-type="float">
            <text:p>0</text:p>
          </table:table-cell>
          <table:table-cell table:formula="of:=[.BV2]-[.BV15]" office:value-type="float" office:value="0" calcext:value-type="float">
            <text:p>0</text:p>
          </table:table-cell>
          <table:table-cell table:formula="of:=[.BW2]-[.BW15]" office:value-type="float" office:value="0" calcext:value-type="float">
            <text:p>0</text:p>
          </table:table-cell>
          <table:table-cell table:formula="of:=[.BX2]-[.BX15]" office:value-type="float" office:value="0" calcext:value-type="float">
            <text:p>0</text:p>
          </table:table-cell>
          <table:table-cell table:formula="of:=[.BY2]-[.BY15]" office:value-type="float" office:value="0" calcext:value-type="float">
            <text:p>0</text:p>
          </table:table-cell>
          <table:table-cell table:formula="of:=[.BZ2]-[.BZ15]" office:value-type="float" office:value="0" calcext:value-type="float">
            <text:p>0</text:p>
          </table:table-cell>
          <table:table-cell table:formula="of:=[.CA2]-[.CA15]" office:value-type="float" office:value="0" calcext:value-type="float">
            <text:p>0</text:p>
          </table:table-cell>
          <table:table-cell table:formula="of:=[.CB2]-[.CB15]" office:value-type="float" office:value="0" calcext:value-type="float">
            <text:p>0</text:p>
          </table:table-cell>
          <table:table-cell table:formula="of:=[.CC2]-[.CC15]" office:value-type="float" office:value="0" calcext:value-type="float">
            <text:p>0</text:p>
          </table:table-cell>
          <table:table-cell table:formula="of:=[.CD2]-[.CD15]" office:value-type="float" office:value="0" calcext:value-type="float">
            <text:p>0</text:p>
          </table:table-cell>
          <table:table-cell table:formula="of:=[.CE2]-[.CE15]" office:value-type="float" office:value="0" calcext:value-type="float">
            <text:p>0</text:p>
          </table:table-cell>
          <table:table-cell table:formula="of:=[.CF2]-[.CF15]" office:value-type="float" office:value="0" calcext:value-type="float">
            <text:p>0</text:p>
          </table:table-cell>
          <table:table-cell table:formula="of:=[.CG2]-[.CG15]" office:value-type="float" office:value="0" calcext:value-type="float">
            <text:p>0</text:p>
          </table:table-cell>
          <table:table-cell table:formula="of:=[.CH2]-[.CH15]" office:value-type="float" office:value="0" calcext:value-type="float">
            <text:p>0</text:p>
          </table:table-cell>
          <table:table-cell table:formula="of:=[.CI2]-[.CI15]" office:value-type="float" office:value="0" calcext:value-type="float">
            <text:p>0</text:p>
          </table:table-cell>
          <table:table-cell table:formula="of:=[.CJ2]-[.CJ15]" office:value-type="float" office:value="0" calcext:value-type="float">
            <text:p>0</text:p>
          </table:table-cell>
          <table:table-cell table:formula="of:=[.CK2]-[.CK15]" office:value-type="float" office:value="0" calcext:value-type="float">
            <text:p>0</text:p>
          </table:table-cell>
          <table:table-cell table:formula="of:=[.CL2]-[.CL15]" office:value-type="float" office:value="0" calcext:value-type="float">
            <text:p>0</text:p>
          </table:table-cell>
          <table:table-cell table:formula="of:=[.CM2]-[.CM15]" office:value-type="float" office:value="0" calcext:value-type="float">
            <text:p>0</text:p>
          </table:table-cell>
          <table:table-cell table:formula="of:=[.CN2]-[.CN15]" office:value-type="float" office:value="0" calcext:value-type="float">
            <text:p>0</text:p>
          </table:table-cell>
          <table:table-cell table:formula="of:=[.CO2]-[.CO15]" office:value-type="float" office:value="0" calcext:value-type="float">
            <text:p>0</text:p>
          </table:table-cell>
          <table:table-cell table:formula="of:=[.CP2]-[.CP15]" office:value-type="float" office:value="0" calcext:value-type="float">
            <text:p>0</text:p>
          </table:table-cell>
          <table:table-cell table:formula="of:=[.CQ2]-[.CQ15]" office:value-type="float" office:value="0" calcext:value-type="float">
            <text:p>0</text:p>
          </table:table-cell>
          <table:table-cell table:formula="of:=[.CR2]-[.CR15]" office:value-type="float" office:value="0" calcext:value-type="float">
            <text:p>0</text:p>
          </table:table-cell>
          <table:table-cell table:formula="of:=[.CS2]-[.CS15]" office:value-type="float" office:value="0" calcext:value-type="float">
            <text:p>0</text:p>
          </table:table-cell>
          <table:table-cell table:formula="of:=[.CT2]-[.CT15]" office:value-type="float" office:value="0" calcext:value-type="float">
            <text:p>0</text:p>
          </table:table-cell>
          <table:table-cell table:formula="of:=[.CU2]-[.CU15]" office:value-type="float" office:value="0" calcext:value-type="float">
            <text:p>0</text:p>
          </table:table-cell>
          <table:table-cell table:formula="of:=[.CV2]-[.CV15]" office:value-type="float" office:value="0" calcext:value-type="float">
            <text:p>0</text:p>
          </table:table-cell>
          <table:table-cell table:formula="of:=[.CW2]-[.CW15]" office:value-type="float" office:value="0" calcext:value-type="float">
            <text:p>0</text:p>
          </table:table-cell>
          <table:table-cell table:formula="of:=[.CX2]-[.CX15]" office:value-type="float" office:value="0" calcext:value-type="float">
            <text:p>0</text:p>
          </table:table-cell>
          <table:table-cell table:formula="of:=[.CY2]-[.CY15]" office:value-type="float" office:value="0" calcext:value-type="float">
            <text:p>0</text:p>
          </table:table-cell>
          <table:table-cell table:formula="of:=[.CZ2]-[.CZ15]" office:value-type="float" office:value="0" calcext:value-type="float">
            <text:p>0</text:p>
          </table:table-cell>
          <table:table-cell table:formula="of:=[.DA2]-[.DA15]" office:value-type="float" office:value="0" calcext:value-type="float">
            <text:p>0</text:p>
          </table:table-cell>
          <table:table-cell table:formula="of:=[.DB2]-[.DB15]" office:value-type="float" office:value="0" calcext:value-type="float">
            <text:p>0</text:p>
          </table:table-cell>
          <table:table-cell table:formula="of:=[.DC2]-[.DC15]" office:value-type="float" office:value="0" calcext:value-type="float">
            <text:p>0</text:p>
          </table:table-cell>
          <table:table-cell table:formula="of:=[.DD2]-[.DD15]" office:value-type="float" office:value="0" calcext:value-type="float">
            <text:p>0</text:p>
          </table:table-cell>
          <table:table-cell table:formula="of:=[.DE2]-[.DE15]" office:value-type="float" office:value="0" calcext:value-type="float">
            <text:p>0</text:p>
          </table:table-cell>
          <table:table-cell table:formula="of:=[.DF2]-[.DF15]" office:value-type="float" office:value="0" calcext:value-type="float">
            <text:p>0</text:p>
          </table:table-cell>
          <table:table-cell table:formula="of:=[.DG2]-[.DG15]" office:value-type="float" office:value="0" calcext:value-type="float">
            <text:p>0</text:p>
          </table:table-cell>
          <table:table-cell table:formula="of:=[.DH2]-[.DH15]" office:value-type="float" office:value="0" calcext:value-type="float">
            <text:p>0</text:p>
          </table:table-cell>
          <table:table-cell table:formula="of:=[.DI2]-[.DI15]" office:value-type="float" office:value="0" calcext:value-type="float">
            <text:p>0</text:p>
          </table:table-cell>
          <table:table-cell table:formula="of:=[.DJ2]-[.DJ15]" office:value-type="float" office:value="0" calcext:value-type="float">
            <text:p>0</text:p>
          </table:table-cell>
          <table:table-cell table:formula="of:=[.DK2]-[.DK15]" office:value-type="float" office:value="0" calcext:value-type="float">
            <text:p>0</text:p>
          </table:table-cell>
          <table:table-cell table:formula="of:=[.DL2]-[.DL15]" office:value-type="float" office:value="0" calcext:value-type="float">
            <text:p>0</text:p>
          </table:table-cell>
          <table:table-cell table:formula="of:=[.DM2]-[.DM15]" office:value-type="float" office:value="0" calcext:value-type="float">
            <text:p>0</text:p>
          </table:table-cell>
          <table:table-cell table:formula="of:=[.DN2]-[.DN15]" office:value-type="float" office:value="0" calcext:value-type="float">
            <text:p>0</text:p>
          </table:table-cell>
          <table:table-cell table:formula="of:=[.DO2]-[.DO15]" office:value-type="float" office:value="0" calcext:value-type="float">
            <text:p>0</text:p>
          </table:table-cell>
          <table:table-cell table:formula="of:=[.DP2]-[.DP15]" office:value-type="float" office:value="0" calcext:value-type="float">
            <text:p>0</text:p>
          </table:table-cell>
          <table:table-cell table:formula="of:=[.DQ2]-[.DQ15]" office:value-type="float" office:value="0" calcext:value-type="float">
            <text:p>0</text:p>
          </table:table-cell>
          <table:table-cell table:formula="of:=[.DR2]-[.DR15]" office:value-type="float" office:value="0" calcext:value-type="float">
            <text:p>0</text:p>
          </table:table-cell>
          <table:table-cell table:formula="of:=[.DS2]-[.DS15]" office:value-type="float" office:value="0" calcext:value-type="float">
            <text:p>0</text:p>
          </table:table-cell>
          <table:table-cell table:formula="of:=[.DT2]-[.DT15]" office:value-type="float" office:value="0" calcext:value-type="float">
            <text:p>0</text:p>
          </table:table-cell>
          <table:table-cell table:formula="of:=[.DU2]-[.DU15]" office:value-type="float" office:value="0" calcext:value-type="float">
            <text:p>0</text:p>
          </table:table-cell>
          <table:table-cell table:formula="of:=[.DV2]-[.DV15]" office:value-type="float" office:value="0" calcext:value-type="float">
            <text:p>0</text:p>
          </table:table-cell>
          <table:table-cell table:formula="of:=[.DW2]-[.DW15]" office:value-type="float" office:value="0" calcext:value-type="float">
            <text:p>0</text:p>
          </table:table-cell>
          <table:table-cell table:formula="of:=[.DX2]-[.DX15]" office:value-type="float" office:value="0" calcext:value-type="float">
            <text:p>0</text:p>
          </table:table-cell>
          <table:table-cell table:formula="of:=[.DY2]-[.DY15]" office:value-type="float" office:value="0" calcext:value-type="float">
            <text:p>0</text:p>
          </table:table-cell>
          <table:table-cell table:formula="of:=[.DZ2]-[.DZ15]" office:value-type="float" office:value="0" calcext:value-type="float">
            <text:p>0</text:p>
          </table:table-cell>
          <table:table-cell table:formula="of:=[.EA2]-[.EA15]" office:value-type="float" office:value="0" calcext:value-type="float">
            <text:p>0</text:p>
          </table:table-cell>
          <table:table-cell table:formula="of:=[.EB2]-[.EB15]" office:value-type="float" office:value="0" calcext:value-type="float">
            <text:p>0</text:p>
          </table:table-cell>
          <table:table-cell table:formula="of:=[.EC2]-[.EC15]" office:value-type="float" office:value="0" calcext:value-type="float">
            <text:p>0</text:p>
          </table:table-cell>
          <table:table-cell table:formula="of:=[.ED2]-[.ED15]" office:value-type="float" office:value="0" calcext:value-type="float">
            <text:p>0</text:p>
          </table:table-cell>
          <table:table-cell table:formula="of:=[.EE2]-[.EE15]" office:value-type="float" office:value="0" calcext:value-type="float">
            <text:p>0</text:p>
          </table:table-cell>
          <table:table-cell table:formula="of:=[.EF2]-[.EF15]" office:value-type="float" office:value="0" calcext:value-type="float">
            <text:p>0</text:p>
          </table:table-cell>
          <table:table-cell table:formula="of:=[.EG2]-[.EG15]" office:value-type="float" office:value="0" calcext:value-type="float">
            <text:p>0</text:p>
          </table:table-cell>
          <table:table-cell table:formula="of:=[.EH2]-[.EH15]" office:value-type="float" office:value="0" calcext:value-type="float">
            <text:p>0</text:p>
          </table:table-cell>
          <table:table-cell table:formula="of:=[.EI2]-[.EI15]" office:value-type="float" office:value="0" calcext:value-type="float">
            <text:p>0</text:p>
          </table:table-cell>
          <table:table-cell table:formula="of:=[.EJ2]-[.EJ15]" office:value-type="float" office:value="0" calcext:value-type="float">
            <text:p>0</text:p>
          </table:table-cell>
          <table:table-cell table:formula="of:=[.EK2]-[.EK15]" office:value-type="float" office:value="0" calcext:value-type="float">
            <text:p>0</text:p>
          </table:table-cell>
          <table:table-cell table:formula="of:=[.EL2]-[.EL15]" office:value-type="float" office:value="0" calcext:value-type="float">
            <text:p>0</text:p>
          </table:table-cell>
          <table:table-cell table:formula="of:=[.EM2]-[.EM15]" office:value-type="float" office:value="0" calcext:value-type="float">
            <text:p>0</text:p>
          </table:table-cell>
          <table:table-cell table:formula="of:=[.EN2]-[.EN15]" office:value-type="float" office:value="0" calcext:value-type="float">
            <text:p>0</text:p>
          </table:table-cell>
          <table:table-cell table:formula="of:=[.EO2]-[.EO15]" office:value-type="float" office:value="0" calcext:value-type="float">
            <text:p>0</text:p>
          </table:table-cell>
          <table:table-cell table:formula="of:=[.EP2]-[.EP15]" office:value-type="float" office:value="0" calcext:value-type="float">
            <text:p>0</text:p>
          </table:table-cell>
          <table:table-cell table:formula="of:=[.EQ2]-[.EQ15]" office:value-type="float" office:value="0" calcext:value-type="float">
            <text:p>0</text:p>
          </table:table-cell>
          <table:table-cell table:formula="of:=[.ER2]-[.ER15]" office:value-type="float" office:value="0" calcext:value-type="float">
            <text:p>0</text:p>
          </table:table-cell>
          <table:table-cell table:formula="of:=[.ES2]-[.ES15]" office:value-type="float" office:value="0" calcext:value-type="float">
            <text:p>0</text:p>
          </table:table-cell>
          <table:table-cell table:formula="of:=[.ET2]-[.ET15]" office:value-type="float" office:value="0" calcext:value-type="float">
            <text:p>0</text:p>
          </table:table-cell>
          <table:table-cell table:formula="of:=[.EU2]-[.EU15]" office:value-type="float" office:value="0" calcext:value-type="float">
            <text:p>0</text:p>
          </table:table-cell>
          <table:table-cell table:formula="of:=[.EV2]-[.EV15]" office:value-type="float" office:value="0" calcext:value-type="float">
            <text:p>0</text:p>
          </table:table-cell>
          <table:table-cell table:formula="of:=[.EW2]-[.EW15]" office:value-type="float" office:value="0" calcext:value-type="float">
            <text:p>0</text:p>
          </table:table-cell>
          <table:table-cell table:formula="of:=[.EX2]-[.EX15]" office:value-type="float" office:value="0" calcext:value-type="float">
            <text:p>0</text:p>
          </table:table-cell>
          <table:table-cell table:formula="of:=[.EY2]-[.EY15]" office:value-type="float" office:value="0" calcext:value-type="float">
            <text:p>0</text:p>
          </table:table-cell>
          <table:table-cell table:formula="of:=[.EZ2]-[.EZ15]" office:value-type="float" office:value="0" calcext:value-type="float">
            <text:p>0</text:p>
          </table:table-cell>
          <table:table-cell table:formula="of:=[.FA2]-[.FA15]" office:value-type="float" office:value="0" calcext:value-type="float">
            <text:p>0</text:p>
          </table:table-cell>
          <table:table-cell table:formula="of:=[.FB2]-[.FB15]" office:value-type="float" office:value="0" calcext:value-type="float">
            <text:p>0</text:p>
          </table:table-cell>
          <table:table-cell table:formula="of:=[.FC2]-[.FC15]" office:value-type="float" office:value="0" calcext:value-type="float">
            <text:p>0</text:p>
          </table:table-cell>
          <table:table-cell table:formula="of:=[.FD2]-[.FD15]" office:value-type="float" office:value="0" calcext:value-type="float">
            <text:p>0</text:p>
          </table:table-cell>
          <table:table-cell table:formula="of:=[.FE2]-[.FE15]" office:value-type="float" office:value="0" calcext:value-type="float">
            <text:p>0</text:p>
          </table:table-cell>
          <table:table-cell table:formula="of:=[.FF2]-[.FF15]" office:value-type="float" office:value="0" calcext:value-type="float">
            <text:p>0</text:p>
          </table:table-cell>
          <table:table-cell table:formula="of:=[.FG2]-[.FG15]" office:value-type="float" office:value="0" calcext:value-type="float">
            <text:p>0</text:p>
          </table:table-cell>
          <table:table-cell table:formula="of:=[.FH2]-[.FH15]" office:value-type="float" office:value="0" calcext:value-type="float">
            <text:p>0</text:p>
          </table:table-cell>
          <table:table-cell table:formula="of:=[.FI2]-[.FI15]" office:value-type="float" office:value="0" calcext:value-type="float">
            <text:p>0</text:p>
          </table:table-cell>
          <table:table-cell table:formula="of:=[.FJ2]-[.FJ15]" office:value-type="float" office:value="0" calcext:value-type="float">
            <text:p>0</text:p>
          </table:table-cell>
          <table:table-cell table:formula="of:=[.FK2]-[.FK15]" office:value-type="float" office:value="0" calcext:value-type="float">
            <text:p>0</text:p>
          </table:table-cell>
          <table:table-cell table:formula="of:=[.FL2]-[.FL15]" office:value-type="float" office:value="0" calcext:value-type="float">
            <text:p>0</text:p>
          </table:table-cell>
        </table:table-row>
        <table:table-row table:style-name="ro1">
          <table:table-cell table:formula="of:=[.A3]-[.A16]" office:value-type="float" office:value="0" calcext:value-type="float">
            <text:p>0</text:p>
          </table:table-cell>
          <table:table-cell table:formula="of:=[.B3]-[.B16]" office:value-type="float" office:value="0" calcext:value-type="float">
            <text:p>0</text:p>
          </table:table-cell>
          <table:table-cell table:formula="of:=[.C3]-[.C16]" office:value-type="float" office:value="0" calcext:value-type="float">
            <text:p>0</text:p>
          </table:table-cell>
          <table:table-cell table:formula="of:=[.D3]-[.D16]" office:value-type="float" office:value="0" calcext:value-type="float">
            <text:p>0</text:p>
          </table:table-cell>
          <table:table-cell table:formula="of:=[.E3]-[.E16]" office:value-type="float" office:value="0" calcext:value-type="float">
            <text:p>0</text:p>
          </table:table-cell>
          <table:table-cell table:formula="of:=[.F3]-[.F16]" office:value-type="float" office:value="0" calcext:value-type="float">
            <text:p>0</text:p>
          </table:table-cell>
          <table:table-cell table:formula="of:=[.G3]-[.G16]" office:value-type="float" office:value="0" calcext:value-type="float">
            <text:p>0</text:p>
          </table:table-cell>
          <table:table-cell table:formula="of:=[.H3]-[.H16]" office:value-type="float" office:value="0" calcext:value-type="float">
            <text:p>0</text:p>
          </table:table-cell>
          <table:table-cell table:formula="of:=[.I3]-[.I16]" office:value-type="float" office:value="0" calcext:value-type="float">
            <text:p>0</text:p>
          </table:table-cell>
          <table:table-cell table:formula="of:=[.J3]-[.J16]" office:value-type="float" office:value="0" calcext:value-type="float">
            <text:p>0</text:p>
          </table:table-cell>
          <table:table-cell table:formula="of:=[.K3]-[.K16]" office:value-type="float" office:value="0" calcext:value-type="float">
            <text:p>0</text:p>
          </table:table-cell>
          <table:table-cell table:formula="of:=[.L3]-[.L16]" office:value-type="float" office:value="0" calcext:value-type="float">
            <text:p>0</text:p>
          </table:table-cell>
          <table:table-cell table:formula="of:=[.M3]-[.M16]" office:value-type="float" office:value="0.00055311599999186" calcext:value-type="float">
            <text:p>0.000553116</text:p>
          </table:table-cell>
          <table:table-cell table:formula="of:=[.N3]-[.N16]" office:value-type="float" office:value="0" calcext:value-type="float">
            <text:p>0</text:p>
          </table:table-cell>
          <table:table-cell table:formula="of:=[.O3]-[.O16]" office:value-type="float" office:value="0" calcext:value-type="float">
            <text:p>0</text:p>
          </table:table-cell>
          <table:table-cell table:formula="of:=[.P3]-[.P16]" office:value-type="float" office:value="0" calcext:value-type="float">
            <text:p>0</text:p>
          </table:table-cell>
          <table:table-cell table:formula="of:=[.Q3]-[.Q16]" office:value-type="float" office:value="0" calcext:value-type="float">
            <text:p>0</text:p>
          </table:table-cell>
          <table:table-cell table:formula="of:=[.R3]-[.R16]" office:value-type="float" office:value="0" calcext:value-type="float">
            <text:p>0</text:p>
          </table:table-cell>
          <table:table-cell table:formula="of:=[.S3]-[.S16]" office:value-type="float" office:value="0" calcext:value-type="float">
            <text:p>0</text:p>
          </table:table-cell>
          <table:table-cell table:formula="of:=[.T3]-[.T16]" office:value-type="float" office:value="0" calcext:value-type="float">
            <text:p>0</text:p>
          </table:table-cell>
          <table:table-cell table:formula="of:=[.U3]-[.U16]" office:value-type="float" office:value="0" calcext:value-type="float">
            <text:p>0</text:p>
          </table:table-cell>
          <table:table-cell table:formula="of:=[.V3]-[.V16]" office:value-type="float" office:value="0" calcext:value-type="float">
            <text:p>0</text:p>
          </table:table-cell>
          <table:table-cell table:formula="of:=[.W3]-[.W16]" office:value-type="float" office:value="0" calcext:value-type="float">
            <text:p>0</text:p>
          </table:table-cell>
          <table:table-cell table:formula="of:=[.X3]-[.X16]" office:value-type="string" office:string-value="" calcext:value-type="error">
            <text:p>#VALUE!</text:p>
          </table:table-cell>
          <table:table-cell table:formula="of:=[.Y3]-[.Y16]" office:value-type="string" office:string-value="" calcext:value-type="error">
            <text:p>#VALUE!</text:p>
          </table:table-cell>
          <table:table-cell table:formula="of:=[.Z3]-[.Z16]" office:value-type="float" office:value="0" calcext:value-type="float">
            <text:p>0</text:p>
          </table:table-cell>
          <table:table-cell table:formula="of:=[.AA3]-[.AA16]" office:value-type="float" office:value="0" calcext:value-type="float">
            <text:p>0</text:p>
          </table:table-cell>
          <table:table-cell table:formula="of:=[.AB3]-[.AB16]" office:value-type="float" office:value="0" calcext:value-type="float">
            <text:p>0</text:p>
          </table:table-cell>
          <table:table-cell table:formula="of:=[.AC3]-[.AC16]" office:value-type="float" office:value="0" calcext:value-type="float">
            <text:p>0</text:p>
          </table:table-cell>
          <table:table-cell table:formula="of:=[.AD3]-[.AD16]" office:value-type="float" office:value="0" calcext:value-type="float">
            <text:p>0</text:p>
          </table:table-cell>
          <table:table-cell table:formula="of:=[.AE3]-[.AE16]" office:value-type="float" office:value="0" calcext:value-type="float">
            <text:p>0</text:p>
          </table:table-cell>
          <table:table-cell table:formula="of:=[.AF3]-[.AF16]" office:value-type="float" office:value="0" calcext:value-type="float">
            <text:p>0</text:p>
          </table:table-cell>
          <table:table-cell table:formula="of:=[.AG3]-[.AG16]" office:value-type="float" office:value="0" calcext:value-type="float">
            <text:p>0</text:p>
          </table:table-cell>
          <table:table-cell table:formula="of:=[.AH3]-[.AH16]" office:value-type="float" office:value="0" calcext:value-type="float">
            <text:p>0</text:p>
          </table:table-cell>
          <table:table-cell table:formula="of:=[.AI3]-[.AI16]" office:value-type="float" office:value="0" calcext:value-type="float">
            <text:p>0</text:p>
          </table:table-cell>
          <table:table-cell table:formula="of:=[.AJ3]-[.AJ16]" office:value-type="float" office:value="0" calcext:value-type="float">
            <text:p>0</text:p>
          </table:table-cell>
          <table:table-cell table:formula="of:=[.AK3]-[.AK16]" office:value-type="float" office:value="-0.49522044031" calcext:value-type="float">
            <text:p>-0.4952204403</text:p>
          </table:table-cell>
          <table:table-cell table:formula="of:=[.AL3]-[.AL16]" office:value-type="float" office:value="-0.13542942824" calcext:value-type="float">
            <text:p>-0.1354294282</text:p>
          </table:table-cell>
          <table:table-cell table:formula="of:=[.AM3]-[.AM16]" office:value-type="float" office:value="0" calcext:value-type="float">
            <text:p>0</text:p>
          </table:table-cell>
          <table:table-cell table:formula="of:=[.AN3]-[.AN16]" office:value-type="float" office:value="0" calcext:value-type="float">
            <text:p>0</text:p>
          </table:table-cell>
          <table:table-cell table:formula="of:=[.AO3]-[.AO16]" office:value-type="float" office:value="0" calcext:value-type="float">
            <text:p>0</text:p>
          </table:table-cell>
          <table:table-cell table:formula="of:=[.AP3]-[.AP16]" office:value-type="float" office:value="-0.14691308048" calcext:value-type="float">
            <text:p>-0.1469130805</text:p>
          </table:table-cell>
          <table:table-cell table:formula="of:=[.AQ3]-[.AQ16]" office:value-type="float" office:value="-0.77976393053" calcext:value-type="float">
            <text:p>-0.7797639305</text:p>
          </table:table-cell>
          <table:table-cell table:formula="of:=[.AR3]-[.AR16]" office:value-type="float" office:value="0" calcext:value-type="float">
            <text:p>0</text:p>
          </table:table-cell>
          <table:table-cell table:formula="of:=[.AS3]-[.AS16]" office:value-type="float" office:value="0" calcext:value-type="float">
            <text:p>0</text:p>
          </table:table-cell>
          <table:table-cell table:formula="of:=[.AT3]-[.AT16]" office:value-type="float" office:value="0" calcext:value-type="float">
            <text:p>0</text:p>
          </table:table-cell>
          <table:table-cell table:formula="of:=[.AU3]-[.AU16]" office:value-type="float" office:value="2.62742337899999" calcext:value-type="float">
            <text:p>2.627423379</text:p>
          </table:table-cell>
          <table:table-cell table:formula="of:=[.AV3]-[.AV16]" office:value-type="float" office:value="3.22768954599996" calcext:value-type="float">
            <text:p>3.227689546</text:p>
          </table:table-cell>
          <table:table-cell table:formula="of:=[.AW3]-[.AW16]" office:value-type="float" office:value="2.97983738699997" calcext:value-type="float">
            <text:p>2.979837387</text:p>
          </table:table-cell>
          <table:table-cell table:formula="of:=[.AX3]-[.AX16]" office:value-type="float" office:value="0" calcext:value-type="float">
            <text:p>0</text:p>
          </table:table-cell>
          <table:table-cell table:formula="of:=[.AY3]-[.AY16]" office:value-type="float" office:value="0" calcext:value-type="float">
            <text:p>0</text:p>
          </table:table-cell>
          <table:table-cell table:formula="of:=[.AZ3]-[.AZ16]" office:value-type="float" office:value="0" calcext:value-type="float">
            <text:p>0</text:p>
          </table:table-cell>
          <table:table-cell table:formula="of:=[.BA3]-[.BA16]" office:value-type="float" office:value="-0.66640063847" calcext:value-type="float">
            <text:p>-0.6664006385</text:p>
          </table:table-cell>
          <table:table-cell table:formula="of:=[.BB3]-[.BB16]" office:value-type="float" office:value="-0.38467677574" calcext:value-type="float">
            <text:p>-0.3846767757</text:p>
          </table:table-cell>
          <table:table-cell table:formula="of:=[.BC3]-[.BC16]" office:value-type="float" office:value="0" calcext:value-type="float">
            <text:p>0</text:p>
          </table:table-cell>
          <table:table-cell table:formula="of:=[.BD3]-[.BD16]" office:value-type="float" office:value="0" calcext:value-type="float">
            <text:p>0</text:p>
          </table:table-cell>
          <table:table-cell table:formula="of:=[.BE3]-[.BE16]" office:value-type="float" office:value="0" calcext:value-type="float">
            <text:p>0</text:p>
          </table:table-cell>
          <table:table-cell table:formula="of:=[.BF3]-[.BF16]" office:value-type="float" office:value="-0.68098159509" calcext:value-type="float">
            <text:p>-0.6809815951</text:p>
          </table:table-cell>
          <table:table-cell table:formula="of:=[.BG3]-[.BG16]" office:value-type="float" office:value="-0.29447852761" calcext:value-type="float">
            <text:p>-0.2944785276</text:p>
          </table:table-cell>
          <table:table-cell table:formula="of:=[.BH3]-[.BH16]" office:value-type="float" office:value="0" calcext:value-type="float">
            <text:p>0</text:p>
          </table:table-cell>
          <table:table-cell table:formula="of:=[.BI3]-[.BI16]" office:value-type="float" office:value="0" calcext:value-type="float">
            <text:p>0</text:p>
          </table:table-cell>
          <table:table-cell table:formula="of:=[.BJ3]-[.BJ16]" office:value-type="float" office:value="0" calcext:value-type="float">
            <text:p>0</text:p>
          </table:table-cell>
          <table:table-cell table:formula="of:=[.BK3]-[.BK16]" office:value-type="float" office:value="-0.11444847229" calcext:value-type="float">
            <text:p>-0.1144484723</text:p>
          </table:table-cell>
          <table:table-cell table:formula="of:=[.BL3]-[.BL16]" office:value-type="float" office:value="-0.19212843086" calcext:value-type="float">
            <text:p>-0.1921284309</text:p>
          </table:table-cell>
          <table:table-cell table:formula="of:=[.BM3]-[.BM16]" office:value-type="float" office:value="0" calcext:value-type="float">
            <text:p>0</text:p>
          </table:table-cell>
          <table:table-cell table:formula="of:=[.BN3]-[.BN16]" office:value-type="float" office:value="0" calcext:value-type="float">
            <text:p>0</text:p>
          </table:table-cell>
          <table:table-cell table:formula="of:=[.BO3]-[.BO16]" office:value-type="float" office:value="0" calcext:value-type="float">
            <text:p>0</text:p>
          </table:table-cell>
          <table:table-cell table:formula="of:=[.BP3]-[.BP16]" office:value-type="float" office:value="-0.56756756757" calcext:value-type="float">
            <text:p>-0.5675675676</text:p>
          </table:table-cell>
          <table:table-cell table:formula="of:=[.BQ3]-[.BQ16]" office:value-type="float" office:value="-0.0270270270299999" calcext:value-type="float">
            <text:p>-0.027027027</text:p>
          </table:table-cell>
          <table:table-cell table:formula="of:=[.BR3]-[.BR16]" office:value-type="float" office:value="0" calcext:value-type="float">
            <text:p>0</text:p>
          </table:table-cell>
          <table:table-cell table:formula="of:=[.BS3]-[.BS16]" office:value-type="float" office:value="0" calcext:value-type="float">
            <text:p>0</text:p>
          </table:table-cell>
          <table:table-cell table:formula="of:=[.BT3]-[.BT16]" office:value-type="float" office:value="0" calcext:value-type="float">
            <text:p>0</text:p>
          </table:table-cell>
          <table:table-cell table:formula="of:=[.BU3]-[.BU16]" office:value-type="float" office:value="0" calcext:value-type="float">
            <text:p>0</text:p>
          </table:table-cell>
          <table:table-cell table:formula="of:=[.BV3]-[.BV16]" office:value-type="float" office:value="0" calcext:value-type="float">
            <text:p>0</text:p>
          </table:table-cell>
          <table:table-cell table:formula="of:=[.BW3]-[.BW16]" office:value-type="float" office:value="0" calcext:value-type="float">
            <text:p>0</text:p>
          </table:table-cell>
          <table:table-cell table:formula="of:=[.BX3]-[.BX16]" office:value-type="float" office:value="0" calcext:value-type="float">
            <text:p>0</text:p>
          </table:table-cell>
          <table:table-cell table:formula="of:=[.BY3]-[.BY16]" office:value-type="float" office:value="0" calcext:value-type="float">
            <text:p>0</text:p>
          </table:table-cell>
          <table:table-cell table:formula="of:=[.BZ3]-[.BZ16]" office:value-type="float" office:value="0" calcext:value-type="float">
            <text:p>0</text:p>
          </table:table-cell>
          <table:table-cell table:formula="of:=[.CA3]-[.CA16]" office:value-type="float" office:value="0" calcext:value-type="float">
            <text:p>0</text:p>
          </table:table-cell>
          <table:table-cell table:formula="of:=[.CB3]-[.CB16]" office:value-type="float" office:value="0" calcext:value-type="float">
            <text:p>0</text:p>
          </table:table-cell>
          <table:table-cell table:formula="of:=[.CC3]-[.CC16]" office:value-type="float" office:value="0" calcext:value-type="float">
            <text:p>0</text:p>
          </table:table-cell>
          <table:table-cell table:formula="of:=[.CD3]-[.CD16]" office:value-type="float" office:value="0" calcext:value-type="float">
            <text:p>0</text:p>
          </table:table-cell>
          <table:table-cell table:formula="of:=[.CE3]-[.CE16]" office:value-type="float" office:value="0" calcext:value-type="float">
            <text:p>0</text:p>
          </table:table-cell>
          <table:table-cell table:formula="of:=[.CF3]-[.CF16]" office:value-type="float" office:value="0" calcext:value-type="float">
            <text:p>0</text:p>
          </table:table-cell>
          <table:table-cell table:formula="of:=[.CG3]-[.CG16]" office:value-type="float" office:value="0" calcext:value-type="float">
            <text:p>0</text:p>
          </table:table-cell>
          <table:table-cell table:formula="of:=[.CH3]-[.CH16]" office:value-type="float" office:value="0" calcext:value-type="float">
            <text:p>0</text:p>
          </table:table-cell>
          <table:table-cell table:formula="of:=[.CI3]-[.CI16]" office:value-type="float" office:value="0" calcext:value-type="float">
            <text:p>0</text:p>
          </table:table-cell>
          <table:table-cell table:formula="of:=[.CJ3]-[.CJ16]" office:value-type="float" office:value="0" calcext:value-type="float">
            <text:p>0</text:p>
          </table:table-cell>
          <table:table-cell table:formula="of:=[.CK3]-[.CK16]" office:value-type="float" office:value="0" calcext:value-type="float">
            <text:p>0</text:p>
          </table:table-cell>
          <table:table-cell table:formula="of:=[.CL3]-[.CL16]" office:value-type="float" office:value="0" calcext:value-type="float">
            <text:p>0</text:p>
          </table:table-cell>
          <table:table-cell table:formula="of:=[.CM3]-[.CM16]" office:value-type="float" office:value="0" calcext:value-type="float">
            <text:p>0</text:p>
          </table:table-cell>
          <table:table-cell table:formula="of:=[.CN3]-[.CN16]" office:value-type="float" office:value="0" calcext:value-type="float">
            <text:p>0</text:p>
          </table:table-cell>
          <table:table-cell table:formula="of:=[.CO3]-[.CO16]" office:value-type="float" office:value="0" calcext:value-type="float">
            <text:p>0</text:p>
          </table:table-cell>
          <table:table-cell table:formula="of:=[.CP3]-[.CP16]" office:value-type="float" office:value="0" calcext:value-type="float">
            <text:p>0</text:p>
          </table:table-cell>
          <table:table-cell table:formula="of:=[.CQ3]-[.CQ16]" office:value-type="float" office:value="0" calcext:value-type="float">
            <text:p>0</text:p>
          </table:table-cell>
          <table:table-cell table:formula="of:=[.CR3]-[.CR16]" office:value-type="float" office:value="0" calcext:value-type="float">
            <text:p>0</text:p>
          </table:table-cell>
          <table:table-cell table:formula="of:=[.CS3]-[.CS16]" office:value-type="float" office:value="0" calcext:value-type="float">
            <text:p>0</text:p>
          </table:table-cell>
          <table:table-cell table:formula="of:=[.CT3]-[.CT16]" office:value-type="float" office:value="0" calcext:value-type="float">
            <text:p>0</text:p>
          </table:table-cell>
          <table:table-cell table:formula="of:=[.CU3]-[.CU16]" office:value-type="float" office:value="0" calcext:value-type="float">
            <text:p>0</text:p>
          </table:table-cell>
          <table:table-cell table:formula="of:=[.CV3]-[.CV16]" office:value-type="float" office:value="0" calcext:value-type="float">
            <text:p>0</text:p>
          </table:table-cell>
          <table:table-cell table:formula="of:=[.CW3]-[.CW16]" office:value-type="float" office:value="0" calcext:value-type="float">
            <text:p>0</text:p>
          </table:table-cell>
          <table:table-cell table:formula="of:=[.CX3]-[.CX16]" office:value-type="float" office:value="0" calcext:value-type="float">
            <text:p>0</text:p>
          </table:table-cell>
          <table:table-cell table:formula="of:=[.CY3]-[.CY16]" office:value-type="float" office:value="0" calcext:value-type="float">
            <text:p>0</text:p>
          </table:table-cell>
          <table:table-cell table:formula="of:=[.CZ3]-[.CZ16]" office:value-type="float" office:value="0" calcext:value-type="float">
            <text:p>0</text:p>
          </table:table-cell>
          <table:table-cell table:formula="of:=[.DA3]-[.DA16]" office:value-type="float" office:value="0" calcext:value-type="float">
            <text:p>0</text:p>
          </table:table-cell>
          <table:table-cell table:formula="of:=[.DB3]-[.DB16]" office:value-type="float" office:value="0" calcext:value-type="float">
            <text:p>0</text:p>
          </table:table-cell>
          <table:table-cell table:formula="of:=[.DC3]-[.DC16]" office:value-type="float" office:value="0" calcext:value-type="float">
            <text:p>0</text:p>
          </table:table-cell>
          <table:table-cell table:formula="of:=[.DD3]-[.DD16]" office:value-type="float" office:value="0" calcext:value-type="float">
            <text:p>0</text:p>
          </table:table-cell>
          <table:table-cell table:formula="of:=[.DE3]-[.DE16]" office:value-type="float" office:value="0" calcext:value-type="float">
            <text:p>0</text:p>
          </table:table-cell>
          <table:table-cell table:formula="of:=[.DF3]-[.DF16]" office:value-type="float" office:value="0" calcext:value-type="float">
            <text:p>0</text:p>
          </table:table-cell>
          <table:table-cell table:formula="of:=[.DG3]-[.DG16]" office:value-type="float" office:value="0" calcext:value-type="float">
            <text:p>0</text:p>
          </table:table-cell>
          <table:table-cell table:formula="of:=[.DH3]-[.DH16]" office:value-type="float" office:value="0" calcext:value-type="float">
            <text:p>0</text:p>
          </table:table-cell>
          <table:table-cell table:formula="of:=[.DI3]-[.DI16]" office:value-type="float" office:value="0" calcext:value-type="float">
            <text:p>0</text:p>
          </table:table-cell>
          <table:table-cell table:formula="of:=[.DJ3]-[.DJ16]" office:value-type="float" office:value="0" calcext:value-type="float">
            <text:p>0</text:p>
          </table:table-cell>
          <table:table-cell table:formula="of:=[.DK3]-[.DK16]" office:value-type="float" office:value="0" calcext:value-type="float">
            <text:p>0</text:p>
          </table:table-cell>
          <table:table-cell table:formula="of:=[.DL3]-[.DL16]" office:value-type="float" office:value="0" calcext:value-type="float">
            <text:p>0</text:p>
          </table:table-cell>
          <table:table-cell table:formula="of:=[.DM3]-[.DM16]" office:value-type="float" office:value="0" calcext:value-type="float">
            <text:p>0</text:p>
          </table:table-cell>
          <table:table-cell table:formula="of:=[.DN3]-[.DN16]" office:value-type="float" office:value="0" calcext:value-type="float">
            <text:p>0</text:p>
          </table:table-cell>
          <table:table-cell table:formula="of:=[.DO3]-[.DO16]" office:value-type="float" office:value="0" calcext:value-type="float">
            <text:p>0</text:p>
          </table:table-cell>
          <table:table-cell table:formula="of:=[.DP3]-[.DP16]" office:value-type="float" office:value="0" calcext:value-type="float">
            <text:p>0</text:p>
          </table:table-cell>
          <table:table-cell table:formula="of:=[.DQ3]-[.DQ16]" office:value-type="float" office:value="0" calcext:value-type="float">
            <text:p>0</text:p>
          </table:table-cell>
          <table:table-cell table:formula="of:=[.DR3]-[.DR16]" office:value-type="float" office:value="0" calcext:value-type="float">
            <text:p>0</text:p>
          </table:table-cell>
          <table:table-cell table:formula="of:=[.DS3]-[.DS16]" office:value-type="float" office:value="0" calcext:value-type="float">
            <text:p>0</text:p>
          </table:table-cell>
          <table:table-cell table:formula="of:=[.DT3]-[.DT16]" office:value-type="float" office:value="0" calcext:value-type="float">
            <text:p>0</text:p>
          </table:table-cell>
          <table:table-cell table:formula="of:=[.DU3]-[.DU16]" office:value-type="float" office:value="0" calcext:value-type="float">
            <text:p>0</text:p>
          </table:table-cell>
          <table:table-cell table:formula="of:=[.DV3]-[.DV16]" office:value-type="float" office:value="0" calcext:value-type="float">
            <text:p>0</text:p>
          </table:table-cell>
          <table:table-cell table:formula="of:=[.DW3]-[.DW16]" office:value-type="float" office:value="0" calcext:value-type="float">
            <text:p>0</text:p>
          </table:table-cell>
          <table:table-cell table:formula="of:=[.DX3]-[.DX16]" office:value-type="float" office:value="0" calcext:value-type="float">
            <text:p>0</text:p>
          </table:table-cell>
          <table:table-cell table:formula="of:=[.DY3]-[.DY16]" office:value-type="float" office:value="0" calcext:value-type="float">
            <text:p>0</text:p>
          </table:table-cell>
          <table:table-cell table:formula="of:=[.DZ3]-[.DZ16]" office:value-type="float" office:value="0" calcext:value-type="float">
            <text:p>0</text:p>
          </table:table-cell>
          <table:table-cell table:formula="of:=[.EA3]-[.EA16]" office:value-type="float" office:value="0" calcext:value-type="float">
            <text:p>0</text:p>
          </table:table-cell>
          <table:table-cell table:formula="of:=[.EB3]-[.EB16]" office:value-type="float" office:value="0" calcext:value-type="float">
            <text:p>0</text:p>
          </table:table-cell>
          <table:table-cell table:formula="of:=[.EC3]-[.EC16]" office:value-type="float" office:value="0" calcext:value-type="float">
            <text:p>0</text:p>
          </table:table-cell>
          <table:table-cell table:formula="of:=[.ED3]-[.ED16]" office:value-type="float" office:value="0" calcext:value-type="float">
            <text:p>0</text:p>
          </table:table-cell>
          <table:table-cell table:formula="of:=[.EE3]-[.EE16]" office:value-type="float" office:value="0" calcext:value-type="float">
            <text:p>0</text:p>
          </table:table-cell>
          <table:table-cell table:formula="of:=[.EF3]-[.EF16]" office:value-type="float" office:value="0" calcext:value-type="float">
            <text:p>0</text:p>
          </table:table-cell>
          <table:table-cell table:formula="of:=[.EG3]-[.EG16]" office:value-type="float" office:value="0" calcext:value-type="float">
            <text:p>0</text:p>
          </table:table-cell>
          <table:table-cell table:formula="of:=[.EH3]-[.EH16]" office:value-type="float" office:value="0" calcext:value-type="float">
            <text:p>0</text:p>
          </table:table-cell>
          <table:table-cell table:formula="of:=[.EI3]-[.EI16]" office:value-type="float" office:value="0" calcext:value-type="float">
            <text:p>0</text:p>
          </table:table-cell>
          <table:table-cell table:formula="of:=[.EJ3]-[.EJ16]" office:value-type="float" office:value="0" calcext:value-type="float">
            <text:p>0</text:p>
          </table:table-cell>
          <table:table-cell table:formula="of:=[.EK3]-[.EK16]" office:value-type="float" office:value="0" calcext:value-type="float">
            <text:p>0</text:p>
          </table:table-cell>
          <table:table-cell table:formula="of:=[.EL3]-[.EL16]" office:value-type="float" office:value="0" calcext:value-type="float">
            <text:p>0</text:p>
          </table:table-cell>
          <table:table-cell table:formula="of:=[.EM3]-[.EM16]" office:value-type="float" office:value="0" calcext:value-type="float">
            <text:p>0</text:p>
          </table:table-cell>
          <table:table-cell table:formula="of:=[.EN3]-[.EN16]" office:value-type="float" office:value="0" calcext:value-type="float">
            <text:p>0</text:p>
          </table:table-cell>
          <table:table-cell table:formula="of:=[.EO3]-[.EO16]" office:value-type="float" office:value="0" calcext:value-type="float">
            <text:p>0</text:p>
          </table:table-cell>
          <table:table-cell table:formula="of:=[.EP3]-[.EP16]" office:value-type="float" office:value="0" calcext:value-type="float">
            <text:p>0</text:p>
          </table:table-cell>
          <table:table-cell table:formula="of:=[.EQ3]-[.EQ16]" office:value-type="float" office:value="0" calcext:value-type="float">
            <text:p>0</text:p>
          </table:table-cell>
          <table:table-cell table:formula="of:=[.ER3]-[.ER16]" office:value-type="float" office:value="0" calcext:value-type="float">
            <text:p>0</text:p>
          </table:table-cell>
          <table:table-cell table:formula="of:=[.ES3]-[.ES16]" office:value-type="float" office:value="0" calcext:value-type="float">
            <text:p>0</text:p>
          </table:table-cell>
          <table:table-cell table:formula="of:=[.ET3]-[.ET16]" office:value-type="float" office:value="0" calcext:value-type="float">
            <text:p>0</text:p>
          </table:table-cell>
          <table:table-cell table:formula="of:=[.EU3]-[.EU16]" office:value-type="float" office:value="0" calcext:value-type="float">
            <text:p>0</text:p>
          </table:table-cell>
          <table:table-cell table:formula="of:=[.EV3]-[.EV16]" office:value-type="float" office:value="0" calcext:value-type="float">
            <text:p>0</text:p>
          </table:table-cell>
          <table:table-cell table:formula="of:=[.EW3]-[.EW16]" office:value-type="float" office:value="0" calcext:value-type="float">
            <text:p>0</text:p>
          </table:table-cell>
          <table:table-cell table:formula="of:=[.EX3]-[.EX16]" office:value-type="float" office:value="0" calcext:value-type="float">
            <text:p>0</text:p>
          </table:table-cell>
          <table:table-cell table:formula="of:=[.EY3]-[.EY16]" office:value-type="float" office:value="0" calcext:value-type="float">
            <text:p>0</text:p>
          </table:table-cell>
          <table:table-cell table:formula="of:=[.EZ3]-[.EZ16]" office:value-type="float" office:value="0" calcext:value-type="float">
            <text:p>0</text:p>
          </table:table-cell>
          <table:table-cell table:formula="of:=[.FA3]-[.FA16]" office:value-type="float" office:value="0" calcext:value-type="float">
            <text:p>0</text:p>
          </table:table-cell>
          <table:table-cell table:formula="of:=[.FB3]-[.FB16]" office:value-type="float" office:value="0" calcext:value-type="float">
            <text:p>0</text:p>
          </table:table-cell>
          <table:table-cell table:formula="of:=[.FC3]-[.FC16]" office:value-type="float" office:value="0" calcext:value-type="float">
            <text:p>0</text:p>
          </table:table-cell>
          <table:table-cell table:formula="of:=[.FD3]-[.FD16]" office:value-type="float" office:value="0" calcext:value-type="float">
            <text:p>0</text:p>
          </table:table-cell>
          <table:table-cell table:formula="of:=[.FE3]-[.FE16]" office:value-type="float" office:value="0" calcext:value-type="float">
            <text:p>0</text:p>
          </table:table-cell>
          <table:table-cell table:formula="of:=[.FF3]-[.FF16]" office:value-type="float" office:value="0" calcext:value-type="float">
            <text:p>0</text:p>
          </table:table-cell>
          <table:table-cell table:formula="of:=[.FG3]-[.FG16]" office:value-type="float" office:value="0" calcext:value-type="float">
            <text:p>0</text:p>
          </table:table-cell>
          <table:table-cell table:formula="of:=[.FH3]-[.FH16]" office:value-type="float" office:value="0" calcext:value-type="float">
            <text:p>0</text:p>
          </table:table-cell>
          <table:table-cell table:formula="of:=[.FI3]-[.FI16]" office:value-type="float" office:value="0" calcext:value-type="float">
            <text:p>0</text:p>
          </table:table-cell>
          <table:table-cell table:formula="of:=[.FJ3]-[.FJ16]" office:value-type="float" office:value="0" calcext:value-type="float">
            <text:p>0</text:p>
          </table:table-cell>
          <table:table-cell table:formula="of:=[.FK3]-[.FK16]" office:value-type="float" office:value="0" calcext:value-type="float">
            <text:p>0</text:p>
          </table:table-cell>
          <table:table-cell table:formula="of:=[.FL3]-[.FL16]" office:value-type="float" office:value="0" calcext:value-type="float">
            <text:p>0</text:p>
          </table:table-cell>
        </table:table-row>
        <table:table-row table:style-name="ro1">
          <table:table-cell table:formula="of:=[.A4]-[.A17]" office:value-type="float" office:value="0" calcext:value-type="float">
            <text:p>0</text:p>
          </table:table-cell>
          <table:table-cell table:formula="of:=[.B4]-[.B17]" office:value-type="float" office:value="0" calcext:value-type="float">
            <text:p>0</text:p>
          </table:table-cell>
          <table:table-cell table:formula="of:=[.C4]-[.C17]" office:value-type="float" office:value="0" calcext:value-type="float">
            <text:p>0</text:p>
          </table:table-cell>
          <table:table-cell table:formula="of:=[.D4]-[.D17]" office:value-type="float" office:value="0" calcext:value-type="float">
            <text:p>0</text:p>
          </table:table-cell>
          <table:table-cell table:formula="of:=[.E4]-[.E17]" office:value-type="float" office:value="0" calcext:value-type="float">
            <text:p>0</text:p>
          </table:table-cell>
          <table:table-cell table:formula="of:=[.F4]-[.F17]" office:value-type="float" office:value="0" calcext:value-type="float">
            <text:p>0</text:p>
          </table:table-cell>
          <table:table-cell table:formula="of:=[.G4]-[.G17]" office:value-type="float" office:value="0" calcext:value-type="float">
            <text:p>0</text:p>
          </table:table-cell>
          <table:table-cell table:formula="of:=[.H4]-[.H17]" office:value-type="float" office:value="0" calcext:value-type="float">
            <text:p>0</text:p>
          </table:table-cell>
          <table:table-cell table:formula="of:=[.I4]-[.I17]" office:value-type="float" office:value="0" calcext:value-type="float">
            <text:p>0</text:p>
          </table:table-cell>
          <table:table-cell table:formula="of:=[.J4]-[.J17]" office:value-type="float" office:value="0" calcext:value-type="float">
            <text:p>0</text:p>
          </table:table-cell>
          <table:table-cell table:formula="of:=[.K4]-[.K17]" office:value-type="float" office:value="0" calcext:value-type="float">
            <text:p>0</text:p>
          </table:table-cell>
          <table:table-cell table:formula="of:=[.L4]-[.L17]" office:value-type="float" office:value="0" calcext:value-type="float">
            <text:p>0</text:p>
          </table:table-cell>
          <table:table-cell table:formula="of:=[.M4]-[.M17]" office:value-type="float" office:value="0" calcext:value-type="float">
            <text:p>0</text:p>
          </table:table-cell>
          <table:table-cell table:formula="of:=[.N4]-[.N17]" office:value-type="float" office:value="0" calcext:value-type="float">
            <text:p>0</text:p>
          </table:table-cell>
          <table:table-cell table:formula="of:=[.O4]-[.O17]" office:value-type="float" office:value="0" calcext:value-type="float">
            <text:p>0</text:p>
          </table:table-cell>
          <table:table-cell table:formula="of:=[.P4]-[.P17]" office:value-type="float" office:value="0" calcext:value-type="float">
            <text:p>0</text:p>
          </table:table-cell>
          <table:table-cell table:formula="of:=[.Q4]-[.Q17]" office:value-type="float" office:value="0" calcext:value-type="float">
            <text:p>0</text:p>
          </table:table-cell>
          <table:table-cell table:formula="of:=[.R4]-[.R17]" office:value-type="float" office:value="0" calcext:value-type="float">
            <text:p>0</text:p>
          </table:table-cell>
          <table:table-cell table:formula="of:=[.S4]-[.S17]" office:value-type="float" office:value="0" calcext:value-type="float">
            <text:p>0</text:p>
          </table:table-cell>
          <table:table-cell table:formula="of:=[.T4]-[.T17]" office:value-type="float" office:value="0" calcext:value-type="float">
            <text:p>0</text:p>
          </table:table-cell>
          <table:table-cell table:formula="of:=[.U4]-[.U17]" office:value-type="float" office:value="0" calcext:value-type="float">
            <text:p>0</text:p>
          </table:table-cell>
          <table:table-cell table:formula="of:=[.V4]-[.V17]" office:value-type="float" office:value="0" calcext:value-type="float">
            <text:p>0</text:p>
          </table:table-cell>
          <table:table-cell table:formula="of:=[.W4]-[.W17]" office:value-type="float" office:value="0" calcext:value-type="float">
            <text:p>0</text:p>
          </table:table-cell>
          <table:table-cell table:formula="of:=[.X4]-[.X17]" office:value-type="string" office:string-value="" calcext:value-type="error">
            <text:p>#VALUE!</text:p>
          </table:table-cell>
          <table:table-cell table:formula="of:=[.Y4]-[.Y17]" office:value-type="string" office:string-value="" calcext:value-type="error">
            <text:p>#VALUE!</text:p>
          </table:table-cell>
          <table:table-cell table:formula="of:=[.Z4]-[.Z17]" office:value-type="float" office:value="0" calcext:value-type="float">
            <text:p>0</text:p>
          </table:table-cell>
          <table:table-cell table:formula="of:=[.AA4]-[.AA17]" office:value-type="float" office:value="0" calcext:value-type="float">
            <text:p>0</text:p>
          </table:table-cell>
          <table:table-cell table:formula="of:=[.AB4]-[.AB17]" office:value-type="float" office:value="0" calcext:value-type="float">
            <text:p>0</text:p>
          </table:table-cell>
          <table:table-cell table:formula="of:=[.AC4]-[.AC17]" office:value-type="float" office:value="0" calcext:value-type="float">
            <text:p>0</text:p>
          </table:table-cell>
          <table:table-cell table:formula="of:=[.AD4]-[.AD17]" office:value-type="float" office:value="0" calcext:value-type="float">
            <text:p>0</text:p>
          </table:table-cell>
          <table:table-cell table:formula="of:=[.AE4]-[.AE17]" office:value-type="float" office:value="0" calcext:value-type="float">
            <text:p>0</text:p>
          </table:table-cell>
          <table:table-cell table:formula="of:=[.AF4]-[.AF17]" office:value-type="float" office:value="0" calcext:value-type="float">
            <text:p>0</text:p>
          </table:table-cell>
          <table:table-cell table:formula="of:=[.AG4]-[.AG17]" office:value-type="float" office:value="0" calcext:value-type="float">
            <text:p>0</text:p>
          </table:table-cell>
          <table:table-cell table:formula="of:=[.AH4]-[.AH17]" office:value-type="float" office:value="0" calcext:value-type="float">
            <text:p>0</text:p>
          </table:table-cell>
          <table:table-cell table:formula="of:=[.AI4]-[.AI17]" office:value-type="float" office:value="0" calcext:value-type="float">
            <text:p>0</text:p>
          </table:table-cell>
          <table:table-cell table:formula="of:=[.AJ4]-[.AJ17]" office:value-type="float" office:value="0" calcext:value-type="float">
            <text:p>0</text:p>
          </table:table-cell>
          <table:table-cell table:formula="of:=[.AK4]-[.AK17]" office:value-type="float" office:value="0" calcext:value-type="float">
            <text:p>0</text:p>
          </table:table-cell>
          <table:table-cell table:formula="of:=[.AL4]-[.AL17]" office:value-type="float" office:value="0" calcext:value-type="float">
            <text:p>0</text:p>
          </table:table-cell>
          <table:table-cell table:formula="of:=[.AM4]-[.AM17]" office:value-type="float" office:value="0" calcext:value-type="float">
            <text:p>0</text:p>
          </table:table-cell>
          <table:table-cell table:formula="of:=[.AN4]-[.AN17]" office:value-type="float" office:value="0" calcext:value-type="float">
            <text:p>0</text:p>
          </table:table-cell>
          <table:table-cell table:formula="of:=[.AO4]-[.AO17]" office:value-type="float" office:value="0" calcext:value-type="float">
            <text:p>0</text:p>
          </table:table-cell>
          <table:table-cell table:formula="of:=[.AP4]-[.AP17]" office:value-type="float" office:value="0" calcext:value-type="float">
            <text:p>0</text:p>
          </table:table-cell>
          <table:table-cell table:formula="of:=[.AQ4]-[.AQ17]" office:value-type="float" office:value="0" calcext:value-type="float">
            <text:p>0</text:p>
          </table:table-cell>
          <table:table-cell table:formula="of:=[.AR4]-[.AR17]" office:value-type="float" office:value="0" calcext:value-type="float">
            <text:p>0</text:p>
          </table:table-cell>
          <table:table-cell table:formula="of:=[.AS4]-[.AS17]" office:value-type="float" office:value="0" calcext:value-type="float">
            <text:p>0</text:p>
          </table:table-cell>
          <table:table-cell table:formula="of:=[.AT4]-[.AT17]" office:value-type="float" office:value="0" calcext:value-type="float">
            <text:p>0</text:p>
          </table:table-cell>
          <table:table-cell table:formula="of:=[.AU4]-[.AU17]" office:value-type="float" office:value="0" calcext:value-type="float">
            <text:p>0</text:p>
          </table:table-cell>
          <table:table-cell table:formula="of:=[.AV4]-[.AV17]" office:value-type="float" office:value="0" calcext:value-type="float">
            <text:p>0</text:p>
          </table:table-cell>
          <table:table-cell table:formula="of:=[.AW4]-[.AW17]" office:value-type="float" office:value="0" calcext:value-type="float">
            <text:p>0</text:p>
          </table:table-cell>
          <table:table-cell table:formula="of:=[.AX4]-[.AX17]" office:value-type="float" office:value="0" calcext:value-type="float">
            <text:p>0</text:p>
          </table:table-cell>
          <table:table-cell table:formula="of:=[.AY4]-[.AY17]" office:value-type="float" office:value="0" calcext:value-type="float">
            <text:p>0</text:p>
          </table:table-cell>
          <table:table-cell table:formula="of:=[.AZ4]-[.AZ17]" office:value-type="float" office:value="0" calcext:value-type="float">
            <text:p>0</text:p>
          </table:table-cell>
          <table:table-cell table:formula="of:=[.BA4]-[.BA17]" office:value-type="float" office:value="-0.71161657189" calcext:value-type="float">
            <text:p>-0.7116165719</text:p>
          </table:table-cell>
          <table:table-cell table:formula="of:=[.BB4]-[.BB17]" office:value-type="float" office:value="-0.76766856214" calcext:value-type="float">
            <text:p>-0.7676685621</text:p>
          </table:table-cell>
          <table:table-cell table:formula="of:=[.BC4]-[.BC17]" office:value-type="float" office:value="0" calcext:value-type="float">
            <text:p>0</text:p>
          </table:table-cell>
          <table:table-cell table:formula="of:=[.BD4]-[.BD17]" office:value-type="float" office:value="0" calcext:value-type="float">
            <text:p>0</text:p>
          </table:table-cell>
          <table:table-cell table:formula="of:=[.BE4]-[.BE17]" office:value-type="float" office:value="0" calcext:value-type="float">
            <text:p>0</text:p>
          </table:table-cell>
          <table:table-cell table:formula="of:=[.BF4]-[.BF17]" office:value-type="float" office:value="0" calcext:value-type="float">
            <text:p>0</text:p>
          </table:table-cell>
          <table:table-cell table:formula="of:=[.BG4]-[.BG17]" office:value-type="float" office:value="0" calcext:value-type="float">
            <text:p>0</text:p>
          </table:table-cell>
          <table:table-cell table:formula="of:=[.BH4]-[.BH17]" office:value-type="float" office:value="0" calcext:value-type="float">
            <text:p>0</text:p>
          </table:table-cell>
          <table:table-cell table:formula="of:=[.BI4]-[.BI17]" office:value-type="float" office:value="0" calcext:value-type="float">
            <text:p>0</text:p>
          </table:table-cell>
          <table:table-cell table:formula="of:=[.BJ4]-[.BJ17]" office:value-type="float" office:value="0" calcext:value-type="float">
            <text:p>0</text:p>
          </table:table-cell>
          <table:table-cell table:formula="of:=[.BK4]-[.BK17]" office:value-type="float" office:value="-0.44299981157" calcext:value-type="float">
            <text:p>-0.4429998116</text:p>
          </table:table-cell>
          <table:table-cell table:formula="of:=[.BL4]-[.BL17]" office:value-type="float" office:value="-0.196721311479999" calcext:value-type="float">
            <text:p>-0.1967213115</text:p>
          </table:table-cell>
          <table:table-cell table:formula="of:=[.BM4]-[.BM17]" office:value-type="float" office:value="0" calcext:value-type="float">
            <text:p>0</text:p>
          </table:table-cell>
          <table:table-cell table:formula="of:=[.BN4]-[.BN17]" office:value-type="float" office:value="0" calcext:value-type="float">
            <text:p>0</text:p>
          </table:table-cell>
          <table:table-cell table:formula="of:=[.BO4]-[.BO17]" office:value-type="float" office:value="0" calcext:value-type="float">
            <text:p>0</text:p>
          </table:table-cell>
          <table:table-cell table:formula="of:=[.BP4]-[.BP17]" office:value-type="float" office:value="-0.0924855491300001" calcext:value-type="float">
            <text:p>-0.0924855491</text:p>
          </table:table-cell>
          <table:table-cell table:formula="of:=[.BQ4]-[.BQ17]" office:value-type="float" office:value="-0.0924855491300001" calcext:value-type="float">
            <text:p>-0.0924855491</text:p>
          </table:table-cell>
          <table:table-cell table:formula="of:=[.BR4]-[.BR17]" office:value-type="float" office:value="0" calcext:value-type="float">
            <text:p>0</text:p>
          </table:table-cell>
          <table:table-cell table:formula="of:=[.BS4]-[.BS17]" office:value-type="float" office:value="0" calcext:value-type="float">
            <text:p>0</text:p>
          </table:table-cell>
          <table:table-cell table:formula="of:=[.BT4]-[.BT17]" office:value-type="float" office:value="0" calcext:value-type="float">
            <text:p>0</text:p>
          </table:table-cell>
          <table:table-cell table:formula="of:=[.BU4]-[.BU17]" office:value-type="float" office:value="0" calcext:value-type="float">
            <text:p>0</text:p>
          </table:table-cell>
          <table:table-cell table:formula="of:=[.BV4]-[.BV17]" office:value-type="float" office:value="0" calcext:value-type="float">
            <text:p>0</text:p>
          </table:table-cell>
          <table:table-cell table:formula="of:=[.BW4]-[.BW17]" office:value-type="float" office:value="0" calcext:value-type="float">
            <text:p>0</text:p>
          </table:table-cell>
          <table:table-cell table:formula="of:=[.BX4]-[.BX17]" office:value-type="float" office:value="0" calcext:value-type="float">
            <text:p>0</text:p>
          </table:table-cell>
          <table:table-cell table:formula="of:=[.BY4]-[.BY17]" office:value-type="float" office:value="0" calcext:value-type="float">
            <text:p>0</text:p>
          </table:table-cell>
          <table:table-cell table:formula="of:=[.BZ4]-[.BZ17]" office:value-type="float" office:value="0" calcext:value-type="float">
            <text:p>0</text:p>
          </table:table-cell>
          <table:table-cell table:formula="of:=[.CA4]-[.CA17]" office:value-type="float" office:value="0" calcext:value-type="float">
            <text:p>0</text:p>
          </table:table-cell>
          <table:table-cell table:formula="of:=[.CB4]-[.CB17]" office:value-type="float" office:value="0" calcext:value-type="float">
            <text:p>0</text:p>
          </table:table-cell>
          <table:table-cell table:formula="of:=[.CC4]-[.CC17]" office:value-type="float" office:value="0" calcext:value-type="float">
            <text:p>0</text:p>
          </table:table-cell>
          <table:table-cell table:formula="of:=[.CD4]-[.CD17]" office:value-type="float" office:value="0" calcext:value-type="float">
            <text:p>0</text:p>
          </table:table-cell>
          <table:table-cell table:formula="of:=[.CE4]-[.CE17]" office:value-type="float" office:value="0" calcext:value-type="float">
            <text:p>0</text:p>
          </table:table-cell>
          <table:table-cell table:formula="of:=[.CF4]-[.CF17]" office:value-type="float" office:value="0" calcext:value-type="float">
            <text:p>0</text:p>
          </table:table-cell>
          <table:table-cell table:formula="of:=[.CG4]-[.CG17]" office:value-type="float" office:value="0" calcext:value-type="float">
            <text:p>0</text:p>
          </table:table-cell>
          <table:table-cell table:formula="of:=[.CH4]-[.CH17]" office:value-type="float" office:value="0" calcext:value-type="float">
            <text:p>0</text:p>
          </table:table-cell>
          <table:table-cell table:formula="of:=[.CI4]-[.CI17]" office:value-type="float" office:value="0" calcext:value-type="float">
            <text:p>0</text:p>
          </table:table-cell>
          <table:table-cell table:formula="of:=[.CJ4]-[.CJ17]" office:value-type="float" office:value="0" calcext:value-type="float">
            <text:p>0</text:p>
          </table:table-cell>
          <table:table-cell table:formula="of:=[.CK4]-[.CK17]" office:value-type="float" office:value="0" calcext:value-type="float">
            <text:p>0</text:p>
          </table:table-cell>
          <table:table-cell table:formula="of:=[.CL4]-[.CL17]" office:value-type="float" office:value="0" calcext:value-type="float">
            <text:p>0</text:p>
          </table:table-cell>
          <table:table-cell table:formula="of:=[.CM4]-[.CM17]" office:value-type="float" office:value="0" calcext:value-type="float">
            <text:p>0</text:p>
          </table:table-cell>
          <table:table-cell table:formula="of:=[.CN4]-[.CN17]" office:value-type="float" office:value="0" calcext:value-type="float">
            <text:p>0</text:p>
          </table:table-cell>
          <table:table-cell table:formula="of:=[.CO4]-[.CO17]" office:value-type="float" office:value="0" calcext:value-type="float">
            <text:p>0</text:p>
          </table:table-cell>
          <table:table-cell table:formula="of:=[.CP4]-[.CP17]" office:value-type="float" office:value="0" calcext:value-type="float">
            <text:p>0</text:p>
          </table:table-cell>
          <table:table-cell table:formula="of:=[.CQ4]-[.CQ17]" office:value-type="float" office:value="0" calcext:value-type="float">
            <text:p>0</text:p>
          </table:table-cell>
          <table:table-cell table:formula="of:=[.CR4]-[.CR17]" office:value-type="float" office:value="0" calcext:value-type="float">
            <text:p>0</text:p>
          </table:table-cell>
          <table:table-cell table:formula="of:=[.CS4]-[.CS17]" office:value-type="float" office:value="0" calcext:value-type="float">
            <text:p>0</text:p>
          </table:table-cell>
          <table:table-cell table:formula="of:=[.CT4]-[.CT17]" office:value-type="float" office:value="0" calcext:value-type="float">
            <text:p>0</text:p>
          </table:table-cell>
          <table:table-cell table:formula="of:=[.CU4]-[.CU17]" office:value-type="float" office:value="0" calcext:value-type="float">
            <text:p>0</text:p>
          </table:table-cell>
          <table:table-cell table:formula="of:=[.CV4]-[.CV17]" office:value-type="float" office:value="0" calcext:value-type="float">
            <text:p>0</text:p>
          </table:table-cell>
          <table:table-cell table:formula="of:=[.CW4]-[.CW17]" office:value-type="float" office:value="0" calcext:value-type="float">
            <text:p>0</text:p>
          </table:table-cell>
          <table:table-cell table:formula="of:=[.CX4]-[.CX17]" office:value-type="float" office:value="0" calcext:value-type="float">
            <text:p>0</text:p>
          </table:table-cell>
          <table:table-cell table:formula="of:=[.CY4]-[.CY17]" office:value-type="float" office:value="0" calcext:value-type="float">
            <text:p>0</text:p>
          </table:table-cell>
          <table:table-cell table:formula="of:=[.CZ4]-[.CZ17]" office:value-type="float" office:value="0" calcext:value-type="float">
            <text:p>0</text:p>
          </table:table-cell>
          <table:table-cell table:formula="of:=[.DA4]-[.DA17]" office:value-type="float" office:value="0" calcext:value-type="float">
            <text:p>0</text:p>
          </table:table-cell>
          <table:table-cell table:formula="of:=[.DB4]-[.DB17]" office:value-type="float" office:value="0" calcext:value-type="float">
            <text:p>0</text:p>
          </table:table-cell>
          <table:table-cell table:formula="of:=[.DC4]-[.DC17]" office:value-type="float" office:value="0" calcext:value-type="float">
            <text:p>0</text:p>
          </table:table-cell>
          <table:table-cell table:formula="of:=[.DD4]-[.DD17]" office:value-type="float" office:value="0" calcext:value-type="float">
            <text:p>0</text:p>
          </table:table-cell>
          <table:table-cell table:formula="of:=[.DE4]-[.DE17]" office:value-type="float" office:value="0" calcext:value-type="float">
            <text:p>0</text:p>
          </table:table-cell>
          <table:table-cell table:formula="of:=[.DF4]-[.DF17]" office:value-type="float" office:value="0" calcext:value-type="float">
            <text:p>0</text:p>
          </table:table-cell>
          <table:table-cell table:formula="of:=[.DG4]-[.DG17]" office:value-type="float" office:value="0" calcext:value-type="float">
            <text:p>0</text:p>
          </table:table-cell>
          <table:table-cell table:formula="of:=[.DH4]-[.DH17]" office:value-type="float" office:value="0" calcext:value-type="float">
            <text:p>0</text:p>
          </table:table-cell>
          <table:table-cell table:formula="of:=[.DI4]-[.DI17]" office:value-type="float" office:value="0" calcext:value-type="float">
            <text:p>0</text:p>
          </table:table-cell>
          <table:table-cell table:formula="of:=[.DJ4]-[.DJ17]" office:value-type="float" office:value="0" calcext:value-type="float">
            <text:p>0</text:p>
          </table:table-cell>
          <table:table-cell table:formula="of:=[.DK4]-[.DK17]" office:value-type="float" office:value="0" calcext:value-type="float">
            <text:p>0</text:p>
          </table:table-cell>
          <table:table-cell table:formula="of:=[.DL4]-[.DL17]" office:value-type="float" office:value="0" calcext:value-type="float">
            <text:p>0</text:p>
          </table:table-cell>
          <table:table-cell table:formula="of:=[.DM4]-[.DM17]" office:value-type="float" office:value="0" calcext:value-type="float">
            <text:p>0</text:p>
          </table:table-cell>
          <table:table-cell table:formula="of:=[.DN4]-[.DN17]" office:value-type="float" office:value="0" calcext:value-type="float">
            <text:p>0</text:p>
          </table:table-cell>
          <table:table-cell table:formula="of:=[.DO4]-[.DO17]" office:value-type="float" office:value="0" calcext:value-type="float">
            <text:p>0</text:p>
          </table:table-cell>
          <table:table-cell table:formula="of:=[.DP4]-[.DP17]" office:value-type="float" office:value="0" calcext:value-type="float">
            <text:p>0</text:p>
          </table:table-cell>
          <table:table-cell table:formula="of:=[.DQ4]-[.DQ17]" office:value-type="float" office:value="0" calcext:value-type="float">
            <text:p>0</text:p>
          </table:table-cell>
          <table:table-cell table:formula="of:=[.DR4]-[.DR17]" office:value-type="float" office:value="0" calcext:value-type="float">
            <text:p>0</text:p>
          </table:table-cell>
          <table:table-cell table:formula="of:=[.DS4]-[.DS17]" office:value-type="float" office:value="0" calcext:value-type="float">
            <text:p>0</text:p>
          </table:table-cell>
          <table:table-cell table:formula="of:=[.DT4]-[.DT17]" office:value-type="float" office:value="0" calcext:value-type="float">
            <text:p>0</text:p>
          </table:table-cell>
          <table:table-cell table:formula="of:=[.DU4]-[.DU17]" office:value-type="float" office:value="0" calcext:value-type="float">
            <text:p>0</text:p>
          </table:table-cell>
          <table:table-cell table:formula="of:=[.DV4]-[.DV17]" office:value-type="float" office:value="0" calcext:value-type="float">
            <text:p>0</text:p>
          </table:table-cell>
          <table:table-cell table:formula="of:=[.DW4]-[.DW17]" office:value-type="float" office:value="0" calcext:value-type="float">
            <text:p>0</text:p>
          </table:table-cell>
          <table:table-cell table:formula="of:=[.DX4]-[.DX17]" office:value-type="float" office:value="0" calcext:value-type="float">
            <text:p>0</text:p>
          </table:table-cell>
          <table:table-cell table:formula="of:=[.DY4]-[.DY17]" office:value-type="float" office:value="0" calcext:value-type="float">
            <text:p>0</text:p>
          </table:table-cell>
          <table:table-cell table:formula="of:=[.DZ4]-[.DZ17]" office:value-type="float" office:value="0" calcext:value-type="float">
            <text:p>0</text:p>
          </table:table-cell>
          <table:table-cell table:formula="of:=[.EA4]-[.EA17]" office:value-type="float" office:value="0" calcext:value-type="float">
            <text:p>0</text:p>
          </table:table-cell>
          <table:table-cell table:formula="of:=[.EB4]-[.EB17]" office:value-type="float" office:value="0" calcext:value-type="float">
            <text:p>0</text:p>
          </table:table-cell>
          <table:table-cell table:formula="of:=[.EC4]-[.EC17]" office:value-type="float" office:value="0" calcext:value-type="float">
            <text:p>0</text:p>
          </table:table-cell>
          <table:table-cell table:formula="of:=[.ED4]-[.ED17]" office:value-type="float" office:value="0" calcext:value-type="float">
            <text:p>0</text:p>
          </table:table-cell>
          <table:table-cell table:formula="of:=[.EE4]-[.EE17]" office:value-type="float" office:value="0" calcext:value-type="float">
            <text:p>0</text:p>
          </table:table-cell>
          <table:table-cell table:formula="of:=[.EF4]-[.EF17]" office:value-type="float" office:value="0" calcext:value-type="float">
            <text:p>0</text:p>
          </table:table-cell>
          <table:table-cell table:formula="of:=[.EG4]-[.EG17]" office:value-type="float" office:value="0" calcext:value-type="float">
            <text:p>0</text:p>
          </table:table-cell>
          <table:table-cell table:formula="of:=[.EH4]-[.EH17]" office:value-type="float" office:value="0" calcext:value-type="float">
            <text:p>0</text:p>
          </table:table-cell>
          <table:table-cell table:formula="of:=[.EI4]-[.EI17]" office:value-type="float" office:value="0" calcext:value-type="float">
            <text:p>0</text:p>
          </table:table-cell>
          <table:table-cell table:formula="of:=[.EJ4]-[.EJ17]" office:value-type="float" office:value="0" calcext:value-type="float">
            <text:p>0</text:p>
          </table:table-cell>
          <table:table-cell table:formula="of:=[.EK4]-[.EK17]" office:value-type="float" office:value="0" calcext:value-type="float">
            <text:p>0</text:p>
          </table:table-cell>
          <table:table-cell table:formula="of:=[.EL4]-[.EL17]" office:value-type="float" office:value="0" calcext:value-type="float">
            <text:p>0</text:p>
          </table:table-cell>
          <table:table-cell table:formula="of:=[.EM4]-[.EM17]" office:value-type="float" office:value="0" calcext:value-type="float">
            <text:p>0</text:p>
          </table:table-cell>
          <table:table-cell table:formula="of:=[.EN4]-[.EN17]" office:value-type="float" office:value="0" calcext:value-type="float">
            <text:p>0</text:p>
          </table:table-cell>
          <table:table-cell table:formula="of:=[.EO4]-[.EO17]" office:value-type="float" office:value="0" calcext:value-type="float">
            <text:p>0</text:p>
          </table:table-cell>
          <table:table-cell table:formula="of:=[.EP4]-[.EP17]" office:value-type="float" office:value="0" calcext:value-type="float">
            <text:p>0</text:p>
          </table:table-cell>
          <table:table-cell table:formula="of:=[.EQ4]-[.EQ17]" office:value-type="float" office:value="0" calcext:value-type="float">
            <text:p>0</text:p>
          </table:table-cell>
          <table:table-cell table:formula="of:=[.ER4]-[.ER17]" office:value-type="float" office:value="0" calcext:value-type="float">
            <text:p>0</text:p>
          </table:table-cell>
          <table:table-cell table:formula="of:=[.ES4]-[.ES17]" office:value-type="float" office:value="0" calcext:value-type="float">
            <text:p>0</text:p>
          </table:table-cell>
          <table:table-cell table:formula="of:=[.ET4]-[.ET17]" office:value-type="float" office:value="0" calcext:value-type="float">
            <text:p>0</text:p>
          </table:table-cell>
          <table:table-cell table:formula="of:=[.EU4]-[.EU17]" office:value-type="float" office:value="0" calcext:value-type="float">
            <text:p>0</text:p>
          </table:table-cell>
          <table:table-cell table:formula="of:=[.EV4]-[.EV17]" office:value-type="float" office:value="0" calcext:value-type="float">
            <text:p>0</text:p>
          </table:table-cell>
          <table:table-cell table:formula="of:=[.EW4]-[.EW17]" office:value-type="float" office:value="0" calcext:value-type="float">
            <text:p>0</text:p>
          </table:table-cell>
          <table:table-cell table:formula="of:=[.EX4]-[.EX17]" office:value-type="float" office:value="0" calcext:value-type="float">
            <text:p>0</text:p>
          </table:table-cell>
          <table:table-cell table:formula="of:=[.EY4]-[.EY17]" office:value-type="float" office:value="0" calcext:value-type="float">
            <text:p>0</text:p>
          </table:table-cell>
          <table:table-cell table:formula="of:=[.EZ4]-[.EZ17]" office:value-type="float" office:value="0" calcext:value-type="float">
            <text:p>0</text:p>
          </table:table-cell>
          <table:table-cell table:formula="of:=[.FA4]-[.FA17]" office:value-type="float" office:value="0" calcext:value-type="float">
            <text:p>0</text:p>
          </table:table-cell>
          <table:table-cell table:formula="of:=[.FB4]-[.FB17]" office:value-type="float" office:value="0" calcext:value-type="float">
            <text:p>0</text:p>
          </table:table-cell>
          <table:table-cell table:formula="of:=[.FC4]-[.FC17]" office:value-type="float" office:value="0" calcext:value-type="float">
            <text:p>0</text:p>
          </table:table-cell>
          <table:table-cell table:formula="of:=[.FD4]-[.FD17]" office:value-type="float" office:value="0" calcext:value-type="float">
            <text:p>0</text:p>
          </table:table-cell>
          <table:table-cell table:formula="of:=[.FE4]-[.FE17]" office:value-type="float" office:value="0" calcext:value-type="float">
            <text:p>0</text:p>
          </table:table-cell>
          <table:table-cell table:formula="of:=[.FF4]-[.FF17]" office:value-type="float" office:value="0" calcext:value-type="float">
            <text:p>0</text:p>
          </table:table-cell>
          <table:table-cell table:formula="of:=[.FG4]-[.FG17]" office:value-type="float" office:value="0" calcext:value-type="float">
            <text:p>0</text:p>
          </table:table-cell>
          <table:table-cell table:formula="of:=[.FH4]-[.FH17]" office:value-type="float" office:value="0" calcext:value-type="float">
            <text:p>0</text:p>
          </table:table-cell>
          <table:table-cell table:formula="of:=[.FI4]-[.FI17]" office:value-type="float" office:value="0" calcext:value-type="float">
            <text:p>0</text:p>
          </table:table-cell>
          <table:table-cell table:formula="of:=[.FJ4]-[.FJ17]" office:value-type="float" office:value="0" calcext:value-type="float">
            <text:p>0</text:p>
          </table:table-cell>
          <table:table-cell table:formula="of:=[.FK4]-[.FK17]" office:value-type="float" office:value="0" calcext:value-type="float">
            <text:p>0</text:p>
          </table:table-cell>
          <table:table-cell table:formula="of:=[.FL4]-[.FL17]" office:value-type="float" office:value="0" calcext:value-type="float">
            <text:p>0</text:p>
          </table:table-cell>
        </table:table-row>
        <table:table-row table:style-name="ro1">
          <table:table-cell table:formula="of:=[.A5]-[.A18]" office:value-type="float" office:value="0" calcext:value-type="float">
            <text:p>0</text:p>
          </table:table-cell>
          <table:table-cell table:formula="of:=[.B5]-[.B18]" office:value-type="float" office:value="0" calcext:value-type="float">
            <text:p>0</text:p>
          </table:table-cell>
          <table:table-cell table:formula="of:=[.C5]-[.C18]" office:value-type="float" office:value="0" calcext:value-type="float">
            <text:p>0</text:p>
          </table:table-cell>
          <table:table-cell table:formula="of:=[.D5]-[.D18]" office:value-type="float" office:value="0" calcext:value-type="float">
            <text:p>0</text:p>
          </table:table-cell>
          <table:table-cell table:formula="of:=[.E5]-[.E18]" office:value-type="float" office:value="0" calcext:value-type="float">
            <text:p>0</text:p>
          </table:table-cell>
          <table:table-cell table:formula="of:=[.F5]-[.F18]" office:value-type="float" office:value="0" calcext:value-type="float">
            <text:p>0</text:p>
          </table:table-cell>
          <table:table-cell table:formula="of:=[.G5]-[.G18]" office:value-type="float" office:value="0" calcext:value-type="float">
            <text:p>0</text:p>
          </table:table-cell>
          <table:table-cell table:formula="of:=[.H5]-[.H18]" office:value-type="float" office:value="0" calcext:value-type="float">
            <text:p>0</text:p>
          </table:table-cell>
          <table:table-cell table:formula="of:=[.I5]-[.I18]" office:value-type="float" office:value="0" calcext:value-type="float">
            <text:p>0</text:p>
          </table:table-cell>
          <table:table-cell table:formula="of:=[.J5]-[.J18]" office:value-type="float" office:value="0" calcext:value-type="float">
            <text:p>0</text:p>
          </table:table-cell>
          <table:table-cell table:formula="of:=[.K5]-[.K18]" office:value-type="float" office:value="0" calcext:value-type="float">
            <text:p>0</text:p>
          </table:table-cell>
          <table:table-cell table:formula="of:=[.L5]-[.L18]" office:value-type="float" office:value="0" calcext:value-type="float">
            <text:p>0</text:p>
          </table:table-cell>
          <table:table-cell table:formula="of:=[.M5]-[.M18]" office:value-type="float" office:value="-0.000683479000031184" calcext:value-type="float">
            <text:p>-0.000683479</text:p>
          </table:table-cell>
          <table:table-cell table:formula="of:=[.N5]-[.N18]" office:value-type="float" office:value="0" calcext:value-type="float">
            <text:p>0</text:p>
          </table:table-cell>
          <table:table-cell table:formula="of:=[.O5]-[.O18]" office:value-type="float" office:value="0" calcext:value-type="float">
            <text:p>0</text:p>
          </table:table-cell>
          <table:table-cell table:formula="of:=[.P5]-[.P18]" office:value-type="float" office:value="0" calcext:value-type="float">
            <text:p>0</text:p>
          </table:table-cell>
          <table:table-cell table:formula="of:=[.Q5]-[.Q18]" office:value-type="float" office:value="0" calcext:value-type="float">
            <text:p>0</text:p>
          </table:table-cell>
          <table:table-cell table:formula="of:=[.R5]-[.R18]" office:value-type="float" office:value="0" calcext:value-type="float">
            <text:p>0</text:p>
          </table:table-cell>
          <table:table-cell table:formula="of:=[.S5]-[.S18]" office:value-type="float" office:value="0" calcext:value-type="float">
            <text:p>0</text:p>
          </table:table-cell>
          <table:table-cell table:formula="of:=[.T5]-[.T18]" office:value-type="float" office:value="0" calcext:value-type="float">
            <text:p>0</text:p>
          </table:table-cell>
          <table:table-cell table:formula="of:=[.U5]-[.U18]" office:value-type="float" office:value="0" calcext:value-type="float">
            <text:p>0</text:p>
          </table:table-cell>
          <table:table-cell table:formula="of:=[.V5]-[.V18]" office:value-type="float" office:value="0" calcext:value-type="float">
            <text:p>0</text:p>
          </table:table-cell>
          <table:table-cell table:formula="of:=[.W5]-[.W18]" office:value-type="float" office:value="0" calcext:value-type="float">
            <text:p>0</text:p>
          </table:table-cell>
          <table:table-cell table:formula="of:=[.X5]-[.X18]" office:value-type="string" office:string-value="" calcext:value-type="error">
            <text:p>#VALUE!</text:p>
          </table:table-cell>
          <table:table-cell table:formula="of:=[.Y5]-[.Y18]" office:value-type="string" office:string-value="" calcext:value-type="error">
            <text:p>#VALUE!</text:p>
          </table:table-cell>
          <table:table-cell table:formula="of:=[.Z5]-[.Z18]" office:value-type="float" office:value="0" calcext:value-type="float">
            <text:p>0</text:p>
          </table:table-cell>
          <table:table-cell table:formula="of:=[.AA5]-[.AA18]" office:value-type="float" office:value="0" calcext:value-type="float">
            <text:p>0</text:p>
          </table:table-cell>
          <table:table-cell table:formula="of:=[.AB5]-[.AB18]" office:value-type="float" office:value="0" calcext:value-type="float">
            <text:p>0</text:p>
          </table:table-cell>
          <table:table-cell table:formula="of:=[.AC5]-[.AC18]" office:value-type="float" office:value="0" calcext:value-type="float">
            <text:p>0</text:p>
          </table:table-cell>
          <table:table-cell table:formula="of:=[.AD5]-[.AD18]" office:value-type="float" office:value="0" calcext:value-type="float">
            <text:p>0</text:p>
          </table:table-cell>
          <table:table-cell table:formula="of:=[.AE5]-[.AE18]" office:value-type="float" office:value="0" calcext:value-type="float">
            <text:p>0</text:p>
          </table:table-cell>
          <table:table-cell table:formula="of:=[.AF5]-[.AF18]" office:value-type="float" office:value="0" calcext:value-type="float">
            <text:p>0</text:p>
          </table:table-cell>
          <table:table-cell table:formula="of:=[.AG5]-[.AG18]" office:value-type="float" office:value="0" calcext:value-type="float">
            <text:p>0</text:p>
          </table:table-cell>
          <table:table-cell table:formula="of:=[.AH5]-[.AH18]" office:value-type="float" office:value="0" calcext:value-type="float">
            <text:p>0</text:p>
          </table:table-cell>
          <table:table-cell table:formula="of:=[.AI5]-[.AI18]" office:value-type="float" office:value="0" calcext:value-type="float">
            <text:p>0</text:p>
          </table:table-cell>
          <table:table-cell table:formula="of:=[.AJ5]-[.AJ18]" office:value-type="float" office:value="0" calcext:value-type="float">
            <text:p>0</text:p>
          </table:table-cell>
          <table:table-cell table:formula="of:=[.AK5]-[.AK18]" office:value-type="float" office:value="-0.49522044031" calcext:value-type="float">
            <text:p>-0.4952204403</text:p>
          </table:table-cell>
          <table:table-cell table:formula="of:=[.AL5]-[.AL18]" office:value-type="float" office:value="-0.13542942824" calcext:value-type="float">
            <text:p>-0.1354294282</text:p>
          </table:table-cell>
          <table:table-cell table:formula="of:=[.AM5]-[.AM18]" office:value-type="float" office:value="0" calcext:value-type="float">
            <text:p>0</text:p>
          </table:table-cell>
          <table:table-cell table:formula="of:=[.AN5]-[.AN18]" office:value-type="float" office:value="0" calcext:value-type="float">
            <text:p>0</text:p>
          </table:table-cell>
          <table:table-cell table:formula="of:=[.AO5]-[.AO18]" office:value-type="float" office:value="0" calcext:value-type="float">
            <text:p>0</text:p>
          </table:table-cell>
          <table:table-cell table:formula="of:=[.AP5]-[.AP18]" office:value-type="float" office:value="-0.14691308048" calcext:value-type="float">
            <text:p>-0.1469130805</text:p>
          </table:table-cell>
          <table:table-cell table:formula="of:=[.AQ5]-[.AQ18]" office:value-type="float" office:value="-0.77976393053" calcext:value-type="float">
            <text:p>-0.7797639305</text:p>
          </table:table-cell>
          <table:table-cell table:formula="of:=[.AR5]-[.AR18]" office:value-type="float" office:value="0" calcext:value-type="float">
            <text:p>0</text:p>
          </table:table-cell>
          <table:table-cell table:formula="of:=[.AS5]-[.AS18]" office:value-type="float" office:value="0" calcext:value-type="float">
            <text:p>0</text:p>
          </table:table-cell>
          <table:table-cell table:formula="of:=[.AT5]-[.AT18]" office:value-type="float" office:value="0" calcext:value-type="float">
            <text:p>0</text:p>
          </table:table-cell>
          <table:table-cell table:formula="of:=[.AU5]-[.AU18]" office:value-type="float" office:value="2.62742337899999" calcext:value-type="float">
            <text:p>2.627423379</text:p>
          </table:table-cell>
          <table:table-cell table:formula="of:=[.AV5]-[.AV18]" office:value-type="float" office:value="3.22768954599996" calcext:value-type="float">
            <text:p>3.227689546</text:p>
          </table:table-cell>
          <table:table-cell table:formula="of:=[.AW5]-[.AW18]" office:value-type="float" office:value="2.97983738699997" calcext:value-type="float">
            <text:p>2.979837387</text:p>
          </table:table-cell>
          <table:table-cell table:formula="of:=[.AX5]-[.AX18]" office:value-type="float" office:value="0" calcext:value-type="float">
            <text:p>0</text:p>
          </table:table-cell>
          <table:table-cell table:formula="of:=[.AY5]-[.AY18]" office:value-type="float" office:value="0" calcext:value-type="float">
            <text:p>0</text:p>
          </table:table-cell>
          <table:table-cell table:formula="of:=[.AZ5]-[.AZ18]" office:value-type="float" office:value="0" calcext:value-type="float">
            <text:p>0</text:p>
          </table:table-cell>
          <table:table-cell table:formula="of:=[.BA5]-[.BA18]" office:value-type="float" office:value="-0.43328748281" calcext:value-type="float">
            <text:p>-0.4332874828</text:p>
          </table:table-cell>
          <table:table-cell table:formula="of:=[.BB5]-[.BB18]" office:value-type="float" office:value="-0.90921595598" calcext:value-type="float">
            <text:p>-0.909215956</text:p>
          </table:table-cell>
          <table:table-cell table:formula="of:=[.BC5]-[.BC18]" office:value-type="float" office:value="0" calcext:value-type="float">
            <text:p>0</text:p>
          </table:table-cell>
          <table:table-cell table:formula="of:=[.BD5]-[.BD18]" office:value-type="float" office:value="0" calcext:value-type="float">
            <text:p>0</text:p>
          </table:table-cell>
          <table:table-cell table:formula="of:=[.BE5]-[.BE18]" office:value-type="float" office:value="0" calcext:value-type="float">
            <text:p>0</text:p>
          </table:table-cell>
          <table:table-cell table:formula="of:=[.BF5]-[.BF18]" office:value-type="float" office:value="-0.11538461538" calcext:value-type="float">
            <text:p>-0.1153846154</text:p>
          </table:table-cell>
          <table:table-cell table:formula="of:=[.BG5]-[.BG18]" office:value-type="float" office:value="-0.5" calcext:value-type="float">
            <text:p>-0.5</text:p>
          </table:table-cell>
          <table:table-cell table:formula="of:=[.BH5]-[.BH18]" office:value-type="float" office:value="0" calcext:value-type="float">
            <text:p>0</text:p>
          </table:table-cell>
          <table:table-cell table:formula="of:=[.BI5]-[.BI18]" office:value-type="float" office:value="0" calcext:value-type="float">
            <text:p>0</text:p>
          </table:table-cell>
          <table:table-cell table:formula="of:=[.BJ5]-[.BJ18]" office:value-type="float" office:value="0" calcext:value-type="float">
            <text:p>0</text:p>
          </table:table-cell>
          <table:table-cell table:formula="of:=[.BK5]-[.BK18]" office:value-type="float" office:value="-0.45156482861" calcext:value-type="float">
            <text:p>-0.4515648286</text:p>
          </table:table-cell>
          <table:table-cell table:formula="of:=[.BL5]-[.BL18]" office:value-type="float" office:value="-0.40834575261" calcext:value-type="float">
            <text:p>-0.4083457526</text:p>
          </table:table-cell>
          <table:table-cell table:formula="of:=[.BM5]-[.BM18]" office:value-type="float" office:value="0" calcext:value-type="float">
            <text:p>0</text:p>
          </table:table-cell>
          <table:table-cell table:formula="of:=[.BN5]-[.BN18]" office:value-type="float" office:value="0" calcext:value-type="float">
            <text:p>0</text:p>
          </table:table-cell>
          <table:table-cell table:formula="of:=[.BO5]-[.BO18]" office:value-type="float" office:value="0" calcext:value-type="float">
            <text:p>0</text:p>
          </table:table-cell>
          <table:table-cell table:formula="of:=[.BP5]-[.BP18]" office:value-type="float" office:value="-0.641975308639999" calcext:value-type="float">
            <text:p>-0.6419753086</text:p>
          </table:table-cell>
          <table:table-cell table:formula="of:=[.BQ5]-[.BQ18]" office:value-type="float" office:value="-0.7037037037" calcext:value-type="float">
            <text:p>-0.7037037037</text:p>
          </table:table-cell>
          <table:table-cell table:formula="of:=[.BR5]-[.BR18]" office:value-type="float" office:value="0" calcext:value-type="float">
            <text:p>0</text:p>
          </table:table-cell>
          <table:table-cell table:formula="of:=[.BS5]-[.BS18]" office:value-type="float" office:value="0" calcext:value-type="float">
            <text:p>0</text:p>
          </table:table-cell>
          <table:table-cell table:formula="of:=[.BT5]-[.BT18]" office:value-type="float" office:value="0" calcext:value-type="float">
            <text:p>0</text:p>
          </table:table-cell>
          <table:table-cell table:formula="of:=[.BU5]-[.BU18]" office:value-type="float" office:value="0" calcext:value-type="float">
            <text:p>0</text:p>
          </table:table-cell>
          <table:table-cell table:formula="of:=[.BV5]-[.BV18]" office:value-type="float" office:value="0" calcext:value-type="float">
            <text:p>0</text:p>
          </table:table-cell>
          <table:table-cell table:formula="of:=[.BW5]-[.BW18]" office:value-type="float" office:value="0" calcext:value-type="float">
            <text:p>0</text:p>
          </table:table-cell>
          <table:table-cell table:formula="of:=[.BX5]-[.BX18]" office:value-type="float" office:value="0" calcext:value-type="float">
            <text:p>0</text:p>
          </table:table-cell>
          <table:table-cell table:formula="of:=[.BY5]-[.BY18]" office:value-type="float" office:value="0" calcext:value-type="float">
            <text:p>0</text:p>
          </table:table-cell>
          <table:table-cell table:formula="of:=[.BZ5]-[.BZ18]" office:value-type="float" office:value="0" calcext:value-type="float">
            <text:p>0</text:p>
          </table:table-cell>
          <table:table-cell table:formula="of:=[.CA5]-[.CA18]" office:value-type="float" office:value="0" calcext:value-type="float">
            <text:p>0</text:p>
          </table:table-cell>
          <table:table-cell table:formula="of:=[.CB5]-[.CB18]" office:value-type="float" office:value="0" calcext:value-type="float">
            <text:p>0</text:p>
          </table:table-cell>
          <table:table-cell table:formula="of:=[.CC5]-[.CC18]" office:value-type="float" office:value="0" calcext:value-type="float">
            <text:p>0</text:p>
          </table:table-cell>
          <table:table-cell table:formula="of:=[.CD5]-[.CD18]" office:value-type="float" office:value="0" calcext:value-type="float">
            <text:p>0</text:p>
          </table:table-cell>
          <table:table-cell table:formula="of:=[.CE5]-[.CE18]" office:value-type="float" office:value="0" calcext:value-type="float">
            <text:p>0</text:p>
          </table:table-cell>
          <table:table-cell table:formula="of:=[.CF5]-[.CF18]" office:value-type="float" office:value="0" calcext:value-type="float">
            <text:p>0</text:p>
          </table:table-cell>
          <table:table-cell table:formula="of:=[.CG5]-[.CG18]" office:value-type="float" office:value="0" calcext:value-type="float">
            <text:p>0</text:p>
          </table:table-cell>
          <table:table-cell table:formula="of:=[.CH5]-[.CH18]" office:value-type="float" office:value="0" calcext:value-type="float">
            <text:p>0</text:p>
          </table:table-cell>
          <table:table-cell table:formula="of:=[.CI5]-[.CI18]" office:value-type="float" office:value="0" calcext:value-type="float">
            <text:p>0</text:p>
          </table:table-cell>
          <table:table-cell table:formula="of:=[.CJ5]-[.CJ18]" office:value-type="float" office:value="0" calcext:value-type="float">
            <text:p>0</text:p>
          </table:table-cell>
          <table:table-cell table:formula="of:=[.CK5]-[.CK18]" office:value-type="float" office:value="0" calcext:value-type="float">
            <text:p>0</text:p>
          </table:table-cell>
          <table:table-cell table:formula="of:=[.CL5]-[.CL18]" office:value-type="float" office:value="0" calcext:value-type="float">
            <text:p>0</text:p>
          </table:table-cell>
          <table:table-cell table:formula="of:=[.CM5]-[.CM18]" office:value-type="float" office:value="0" calcext:value-type="float">
            <text:p>0</text:p>
          </table:table-cell>
          <table:table-cell table:formula="of:=[.CN5]-[.CN18]" office:value-type="float" office:value="0" calcext:value-type="float">
            <text:p>0</text:p>
          </table:table-cell>
          <table:table-cell table:formula="of:=[.CO5]-[.CO18]" office:value-type="float" office:value="0" calcext:value-type="float">
            <text:p>0</text:p>
          </table:table-cell>
          <table:table-cell table:formula="of:=[.CP5]-[.CP18]" office:value-type="float" office:value="0" calcext:value-type="float">
            <text:p>0</text:p>
          </table:table-cell>
          <table:table-cell table:formula="of:=[.CQ5]-[.CQ18]" office:value-type="float" office:value="0" calcext:value-type="float">
            <text:p>0</text:p>
          </table:table-cell>
          <table:table-cell table:formula="of:=[.CR5]-[.CR18]" office:value-type="float" office:value="0" calcext:value-type="float">
            <text:p>0</text:p>
          </table:table-cell>
          <table:table-cell table:formula="of:=[.CS5]-[.CS18]" office:value-type="float" office:value="0" calcext:value-type="float">
            <text:p>0</text:p>
          </table:table-cell>
          <table:table-cell table:formula="of:=[.CT5]-[.CT18]" office:value-type="float" office:value="0" calcext:value-type="float">
            <text:p>0</text:p>
          </table:table-cell>
          <table:table-cell table:formula="of:=[.CU5]-[.CU18]" office:value-type="float" office:value="0" calcext:value-type="float">
            <text:p>0</text:p>
          </table:table-cell>
          <table:table-cell table:formula="of:=[.CV5]-[.CV18]" office:value-type="float" office:value="0" calcext:value-type="float">
            <text:p>0</text:p>
          </table:table-cell>
          <table:table-cell table:formula="of:=[.CW5]-[.CW18]" office:value-type="float" office:value="0" calcext:value-type="float">
            <text:p>0</text:p>
          </table:table-cell>
          <table:table-cell table:formula="of:=[.CX5]-[.CX18]" office:value-type="float" office:value="0" calcext:value-type="float">
            <text:p>0</text:p>
          </table:table-cell>
          <table:table-cell table:formula="of:=[.CY5]-[.CY18]" office:value-type="float" office:value="0" calcext:value-type="float">
            <text:p>0</text:p>
          </table:table-cell>
          <table:table-cell table:formula="of:=[.CZ5]-[.CZ18]" office:value-type="float" office:value="0" calcext:value-type="float">
            <text:p>0</text:p>
          </table:table-cell>
          <table:table-cell table:formula="of:=[.DA5]-[.DA18]" office:value-type="float" office:value="0" calcext:value-type="float">
            <text:p>0</text:p>
          </table:table-cell>
          <table:table-cell table:formula="of:=[.DB5]-[.DB18]" office:value-type="float" office:value="0" calcext:value-type="float">
            <text:p>0</text:p>
          </table:table-cell>
          <table:table-cell table:formula="of:=[.DC5]-[.DC18]" office:value-type="float" office:value="0" calcext:value-type="float">
            <text:p>0</text:p>
          </table:table-cell>
          <table:table-cell table:formula="of:=[.DD5]-[.DD18]" office:value-type="float" office:value="0" calcext:value-type="float">
            <text:p>0</text:p>
          </table:table-cell>
          <table:table-cell table:formula="of:=[.DE5]-[.DE18]" office:value-type="float" office:value="0" calcext:value-type="float">
            <text:p>0</text:p>
          </table:table-cell>
          <table:table-cell table:formula="of:=[.DF5]-[.DF18]" office:value-type="float" office:value="0" calcext:value-type="float">
            <text:p>0</text:p>
          </table:table-cell>
          <table:table-cell table:formula="of:=[.DG5]-[.DG18]" office:value-type="float" office:value="0" calcext:value-type="float">
            <text:p>0</text:p>
          </table:table-cell>
          <table:table-cell table:formula="of:=[.DH5]-[.DH18]" office:value-type="float" office:value="0" calcext:value-type="float">
            <text:p>0</text:p>
          </table:table-cell>
          <table:table-cell table:formula="of:=[.DI5]-[.DI18]" office:value-type="float" office:value="0" calcext:value-type="float">
            <text:p>0</text:p>
          </table:table-cell>
          <table:table-cell table:formula="of:=[.DJ5]-[.DJ18]" office:value-type="float" office:value="0" calcext:value-type="float">
            <text:p>0</text:p>
          </table:table-cell>
          <table:table-cell table:formula="of:=[.DK5]-[.DK18]" office:value-type="float" office:value="0" calcext:value-type="float">
            <text:p>0</text:p>
          </table:table-cell>
          <table:table-cell table:formula="of:=[.DL5]-[.DL18]" office:value-type="float" office:value="0" calcext:value-type="float">
            <text:p>0</text:p>
          </table:table-cell>
          <table:table-cell table:formula="of:=[.DM5]-[.DM18]" office:value-type="float" office:value="0" calcext:value-type="float">
            <text:p>0</text:p>
          </table:table-cell>
          <table:table-cell table:formula="of:=[.DN5]-[.DN18]" office:value-type="float" office:value="0" calcext:value-type="float">
            <text:p>0</text:p>
          </table:table-cell>
          <table:table-cell table:formula="of:=[.DO5]-[.DO18]" office:value-type="float" office:value="0" calcext:value-type="float">
            <text:p>0</text:p>
          </table:table-cell>
          <table:table-cell table:formula="of:=[.DP5]-[.DP18]" office:value-type="float" office:value="0" calcext:value-type="float">
            <text:p>0</text:p>
          </table:table-cell>
          <table:table-cell table:formula="of:=[.DQ5]-[.DQ18]" office:value-type="float" office:value="0" calcext:value-type="float">
            <text:p>0</text:p>
          </table:table-cell>
          <table:table-cell table:formula="of:=[.DR5]-[.DR18]" office:value-type="float" office:value="0" calcext:value-type="float">
            <text:p>0</text:p>
          </table:table-cell>
          <table:table-cell table:formula="of:=[.DS5]-[.DS18]" office:value-type="float" office:value="0" calcext:value-type="float">
            <text:p>0</text:p>
          </table:table-cell>
          <table:table-cell table:formula="of:=[.DT5]-[.DT18]" office:value-type="float" office:value="0" calcext:value-type="float">
            <text:p>0</text:p>
          </table:table-cell>
          <table:table-cell table:formula="of:=[.DU5]-[.DU18]" office:value-type="float" office:value="0" calcext:value-type="float">
            <text:p>0</text:p>
          </table:table-cell>
          <table:table-cell table:formula="of:=[.DV5]-[.DV18]" office:value-type="float" office:value="0" calcext:value-type="float">
            <text:p>0</text:p>
          </table:table-cell>
          <table:table-cell table:formula="of:=[.DW5]-[.DW18]" office:value-type="float" office:value="0" calcext:value-type="float">
            <text:p>0</text:p>
          </table:table-cell>
          <table:table-cell table:formula="of:=[.DX5]-[.DX18]" office:value-type="float" office:value="0" calcext:value-type="float">
            <text:p>0</text:p>
          </table:table-cell>
          <table:table-cell table:formula="of:=[.DY5]-[.DY18]" office:value-type="float" office:value="0" calcext:value-type="float">
            <text:p>0</text:p>
          </table:table-cell>
          <table:table-cell table:formula="of:=[.DZ5]-[.DZ18]" office:value-type="float" office:value="0" calcext:value-type="float">
            <text:p>0</text:p>
          </table:table-cell>
          <table:table-cell table:formula="of:=[.EA5]-[.EA18]" office:value-type="float" office:value="0" calcext:value-type="float">
            <text:p>0</text:p>
          </table:table-cell>
          <table:table-cell table:formula="of:=[.EB5]-[.EB18]" office:value-type="float" office:value="0" calcext:value-type="float">
            <text:p>0</text:p>
          </table:table-cell>
          <table:table-cell table:formula="of:=[.EC5]-[.EC18]" office:value-type="float" office:value="0" calcext:value-type="float">
            <text:p>0</text:p>
          </table:table-cell>
          <table:table-cell table:formula="of:=[.ED5]-[.ED18]" office:value-type="float" office:value="0" calcext:value-type="float">
            <text:p>0</text:p>
          </table:table-cell>
          <table:table-cell table:formula="of:=[.EE5]-[.EE18]" office:value-type="float" office:value="0" calcext:value-type="float">
            <text:p>0</text:p>
          </table:table-cell>
          <table:table-cell table:formula="of:=[.EF5]-[.EF18]" office:value-type="float" office:value="0" calcext:value-type="float">
            <text:p>0</text:p>
          </table:table-cell>
          <table:table-cell table:formula="of:=[.EG5]-[.EG18]" office:value-type="float" office:value="0" calcext:value-type="float">
            <text:p>0</text:p>
          </table:table-cell>
          <table:table-cell table:formula="of:=[.EH5]-[.EH18]" office:value-type="float" office:value="0" calcext:value-type="float">
            <text:p>0</text:p>
          </table:table-cell>
          <table:table-cell table:formula="of:=[.EI5]-[.EI18]" office:value-type="float" office:value="0" calcext:value-type="float">
            <text:p>0</text:p>
          </table:table-cell>
          <table:table-cell table:formula="of:=[.EJ5]-[.EJ18]" office:value-type="float" office:value="0" calcext:value-type="float">
            <text:p>0</text:p>
          </table:table-cell>
          <table:table-cell table:formula="of:=[.EK5]-[.EK18]" office:value-type="float" office:value="0" calcext:value-type="float">
            <text:p>0</text:p>
          </table:table-cell>
          <table:table-cell table:formula="of:=[.EL5]-[.EL18]" office:value-type="float" office:value="0" calcext:value-type="float">
            <text:p>0</text:p>
          </table:table-cell>
          <table:table-cell table:formula="of:=[.EM5]-[.EM18]" office:value-type="float" office:value="0" calcext:value-type="float">
            <text:p>0</text:p>
          </table:table-cell>
          <table:table-cell table:formula="of:=[.EN5]-[.EN18]" office:value-type="float" office:value="0" calcext:value-type="float">
            <text:p>0</text:p>
          </table:table-cell>
          <table:table-cell table:formula="of:=[.EO5]-[.EO18]" office:value-type="float" office:value="0" calcext:value-type="float">
            <text:p>0</text:p>
          </table:table-cell>
          <table:table-cell table:formula="of:=[.EP5]-[.EP18]" office:value-type="float" office:value="0" calcext:value-type="float">
            <text:p>0</text:p>
          </table:table-cell>
          <table:table-cell table:formula="of:=[.EQ5]-[.EQ18]" office:value-type="float" office:value="0" calcext:value-type="float">
            <text:p>0</text:p>
          </table:table-cell>
          <table:table-cell table:formula="of:=[.ER5]-[.ER18]" office:value-type="float" office:value="0" calcext:value-type="float">
            <text:p>0</text:p>
          </table:table-cell>
          <table:table-cell table:formula="of:=[.ES5]-[.ES18]" office:value-type="float" office:value="0" calcext:value-type="float">
            <text:p>0</text:p>
          </table:table-cell>
          <table:table-cell table:formula="of:=[.ET5]-[.ET18]" office:value-type="float" office:value="0" calcext:value-type="float">
            <text:p>0</text:p>
          </table:table-cell>
          <table:table-cell table:formula="of:=[.EU5]-[.EU18]" office:value-type="float" office:value="0" calcext:value-type="float">
            <text:p>0</text:p>
          </table:table-cell>
          <table:table-cell table:formula="of:=[.EV5]-[.EV18]" office:value-type="float" office:value="0" calcext:value-type="float">
            <text:p>0</text:p>
          </table:table-cell>
          <table:table-cell table:formula="of:=[.EW5]-[.EW18]" office:value-type="float" office:value="0" calcext:value-type="float">
            <text:p>0</text:p>
          </table:table-cell>
          <table:table-cell table:formula="of:=[.EX5]-[.EX18]" office:value-type="float" office:value="0" calcext:value-type="float">
            <text:p>0</text:p>
          </table:table-cell>
          <table:table-cell table:formula="of:=[.EY5]-[.EY18]" office:value-type="float" office:value="0" calcext:value-type="float">
            <text:p>0</text:p>
          </table:table-cell>
          <table:table-cell table:formula="of:=[.EZ5]-[.EZ18]" office:value-type="float" office:value="0" calcext:value-type="float">
            <text:p>0</text:p>
          </table:table-cell>
          <table:table-cell table:formula="of:=[.FA5]-[.FA18]" office:value-type="float" office:value="0" calcext:value-type="float">
            <text:p>0</text:p>
          </table:table-cell>
          <table:table-cell table:formula="of:=[.FB5]-[.FB18]" office:value-type="float" office:value="0" calcext:value-type="float">
            <text:p>0</text:p>
          </table:table-cell>
          <table:table-cell table:formula="of:=[.FC5]-[.FC18]" office:value-type="float" office:value="0" calcext:value-type="float">
            <text:p>0</text:p>
          </table:table-cell>
          <table:table-cell table:formula="of:=[.FD5]-[.FD18]" office:value-type="float" office:value="0" calcext:value-type="float">
            <text:p>0</text:p>
          </table:table-cell>
          <table:table-cell table:formula="of:=[.FE5]-[.FE18]" office:value-type="float" office:value="0" calcext:value-type="float">
            <text:p>0</text:p>
          </table:table-cell>
          <table:table-cell table:formula="of:=[.FF5]-[.FF18]" office:value-type="float" office:value="0" calcext:value-type="float">
            <text:p>0</text:p>
          </table:table-cell>
          <table:table-cell table:formula="of:=[.FG5]-[.FG18]" office:value-type="float" office:value="0" calcext:value-type="float">
            <text:p>0</text:p>
          </table:table-cell>
          <table:table-cell table:formula="of:=[.FH5]-[.FH18]" office:value-type="float" office:value="0" calcext:value-type="float">
            <text:p>0</text:p>
          </table:table-cell>
          <table:table-cell table:formula="of:=[.FI5]-[.FI18]" office:value-type="float" office:value="0" calcext:value-type="float">
            <text:p>0</text:p>
          </table:table-cell>
          <table:table-cell table:formula="of:=[.FJ5]-[.FJ18]" office:value-type="float" office:value="0" calcext:value-type="float">
            <text:p>0</text:p>
          </table:table-cell>
          <table:table-cell table:formula="of:=[.FK5]-[.FK18]" office:value-type="float" office:value="0" calcext:value-type="float">
            <text:p>0</text:p>
          </table:table-cell>
          <table:table-cell table:formula="of:=[.FL5]-[.FL18]" office:value-type="float" office:value="0" calcext:value-type="float">
            <text:p>0</text:p>
          </table:table-cell>
        </table:table-row>
        <table:table-row table:style-name="ro1">
          <table:table-cell table:formula="of:=[.A6]-[.A19]" office:value-type="float" office:value="0" calcext:value-type="float">
            <text:p>0</text:p>
          </table:table-cell>
          <table:table-cell table:formula="of:=[.B6]-[.B19]" office:value-type="float" office:value="0" calcext:value-type="float">
            <text:p>0</text:p>
          </table:table-cell>
          <table:table-cell table:formula="of:=[.C6]-[.C19]" office:value-type="float" office:value="0" calcext:value-type="float">
            <text:p>0</text:p>
          </table:table-cell>
          <table:table-cell table:formula="of:=[.D6]-[.D19]" office:value-type="float" office:value="0" calcext:value-type="float">
            <text:p>0</text:p>
          </table:table-cell>
          <table:table-cell table:formula="of:=[.E6]-[.E19]" office:value-type="float" office:value="0" calcext:value-type="float">
            <text:p>0</text:p>
          </table:table-cell>
          <table:table-cell table:formula="of:=[.F6]-[.F19]" office:value-type="float" office:value="0" calcext:value-type="float">
            <text:p>0</text:p>
          </table:table-cell>
          <table:table-cell table:formula="of:=[.G6]-[.G19]" office:value-type="float" office:value="0" calcext:value-type="float">
            <text:p>0</text:p>
          </table:table-cell>
          <table:table-cell table:formula="of:=[.H6]-[.H19]" office:value-type="float" office:value="0" calcext:value-type="float">
            <text:p>0</text:p>
          </table:table-cell>
          <table:table-cell table:formula="of:=[.I6]-[.I19]" office:value-type="float" office:value="0" calcext:value-type="float">
            <text:p>0</text:p>
          </table:table-cell>
          <table:table-cell table:formula="of:=[.J6]-[.J19]" office:value-type="float" office:value="0" calcext:value-type="float">
            <text:p>0</text:p>
          </table:table-cell>
          <table:table-cell table:formula="of:=[.K6]-[.K19]" office:value-type="float" office:value="0" calcext:value-type="float">
            <text:p>0</text:p>
          </table:table-cell>
          <table:table-cell table:formula="of:=[.L6]-[.L19]" office:value-type="float" office:value="0" calcext:value-type="float">
            <text:p>0</text:p>
          </table:table-cell>
          <table:table-cell table:formula="of:=[.M6]-[.M19]" office:value-type="float" office:value="0" calcext:value-type="float">
            <text:p>0</text:p>
          </table:table-cell>
          <table:table-cell table:formula="of:=[.N6]-[.N19]" office:value-type="float" office:value="0" calcext:value-type="float">
            <text:p>0</text:p>
          </table:table-cell>
          <table:table-cell table:formula="of:=[.O6]-[.O19]" office:value-type="float" office:value="0" calcext:value-type="float">
            <text:p>0</text:p>
          </table:table-cell>
          <table:table-cell table:formula="of:=[.P6]-[.P19]" office:value-type="float" office:value="0" calcext:value-type="float">
            <text:p>0</text:p>
          </table:table-cell>
          <table:table-cell table:formula="of:=[.Q6]-[.Q19]" office:value-type="float" office:value="0" calcext:value-type="float">
            <text:p>0</text:p>
          </table:table-cell>
          <table:table-cell table:formula="of:=[.R6]-[.R19]" office:value-type="float" office:value="0" calcext:value-type="float">
            <text:p>0</text:p>
          </table:table-cell>
          <table:table-cell table:formula="of:=[.S6]-[.S19]" office:value-type="float" office:value="0" calcext:value-type="float">
            <text:p>0</text:p>
          </table:table-cell>
          <table:table-cell table:formula="of:=[.T6]-[.T19]" office:value-type="float" office:value="0" calcext:value-type="float">
            <text:p>0</text:p>
          </table:table-cell>
          <table:table-cell table:formula="of:=[.U6]-[.U19]" office:value-type="float" office:value="0" calcext:value-type="float">
            <text:p>0</text:p>
          </table:table-cell>
          <table:table-cell table:formula="of:=[.V6]-[.V19]" office:value-type="float" office:value="0" calcext:value-type="float">
            <text:p>0</text:p>
          </table:table-cell>
          <table:table-cell table:formula="of:=[.W6]-[.W19]" office:value-type="float" office:value="0" calcext:value-type="float">
            <text:p>0</text:p>
          </table:table-cell>
          <table:table-cell table:formula="of:=[.X6]-[.X19]" office:value-type="string" office:string-value="" calcext:value-type="error">
            <text:p>#VALUE!</text:p>
          </table:table-cell>
          <table:table-cell table:formula="of:=[.Y6]-[.Y19]" office:value-type="string" office:string-value="" calcext:value-type="error">
            <text:p>#VALUE!</text:p>
          </table:table-cell>
          <table:table-cell table:formula="of:=[.Z6]-[.Z19]" office:value-type="float" office:value="0" calcext:value-type="float">
            <text:p>0</text:p>
          </table:table-cell>
          <table:table-cell table:formula="of:=[.AA6]-[.AA19]" office:value-type="float" office:value="0" calcext:value-type="float">
            <text:p>0</text:p>
          </table:table-cell>
          <table:table-cell table:formula="of:=[.AB6]-[.AB19]" office:value-type="float" office:value="0" calcext:value-type="float">
            <text:p>0</text:p>
          </table:table-cell>
          <table:table-cell table:formula="of:=[.AC6]-[.AC19]" office:value-type="float" office:value="0" calcext:value-type="float">
            <text:p>0</text:p>
          </table:table-cell>
          <table:table-cell table:formula="of:=[.AD6]-[.AD19]" office:value-type="float" office:value="0" calcext:value-type="float">
            <text:p>0</text:p>
          </table:table-cell>
          <table:table-cell table:formula="of:=[.AE6]-[.AE19]" office:value-type="float" office:value="0" calcext:value-type="float">
            <text:p>0</text:p>
          </table:table-cell>
          <table:table-cell table:formula="of:=[.AF6]-[.AF19]" office:value-type="float" office:value="0" calcext:value-type="float">
            <text:p>0</text:p>
          </table:table-cell>
          <table:table-cell table:formula="of:=[.AG6]-[.AG19]" office:value-type="float" office:value="0" calcext:value-type="float">
            <text:p>0</text:p>
          </table:table-cell>
          <table:table-cell table:formula="of:=[.AH6]-[.AH19]" office:value-type="float" office:value="0" calcext:value-type="float">
            <text:p>0</text:p>
          </table:table-cell>
          <table:table-cell table:formula="of:=[.AI6]-[.AI19]" office:value-type="float" office:value="0" calcext:value-type="float">
            <text:p>0</text:p>
          </table:table-cell>
          <table:table-cell table:formula="of:=[.AJ6]-[.AJ19]" office:value-type="float" office:value="0" calcext:value-type="float">
            <text:p>0</text:p>
          </table:table-cell>
          <table:table-cell table:formula="of:=[.AK6]-[.AK19]" office:value-type="float" office:value="0" calcext:value-type="float">
            <text:p>0</text:p>
          </table:table-cell>
          <table:table-cell table:formula="of:=[.AL6]-[.AL19]" office:value-type="float" office:value="0" calcext:value-type="float">
            <text:p>0</text:p>
          </table:table-cell>
          <table:table-cell table:formula="of:=[.AM6]-[.AM19]" office:value-type="float" office:value="0" calcext:value-type="float">
            <text:p>0</text:p>
          </table:table-cell>
          <table:table-cell table:formula="of:=[.AN6]-[.AN19]" office:value-type="float" office:value="0" calcext:value-type="float">
            <text:p>0</text:p>
          </table:table-cell>
          <table:table-cell table:formula="of:=[.AO6]-[.AO19]" office:value-type="float" office:value="0" calcext:value-type="float">
            <text:p>0</text:p>
          </table:table-cell>
          <table:table-cell table:formula="of:=[.AP6]-[.AP19]" office:value-type="float" office:value="0" calcext:value-type="float">
            <text:p>0</text:p>
          </table:table-cell>
          <table:table-cell table:formula="of:=[.AQ6]-[.AQ19]" office:value-type="float" office:value="0" calcext:value-type="float">
            <text:p>0</text:p>
          </table:table-cell>
          <table:table-cell table:formula="of:=[.AR6]-[.AR19]" office:value-type="float" office:value="0" calcext:value-type="float">
            <text:p>0</text:p>
          </table:table-cell>
          <table:table-cell table:formula="of:=[.AS6]-[.AS19]" office:value-type="float" office:value="0" calcext:value-type="float">
            <text:p>0</text:p>
          </table:table-cell>
          <table:table-cell table:formula="of:=[.AT6]-[.AT19]" office:value-type="float" office:value="0" calcext:value-type="float">
            <text:p>0</text:p>
          </table:table-cell>
          <table:table-cell table:formula="of:=[.AU6]-[.AU19]" office:value-type="float" office:value="0" calcext:value-type="float">
            <text:p>0</text:p>
          </table:table-cell>
          <table:table-cell table:formula="of:=[.AV6]-[.AV19]" office:value-type="float" office:value="0" calcext:value-type="float">
            <text:p>0</text:p>
          </table:table-cell>
          <table:table-cell table:formula="of:=[.AW6]-[.AW19]" office:value-type="float" office:value="0" calcext:value-type="float">
            <text:p>0</text:p>
          </table:table-cell>
          <table:table-cell table:formula="of:=[.AX6]-[.AX19]" office:value-type="float" office:value="0" calcext:value-type="float">
            <text:p>0</text:p>
          </table:table-cell>
          <table:table-cell table:formula="of:=[.AY6]-[.AY19]" office:value-type="float" office:value="0" calcext:value-type="float">
            <text:p>0</text:p>
          </table:table-cell>
          <table:table-cell table:formula="of:=[.AZ6]-[.AZ19]" office:value-type="float" office:value="0" calcext:value-type="float">
            <text:p>0</text:p>
          </table:table-cell>
          <table:table-cell table:formula="of:=[.BA6]-[.BA19]" office:value-type="float" office:value="-0.316770186339999" calcext:value-type="float">
            <text:p>-0.3167701863</text:p>
          </table:table-cell>
          <table:table-cell table:formula="of:=[.BB6]-[.BB19]" office:value-type="float" office:value="-0.316770186339999" calcext:value-type="float">
            <text:p>-0.3167701863</text:p>
          </table:table-cell>
          <table:table-cell table:formula="of:=[.BC6]-[.BC19]" office:value-type="float" office:value="0" calcext:value-type="float">
            <text:p>0</text:p>
          </table:table-cell>
          <table:table-cell table:formula="of:=[.BD6]-[.BD19]" office:value-type="float" office:value="0" calcext:value-type="float">
            <text:p>0</text:p>
          </table:table-cell>
          <table:table-cell table:formula="of:=[.BE6]-[.BE19]" office:value-type="float" office:value="0" calcext:value-type="float">
            <text:p>0</text:p>
          </table:table-cell>
          <table:table-cell table:formula="of:=[.BF6]-[.BF19]" office:value-type="float" office:value="-0.910891089110001" calcext:value-type="float">
            <text:p>-0.9108910891</text:p>
          </table:table-cell>
          <table:table-cell table:formula="of:=[.BG6]-[.BG19]" office:value-type="float" office:value="-0.5511551155" calcext:value-type="float">
            <text:p>-0.5511551155</text:p>
          </table:table-cell>
          <table:table-cell table:formula="of:=[.BH6]-[.BH19]" office:value-type="float" office:value="0" calcext:value-type="float">
            <text:p>0</text:p>
          </table:table-cell>
          <table:table-cell table:formula="of:=[.BI6]-[.BI19]" office:value-type="float" office:value="0" calcext:value-type="float">
            <text:p>0</text:p>
          </table:table-cell>
          <table:table-cell table:formula="of:=[.BJ6]-[.BJ19]" office:value-type="float" office:value="0" calcext:value-type="float">
            <text:p>0</text:p>
          </table:table-cell>
          <table:table-cell table:formula="of:=[.BK6]-[.BK19]" office:value-type="float" office:value="-0.36327528262" calcext:value-type="float">
            <text:p>-0.3632752826</text:p>
          </table:table-cell>
          <table:table-cell table:formula="of:=[.BL6]-[.BL19]" office:value-type="float" office:value="-0.493736633059999" calcext:value-type="float">
            <text:p>-0.4937366331</text:p>
          </table:table-cell>
          <table:table-cell table:formula="of:=[.BM6]-[.BM19]" office:value-type="float" office:value="0" calcext:value-type="float">
            <text:p>0</text:p>
          </table:table-cell>
          <table:table-cell table:formula="of:=[.BN6]-[.BN19]" office:value-type="float" office:value="0" calcext:value-type="float">
            <text:p>0</text:p>
          </table:table-cell>
          <table:table-cell table:formula="of:=[.BO6]-[.BO19]" office:value-type="float" office:value="0" calcext:value-type="float">
            <text:p>0</text:p>
          </table:table-cell>
          <table:table-cell table:formula="of:=[.BP6]-[.BP19]" office:value-type="float" office:value="-0.90789473684" calcext:value-type="float">
            <text:p>-0.9078947368</text:p>
          </table:table-cell>
          <table:table-cell table:formula="of:=[.BQ6]-[.BQ19]" office:value-type="float" office:value="-0.88157894737" calcext:value-type="float">
            <text:p>-0.8815789474</text:p>
          </table:table-cell>
          <table:table-cell table:formula="of:=[.BR6]-[.BR19]" office:value-type="float" office:value="0" calcext:value-type="float">
            <text:p>0</text:p>
          </table:table-cell>
          <table:table-cell table:formula="of:=[.BS6]-[.BS19]" office:value-type="float" office:value="0" calcext:value-type="float">
            <text:p>0</text:p>
          </table:table-cell>
          <table:table-cell table:formula="of:=[.BT6]-[.BT19]" office:value-type="float" office:value="0" calcext:value-type="float">
            <text:p>0</text:p>
          </table:table-cell>
          <table:table-cell table:formula="of:=[.BU6]-[.BU19]" office:value-type="float" office:value="0" calcext:value-type="float">
            <text:p>0</text:p>
          </table:table-cell>
          <table:table-cell table:formula="of:=[.BV6]-[.BV19]" office:value-type="float" office:value="0" calcext:value-type="float">
            <text:p>0</text:p>
          </table:table-cell>
          <table:table-cell table:formula="of:=[.BW6]-[.BW19]" office:value-type="float" office:value="0" calcext:value-type="float">
            <text:p>0</text:p>
          </table:table-cell>
          <table:table-cell table:formula="of:=[.BX6]-[.BX19]" office:value-type="float" office:value="0" calcext:value-type="float">
            <text:p>0</text:p>
          </table:table-cell>
          <table:table-cell table:formula="of:=[.BY6]-[.BY19]" office:value-type="float" office:value="0" calcext:value-type="float">
            <text:p>0</text:p>
          </table:table-cell>
          <table:table-cell table:formula="of:=[.BZ6]-[.BZ19]" office:value-type="float" office:value="0" calcext:value-type="float">
            <text:p>0</text:p>
          </table:table-cell>
          <table:table-cell table:formula="of:=[.CA6]-[.CA19]" office:value-type="float" office:value="0" calcext:value-type="float">
            <text:p>0</text:p>
          </table:table-cell>
          <table:table-cell table:formula="of:=[.CB6]-[.CB19]" office:value-type="float" office:value="0" calcext:value-type="float">
            <text:p>0</text:p>
          </table:table-cell>
          <table:table-cell table:formula="of:=[.CC6]-[.CC19]" office:value-type="float" office:value="0" calcext:value-type="float">
            <text:p>0</text:p>
          </table:table-cell>
          <table:table-cell table:formula="of:=[.CD6]-[.CD19]" office:value-type="float" office:value="0" calcext:value-type="float">
            <text:p>0</text:p>
          </table:table-cell>
          <table:table-cell table:formula="of:=[.CE6]-[.CE19]" office:value-type="float" office:value="0" calcext:value-type="float">
            <text:p>0</text:p>
          </table:table-cell>
          <table:table-cell table:formula="of:=[.CF6]-[.CF19]" office:value-type="float" office:value="0" calcext:value-type="float">
            <text:p>0</text:p>
          </table:table-cell>
          <table:table-cell table:formula="of:=[.CG6]-[.CG19]" office:value-type="float" office:value="0" calcext:value-type="float">
            <text:p>0</text:p>
          </table:table-cell>
          <table:table-cell table:formula="of:=[.CH6]-[.CH19]" office:value-type="float" office:value="0" calcext:value-type="float">
            <text:p>0</text:p>
          </table:table-cell>
          <table:table-cell table:formula="of:=[.CI6]-[.CI19]" office:value-type="float" office:value="0" calcext:value-type="float">
            <text:p>0</text:p>
          </table:table-cell>
          <table:table-cell table:formula="of:=[.CJ6]-[.CJ19]" office:value-type="float" office:value="0" calcext:value-type="float">
            <text:p>0</text:p>
          </table:table-cell>
          <table:table-cell table:formula="of:=[.CK6]-[.CK19]" office:value-type="float" office:value="0" calcext:value-type="float">
            <text:p>0</text:p>
          </table:table-cell>
          <table:table-cell table:formula="of:=[.CL6]-[.CL19]" office:value-type="float" office:value="0" calcext:value-type="float">
            <text:p>0</text:p>
          </table:table-cell>
          <table:table-cell table:formula="of:=[.CM6]-[.CM19]" office:value-type="float" office:value="0" calcext:value-type="float">
            <text:p>0</text:p>
          </table:table-cell>
          <table:table-cell table:formula="of:=[.CN6]-[.CN19]" office:value-type="float" office:value="0" calcext:value-type="float">
            <text:p>0</text:p>
          </table:table-cell>
          <table:table-cell table:formula="of:=[.CO6]-[.CO19]" office:value-type="float" office:value="0" calcext:value-type="float">
            <text:p>0</text:p>
          </table:table-cell>
          <table:table-cell table:formula="of:=[.CP6]-[.CP19]" office:value-type="float" office:value="0" calcext:value-type="float">
            <text:p>0</text:p>
          </table:table-cell>
          <table:table-cell table:formula="of:=[.CQ6]-[.CQ19]" office:value-type="float" office:value="0" calcext:value-type="float">
            <text:p>0</text:p>
          </table:table-cell>
          <table:table-cell table:formula="of:=[.CR6]-[.CR19]" office:value-type="float" office:value="0" calcext:value-type="float">
            <text:p>0</text:p>
          </table:table-cell>
          <table:table-cell table:formula="of:=[.CS6]-[.CS19]" office:value-type="float" office:value="0" calcext:value-type="float">
            <text:p>0</text:p>
          </table:table-cell>
          <table:table-cell table:formula="of:=[.CT6]-[.CT19]" office:value-type="float" office:value="0" calcext:value-type="float">
            <text:p>0</text:p>
          </table:table-cell>
          <table:table-cell table:formula="of:=[.CU6]-[.CU19]" office:value-type="float" office:value="0" calcext:value-type="float">
            <text:p>0</text:p>
          </table:table-cell>
          <table:table-cell table:formula="of:=[.CV6]-[.CV19]" office:value-type="float" office:value="0" calcext:value-type="float">
            <text:p>0</text:p>
          </table:table-cell>
          <table:table-cell table:formula="of:=[.CW6]-[.CW19]" office:value-type="float" office:value="0" calcext:value-type="float">
            <text:p>0</text:p>
          </table:table-cell>
          <table:table-cell table:formula="of:=[.CX6]-[.CX19]" office:value-type="float" office:value="0" calcext:value-type="float">
            <text:p>0</text:p>
          </table:table-cell>
          <table:table-cell table:formula="of:=[.CY6]-[.CY19]" office:value-type="float" office:value="0" calcext:value-type="float">
            <text:p>0</text:p>
          </table:table-cell>
          <table:table-cell table:formula="of:=[.CZ6]-[.CZ19]" office:value-type="float" office:value="0" calcext:value-type="float">
            <text:p>0</text:p>
          </table:table-cell>
          <table:table-cell table:formula="of:=[.DA6]-[.DA19]" office:value-type="float" office:value="0" calcext:value-type="float">
            <text:p>0</text:p>
          </table:table-cell>
          <table:table-cell table:formula="of:=[.DB6]-[.DB19]" office:value-type="float" office:value="0" calcext:value-type="float">
            <text:p>0</text:p>
          </table:table-cell>
          <table:table-cell table:formula="of:=[.DC6]-[.DC19]" office:value-type="float" office:value="0" calcext:value-type="float">
            <text:p>0</text:p>
          </table:table-cell>
          <table:table-cell table:formula="of:=[.DD6]-[.DD19]" office:value-type="float" office:value="0" calcext:value-type="float">
            <text:p>0</text:p>
          </table:table-cell>
          <table:table-cell table:formula="of:=[.DE6]-[.DE19]" office:value-type="float" office:value="0" calcext:value-type="float">
            <text:p>0</text:p>
          </table:table-cell>
          <table:table-cell table:formula="of:=[.DF6]-[.DF19]" office:value-type="float" office:value="0" calcext:value-type="float">
            <text:p>0</text:p>
          </table:table-cell>
          <table:table-cell table:formula="of:=[.DG6]-[.DG19]" office:value-type="float" office:value="0" calcext:value-type="float">
            <text:p>0</text:p>
          </table:table-cell>
          <table:table-cell table:formula="of:=[.DH6]-[.DH19]" office:value-type="float" office:value="0" calcext:value-type="float">
            <text:p>0</text:p>
          </table:table-cell>
          <table:table-cell table:formula="of:=[.DI6]-[.DI19]" office:value-type="float" office:value="0" calcext:value-type="float">
            <text:p>0</text:p>
          </table:table-cell>
          <table:table-cell table:formula="of:=[.DJ6]-[.DJ19]" office:value-type="float" office:value="0" calcext:value-type="float">
            <text:p>0</text:p>
          </table:table-cell>
          <table:table-cell table:formula="of:=[.DK6]-[.DK19]" office:value-type="float" office:value="0" calcext:value-type="float">
            <text:p>0</text:p>
          </table:table-cell>
          <table:table-cell table:formula="of:=[.DL6]-[.DL19]" office:value-type="float" office:value="0" calcext:value-type="float">
            <text:p>0</text:p>
          </table:table-cell>
          <table:table-cell table:formula="of:=[.DM6]-[.DM19]" office:value-type="float" office:value="0" calcext:value-type="float">
            <text:p>0</text:p>
          </table:table-cell>
          <table:table-cell table:formula="of:=[.DN6]-[.DN19]" office:value-type="float" office:value="0" calcext:value-type="float">
            <text:p>0</text:p>
          </table:table-cell>
          <table:table-cell table:formula="of:=[.DO6]-[.DO19]" office:value-type="float" office:value="0" calcext:value-type="float">
            <text:p>0</text:p>
          </table:table-cell>
          <table:table-cell table:formula="of:=[.DP6]-[.DP19]" office:value-type="float" office:value="0" calcext:value-type="float">
            <text:p>0</text:p>
          </table:table-cell>
          <table:table-cell table:formula="of:=[.DQ6]-[.DQ19]" office:value-type="float" office:value="0" calcext:value-type="float">
            <text:p>0</text:p>
          </table:table-cell>
          <table:table-cell table:formula="of:=[.DR6]-[.DR19]" office:value-type="float" office:value="0" calcext:value-type="float">
            <text:p>0</text:p>
          </table:table-cell>
          <table:table-cell table:formula="of:=[.DS6]-[.DS19]" office:value-type="float" office:value="0" calcext:value-type="float">
            <text:p>0</text:p>
          </table:table-cell>
          <table:table-cell table:formula="of:=[.DT6]-[.DT19]" office:value-type="float" office:value="0" calcext:value-type="float">
            <text:p>0</text:p>
          </table:table-cell>
          <table:table-cell table:formula="of:=[.DU6]-[.DU19]" office:value-type="float" office:value="0" calcext:value-type="float">
            <text:p>0</text:p>
          </table:table-cell>
          <table:table-cell table:formula="of:=[.DV6]-[.DV19]" office:value-type="float" office:value="0" calcext:value-type="float">
            <text:p>0</text:p>
          </table:table-cell>
          <table:table-cell table:formula="of:=[.DW6]-[.DW19]" office:value-type="float" office:value="0" calcext:value-type="float">
            <text:p>0</text:p>
          </table:table-cell>
          <table:table-cell table:formula="of:=[.DX6]-[.DX19]" office:value-type="float" office:value="0" calcext:value-type="float">
            <text:p>0</text:p>
          </table:table-cell>
          <table:table-cell table:formula="of:=[.DY6]-[.DY19]" office:value-type="float" office:value="0" calcext:value-type="float">
            <text:p>0</text:p>
          </table:table-cell>
          <table:table-cell table:formula="of:=[.DZ6]-[.DZ19]" office:value-type="float" office:value="0" calcext:value-type="float">
            <text:p>0</text:p>
          </table:table-cell>
          <table:table-cell table:formula="of:=[.EA6]-[.EA19]" office:value-type="float" office:value="0" calcext:value-type="float">
            <text:p>0</text:p>
          </table:table-cell>
          <table:table-cell table:formula="of:=[.EB6]-[.EB19]" office:value-type="float" office:value="0" calcext:value-type="float">
            <text:p>0</text:p>
          </table:table-cell>
          <table:table-cell table:formula="of:=[.EC6]-[.EC19]" office:value-type="float" office:value="0" calcext:value-type="float">
            <text:p>0</text:p>
          </table:table-cell>
          <table:table-cell table:formula="of:=[.ED6]-[.ED19]" office:value-type="float" office:value="0" calcext:value-type="float">
            <text:p>0</text:p>
          </table:table-cell>
          <table:table-cell table:formula="of:=[.EE6]-[.EE19]" office:value-type="float" office:value="0" calcext:value-type="float">
            <text:p>0</text:p>
          </table:table-cell>
          <table:table-cell table:formula="of:=[.EF6]-[.EF19]" office:value-type="float" office:value="0" calcext:value-type="float">
            <text:p>0</text:p>
          </table:table-cell>
          <table:table-cell table:formula="of:=[.EG6]-[.EG19]" office:value-type="float" office:value="0" calcext:value-type="float">
            <text:p>0</text:p>
          </table:table-cell>
          <table:table-cell table:formula="of:=[.EH6]-[.EH19]" office:value-type="float" office:value="0" calcext:value-type="float">
            <text:p>0</text:p>
          </table:table-cell>
          <table:table-cell table:formula="of:=[.EI6]-[.EI19]" office:value-type="float" office:value="0" calcext:value-type="float">
            <text:p>0</text:p>
          </table:table-cell>
          <table:table-cell table:formula="of:=[.EJ6]-[.EJ19]" office:value-type="float" office:value="0" calcext:value-type="float">
            <text:p>0</text:p>
          </table:table-cell>
          <table:table-cell table:formula="of:=[.EK6]-[.EK19]" office:value-type="float" office:value="0" calcext:value-type="float">
            <text:p>0</text:p>
          </table:table-cell>
          <table:table-cell table:formula="of:=[.EL6]-[.EL19]" office:value-type="float" office:value="0" calcext:value-type="float">
            <text:p>0</text:p>
          </table:table-cell>
          <table:table-cell table:formula="of:=[.EM6]-[.EM19]" office:value-type="float" office:value="0" calcext:value-type="float">
            <text:p>0</text:p>
          </table:table-cell>
          <table:table-cell table:formula="of:=[.EN6]-[.EN19]" office:value-type="float" office:value="0" calcext:value-type="float">
            <text:p>0</text:p>
          </table:table-cell>
          <table:table-cell table:formula="of:=[.EO6]-[.EO19]" office:value-type="float" office:value="0" calcext:value-type="float">
            <text:p>0</text:p>
          </table:table-cell>
          <table:table-cell table:formula="of:=[.EP6]-[.EP19]" office:value-type="float" office:value="0" calcext:value-type="float">
            <text:p>0</text:p>
          </table:table-cell>
          <table:table-cell table:formula="of:=[.EQ6]-[.EQ19]" office:value-type="float" office:value="0" calcext:value-type="float">
            <text:p>0</text:p>
          </table:table-cell>
          <table:table-cell table:formula="of:=[.ER6]-[.ER19]" office:value-type="float" office:value="0" calcext:value-type="float">
            <text:p>0</text:p>
          </table:table-cell>
          <table:table-cell table:formula="of:=[.ES6]-[.ES19]" office:value-type="float" office:value="0" calcext:value-type="float">
            <text:p>0</text:p>
          </table:table-cell>
          <table:table-cell table:formula="of:=[.ET6]-[.ET19]" office:value-type="float" office:value="0" calcext:value-type="float">
            <text:p>0</text:p>
          </table:table-cell>
          <table:table-cell table:formula="of:=[.EU6]-[.EU19]" office:value-type="float" office:value="0" calcext:value-type="float">
            <text:p>0</text:p>
          </table:table-cell>
          <table:table-cell table:formula="of:=[.EV6]-[.EV19]" office:value-type="float" office:value="0" calcext:value-type="float">
            <text:p>0</text:p>
          </table:table-cell>
          <table:table-cell table:formula="of:=[.EW6]-[.EW19]" office:value-type="float" office:value="0" calcext:value-type="float">
            <text:p>0</text:p>
          </table:table-cell>
          <table:table-cell table:formula="of:=[.EX6]-[.EX19]" office:value-type="float" office:value="0" calcext:value-type="float">
            <text:p>0</text:p>
          </table:table-cell>
          <table:table-cell table:formula="of:=[.EY6]-[.EY19]" office:value-type="float" office:value="0" calcext:value-type="float">
            <text:p>0</text:p>
          </table:table-cell>
          <table:table-cell table:formula="of:=[.EZ6]-[.EZ19]" office:value-type="float" office:value="0" calcext:value-type="float">
            <text:p>0</text:p>
          </table:table-cell>
          <table:table-cell table:formula="of:=[.FA6]-[.FA19]" office:value-type="float" office:value="0" calcext:value-type="float">
            <text:p>0</text:p>
          </table:table-cell>
          <table:table-cell table:formula="of:=[.FB6]-[.FB19]" office:value-type="float" office:value="0" calcext:value-type="float">
            <text:p>0</text:p>
          </table:table-cell>
          <table:table-cell table:formula="of:=[.FC6]-[.FC19]" office:value-type="float" office:value="0" calcext:value-type="float">
            <text:p>0</text:p>
          </table:table-cell>
          <table:table-cell table:formula="of:=[.FD6]-[.FD19]" office:value-type="float" office:value="0" calcext:value-type="float">
            <text:p>0</text:p>
          </table:table-cell>
          <table:table-cell table:formula="of:=[.FE6]-[.FE19]" office:value-type="float" office:value="0" calcext:value-type="float">
            <text:p>0</text:p>
          </table:table-cell>
          <table:table-cell table:formula="of:=[.FF6]-[.FF19]" office:value-type="float" office:value="0" calcext:value-type="float">
            <text:p>0</text:p>
          </table:table-cell>
          <table:table-cell table:formula="of:=[.FG6]-[.FG19]" office:value-type="float" office:value="0" calcext:value-type="float">
            <text:p>0</text:p>
          </table:table-cell>
          <table:table-cell table:formula="of:=[.FH6]-[.FH19]" office:value-type="float" office:value="0" calcext:value-type="float">
            <text:p>0</text:p>
          </table:table-cell>
          <table:table-cell table:formula="of:=[.FI6]-[.FI19]" office:value-type="float" office:value="0" calcext:value-type="float">
            <text:p>0</text:p>
          </table:table-cell>
          <table:table-cell table:formula="of:=[.FJ6]-[.FJ19]" office:value-type="float" office:value="0" calcext:value-type="float">
            <text:p>0</text:p>
          </table:table-cell>
          <table:table-cell table:formula="of:=[.FK6]-[.FK19]" office:value-type="float" office:value="0" calcext:value-type="float">
            <text:p>0</text:p>
          </table:table-cell>
          <table:table-cell table:formula="of:=[.FL6]-[.FL19]" office:value-type="float" office:value="0" calcext:value-type="float">
            <text:p>0</text:p>
          </table:table-cell>
        </table:table-row>
        <table:table-row table:style-name="ro1">
          <table:table-cell table:formula="of:=[.A7]-[.A20]" office:value-type="float" office:value="0" calcext:value-type="float">
            <text:p>0</text:p>
          </table:table-cell>
          <table:table-cell table:formula="of:=[.B7]-[.B20]" office:value-type="float" office:value="0" calcext:value-type="float">
            <text:p>0</text:p>
          </table:table-cell>
          <table:table-cell table:formula="of:=[.C7]-[.C20]" office:value-type="float" office:value="0" calcext:value-type="float">
            <text:p>0</text:p>
          </table:table-cell>
          <table:table-cell table:formula="of:=[.D7]-[.D20]" office:value-type="float" office:value="0" calcext:value-type="float">
            <text:p>0</text:p>
          </table:table-cell>
          <table:table-cell table:formula="of:=[.E7]-[.E20]" office:value-type="float" office:value="0" calcext:value-type="float">
            <text:p>0</text:p>
          </table:table-cell>
          <table:table-cell table:formula="of:=[.F7]-[.F20]" office:value-type="float" office:value="0" calcext:value-type="float">
            <text:p>0</text:p>
          </table:table-cell>
          <table:table-cell table:formula="of:=[.G7]-[.G20]" office:value-type="float" office:value="0" calcext:value-type="float">
            <text:p>0</text:p>
          </table:table-cell>
          <table:table-cell table:formula="of:=[.H7]-[.H20]" office:value-type="float" office:value="0" calcext:value-type="float">
            <text:p>0</text:p>
          </table:table-cell>
          <table:table-cell table:formula="of:=[.I7]-[.I20]" office:value-type="float" office:value="0" calcext:value-type="float">
            <text:p>0</text:p>
          </table:table-cell>
          <table:table-cell table:formula="of:=[.J7]-[.J20]" office:value-type="float" office:value="0" calcext:value-type="float">
            <text:p>0</text:p>
          </table:table-cell>
          <table:table-cell table:formula="of:=[.K7]-[.K20]" office:value-type="float" office:value="0" calcext:value-type="float">
            <text:p>0</text:p>
          </table:table-cell>
          <table:table-cell table:formula="of:=[.L7]-[.L20]" office:value-type="float" office:value="0" calcext:value-type="float">
            <text:p>0</text:p>
          </table:table-cell>
          <table:table-cell table:formula="of:=[.M7]-[.M20]" office:value-type="float" office:value="0" calcext:value-type="float">
            <text:p>0</text:p>
          </table:table-cell>
          <table:table-cell table:formula="of:=[.N7]-[.N20]" office:value-type="float" office:value="0" calcext:value-type="float">
            <text:p>0</text:p>
          </table:table-cell>
          <table:table-cell table:formula="of:=[.O7]-[.O20]" office:value-type="float" office:value="0" calcext:value-type="float">
            <text:p>0</text:p>
          </table:table-cell>
          <table:table-cell table:formula="of:=[.P7]-[.P20]" office:value-type="float" office:value="0" calcext:value-type="float">
            <text:p>0</text:p>
          </table:table-cell>
          <table:table-cell table:formula="of:=[.Q7]-[.Q20]" office:value-type="float" office:value="0" calcext:value-type="float">
            <text:p>0</text:p>
          </table:table-cell>
          <table:table-cell table:formula="of:=[.R7]-[.R20]" office:value-type="float" office:value="0" calcext:value-type="float">
            <text:p>0</text:p>
          </table:table-cell>
          <table:table-cell table:formula="of:=[.S7]-[.S20]" office:value-type="float" office:value="0" calcext:value-type="float">
            <text:p>0</text:p>
          </table:table-cell>
          <table:table-cell table:formula="of:=[.T7]-[.T20]" office:value-type="float" office:value="0" calcext:value-type="float">
            <text:p>0</text:p>
          </table:table-cell>
          <table:table-cell table:formula="of:=[.U7]-[.U20]" office:value-type="float" office:value="0" calcext:value-type="float">
            <text:p>0</text:p>
          </table:table-cell>
          <table:table-cell table:formula="of:=[.V7]-[.V20]" office:value-type="float" office:value="0" calcext:value-type="float">
            <text:p>0</text:p>
          </table:table-cell>
          <table:table-cell table:formula="of:=[.W7]-[.W20]" office:value-type="float" office:value="0" calcext:value-type="float">
            <text:p>0</text:p>
          </table:table-cell>
          <table:table-cell table:formula="of:=[.X7]-[.X20]" office:value-type="string" office:string-value="" calcext:value-type="error">
            <text:p>#VALUE!</text:p>
          </table:table-cell>
          <table:table-cell table:formula="of:=[.Y7]-[.Y20]" office:value-type="string" office:string-value="" calcext:value-type="error">
            <text:p>#VALUE!</text:p>
          </table:table-cell>
          <table:table-cell table:formula="of:=[.Z7]-[.Z20]" office:value-type="float" office:value="0" calcext:value-type="float">
            <text:p>0</text:p>
          </table:table-cell>
          <table:table-cell table:formula="of:=[.AA7]-[.AA20]" office:value-type="float" office:value="0" calcext:value-type="float">
            <text:p>0</text:p>
          </table:table-cell>
          <table:table-cell table:formula="of:=[.AB7]-[.AB20]" office:value-type="float" office:value="0" calcext:value-type="float">
            <text:p>0</text:p>
          </table:table-cell>
          <table:table-cell table:formula="of:=[.AC7]-[.AC20]" office:value-type="float" office:value="0" calcext:value-type="float">
            <text:p>0</text:p>
          </table:table-cell>
          <table:table-cell table:formula="of:=[.AD7]-[.AD20]" office:value-type="float" office:value="0" calcext:value-type="float">
            <text:p>0</text:p>
          </table:table-cell>
          <table:table-cell table:formula="of:=[.AE7]-[.AE20]" office:value-type="float" office:value="0" calcext:value-type="float">
            <text:p>0</text:p>
          </table:table-cell>
          <table:table-cell table:formula="of:=[.AF7]-[.AF20]" office:value-type="float" office:value="0" calcext:value-type="float">
            <text:p>0</text:p>
          </table:table-cell>
          <table:table-cell table:formula="of:=[.AG7]-[.AG20]" office:value-type="float" office:value="0" calcext:value-type="float">
            <text:p>0</text:p>
          </table:table-cell>
          <table:table-cell table:formula="of:=[.AH7]-[.AH20]" office:value-type="float" office:value="0" calcext:value-type="float">
            <text:p>0</text:p>
          </table:table-cell>
          <table:table-cell table:formula="of:=[.AI7]-[.AI20]" office:value-type="float" office:value="0" calcext:value-type="float">
            <text:p>0</text:p>
          </table:table-cell>
          <table:table-cell table:formula="of:=[.AJ7]-[.AJ20]" office:value-type="float" office:value="0" calcext:value-type="float">
            <text:p>0</text:p>
          </table:table-cell>
          <table:table-cell table:formula="of:=[.AK7]-[.AK20]" office:value-type="float" office:value="0" calcext:value-type="float">
            <text:p>0</text:p>
          </table:table-cell>
          <table:table-cell table:formula="of:=[.AL7]-[.AL20]" office:value-type="float" office:value="0" calcext:value-type="float">
            <text:p>0</text:p>
          </table:table-cell>
          <table:table-cell table:formula="of:=[.AM7]-[.AM20]" office:value-type="float" office:value="0" calcext:value-type="float">
            <text:p>0</text:p>
          </table:table-cell>
          <table:table-cell table:formula="of:=[.AN7]-[.AN20]" office:value-type="float" office:value="0" calcext:value-type="float">
            <text:p>0</text:p>
          </table:table-cell>
          <table:table-cell table:formula="of:=[.AO7]-[.AO20]" office:value-type="float" office:value="0" calcext:value-type="float">
            <text:p>0</text:p>
          </table:table-cell>
          <table:table-cell table:formula="of:=[.AP7]-[.AP20]" office:value-type="float" office:value="0" calcext:value-type="float">
            <text:p>0</text:p>
          </table:table-cell>
          <table:table-cell table:formula="of:=[.AQ7]-[.AQ20]" office:value-type="float" office:value="0" calcext:value-type="float">
            <text:p>0</text:p>
          </table:table-cell>
          <table:table-cell table:formula="of:=[.AR7]-[.AR20]" office:value-type="float" office:value="0" calcext:value-type="float">
            <text:p>0</text:p>
          </table:table-cell>
          <table:table-cell table:formula="of:=[.AS7]-[.AS20]" office:value-type="float" office:value="0" calcext:value-type="float">
            <text:p>0</text:p>
          </table:table-cell>
          <table:table-cell table:formula="of:=[.AT7]-[.AT20]" office:value-type="float" office:value="0" calcext:value-type="float">
            <text:p>0</text:p>
          </table:table-cell>
          <table:table-cell table:formula="of:=[.AU7]-[.AU20]" office:value-type="float" office:value="0" calcext:value-type="float">
            <text:p>0</text:p>
          </table:table-cell>
          <table:table-cell table:formula="of:=[.AV7]-[.AV20]" office:value-type="float" office:value="0" calcext:value-type="float">
            <text:p>0</text:p>
          </table:table-cell>
          <table:table-cell table:formula="of:=[.AW7]-[.AW20]" office:value-type="float" office:value="0" calcext:value-type="float">
            <text:p>0</text:p>
          </table:table-cell>
          <table:table-cell table:formula="of:=[.AX7]-[.AX20]" office:value-type="float" office:value="0" calcext:value-type="float">
            <text:p>0</text:p>
          </table:table-cell>
          <table:table-cell table:formula="of:=[.AY7]-[.AY20]" office:value-type="float" office:value="0" calcext:value-type="float">
            <text:p>0</text:p>
          </table:table-cell>
          <table:table-cell table:formula="of:=[.AZ7]-[.AZ20]" office:value-type="float" office:value="0" calcext:value-type="float">
            <text:p>0</text:p>
          </table:table-cell>
          <table:table-cell table:formula="of:=[.BA7]-[.BA20]" office:value-type="float" office:value="-0.70498084291" calcext:value-type="float">
            <text:p>-0.7049808429</text:p>
          </table:table-cell>
          <table:table-cell table:formula="of:=[.BB7]-[.BB20]" office:value-type="float" office:value="-0.69476372925" calcext:value-type="float">
            <text:p>-0.6947637293</text:p>
          </table:table-cell>
          <table:table-cell table:formula="of:=[.BC7]-[.BC20]" office:value-type="float" office:value="0" calcext:value-type="float">
            <text:p>0</text:p>
          </table:table-cell>
          <table:table-cell table:formula="of:=[.BD7]-[.BD20]" office:value-type="float" office:value="0" calcext:value-type="float">
            <text:p>0</text:p>
          </table:table-cell>
          <table:table-cell table:formula="of:=[.BE7]-[.BE20]" office:value-type="float" office:value="0" calcext:value-type="float">
            <text:p>0</text:p>
          </table:table-cell>
          <table:table-cell table:formula="of:=[.BF7]-[.BF20]" office:value-type="float" office:value="-0.85714285714" calcext:value-type="float">
            <text:p>-0.8571428571</text:p>
          </table:table-cell>
          <table:table-cell table:formula="of:=[.BG7]-[.BG20]" office:value-type="float" office:value="-0.14285714286" calcext:value-type="float">
            <text:p>-0.1428571429</text:p>
          </table:table-cell>
          <table:table-cell table:formula="of:=[.BH7]-[.BH20]" office:value-type="float" office:value="0" calcext:value-type="float">
            <text:p>0</text:p>
          </table:table-cell>
          <table:table-cell table:formula="of:=[.BI7]-[.BI20]" office:value-type="float" office:value="0" calcext:value-type="float">
            <text:p>0</text:p>
          </table:table-cell>
          <table:table-cell table:formula="of:=[.BJ7]-[.BJ20]" office:value-type="float" office:value="0" calcext:value-type="float">
            <text:p>0</text:p>
          </table:table-cell>
          <table:table-cell table:formula="of:=[.BK7]-[.BK20]" office:value-type="float" office:value="-0.329710144930001" calcext:value-type="float">
            <text:p>-0.3297101449</text:p>
          </table:table-cell>
          <table:table-cell table:formula="of:=[.BL7]-[.BL20]" office:value-type="float" office:value="-0.5072463768" calcext:value-type="float">
            <text:p>-0.5072463768</text:p>
          </table:table-cell>
          <table:table-cell table:formula="of:=[.BM7]-[.BM20]" office:value-type="float" office:value="0" calcext:value-type="float">
            <text:p>0</text:p>
          </table:table-cell>
          <table:table-cell table:formula="of:=[.BN7]-[.BN20]" office:value-type="float" office:value="0" calcext:value-type="float">
            <text:p>0</text:p>
          </table:table-cell>
          <table:table-cell table:formula="of:=[.BO7]-[.BO20]" office:value-type="float" office:value="0" calcext:value-type="float">
            <text:p>0</text:p>
          </table:table-cell>
          <table:table-cell table:formula="of:=[.BP7]-[.BP20]" office:value-type="float" office:value="-0.987381703500001" calcext:value-type="float">
            <text:p>-0.9873817035</text:p>
          </table:table-cell>
          <table:table-cell table:formula="of:=[.BQ7]-[.BQ20]" office:value-type="float" office:value="-0.77917981073" calcext:value-type="float">
            <text:p>-0.7791798107</text:p>
          </table:table-cell>
          <table:table-cell table:formula="of:=[.BR7]-[.BR20]" office:value-type="float" office:value="0" calcext:value-type="float">
            <text:p>0</text:p>
          </table:table-cell>
          <table:table-cell table:formula="of:=[.BS7]-[.BS20]" office:value-type="float" office:value="0" calcext:value-type="float">
            <text:p>0</text:p>
          </table:table-cell>
          <table:table-cell table:formula="of:=[.BT7]-[.BT20]" office:value-type="float" office:value="0" calcext:value-type="float">
            <text:p>0</text:p>
          </table:table-cell>
          <table:table-cell table:formula="of:=[.BU7]-[.BU20]" office:value-type="float" office:value="0" calcext:value-type="float">
            <text:p>0</text:p>
          </table:table-cell>
          <table:table-cell table:formula="of:=[.BV7]-[.BV20]" office:value-type="float" office:value="0" calcext:value-type="float">
            <text:p>0</text:p>
          </table:table-cell>
          <table:table-cell table:formula="of:=[.BW7]-[.BW20]" office:value-type="float" office:value="0" calcext:value-type="float">
            <text:p>0</text:p>
          </table:table-cell>
          <table:table-cell table:formula="of:=[.BX7]-[.BX20]" office:value-type="float" office:value="0" calcext:value-type="float">
            <text:p>0</text:p>
          </table:table-cell>
          <table:table-cell table:formula="of:=[.BY7]-[.BY20]" office:value-type="float" office:value="0" calcext:value-type="float">
            <text:p>0</text:p>
          </table:table-cell>
          <table:table-cell table:formula="of:=[.BZ7]-[.BZ20]" office:value-type="float" office:value="0" calcext:value-type="float">
            <text:p>0</text:p>
          </table:table-cell>
          <table:table-cell table:formula="of:=[.CA7]-[.CA20]" office:value-type="float" office:value="0" calcext:value-type="float">
            <text:p>0</text:p>
          </table:table-cell>
          <table:table-cell table:formula="of:=[.CB7]-[.CB20]" office:value-type="float" office:value="0" calcext:value-type="float">
            <text:p>0</text:p>
          </table:table-cell>
          <table:table-cell table:formula="of:=[.CC7]-[.CC20]" office:value-type="float" office:value="0" calcext:value-type="float">
            <text:p>0</text:p>
          </table:table-cell>
          <table:table-cell table:formula="of:=[.CD7]-[.CD20]" office:value-type="float" office:value="0" calcext:value-type="float">
            <text:p>0</text:p>
          </table:table-cell>
          <table:table-cell table:formula="of:=[.CE7]-[.CE20]" office:value-type="float" office:value="0" calcext:value-type="float">
            <text:p>0</text:p>
          </table:table-cell>
          <table:table-cell table:formula="of:=[.CF7]-[.CF20]" office:value-type="float" office:value="0" calcext:value-type="float">
            <text:p>0</text:p>
          </table:table-cell>
          <table:table-cell table:formula="of:=[.CG7]-[.CG20]" office:value-type="float" office:value="0" calcext:value-type="float">
            <text:p>0</text:p>
          </table:table-cell>
          <table:table-cell table:formula="of:=[.CH7]-[.CH20]" office:value-type="float" office:value="0" calcext:value-type="float">
            <text:p>0</text:p>
          </table:table-cell>
          <table:table-cell table:formula="of:=[.CI7]-[.CI20]" office:value-type="float" office:value="0" calcext:value-type="float">
            <text:p>0</text:p>
          </table:table-cell>
          <table:table-cell table:formula="of:=[.CJ7]-[.CJ20]" office:value-type="float" office:value="0" calcext:value-type="float">
            <text:p>0</text:p>
          </table:table-cell>
          <table:table-cell table:formula="of:=[.CK7]-[.CK20]" office:value-type="float" office:value="0" calcext:value-type="float">
            <text:p>0</text:p>
          </table:table-cell>
          <table:table-cell table:formula="of:=[.CL7]-[.CL20]" office:value-type="float" office:value="0" calcext:value-type="float">
            <text:p>0</text:p>
          </table:table-cell>
          <table:table-cell table:formula="of:=[.CM7]-[.CM20]" office:value-type="float" office:value="0" calcext:value-type="float">
            <text:p>0</text:p>
          </table:table-cell>
          <table:table-cell table:formula="of:=[.CN7]-[.CN20]" office:value-type="float" office:value="0" calcext:value-type="float">
            <text:p>0</text:p>
          </table:table-cell>
          <table:table-cell table:formula="of:=[.CO7]-[.CO20]" office:value-type="float" office:value="0" calcext:value-type="float">
            <text:p>0</text:p>
          </table:table-cell>
          <table:table-cell table:formula="of:=[.CP7]-[.CP20]" office:value-type="float" office:value="0" calcext:value-type="float">
            <text:p>0</text:p>
          </table:table-cell>
          <table:table-cell table:formula="of:=[.CQ7]-[.CQ20]" office:value-type="float" office:value="0" calcext:value-type="float">
            <text:p>0</text:p>
          </table:table-cell>
          <table:table-cell table:formula="of:=[.CR7]-[.CR20]" office:value-type="float" office:value="0" calcext:value-type="float">
            <text:p>0</text:p>
          </table:table-cell>
          <table:table-cell table:formula="of:=[.CS7]-[.CS20]" office:value-type="float" office:value="0" calcext:value-type="float">
            <text:p>0</text:p>
          </table:table-cell>
          <table:table-cell table:formula="of:=[.CT7]-[.CT20]" office:value-type="float" office:value="0" calcext:value-type="float">
            <text:p>0</text:p>
          </table:table-cell>
          <table:table-cell table:formula="of:=[.CU7]-[.CU20]" office:value-type="float" office:value="0" calcext:value-type="float">
            <text:p>0</text:p>
          </table:table-cell>
          <table:table-cell table:formula="of:=[.CV7]-[.CV20]" office:value-type="float" office:value="0" calcext:value-type="float">
            <text:p>0</text:p>
          </table:table-cell>
          <table:table-cell table:formula="of:=[.CW7]-[.CW20]" office:value-type="float" office:value="0" calcext:value-type="float">
            <text:p>0</text:p>
          </table:table-cell>
          <table:table-cell table:formula="of:=[.CX7]-[.CX20]" office:value-type="float" office:value="0" calcext:value-type="float">
            <text:p>0</text:p>
          </table:table-cell>
          <table:table-cell table:formula="of:=[.CY7]-[.CY20]" office:value-type="float" office:value="0" calcext:value-type="float">
            <text:p>0</text:p>
          </table:table-cell>
          <table:table-cell table:formula="of:=[.CZ7]-[.CZ20]" office:value-type="float" office:value="0" calcext:value-type="float">
            <text:p>0</text:p>
          </table:table-cell>
          <table:table-cell table:formula="of:=[.DA7]-[.DA20]" office:value-type="float" office:value="0" calcext:value-type="float">
            <text:p>0</text:p>
          </table:table-cell>
          <table:table-cell table:formula="of:=[.DB7]-[.DB20]" office:value-type="float" office:value="0" calcext:value-type="float">
            <text:p>0</text:p>
          </table:table-cell>
          <table:table-cell table:formula="of:=[.DC7]-[.DC20]" office:value-type="float" office:value="0" calcext:value-type="float">
            <text:p>0</text:p>
          </table:table-cell>
          <table:table-cell table:formula="of:=[.DD7]-[.DD20]" office:value-type="float" office:value="0" calcext:value-type="float">
            <text:p>0</text:p>
          </table:table-cell>
          <table:table-cell table:formula="of:=[.DE7]-[.DE20]" office:value-type="float" office:value="0" calcext:value-type="float">
            <text:p>0</text:p>
          </table:table-cell>
          <table:table-cell table:formula="of:=[.DF7]-[.DF20]" office:value-type="float" office:value="0" calcext:value-type="float">
            <text:p>0</text:p>
          </table:table-cell>
          <table:table-cell table:formula="of:=[.DG7]-[.DG20]" office:value-type="float" office:value="0" calcext:value-type="float">
            <text:p>0</text:p>
          </table:table-cell>
          <table:table-cell table:formula="of:=[.DH7]-[.DH20]" office:value-type="float" office:value="0" calcext:value-type="float">
            <text:p>0</text:p>
          </table:table-cell>
          <table:table-cell table:formula="of:=[.DI7]-[.DI20]" office:value-type="float" office:value="0" calcext:value-type="float">
            <text:p>0</text:p>
          </table:table-cell>
          <table:table-cell table:formula="of:=[.DJ7]-[.DJ20]" office:value-type="float" office:value="0" calcext:value-type="float">
            <text:p>0</text:p>
          </table:table-cell>
          <table:table-cell table:formula="of:=[.DK7]-[.DK20]" office:value-type="float" office:value="0" calcext:value-type="float">
            <text:p>0</text:p>
          </table:table-cell>
          <table:table-cell table:formula="of:=[.DL7]-[.DL20]" office:value-type="float" office:value="0" calcext:value-type="float">
            <text:p>0</text:p>
          </table:table-cell>
          <table:table-cell table:formula="of:=[.DM7]-[.DM20]" office:value-type="float" office:value="0" calcext:value-type="float">
            <text:p>0</text:p>
          </table:table-cell>
          <table:table-cell table:formula="of:=[.DN7]-[.DN20]" office:value-type="float" office:value="0" calcext:value-type="float">
            <text:p>0</text:p>
          </table:table-cell>
          <table:table-cell table:formula="of:=[.DO7]-[.DO20]" office:value-type="float" office:value="0" calcext:value-type="float">
            <text:p>0</text:p>
          </table:table-cell>
          <table:table-cell table:formula="of:=[.DP7]-[.DP20]" office:value-type="float" office:value="0" calcext:value-type="float">
            <text:p>0</text:p>
          </table:table-cell>
          <table:table-cell table:formula="of:=[.DQ7]-[.DQ20]" office:value-type="float" office:value="0" calcext:value-type="float">
            <text:p>0</text:p>
          </table:table-cell>
          <table:table-cell table:formula="of:=[.DR7]-[.DR20]" office:value-type="float" office:value="0" calcext:value-type="float">
            <text:p>0</text:p>
          </table:table-cell>
          <table:table-cell table:formula="of:=[.DS7]-[.DS20]" office:value-type="float" office:value="0" calcext:value-type="float">
            <text:p>0</text:p>
          </table:table-cell>
          <table:table-cell table:formula="of:=[.DT7]-[.DT20]" office:value-type="float" office:value="0" calcext:value-type="float">
            <text:p>0</text:p>
          </table:table-cell>
          <table:table-cell table:formula="of:=[.DU7]-[.DU20]" office:value-type="float" office:value="0" calcext:value-type="float">
            <text:p>0</text:p>
          </table:table-cell>
          <table:table-cell table:formula="of:=[.DV7]-[.DV20]" office:value-type="float" office:value="0" calcext:value-type="float">
            <text:p>0</text:p>
          </table:table-cell>
          <table:table-cell table:formula="of:=[.DW7]-[.DW20]" office:value-type="float" office:value="0" calcext:value-type="float">
            <text:p>0</text:p>
          </table:table-cell>
          <table:table-cell table:formula="of:=[.DX7]-[.DX20]" office:value-type="float" office:value="0" calcext:value-type="float">
            <text:p>0</text:p>
          </table:table-cell>
          <table:table-cell table:formula="of:=[.DY7]-[.DY20]" office:value-type="float" office:value="0" calcext:value-type="float">
            <text:p>0</text:p>
          </table:table-cell>
          <table:table-cell table:formula="of:=[.DZ7]-[.DZ20]" office:value-type="float" office:value="0" calcext:value-type="float">
            <text:p>0</text:p>
          </table:table-cell>
          <table:table-cell table:formula="of:=[.EA7]-[.EA20]" office:value-type="float" office:value="0" calcext:value-type="float">
            <text:p>0</text:p>
          </table:table-cell>
          <table:table-cell table:formula="of:=[.EB7]-[.EB20]" office:value-type="float" office:value="0" calcext:value-type="float">
            <text:p>0</text:p>
          </table:table-cell>
          <table:table-cell table:formula="of:=[.EC7]-[.EC20]" office:value-type="float" office:value="0" calcext:value-type="float">
            <text:p>0</text:p>
          </table:table-cell>
          <table:table-cell table:formula="of:=[.ED7]-[.ED20]" office:value-type="float" office:value="0" calcext:value-type="float">
            <text:p>0</text:p>
          </table:table-cell>
          <table:table-cell table:formula="of:=[.EE7]-[.EE20]" office:value-type="float" office:value="0" calcext:value-type="float">
            <text:p>0</text:p>
          </table:table-cell>
          <table:table-cell table:formula="of:=[.EF7]-[.EF20]" office:value-type="float" office:value="0" calcext:value-type="float">
            <text:p>0</text:p>
          </table:table-cell>
          <table:table-cell table:formula="of:=[.EG7]-[.EG20]" office:value-type="float" office:value="0" calcext:value-type="float">
            <text:p>0</text:p>
          </table:table-cell>
          <table:table-cell table:formula="of:=[.EH7]-[.EH20]" office:value-type="float" office:value="0" calcext:value-type="float">
            <text:p>0</text:p>
          </table:table-cell>
          <table:table-cell table:formula="of:=[.EI7]-[.EI20]" office:value-type="float" office:value="0" calcext:value-type="float">
            <text:p>0</text:p>
          </table:table-cell>
          <table:table-cell table:formula="of:=[.EJ7]-[.EJ20]" office:value-type="float" office:value="0" calcext:value-type="float">
            <text:p>0</text:p>
          </table:table-cell>
          <table:table-cell table:formula="of:=[.EK7]-[.EK20]" office:value-type="float" office:value="0" calcext:value-type="float">
            <text:p>0</text:p>
          </table:table-cell>
          <table:table-cell table:formula="of:=[.EL7]-[.EL20]" office:value-type="float" office:value="0" calcext:value-type="float">
            <text:p>0</text:p>
          </table:table-cell>
          <table:table-cell table:formula="of:=[.EM7]-[.EM20]" office:value-type="float" office:value="0" calcext:value-type="float">
            <text:p>0</text:p>
          </table:table-cell>
          <table:table-cell table:formula="of:=[.EN7]-[.EN20]" office:value-type="float" office:value="0" calcext:value-type="float">
            <text:p>0</text:p>
          </table:table-cell>
          <table:table-cell table:formula="of:=[.EO7]-[.EO20]" office:value-type="float" office:value="0" calcext:value-type="float">
            <text:p>0</text:p>
          </table:table-cell>
          <table:table-cell table:formula="of:=[.EP7]-[.EP20]" office:value-type="float" office:value="0" calcext:value-type="float">
            <text:p>0</text:p>
          </table:table-cell>
          <table:table-cell table:formula="of:=[.EQ7]-[.EQ20]" office:value-type="float" office:value="0" calcext:value-type="float">
            <text:p>0</text:p>
          </table:table-cell>
          <table:table-cell table:formula="of:=[.ER7]-[.ER20]" office:value-type="float" office:value="0" calcext:value-type="float">
            <text:p>0</text:p>
          </table:table-cell>
          <table:table-cell table:formula="of:=[.ES7]-[.ES20]" office:value-type="float" office:value="0" calcext:value-type="float">
            <text:p>0</text:p>
          </table:table-cell>
          <table:table-cell table:formula="of:=[.ET7]-[.ET20]" office:value-type="float" office:value="0" calcext:value-type="float">
            <text:p>0</text:p>
          </table:table-cell>
          <table:table-cell table:formula="of:=[.EU7]-[.EU20]" office:value-type="float" office:value="0" calcext:value-type="float">
            <text:p>0</text:p>
          </table:table-cell>
          <table:table-cell table:formula="of:=[.EV7]-[.EV20]" office:value-type="float" office:value="0" calcext:value-type="float">
            <text:p>0</text:p>
          </table:table-cell>
          <table:table-cell table:formula="of:=[.EW7]-[.EW20]" office:value-type="float" office:value="0" calcext:value-type="float">
            <text:p>0</text:p>
          </table:table-cell>
          <table:table-cell table:formula="of:=[.EX7]-[.EX20]" office:value-type="float" office:value="0" calcext:value-type="float">
            <text:p>0</text:p>
          </table:table-cell>
          <table:table-cell table:formula="of:=[.EY7]-[.EY20]" office:value-type="float" office:value="0" calcext:value-type="float">
            <text:p>0</text:p>
          </table:table-cell>
          <table:table-cell table:formula="of:=[.EZ7]-[.EZ20]" office:value-type="float" office:value="0" calcext:value-type="float">
            <text:p>0</text:p>
          </table:table-cell>
          <table:table-cell table:formula="of:=[.FA7]-[.FA20]" office:value-type="float" office:value="0" calcext:value-type="float">
            <text:p>0</text:p>
          </table:table-cell>
          <table:table-cell table:formula="of:=[.FB7]-[.FB20]" office:value-type="float" office:value="0" calcext:value-type="float">
            <text:p>0</text:p>
          </table:table-cell>
          <table:table-cell table:formula="of:=[.FC7]-[.FC20]" office:value-type="float" office:value="0" calcext:value-type="float">
            <text:p>0</text:p>
          </table:table-cell>
          <table:table-cell table:formula="of:=[.FD7]-[.FD20]" office:value-type="float" office:value="0" calcext:value-type="float">
            <text:p>0</text:p>
          </table:table-cell>
          <table:table-cell table:formula="of:=[.FE7]-[.FE20]" office:value-type="float" office:value="0" calcext:value-type="float">
            <text:p>0</text:p>
          </table:table-cell>
          <table:table-cell table:formula="of:=[.FF7]-[.FF20]" office:value-type="float" office:value="0" calcext:value-type="float">
            <text:p>0</text:p>
          </table:table-cell>
          <table:table-cell table:formula="of:=[.FG7]-[.FG20]" office:value-type="float" office:value="0" calcext:value-type="float">
            <text:p>0</text:p>
          </table:table-cell>
          <table:table-cell table:formula="of:=[.FH7]-[.FH20]" office:value-type="float" office:value="0" calcext:value-type="float">
            <text:p>0</text:p>
          </table:table-cell>
          <table:table-cell table:formula="of:=[.FI7]-[.FI20]" office:value-type="float" office:value="0" calcext:value-type="float">
            <text:p>0</text:p>
          </table:table-cell>
          <table:table-cell table:formula="of:=[.FJ7]-[.FJ20]" office:value-type="float" office:value="0" calcext:value-type="float">
            <text:p>0</text:p>
          </table:table-cell>
          <table:table-cell table:formula="of:=[.FK7]-[.FK20]" office:value-type="float" office:value="0" calcext:value-type="float">
            <text:p>0</text:p>
          </table:table-cell>
          <table:table-cell table:formula="of:=[.FL7]-[.FL20]" office:value-type="float" office:value="0" calcext:value-type="float">
            <text:p>0</text:p>
          </table:table-cell>
        </table:table-row>
        <table:table-row table:style-name="ro1">
          <table:table-cell table:formula="of:=[.A8]-[.A21]" office:value-type="float" office:value="0" calcext:value-type="float">
            <text:p>0</text:p>
          </table:table-cell>
          <table:table-cell table:formula="of:=[.B8]-[.B21]" office:value-type="float" office:value="0" calcext:value-type="float">
            <text:p>0</text:p>
          </table:table-cell>
          <table:table-cell table:formula="of:=[.C8]-[.C21]" office:value-type="float" office:value="0" calcext:value-type="float">
            <text:p>0</text:p>
          </table:table-cell>
          <table:table-cell table:formula="of:=[.D8]-[.D21]" office:value-type="float" office:value="0" calcext:value-type="float">
            <text:p>0</text:p>
          </table:table-cell>
          <table:table-cell table:formula="of:=[.E8]-[.E21]" office:value-type="float" office:value="0" calcext:value-type="float">
            <text:p>0</text:p>
          </table:table-cell>
          <table:table-cell table:formula="of:=[.F8]-[.F21]" office:value-type="float" office:value="0" calcext:value-type="float">
            <text:p>0</text:p>
          </table:table-cell>
          <table:table-cell table:formula="of:=[.G8]-[.G21]" office:value-type="float" office:value="0" calcext:value-type="float">
            <text:p>0</text:p>
          </table:table-cell>
          <table:table-cell table:formula="of:=[.H8]-[.H21]" office:value-type="float" office:value="0" calcext:value-type="float">
            <text:p>0</text:p>
          </table:table-cell>
          <table:table-cell table:formula="of:=[.I8]-[.I21]" office:value-type="float" office:value="0" calcext:value-type="float">
            <text:p>0</text:p>
          </table:table-cell>
          <table:table-cell table:formula="of:=[.J8]-[.J21]" office:value-type="float" office:value="0" calcext:value-type="float">
            <text:p>0</text:p>
          </table:table-cell>
          <table:table-cell table:formula="of:=[.K8]-[.K21]" office:value-type="float" office:value="0" calcext:value-type="float">
            <text:p>0</text:p>
          </table:table-cell>
          <table:table-cell table:formula="of:=[.L8]-[.L21]" office:value-type="float" office:value="0" calcext:value-type="float">
            <text:p>0</text:p>
          </table:table-cell>
          <table:table-cell table:formula="of:=[.M8]-[.M21]" office:value-type="float" office:value="0" calcext:value-type="float">
            <text:p>0</text:p>
          </table:table-cell>
          <table:table-cell table:formula="of:=[.N8]-[.N21]" office:value-type="float" office:value="0" calcext:value-type="float">
            <text:p>0</text:p>
          </table:table-cell>
          <table:table-cell table:formula="of:=[.O8]-[.O21]" office:value-type="float" office:value="0" calcext:value-type="float">
            <text:p>0</text:p>
          </table:table-cell>
          <table:table-cell table:formula="of:=[.P8]-[.P21]" office:value-type="float" office:value="0" calcext:value-type="float">
            <text:p>0</text:p>
          </table:table-cell>
          <table:table-cell table:formula="of:=[.Q8]-[.Q21]" office:value-type="float" office:value="0" calcext:value-type="float">
            <text:p>0</text:p>
          </table:table-cell>
          <table:table-cell table:formula="of:=[.R8]-[.R21]" office:value-type="float" office:value="0" calcext:value-type="float">
            <text:p>0</text:p>
          </table:table-cell>
          <table:table-cell table:formula="of:=[.S8]-[.S21]" office:value-type="float" office:value="0" calcext:value-type="float">
            <text:p>0</text:p>
          </table:table-cell>
          <table:table-cell table:formula="of:=[.T8]-[.T21]" office:value-type="float" office:value="0" calcext:value-type="float">
            <text:p>0</text:p>
          </table:table-cell>
          <table:table-cell table:formula="of:=[.U8]-[.U21]" office:value-type="float" office:value="0" calcext:value-type="float">
            <text:p>0</text:p>
          </table:table-cell>
          <table:table-cell table:formula="of:=[.V8]-[.V21]" office:value-type="float" office:value="0" calcext:value-type="float">
            <text:p>0</text:p>
          </table:table-cell>
          <table:table-cell table:formula="of:=[.W8]-[.W21]" office:value-type="float" office:value="0" calcext:value-type="float">
            <text:p>0</text:p>
          </table:table-cell>
          <table:table-cell table:formula="of:=[.X8]-[.X21]" office:value-type="string" office:string-value="" calcext:value-type="error">
            <text:p>#VALUE!</text:p>
          </table:table-cell>
          <table:table-cell table:formula="of:=[.Y8]-[.Y21]" office:value-type="string" office:string-value="" calcext:value-type="error">
            <text:p>#VALUE!</text:p>
          </table:table-cell>
          <table:table-cell table:formula="of:=[.Z8]-[.Z21]" office:value-type="float" office:value="0" calcext:value-type="float">
            <text:p>0</text:p>
          </table:table-cell>
          <table:table-cell table:formula="of:=[.AA8]-[.AA21]" office:value-type="float" office:value="0" calcext:value-type="float">
            <text:p>0</text:p>
          </table:table-cell>
          <table:table-cell table:formula="of:=[.AB8]-[.AB21]" office:value-type="float" office:value="0" calcext:value-type="float">
            <text:p>0</text:p>
          </table:table-cell>
          <table:table-cell table:formula="of:=[.AC8]-[.AC21]" office:value-type="float" office:value="0" calcext:value-type="float">
            <text:p>0</text:p>
          </table:table-cell>
          <table:table-cell table:formula="of:=[.AD8]-[.AD21]" office:value-type="float" office:value="0" calcext:value-type="float">
            <text:p>0</text:p>
          </table:table-cell>
          <table:table-cell table:formula="of:=[.AE8]-[.AE21]" office:value-type="float" office:value="0" calcext:value-type="float">
            <text:p>0</text:p>
          </table:table-cell>
          <table:table-cell table:formula="of:=[.AF8]-[.AF21]" office:value-type="float" office:value="0" calcext:value-type="float">
            <text:p>0</text:p>
          </table:table-cell>
          <table:table-cell table:formula="of:=[.AG8]-[.AG21]" office:value-type="float" office:value="0" calcext:value-type="float">
            <text:p>0</text:p>
          </table:table-cell>
          <table:table-cell table:formula="of:=[.AH8]-[.AH21]" office:value-type="float" office:value="0" calcext:value-type="float">
            <text:p>0</text:p>
          </table:table-cell>
          <table:table-cell table:formula="of:=[.AI8]-[.AI21]" office:value-type="float" office:value="0" calcext:value-type="float">
            <text:p>0</text:p>
          </table:table-cell>
          <table:table-cell table:formula="of:=[.AJ8]-[.AJ21]" office:value-type="float" office:value="0" calcext:value-type="float">
            <text:p>0</text:p>
          </table:table-cell>
          <table:table-cell table:formula="of:=[.AK8]-[.AK21]" office:value-type="float" office:value="0" calcext:value-type="float">
            <text:p>0</text:p>
          </table:table-cell>
          <table:table-cell table:formula="of:=[.AL8]-[.AL21]" office:value-type="float" office:value="0" calcext:value-type="float">
            <text:p>0</text:p>
          </table:table-cell>
          <table:table-cell table:formula="of:=[.AM8]-[.AM21]" office:value-type="float" office:value="0" calcext:value-type="float">
            <text:p>0</text:p>
          </table:table-cell>
          <table:table-cell table:formula="of:=[.AN8]-[.AN21]" office:value-type="float" office:value="0" calcext:value-type="float">
            <text:p>0</text:p>
          </table:table-cell>
          <table:table-cell table:formula="of:=[.AO8]-[.AO21]" office:value-type="float" office:value="0" calcext:value-type="float">
            <text:p>0</text:p>
          </table:table-cell>
          <table:table-cell table:formula="of:=[.AP8]-[.AP21]" office:value-type="float" office:value="0" calcext:value-type="float">
            <text:p>0</text:p>
          </table:table-cell>
          <table:table-cell table:formula="of:=[.AQ8]-[.AQ21]" office:value-type="float" office:value="0" calcext:value-type="float">
            <text:p>0</text:p>
          </table:table-cell>
          <table:table-cell table:formula="of:=[.AR8]-[.AR21]" office:value-type="float" office:value="0" calcext:value-type="float">
            <text:p>0</text:p>
          </table:table-cell>
          <table:table-cell table:formula="of:=[.AS8]-[.AS21]" office:value-type="float" office:value="0" calcext:value-type="float">
            <text:p>0</text:p>
          </table:table-cell>
          <table:table-cell table:formula="of:=[.AT8]-[.AT21]" office:value-type="float" office:value="0" calcext:value-type="float">
            <text:p>0</text:p>
          </table:table-cell>
          <table:table-cell table:formula="of:=[.AU8]-[.AU21]" office:value-type="float" office:value="0" calcext:value-type="float">
            <text:p>0</text:p>
          </table:table-cell>
          <table:table-cell table:formula="of:=[.AV8]-[.AV21]" office:value-type="float" office:value="0" calcext:value-type="float">
            <text:p>0</text:p>
          </table:table-cell>
          <table:table-cell table:formula="of:=[.AW8]-[.AW21]" office:value-type="float" office:value="0" calcext:value-type="float">
            <text:p>0</text:p>
          </table:table-cell>
          <table:table-cell table:formula="of:=[.AX8]-[.AX21]" office:value-type="float" office:value="0" calcext:value-type="float">
            <text:p>0</text:p>
          </table:table-cell>
          <table:table-cell table:formula="of:=[.AY8]-[.AY21]" office:value-type="float" office:value="0" calcext:value-type="float">
            <text:p>0</text:p>
          </table:table-cell>
          <table:table-cell table:formula="of:=[.AZ8]-[.AZ21]" office:value-type="float" office:value="0" calcext:value-type="float">
            <text:p>0</text:p>
          </table:table-cell>
          <table:table-cell table:formula="of:=[.BA8]-[.BA21]" office:value-type="float" office:value="-0.38724727838" calcext:value-type="float">
            <text:p>-0.3872472784</text:p>
          </table:table-cell>
          <table:table-cell table:formula="of:=[.BB8]-[.BB21]" office:value-type="float" office:value="-0.748055987560001" calcext:value-type="float">
            <text:p>-0.7480559876</text:p>
          </table:table-cell>
          <table:table-cell table:formula="of:=[.BC8]-[.BC21]" office:value-type="float" office:value="0" calcext:value-type="float">
            <text:p>0</text:p>
          </table:table-cell>
          <table:table-cell table:formula="of:=[.BD8]-[.BD21]" office:value-type="float" office:value="0" calcext:value-type="float">
            <text:p>0</text:p>
          </table:table-cell>
          <table:table-cell table:formula="of:=[.BE8]-[.BE21]" office:value-type="float" office:value="0" calcext:value-type="float">
            <text:p>0</text:p>
          </table:table-cell>
          <table:table-cell table:formula="of:=[.BF8]-[.BF21]" office:value-type="float" office:value="-0.365853658500001" calcext:value-type="float">
            <text:p>-0.3658536585</text:p>
          </table:table-cell>
          <table:table-cell table:formula="of:=[.BG8]-[.BG21]" office:value-type="float" office:value="-0.414634146299999" calcext:value-type="float">
            <text:p>-0.4146341463</text:p>
          </table:table-cell>
          <table:table-cell table:formula="of:=[.BH8]-[.BH21]" office:value-type="float" office:value="0" calcext:value-type="float">
            <text:p>0</text:p>
          </table:table-cell>
          <table:table-cell table:formula="of:=[.BI8]-[.BI21]" office:value-type="float" office:value="0" calcext:value-type="float">
            <text:p>0</text:p>
          </table:table-cell>
          <table:table-cell table:formula="of:=[.BJ8]-[.BJ21]" office:value-type="float" office:value="0" calcext:value-type="float">
            <text:p>0</text:p>
          </table:table-cell>
          <table:table-cell table:formula="of:=[.BK8]-[.BK21]" office:value-type="float" office:value="-0.468822170899999" calcext:value-type="float">
            <text:p>-0.4688221709</text:p>
          </table:table-cell>
          <table:table-cell table:formula="of:=[.BL8]-[.BL21]" office:value-type="float" office:value="-0.2431734819" calcext:value-type="float">
            <text:p>-0.2431734819</text:p>
          </table:table-cell>
          <table:table-cell table:formula="of:=[.BM8]-[.BM21]" office:value-type="float" office:value="0" calcext:value-type="float">
            <text:p>0</text:p>
          </table:table-cell>
          <table:table-cell table:formula="of:=[.BN8]-[.BN21]" office:value-type="float" office:value="0" calcext:value-type="float">
            <text:p>0</text:p>
          </table:table-cell>
          <table:table-cell table:formula="of:=[.BO8]-[.BO21]" office:value-type="float" office:value="0" calcext:value-type="float">
            <text:p>0</text:p>
          </table:table-cell>
          <table:table-cell table:formula="of:=[.BP8]-[.BP21]" office:value-type="float" office:value="-0.7546468401" calcext:value-type="float">
            <text:p>-0.7546468401</text:p>
          </table:table-cell>
          <table:table-cell table:formula="of:=[.BQ8]-[.BQ21]" office:value-type="float" office:value="-0.524163568800001" calcext:value-type="float">
            <text:p>-0.5241635688</text:p>
          </table:table-cell>
          <table:table-cell table:formula="of:=[.BR8]-[.BR21]" office:value-type="float" office:value="0" calcext:value-type="float">
            <text:p>0</text:p>
          </table:table-cell>
          <table:table-cell table:formula="of:=[.BS8]-[.BS21]" office:value-type="float" office:value="0" calcext:value-type="float">
            <text:p>0</text:p>
          </table:table-cell>
          <table:table-cell table:formula="of:=[.BT8]-[.BT21]" office:value-type="float" office:value="0" calcext:value-type="float">
            <text:p>0</text:p>
          </table:table-cell>
          <table:table-cell table:formula="of:=[.BU8]-[.BU21]" office:value-type="float" office:value="0" calcext:value-type="float">
            <text:p>0</text:p>
          </table:table-cell>
          <table:table-cell table:formula="of:=[.BV8]-[.BV21]" office:value-type="float" office:value="0" calcext:value-type="float">
            <text:p>0</text:p>
          </table:table-cell>
          <table:table-cell table:formula="of:=[.BW8]-[.BW21]" office:value-type="float" office:value="0" calcext:value-type="float">
            <text:p>0</text:p>
          </table:table-cell>
          <table:table-cell table:formula="of:=[.BX8]-[.BX21]" office:value-type="float" office:value="0" calcext:value-type="float">
            <text:p>0</text:p>
          </table:table-cell>
          <table:table-cell table:formula="of:=[.BY8]-[.BY21]" office:value-type="float" office:value="0" calcext:value-type="float">
            <text:p>0</text:p>
          </table:table-cell>
          <table:table-cell table:formula="of:=[.BZ8]-[.BZ21]" office:value-type="float" office:value="0" calcext:value-type="float">
            <text:p>0</text:p>
          </table:table-cell>
          <table:table-cell table:formula="of:=[.CA8]-[.CA21]" office:value-type="float" office:value="0" calcext:value-type="float">
            <text:p>0</text:p>
          </table:table-cell>
          <table:table-cell table:formula="of:=[.CB8]-[.CB21]" office:value-type="float" office:value="0" calcext:value-type="float">
            <text:p>0</text:p>
          </table:table-cell>
          <table:table-cell table:formula="of:=[.CC8]-[.CC21]" office:value-type="float" office:value="0" calcext:value-type="float">
            <text:p>0</text:p>
          </table:table-cell>
          <table:table-cell table:formula="of:=[.CD8]-[.CD21]" office:value-type="float" office:value="0" calcext:value-type="float">
            <text:p>0</text:p>
          </table:table-cell>
          <table:table-cell table:formula="of:=[.CE8]-[.CE21]" office:value-type="float" office:value="0" calcext:value-type="float">
            <text:p>0</text:p>
          </table:table-cell>
          <table:table-cell table:formula="of:=[.CF8]-[.CF21]" office:value-type="float" office:value="0" calcext:value-type="float">
            <text:p>0</text:p>
          </table:table-cell>
          <table:table-cell table:formula="of:=[.CG8]-[.CG21]" office:value-type="float" office:value="0" calcext:value-type="float">
            <text:p>0</text:p>
          </table:table-cell>
          <table:table-cell table:formula="of:=[.CH8]-[.CH21]" office:value-type="float" office:value="0" calcext:value-type="float">
            <text:p>0</text:p>
          </table:table-cell>
          <table:table-cell table:formula="of:=[.CI8]-[.CI21]" office:value-type="float" office:value="0" calcext:value-type="float">
            <text:p>0</text:p>
          </table:table-cell>
          <table:table-cell table:formula="of:=[.CJ8]-[.CJ21]" office:value-type="float" office:value="0" calcext:value-type="float">
            <text:p>0</text:p>
          </table:table-cell>
          <table:table-cell table:formula="of:=[.CK8]-[.CK21]" office:value-type="float" office:value="0" calcext:value-type="float">
            <text:p>0</text:p>
          </table:table-cell>
          <table:table-cell table:formula="of:=[.CL8]-[.CL21]" office:value-type="float" office:value="0" calcext:value-type="float">
            <text:p>0</text:p>
          </table:table-cell>
          <table:table-cell table:formula="of:=[.CM8]-[.CM21]" office:value-type="float" office:value="0" calcext:value-type="float">
            <text:p>0</text:p>
          </table:table-cell>
          <table:table-cell table:formula="of:=[.CN8]-[.CN21]" office:value-type="float" office:value="0" calcext:value-type="float">
            <text:p>0</text:p>
          </table:table-cell>
          <table:table-cell table:formula="of:=[.CO8]-[.CO21]" office:value-type="float" office:value="0" calcext:value-type="float">
            <text:p>0</text:p>
          </table:table-cell>
          <table:table-cell table:formula="of:=[.CP8]-[.CP21]" office:value-type="float" office:value="0" calcext:value-type="float">
            <text:p>0</text:p>
          </table:table-cell>
          <table:table-cell table:formula="of:=[.CQ8]-[.CQ21]" office:value-type="float" office:value="0" calcext:value-type="float">
            <text:p>0</text:p>
          </table:table-cell>
          <table:table-cell table:formula="of:=[.CR8]-[.CR21]" office:value-type="float" office:value="0" calcext:value-type="float">
            <text:p>0</text:p>
          </table:table-cell>
          <table:table-cell table:formula="of:=[.CS8]-[.CS21]" office:value-type="float" office:value="0" calcext:value-type="float">
            <text:p>0</text:p>
          </table:table-cell>
          <table:table-cell table:formula="of:=[.CT8]-[.CT21]" office:value-type="float" office:value="0" calcext:value-type="float">
            <text:p>0</text:p>
          </table:table-cell>
          <table:table-cell table:formula="of:=[.CU8]-[.CU21]" office:value-type="float" office:value="0" calcext:value-type="float">
            <text:p>0</text:p>
          </table:table-cell>
          <table:table-cell table:formula="of:=[.CV8]-[.CV21]" office:value-type="float" office:value="0" calcext:value-type="float">
            <text:p>0</text:p>
          </table:table-cell>
          <table:table-cell table:formula="of:=[.CW8]-[.CW21]" office:value-type="float" office:value="0" calcext:value-type="float">
            <text:p>0</text:p>
          </table:table-cell>
          <table:table-cell table:formula="of:=[.CX8]-[.CX21]" office:value-type="float" office:value="0" calcext:value-type="float">
            <text:p>0</text:p>
          </table:table-cell>
          <table:table-cell table:formula="of:=[.CY8]-[.CY21]" office:value-type="float" office:value="0" calcext:value-type="float">
            <text:p>0</text:p>
          </table:table-cell>
          <table:table-cell table:formula="of:=[.CZ8]-[.CZ21]" office:value-type="float" office:value="0" calcext:value-type="float">
            <text:p>0</text:p>
          </table:table-cell>
          <table:table-cell table:formula="of:=[.DA8]-[.DA21]" office:value-type="float" office:value="0" calcext:value-type="float">
            <text:p>0</text:p>
          </table:table-cell>
          <table:table-cell table:formula="of:=[.DB8]-[.DB21]" office:value-type="float" office:value="0" calcext:value-type="float">
            <text:p>0</text:p>
          </table:table-cell>
          <table:table-cell table:formula="of:=[.DC8]-[.DC21]" office:value-type="float" office:value="0" calcext:value-type="float">
            <text:p>0</text:p>
          </table:table-cell>
          <table:table-cell table:formula="of:=[.DD8]-[.DD21]" office:value-type="float" office:value="0" calcext:value-type="float">
            <text:p>0</text:p>
          </table:table-cell>
          <table:table-cell table:formula="of:=[.DE8]-[.DE21]" office:value-type="float" office:value="0" calcext:value-type="float">
            <text:p>0</text:p>
          </table:table-cell>
          <table:table-cell table:formula="of:=[.DF8]-[.DF21]" office:value-type="float" office:value="0" calcext:value-type="float">
            <text:p>0</text:p>
          </table:table-cell>
          <table:table-cell table:formula="of:=[.DG8]-[.DG21]" office:value-type="float" office:value="0" calcext:value-type="float">
            <text:p>0</text:p>
          </table:table-cell>
          <table:table-cell table:formula="of:=[.DH8]-[.DH21]" office:value-type="float" office:value="0" calcext:value-type="float">
            <text:p>0</text:p>
          </table:table-cell>
          <table:table-cell table:formula="of:=[.DI8]-[.DI21]" office:value-type="float" office:value="0" calcext:value-type="float">
            <text:p>0</text:p>
          </table:table-cell>
          <table:table-cell table:formula="of:=[.DJ8]-[.DJ21]" office:value-type="float" office:value="0" calcext:value-type="float">
            <text:p>0</text:p>
          </table:table-cell>
          <table:table-cell table:formula="of:=[.DK8]-[.DK21]" office:value-type="float" office:value="0" calcext:value-type="float">
            <text:p>0</text:p>
          </table:table-cell>
          <table:table-cell table:formula="of:=[.DL8]-[.DL21]" office:value-type="float" office:value="0" calcext:value-type="float">
            <text:p>0</text:p>
          </table:table-cell>
          <table:table-cell table:formula="of:=[.DM8]-[.DM21]" office:value-type="float" office:value="0" calcext:value-type="float">
            <text:p>0</text:p>
          </table:table-cell>
          <table:table-cell table:formula="of:=[.DN8]-[.DN21]" office:value-type="float" office:value="0" calcext:value-type="float">
            <text:p>0</text:p>
          </table:table-cell>
          <table:table-cell table:formula="of:=[.DO8]-[.DO21]" office:value-type="float" office:value="0" calcext:value-type="float">
            <text:p>0</text:p>
          </table:table-cell>
          <table:table-cell table:formula="of:=[.DP8]-[.DP21]" office:value-type="float" office:value="0" calcext:value-type="float">
            <text:p>0</text:p>
          </table:table-cell>
          <table:table-cell table:formula="of:=[.DQ8]-[.DQ21]" office:value-type="float" office:value="0" calcext:value-type="float">
            <text:p>0</text:p>
          </table:table-cell>
          <table:table-cell table:formula="of:=[.DR8]-[.DR21]" office:value-type="float" office:value="0" calcext:value-type="float">
            <text:p>0</text:p>
          </table:table-cell>
          <table:table-cell table:formula="of:=[.DS8]-[.DS21]" office:value-type="float" office:value="0" calcext:value-type="float">
            <text:p>0</text:p>
          </table:table-cell>
          <table:table-cell table:formula="of:=[.DT8]-[.DT21]" office:value-type="float" office:value="0" calcext:value-type="float">
            <text:p>0</text:p>
          </table:table-cell>
          <table:table-cell table:formula="of:=[.DU8]-[.DU21]" office:value-type="float" office:value="0" calcext:value-type="float">
            <text:p>0</text:p>
          </table:table-cell>
          <table:table-cell table:formula="of:=[.DV8]-[.DV21]" office:value-type="float" office:value="0" calcext:value-type="float">
            <text:p>0</text:p>
          </table:table-cell>
          <table:table-cell table:formula="of:=[.DW8]-[.DW21]" office:value-type="float" office:value="0" calcext:value-type="float">
            <text:p>0</text:p>
          </table:table-cell>
          <table:table-cell table:formula="of:=[.DX8]-[.DX21]" office:value-type="float" office:value="0" calcext:value-type="float">
            <text:p>0</text:p>
          </table:table-cell>
          <table:table-cell table:formula="of:=[.DY8]-[.DY21]" office:value-type="float" office:value="0" calcext:value-type="float">
            <text:p>0</text:p>
          </table:table-cell>
          <table:table-cell table:formula="of:=[.DZ8]-[.DZ21]" office:value-type="float" office:value="0" calcext:value-type="float">
            <text:p>0</text:p>
          </table:table-cell>
          <table:table-cell table:formula="of:=[.EA8]-[.EA21]" office:value-type="float" office:value="0" calcext:value-type="float">
            <text:p>0</text:p>
          </table:table-cell>
          <table:table-cell table:formula="of:=[.EB8]-[.EB21]" office:value-type="float" office:value="0" calcext:value-type="float">
            <text:p>0</text:p>
          </table:table-cell>
          <table:table-cell table:formula="of:=[.EC8]-[.EC21]" office:value-type="float" office:value="0" calcext:value-type="float">
            <text:p>0</text:p>
          </table:table-cell>
          <table:table-cell table:formula="of:=[.ED8]-[.ED21]" office:value-type="float" office:value="0" calcext:value-type="float">
            <text:p>0</text:p>
          </table:table-cell>
          <table:table-cell table:formula="of:=[.EE8]-[.EE21]" office:value-type="float" office:value="0" calcext:value-type="float">
            <text:p>0</text:p>
          </table:table-cell>
          <table:table-cell table:formula="of:=[.EF8]-[.EF21]" office:value-type="float" office:value="0" calcext:value-type="float">
            <text:p>0</text:p>
          </table:table-cell>
          <table:table-cell table:formula="of:=[.EG8]-[.EG21]" office:value-type="float" office:value="0" calcext:value-type="float">
            <text:p>0</text:p>
          </table:table-cell>
          <table:table-cell table:formula="of:=[.EH8]-[.EH21]" office:value-type="float" office:value="0" calcext:value-type="float">
            <text:p>0</text:p>
          </table:table-cell>
          <table:table-cell table:formula="of:=[.EI8]-[.EI21]" office:value-type="float" office:value="0" calcext:value-type="float">
            <text:p>0</text:p>
          </table:table-cell>
          <table:table-cell table:formula="of:=[.EJ8]-[.EJ21]" office:value-type="float" office:value="0" calcext:value-type="float">
            <text:p>0</text:p>
          </table:table-cell>
          <table:table-cell table:formula="of:=[.EK8]-[.EK21]" office:value-type="float" office:value="0" calcext:value-type="float">
            <text:p>0</text:p>
          </table:table-cell>
          <table:table-cell table:formula="of:=[.EL8]-[.EL21]" office:value-type="float" office:value="0" calcext:value-type="float">
            <text:p>0</text:p>
          </table:table-cell>
          <table:table-cell table:formula="of:=[.EM8]-[.EM21]" office:value-type="float" office:value="0" calcext:value-type="float">
            <text:p>0</text:p>
          </table:table-cell>
          <table:table-cell table:formula="of:=[.EN8]-[.EN21]" office:value-type="float" office:value="0" calcext:value-type="float">
            <text:p>0</text:p>
          </table:table-cell>
          <table:table-cell table:formula="of:=[.EO8]-[.EO21]" office:value-type="float" office:value="0" calcext:value-type="float">
            <text:p>0</text:p>
          </table:table-cell>
          <table:table-cell table:formula="of:=[.EP8]-[.EP21]" office:value-type="float" office:value="0" calcext:value-type="float">
            <text:p>0</text:p>
          </table:table-cell>
          <table:table-cell table:formula="of:=[.EQ8]-[.EQ21]" office:value-type="float" office:value="0" calcext:value-type="float">
            <text:p>0</text:p>
          </table:table-cell>
          <table:table-cell table:formula="of:=[.ER8]-[.ER21]" office:value-type="float" office:value="0" calcext:value-type="float">
            <text:p>0</text:p>
          </table:table-cell>
          <table:table-cell table:formula="of:=[.ES8]-[.ES21]" office:value-type="float" office:value="0" calcext:value-type="float">
            <text:p>0</text:p>
          </table:table-cell>
          <table:table-cell table:formula="of:=[.ET8]-[.ET21]" office:value-type="float" office:value="0" calcext:value-type="float">
            <text:p>0</text:p>
          </table:table-cell>
          <table:table-cell table:formula="of:=[.EU8]-[.EU21]" office:value-type="float" office:value="0" calcext:value-type="float">
            <text:p>0</text:p>
          </table:table-cell>
          <table:table-cell table:formula="of:=[.EV8]-[.EV21]" office:value-type="float" office:value="0" calcext:value-type="float">
            <text:p>0</text:p>
          </table:table-cell>
          <table:table-cell table:formula="of:=[.EW8]-[.EW21]" office:value-type="float" office:value="0" calcext:value-type="float">
            <text:p>0</text:p>
          </table:table-cell>
          <table:table-cell table:formula="of:=[.EX8]-[.EX21]" office:value-type="float" office:value="0" calcext:value-type="float">
            <text:p>0</text:p>
          </table:table-cell>
          <table:table-cell table:formula="of:=[.EY8]-[.EY21]" office:value-type="float" office:value="0" calcext:value-type="float">
            <text:p>0</text:p>
          </table:table-cell>
          <table:table-cell table:formula="of:=[.EZ8]-[.EZ21]" office:value-type="float" office:value="0" calcext:value-type="float">
            <text:p>0</text:p>
          </table:table-cell>
          <table:table-cell table:formula="of:=[.FA8]-[.FA21]" office:value-type="float" office:value="0" calcext:value-type="float">
            <text:p>0</text:p>
          </table:table-cell>
          <table:table-cell table:formula="of:=[.FB8]-[.FB21]" office:value-type="float" office:value="0" calcext:value-type="float">
            <text:p>0</text:p>
          </table:table-cell>
          <table:table-cell table:formula="of:=[.FC8]-[.FC21]" office:value-type="float" office:value="0" calcext:value-type="float">
            <text:p>0</text:p>
          </table:table-cell>
          <table:table-cell table:formula="of:=[.FD8]-[.FD21]" office:value-type="float" office:value="0" calcext:value-type="float">
            <text:p>0</text:p>
          </table:table-cell>
          <table:table-cell table:formula="of:=[.FE8]-[.FE21]" office:value-type="float" office:value="0" calcext:value-type="float">
            <text:p>0</text:p>
          </table:table-cell>
          <table:table-cell table:formula="of:=[.FF8]-[.FF21]" office:value-type="float" office:value="0" calcext:value-type="float">
            <text:p>0</text:p>
          </table:table-cell>
          <table:table-cell table:formula="of:=[.FG8]-[.FG21]" office:value-type="float" office:value="0" calcext:value-type="float">
            <text:p>0</text:p>
          </table:table-cell>
          <table:table-cell table:formula="of:=[.FH8]-[.FH21]" office:value-type="float" office:value="0" calcext:value-type="float">
            <text:p>0</text:p>
          </table:table-cell>
          <table:table-cell table:formula="of:=[.FI8]-[.FI21]" office:value-type="float" office:value="0" calcext:value-type="float">
            <text:p>0</text:p>
          </table:table-cell>
          <table:table-cell table:formula="of:=[.FJ8]-[.FJ21]" office:value-type="float" office:value="0" calcext:value-type="float">
            <text:p>0</text:p>
          </table:table-cell>
          <table:table-cell table:formula="of:=[.FK8]-[.FK21]" office:value-type="float" office:value="0" calcext:value-type="float">
            <text:p>0</text:p>
          </table:table-cell>
          <table:table-cell table:formula="of:=[.FL8]-[.FL21]" office:value-type="float" office:value="0" calcext:value-type="float">
            <text:p>0</text:p>
          </table:table-cell>
        </table:table-row>
        <table:table-row table:style-name="ro1">
          <table:table-cell table:formula="of:=[.A9]-[.A22]" office:value-type="float" office:value="0" calcext:value-type="float">
            <text:p>0</text:p>
          </table:table-cell>
          <table:table-cell table:formula="of:=[.B9]-[.B22]" office:value-type="float" office:value="0" calcext:value-type="float">
            <text:p>0</text:p>
          </table:table-cell>
          <table:table-cell table:formula="of:=[.C9]-[.C22]" office:value-type="float" office:value="0" calcext:value-type="float">
            <text:p>0</text:p>
          </table:table-cell>
          <table:table-cell table:formula="of:=[.D9]-[.D22]" office:value-type="float" office:value="0" calcext:value-type="float">
            <text:p>0</text:p>
          </table:table-cell>
          <table:table-cell table:formula="of:=[.E9]-[.E22]" office:value-type="float" office:value="0" calcext:value-type="float">
            <text:p>0</text:p>
          </table:table-cell>
          <table:table-cell table:formula="of:=[.F9]-[.F22]" office:value-type="float" office:value="0" calcext:value-type="float">
            <text:p>0</text:p>
          </table:table-cell>
          <table:table-cell table:formula="of:=[.G9]-[.G22]" office:value-type="float" office:value="0" calcext:value-type="float">
            <text:p>0</text:p>
          </table:table-cell>
          <table:table-cell table:formula="of:=[.H9]-[.H22]" office:value-type="float" office:value="0" calcext:value-type="float">
            <text:p>0</text:p>
          </table:table-cell>
          <table:table-cell table:formula="of:=[.I9]-[.I22]" office:value-type="float" office:value="0" calcext:value-type="float">
            <text:p>0</text:p>
          </table:table-cell>
          <table:table-cell table:formula="of:=[.J9]-[.J22]" office:value-type="float" office:value="0" calcext:value-type="float">
            <text:p>0</text:p>
          </table:table-cell>
          <table:table-cell table:formula="of:=[.K9]-[.K22]" office:value-type="float" office:value="0" calcext:value-type="float">
            <text:p>0</text:p>
          </table:table-cell>
          <table:table-cell table:formula="of:=[.L9]-[.L22]" office:value-type="float" office:value="0" calcext:value-type="float">
            <text:p>0</text:p>
          </table:table-cell>
          <table:table-cell table:formula="of:=[.M9]-[.M22]" office:value-type="float" office:value="0" calcext:value-type="float">
            <text:p>0</text:p>
          </table:table-cell>
          <table:table-cell table:formula="of:=[.N9]-[.N22]" office:value-type="float" office:value="0" calcext:value-type="float">
            <text:p>0</text:p>
          </table:table-cell>
          <table:table-cell table:formula="of:=[.O9]-[.O22]" office:value-type="float" office:value="0" calcext:value-type="float">
            <text:p>0</text:p>
          </table:table-cell>
          <table:table-cell table:formula="of:=[.P9]-[.P22]" office:value-type="float" office:value="0" calcext:value-type="float">
            <text:p>0</text:p>
          </table:table-cell>
          <table:table-cell table:formula="of:=[.Q9]-[.Q22]" office:value-type="float" office:value="0" calcext:value-type="float">
            <text:p>0</text:p>
          </table:table-cell>
          <table:table-cell table:formula="of:=[.R9]-[.R22]" office:value-type="float" office:value="0" calcext:value-type="float">
            <text:p>0</text:p>
          </table:table-cell>
          <table:table-cell table:formula="of:=[.S9]-[.S22]" office:value-type="float" office:value="0" calcext:value-type="float">
            <text:p>0</text:p>
          </table:table-cell>
          <table:table-cell table:formula="of:=[.T9]-[.T22]" office:value-type="float" office:value="0" calcext:value-type="float">
            <text:p>0</text:p>
          </table:table-cell>
          <table:table-cell table:formula="of:=[.U9]-[.U22]" office:value-type="float" office:value="0" calcext:value-type="float">
            <text:p>0</text:p>
          </table:table-cell>
          <table:table-cell table:formula="of:=[.V9]-[.V22]" office:value-type="float" office:value="0" calcext:value-type="float">
            <text:p>0</text:p>
          </table:table-cell>
          <table:table-cell table:formula="of:=[.W9]-[.W22]" office:value-type="float" office:value="0" calcext:value-type="float">
            <text:p>0</text:p>
          </table:table-cell>
          <table:table-cell table:formula="of:=[.X9]-[.X22]" office:value-type="string" office:string-value="" calcext:value-type="error">
            <text:p>#VALUE!</text:p>
          </table:table-cell>
          <table:table-cell table:formula="of:=[.Y9]-[.Y22]" office:value-type="string" office:string-value="" calcext:value-type="error">
            <text:p>#VALUE!</text:p>
          </table:table-cell>
          <table:table-cell table:formula="of:=[.Z9]-[.Z22]" office:value-type="float" office:value="0" calcext:value-type="float">
            <text:p>0</text:p>
          </table:table-cell>
          <table:table-cell table:formula="of:=[.AA9]-[.AA22]" office:value-type="float" office:value="0" calcext:value-type="float">
            <text:p>0</text:p>
          </table:table-cell>
          <table:table-cell table:formula="of:=[.AB9]-[.AB22]" office:value-type="float" office:value="0" calcext:value-type="float">
            <text:p>0</text:p>
          </table:table-cell>
          <table:table-cell table:formula="of:=[.AC9]-[.AC22]" office:value-type="float" office:value="0" calcext:value-type="float">
            <text:p>0</text:p>
          </table:table-cell>
          <table:table-cell table:formula="of:=[.AD9]-[.AD22]" office:value-type="float" office:value="0" calcext:value-type="float">
            <text:p>0</text:p>
          </table:table-cell>
          <table:table-cell table:formula="of:=[.AE9]-[.AE22]" office:value-type="float" office:value="0" calcext:value-type="float">
            <text:p>0</text:p>
          </table:table-cell>
          <table:table-cell table:formula="of:=[.AF9]-[.AF22]" office:value-type="float" office:value="0" calcext:value-type="float">
            <text:p>0</text:p>
          </table:table-cell>
          <table:table-cell table:formula="of:=[.AG9]-[.AG22]" office:value-type="float" office:value="0" calcext:value-type="float">
            <text:p>0</text:p>
          </table:table-cell>
          <table:table-cell table:formula="of:=[.AH9]-[.AH22]" office:value-type="float" office:value="0" calcext:value-type="float">
            <text:p>0</text:p>
          </table:table-cell>
          <table:table-cell table:formula="of:=[.AI9]-[.AI22]" office:value-type="float" office:value="0" calcext:value-type="float">
            <text:p>0</text:p>
          </table:table-cell>
          <table:table-cell table:formula="of:=[.AJ9]-[.AJ22]" office:value-type="float" office:value="0" calcext:value-type="float">
            <text:p>0</text:p>
          </table:table-cell>
          <table:table-cell table:formula="of:=[.AK9]-[.AK22]" office:value-type="float" office:value="0" calcext:value-type="float">
            <text:p>0</text:p>
          </table:table-cell>
          <table:table-cell table:formula="of:=[.AL9]-[.AL22]" office:value-type="float" office:value="0" calcext:value-type="float">
            <text:p>0</text:p>
          </table:table-cell>
          <table:table-cell table:formula="of:=[.AM9]-[.AM22]" office:value-type="float" office:value="0" calcext:value-type="float">
            <text:p>0</text:p>
          </table:table-cell>
          <table:table-cell table:formula="of:=[.AN9]-[.AN22]" office:value-type="float" office:value="0" calcext:value-type="float">
            <text:p>0</text:p>
          </table:table-cell>
          <table:table-cell table:formula="of:=[.AO9]-[.AO22]" office:value-type="float" office:value="0" calcext:value-type="float">
            <text:p>0</text:p>
          </table:table-cell>
          <table:table-cell table:formula="of:=[.AP9]-[.AP22]" office:value-type="float" office:value="0" calcext:value-type="float">
            <text:p>0</text:p>
          </table:table-cell>
          <table:table-cell table:formula="of:=[.AQ9]-[.AQ22]" office:value-type="float" office:value="0" calcext:value-type="float">
            <text:p>0</text:p>
          </table:table-cell>
          <table:table-cell table:formula="of:=[.AR9]-[.AR22]" office:value-type="float" office:value="0" calcext:value-type="float">
            <text:p>0</text:p>
          </table:table-cell>
          <table:table-cell table:formula="of:=[.AS9]-[.AS22]" office:value-type="float" office:value="0" calcext:value-type="float">
            <text:p>0</text:p>
          </table:table-cell>
          <table:table-cell table:formula="of:=[.AT9]-[.AT22]" office:value-type="float" office:value="0" calcext:value-type="float">
            <text:p>0</text:p>
          </table:table-cell>
          <table:table-cell table:formula="of:=[.AU9]-[.AU22]" office:value-type="float" office:value="0" calcext:value-type="float">
            <text:p>0</text:p>
          </table:table-cell>
          <table:table-cell table:formula="of:=[.AV9]-[.AV22]" office:value-type="float" office:value="0" calcext:value-type="float">
            <text:p>0</text:p>
          </table:table-cell>
          <table:table-cell table:formula="of:=[.AW9]-[.AW22]" office:value-type="float" office:value="0" calcext:value-type="float">
            <text:p>0</text:p>
          </table:table-cell>
          <table:table-cell table:formula="of:=[.AX9]-[.AX22]" office:value-type="float" office:value="0" calcext:value-type="float">
            <text:p>0</text:p>
          </table:table-cell>
          <table:table-cell table:formula="of:=[.AY9]-[.AY22]" office:value-type="float" office:value="0" calcext:value-type="float">
            <text:p>0</text:p>
          </table:table-cell>
          <table:table-cell table:formula="of:=[.AZ9]-[.AZ22]" office:value-type="float" office:value="0" calcext:value-type="float">
            <text:p>0</text:p>
          </table:table-cell>
          <table:table-cell table:formula="of:=[.BA9]-[.BA22]" office:value-type="float" office:value="0" calcext:value-type="float">
            <text:p>0</text:p>
          </table:table-cell>
          <table:table-cell table:formula="of:=[.BB9]-[.BB22]" office:value-type="float" office:value="-0.66666666667" calcext:value-type="float">
            <text:p>-0.6666666667</text:p>
          </table:table-cell>
          <table:table-cell table:formula="of:=[.BC9]-[.BC22]" office:value-type="float" office:value="0" calcext:value-type="float">
            <text:p>0</text:p>
          </table:table-cell>
          <table:table-cell table:formula="of:=[.BD9]-[.BD22]" office:value-type="float" office:value="0" calcext:value-type="float">
            <text:p>0</text:p>
          </table:table-cell>
          <table:table-cell table:formula="of:=[.BE9]-[.BE22]" office:value-type="float" office:value="0" calcext:value-type="float">
            <text:p>0</text:p>
          </table:table-cell>
          <table:table-cell table:formula="of:=[.BF9]-[.BF22]" office:value-type="float" office:value="0" calcext:value-type="float">
            <text:p>0</text:p>
          </table:table-cell>
          <table:table-cell table:formula="of:=[.BG9]-[.BG22]" office:value-type="float" office:value="-0.66666666667" calcext:value-type="float">
            <text:p>-0.6666666667</text:p>
          </table:table-cell>
          <table:table-cell table:formula="of:=[.BH9]-[.BH22]" office:value-type="float" office:value="0" calcext:value-type="float">
            <text:p>0</text:p>
          </table:table-cell>
          <table:table-cell table:formula="of:=[.BI9]-[.BI22]" office:value-type="float" office:value="0" calcext:value-type="float">
            <text:p>0</text:p>
          </table:table-cell>
          <table:table-cell table:formula="of:=[.BJ9]-[.BJ22]" office:value-type="float" office:value="0" calcext:value-type="float">
            <text:p>0</text:p>
          </table:table-cell>
          <table:table-cell table:formula="of:=[.BK9]-[.BK22]" office:value-type="float" office:value="-0.0932784636499999" calcext:value-type="float">
            <text:p>-0.0932784637</text:p>
          </table:table-cell>
          <table:table-cell table:formula="of:=[.BL9]-[.BL22]" office:value-type="float" office:value="-0.67626886145" calcext:value-type="float">
            <text:p>-0.6762688615</text:p>
          </table:table-cell>
          <table:table-cell table:formula="of:=[.BM9]-[.BM22]" office:value-type="float" office:value="0" calcext:value-type="float">
            <text:p>0</text:p>
          </table:table-cell>
          <table:table-cell table:formula="of:=[.BN9]-[.BN22]" office:value-type="float" office:value="0" calcext:value-type="float">
            <text:p>0</text:p>
          </table:table-cell>
          <table:table-cell table:formula="of:=[.BO9]-[.BO22]" office:value-type="float" office:value="0" calcext:value-type="float">
            <text:p>0</text:p>
          </table:table-cell>
          <table:table-cell table:formula="of:=[.BP9]-[.BP22]" office:value-type="float" office:value="-0.13953488372" calcext:value-type="float">
            <text:p>-0.1395348837</text:p>
          </table:table-cell>
          <table:table-cell table:formula="of:=[.BQ9]-[.BQ22]" office:value-type="float" office:value="-0.790697674400001" calcext:value-type="float">
            <text:p>-0.7906976744</text:p>
          </table:table-cell>
          <table:table-cell table:formula="of:=[.BR9]-[.BR22]" office:value-type="float" office:value="0" calcext:value-type="float">
            <text:p>0</text:p>
          </table:table-cell>
          <table:table-cell table:formula="of:=[.BS9]-[.BS22]" office:value-type="float" office:value="0" calcext:value-type="float">
            <text:p>0</text:p>
          </table:table-cell>
          <table:table-cell table:formula="of:=[.BT9]-[.BT22]" office:value-type="float" office:value="0" calcext:value-type="float">
            <text:p>0</text:p>
          </table:table-cell>
          <table:table-cell table:formula="of:=[.BU9]-[.BU22]" office:value-type="float" office:value="0" calcext:value-type="float">
            <text:p>0</text:p>
          </table:table-cell>
          <table:table-cell table:formula="of:=[.BV9]-[.BV22]" office:value-type="float" office:value="0" calcext:value-type="float">
            <text:p>0</text:p>
          </table:table-cell>
          <table:table-cell table:formula="of:=[.BW9]-[.BW22]" office:value-type="float" office:value="0" calcext:value-type="float">
            <text:p>0</text:p>
          </table:table-cell>
          <table:table-cell table:formula="of:=[.BX9]-[.BX22]" office:value-type="float" office:value="0" calcext:value-type="float">
            <text:p>0</text:p>
          </table:table-cell>
          <table:table-cell table:formula="of:=[.BY9]-[.BY22]" office:value-type="float" office:value="0" calcext:value-type="float">
            <text:p>0</text:p>
          </table:table-cell>
          <table:table-cell table:formula="of:=[.BZ9]-[.BZ22]" office:value-type="float" office:value="0" calcext:value-type="float">
            <text:p>0</text:p>
          </table:table-cell>
          <table:table-cell table:formula="of:=[.CA9]-[.CA22]" office:value-type="float" office:value="0" calcext:value-type="float">
            <text:p>0</text:p>
          </table:table-cell>
          <table:table-cell table:formula="of:=[.CB9]-[.CB22]" office:value-type="float" office:value="0" calcext:value-type="float">
            <text:p>0</text:p>
          </table:table-cell>
          <table:table-cell table:formula="of:=[.CC9]-[.CC22]" office:value-type="float" office:value="0" calcext:value-type="float">
            <text:p>0</text:p>
          </table:table-cell>
          <table:table-cell table:formula="of:=[.CD9]-[.CD22]" office:value-type="float" office:value="0" calcext:value-type="float">
            <text:p>0</text:p>
          </table:table-cell>
          <table:table-cell table:formula="of:=[.CE9]-[.CE22]" office:value-type="float" office:value="0" calcext:value-type="float">
            <text:p>0</text:p>
          </table:table-cell>
          <table:table-cell table:formula="of:=[.CF9]-[.CF22]" office:value-type="float" office:value="0" calcext:value-type="float">
            <text:p>0</text:p>
          </table:table-cell>
          <table:table-cell table:formula="of:=[.CG9]-[.CG22]" office:value-type="float" office:value="0" calcext:value-type="float">
            <text:p>0</text:p>
          </table:table-cell>
          <table:table-cell table:formula="of:=[.CH9]-[.CH22]" office:value-type="float" office:value="0" calcext:value-type="float">
            <text:p>0</text:p>
          </table:table-cell>
          <table:table-cell table:formula="of:=[.CI9]-[.CI22]" office:value-type="float" office:value="0" calcext:value-type="float">
            <text:p>0</text:p>
          </table:table-cell>
          <table:table-cell table:formula="of:=[.CJ9]-[.CJ22]" office:value-type="float" office:value="0" calcext:value-type="float">
            <text:p>0</text:p>
          </table:table-cell>
          <table:table-cell table:formula="of:=[.CK9]-[.CK22]" office:value-type="float" office:value="0" calcext:value-type="float">
            <text:p>0</text:p>
          </table:table-cell>
          <table:table-cell table:formula="of:=[.CL9]-[.CL22]" office:value-type="float" office:value="0" calcext:value-type="float">
            <text:p>0</text:p>
          </table:table-cell>
          <table:table-cell table:formula="of:=[.CM9]-[.CM22]" office:value-type="float" office:value="0" calcext:value-type="float">
            <text:p>0</text:p>
          </table:table-cell>
          <table:table-cell table:formula="of:=[.CN9]-[.CN22]" office:value-type="float" office:value="0" calcext:value-type="float">
            <text:p>0</text:p>
          </table:table-cell>
          <table:table-cell table:formula="of:=[.CO9]-[.CO22]" office:value-type="float" office:value="0" calcext:value-type="float">
            <text:p>0</text:p>
          </table:table-cell>
          <table:table-cell table:formula="of:=[.CP9]-[.CP22]" office:value-type="float" office:value="0" calcext:value-type="float">
            <text:p>0</text:p>
          </table:table-cell>
          <table:table-cell table:formula="of:=[.CQ9]-[.CQ22]" office:value-type="float" office:value="0" calcext:value-type="float">
            <text:p>0</text:p>
          </table:table-cell>
          <table:table-cell table:formula="of:=[.CR9]-[.CR22]" office:value-type="float" office:value="0" calcext:value-type="float">
            <text:p>0</text:p>
          </table:table-cell>
          <table:table-cell table:formula="of:=[.CS9]-[.CS22]" office:value-type="float" office:value="0" calcext:value-type="float">
            <text:p>0</text:p>
          </table:table-cell>
          <table:table-cell table:formula="of:=[.CT9]-[.CT22]" office:value-type="float" office:value="0" calcext:value-type="float">
            <text:p>0</text:p>
          </table:table-cell>
          <table:table-cell table:formula="of:=[.CU9]-[.CU22]" office:value-type="float" office:value="0" calcext:value-type="float">
            <text:p>0</text:p>
          </table:table-cell>
          <table:table-cell table:formula="of:=[.CV9]-[.CV22]" office:value-type="float" office:value="0" calcext:value-type="float">
            <text:p>0</text:p>
          </table:table-cell>
          <table:table-cell table:formula="of:=[.CW9]-[.CW22]" office:value-type="float" office:value="0" calcext:value-type="float">
            <text:p>0</text:p>
          </table:table-cell>
          <table:table-cell table:formula="of:=[.CX9]-[.CX22]" office:value-type="float" office:value="0" calcext:value-type="float">
            <text:p>0</text:p>
          </table:table-cell>
          <table:table-cell table:formula="of:=[.CY9]-[.CY22]" office:value-type="float" office:value="0" calcext:value-type="float">
            <text:p>0</text:p>
          </table:table-cell>
          <table:table-cell table:formula="of:=[.CZ9]-[.CZ22]" office:value-type="float" office:value="0" calcext:value-type="float">
            <text:p>0</text:p>
          </table:table-cell>
          <table:table-cell table:formula="of:=[.DA9]-[.DA22]" office:value-type="float" office:value="0" calcext:value-type="float">
            <text:p>0</text:p>
          </table:table-cell>
          <table:table-cell table:formula="of:=[.DB9]-[.DB22]" office:value-type="float" office:value="0" calcext:value-type="float">
            <text:p>0</text:p>
          </table:table-cell>
          <table:table-cell table:formula="of:=[.DC9]-[.DC22]" office:value-type="float" office:value="0" calcext:value-type="float">
            <text:p>0</text:p>
          </table:table-cell>
          <table:table-cell table:formula="of:=[.DD9]-[.DD22]" office:value-type="float" office:value="0" calcext:value-type="float">
            <text:p>0</text:p>
          </table:table-cell>
          <table:table-cell table:formula="of:=[.DE9]-[.DE22]" office:value-type="float" office:value="0" calcext:value-type="float">
            <text:p>0</text:p>
          </table:table-cell>
          <table:table-cell table:formula="of:=[.DF9]-[.DF22]" office:value-type="float" office:value="0" calcext:value-type="float">
            <text:p>0</text:p>
          </table:table-cell>
          <table:table-cell table:formula="of:=[.DG9]-[.DG22]" office:value-type="float" office:value="0" calcext:value-type="float">
            <text:p>0</text:p>
          </table:table-cell>
          <table:table-cell table:formula="of:=[.DH9]-[.DH22]" office:value-type="float" office:value="0" calcext:value-type="float">
            <text:p>0</text:p>
          </table:table-cell>
          <table:table-cell table:formula="of:=[.DI9]-[.DI22]" office:value-type="float" office:value="0" calcext:value-type="float">
            <text:p>0</text:p>
          </table:table-cell>
          <table:table-cell table:formula="of:=[.DJ9]-[.DJ22]" office:value-type="float" office:value="0" calcext:value-type="float">
            <text:p>0</text:p>
          </table:table-cell>
          <table:table-cell table:formula="of:=[.DK9]-[.DK22]" office:value-type="float" office:value="0" calcext:value-type="float">
            <text:p>0</text:p>
          </table:table-cell>
          <table:table-cell table:formula="of:=[.DL9]-[.DL22]" office:value-type="float" office:value="0" calcext:value-type="float">
            <text:p>0</text:p>
          </table:table-cell>
          <table:table-cell table:formula="of:=[.DM9]-[.DM22]" office:value-type="float" office:value="0" calcext:value-type="float">
            <text:p>0</text:p>
          </table:table-cell>
          <table:table-cell table:formula="of:=[.DN9]-[.DN22]" office:value-type="float" office:value="0" calcext:value-type="float">
            <text:p>0</text:p>
          </table:table-cell>
          <table:table-cell table:formula="of:=[.DO9]-[.DO22]" office:value-type="float" office:value="0" calcext:value-type="float">
            <text:p>0</text:p>
          </table:table-cell>
          <table:table-cell table:formula="of:=[.DP9]-[.DP22]" office:value-type="float" office:value="0" calcext:value-type="float">
            <text:p>0</text:p>
          </table:table-cell>
          <table:table-cell table:formula="of:=[.DQ9]-[.DQ22]" office:value-type="float" office:value="0" calcext:value-type="float">
            <text:p>0</text:p>
          </table:table-cell>
          <table:table-cell table:formula="of:=[.DR9]-[.DR22]" office:value-type="float" office:value="0" calcext:value-type="float">
            <text:p>0</text:p>
          </table:table-cell>
          <table:table-cell table:formula="of:=[.DS9]-[.DS22]" office:value-type="float" office:value="0" calcext:value-type="float">
            <text:p>0</text:p>
          </table:table-cell>
          <table:table-cell table:formula="of:=[.DT9]-[.DT22]" office:value-type="float" office:value="0" calcext:value-type="float">
            <text:p>0</text:p>
          </table:table-cell>
          <table:table-cell table:formula="of:=[.DU9]-[.DU22]" office:value-type="float" office:value="0" calcext:value-type="float">
            <text:p>0</text:p>
          </table:table-cell>
          <table:table-cell table:formula="of:=[.DV9]-[.DV22]" office:value-type="float" office:value="0" calcext:value-type="float">
            <text:p>0</text:p>
          </table:table-cell>
          <table:table-cell table:formula="of:=[.DW9]-[.DW22]" office:value-type="float" office:value="0" calcext:value-type="float">
            <text:p>0</text:p>
          </table:table-cell>
          <table:table-cell table:formula="of:=[.DX9]-[.DX22]" office:value-type="float" office:value="0" calcext:value-type="float">
            <text:p>0</text:p>
          </table:table-cell>
          <table:table-cell table:formula="of:=[.DY9]-[.DY22]" office:value-type="float" office:value="0" calcext:value-type="float">
            <text:p>0</text:p>
          </table:table-cell>
          <table:table-cell table:formula="of:=[.DZ9]-[.DZ22]" office:value-type="float" office:value="0" calcext:value-type="float">
            <text:p>0</text:p>
          </table:table-cell>
          <table:table-cell table:formula="of:=[.EA9]-[.EA22]" office:value-type="float" office:value="0" calcext:value-type="float">
            <text:p>0</text:p>
          </table:table-cell>
          <table:table-cell table:formula="of:=[.EB9]-[.EB22]" office:value-type="float" office:value="0" calcext:value-type="float">
            <text:p>0</text:p>
          </table:table-cell>
          <table:table-cell table:formula="of:=[.EC9]-[.EC22]" office:value-type="float" office:value="0" calcext:value-type="float">
            <text:p>0</text:p>
          </table:table-cell>
          <table:table-cell table:formula="of:=[.ED9]-[.ED22]" office:value-type="float" office:value="0" calcext:value-type="float">
            <text:p>0</text:p>
          </table:table-cell>
          <table:table-cell table:formula="of:=[.EE9]-[.EE22]" office:value-type="float" office:value="0" calcext:value-type="float">
            <text:p>0</text:p>
          </table:table-cell>
          <table:table-cell table:formula="of:=[.EF9]-[.EF22]" office:value-type="float" office:value="0" calcext:value-type="float">
            <text:p>0</text:p>
          </table:table-cell>
          <table:table-cell table:formula="of:=[.EG9]-[.EG22]" office:value-type="float" office:value="0" calcext:value-type="float">
            <text:p>0</text:p>
          </table:table-cell>
          <table:table-cell table:formula="of:=[.EH9]-[.EH22]" office:value-type="float" office:value="0" calcext:value-type="float">
            <text:p>0</text:p>
          </table:table-cell>
          <table:table-cell table:formula="of:=[.EI9]-[.EI22]" office:value-type="float" office:value="0" calcext:value-type="float">
            <text:p>0</text:p>
          </table:table-cell>
          <table:table-cell table:formula="of:=[.EJ9]-[.EJ22]" office:value-type="float" office:value="0" calcext:value-type="float">
            <text:p>0</text:p>
          </table:table-cell>
          <table:table-cell table:formula="of:=[.EK9]-[.EK22]" office:value-type="float" office:value="0" calcext:value-type="float">
            <text:p>0</text:p>
          </table:table-cell>
          <table:table-cell table:formula="of:=[.EL9]-[.EL22]" office:value-type="float" office:value="0" calcext:value-type="float">
            <text:p>0</text:p>
          </table:table-cell>
          <table:table-cell table:formula="of:=[.EM9]-[.EM22]" office:value-type="float" office:value="0" calcext:value-type="float">
            <text:p>0</text:p>
          </table:table-cell>
          <table:table-cell table:formula="of:=[.EN9]-[.EN22]" office:value-type="float" office:value="0" calcext:value-type="float">
            <text:p>0</text:p>
          </table:table-cell>
          <table:table-cell table:formula="of:=[.EO9]-[.EO22]" office:value-type="float" office:value="0" calcext:value-type="float">
            <text:p>0</text:p>
          </table:table-cell>
          <table:table-cell table:formula="of:=[.EP9]-[.EP22]" office:value-type="float" office:value="0" calcext:value-type="float">
            <text:p>0</text:p>
          </table:table-cell>
          <table:table-cell table:formula="of:=[.EQ9]-[.EQ22]" office:value-type="float" office:value="0" calcext:value-type="float">
            <text:p>0</text:p>
          </table:table-cell>
          <table:table-cell table:formula="of:=[.ER9]-[.ER22]" office:value-type="float" office:value="0" calcext:value-type="float">
            <text:p>0</text:p>
          </table:table-cell>
          <table:table-cell table:formula="of:=[.ES9]-[.ES22]" office:value-type="float" office:value="0" calcext:value-type="float">
            <text:p>0</text:p>
          </table:table-cell>
          <table:table-cell table:formula="of:=[.ET9]-[.ET22]" office:value-type="float" office:value="0" calcext:value-type="float">
            <text:p>0</text:p>
          </table:table-cell>
          <table:table-cell table:formula="of:=[.EU9]-[.EU22]" office:value-type="float" office:value="0" calcext:value-type="float">
            <text:p>0</text:p>
          </table:table-cell>
          <table:table-cell table:formula="of:=[.EV9]-[.EV22]" office:value-type="float" office:value="0" calcext:value-type="float">
            <text:p>0</text:p>
          </table:table-cell>
          <table:table-cell table:formula="of:=[.EW9]-[.EW22]" office:value-type="float" office:value="0" calcext:value-type="float">
            <text:p>0</text:p>
          </table:table-cell>
          <table:table-cell table:formula="of:=[.EX9]-[.EX22]" office:value-type="float" office:value="0" calcext:value-type="float">
            <text:p>0</text:p>
          </table:table-cell>
          <table:table-cell table:formula="of:=[.EY9]-[.EY22]" office:value-type="float" office:value="0" calcext:value-type="float">
            <text:p>0</text:p>
          </table:table-cell>
          <table:table-cell table:formula="of:=[.EZ9]-[.EZ22]" office:value-type="float" office:value="0" calcext:value-type="float">
            <text:p>0</text:p>
          </table:table-cell>
          <table:table-cell table:formula="of:=[.FA9]-[.FA22]" office:value-type="float" office:value="0" calcext:value-type="float">
            <text:p>0</text:p>
          </table:table-cell>
          <table:table-cell table:formula="of:=[.FB9]-[.FB22]" office:value-type="float" office:value="0" calcext:value-type="float">
            <text:p>0</text:p>
          </table:table-cell>
          <table:table-cell table:formula="of:=[.FC9]-[.FC22]" office:value-type="float" office:value="0" calcext:value-type="float">
            <text:p>0</text:p>
          </table:table-cell>
          <table:table-cell table:formula="of:=[.FD9]-[.FD22]" office:value-type="float" office:value="0" calcext:value-type="float">
            <text:p>0</text:p>
          </table:table-cell>
          <table:table-cell table:formula="of:=[.FE9]-[.FE22]" office:value-type="float" office:value="0" calcext:value-type="float">
            <text:p>0</text:p>
          </table:table-cell>
          <table:table-cell table:formula="of:=[.FF9]-[.FF22]" office:value-type="float" office:value="0" calcext:value-type="float">
            <text:p>0</text:p>
          </table:table-cell>
          <table:table-cell table:formula="of:=[.FG9]-[.FG22]" office:value-type="float" office:value="0" calcext:value-type="float">
            <text:p>0</text:p>
          </table:table-cell>
          <table:table-cell table:formula="of:=[.FH9]-[.FH22]" office:value-type="float" office:value="0" calcext:value-type="float">
            <text:p>0</text:p>
          </table:table-cell>
          <table:table-cell table:formula="of:=[.FI9]-[.FI22]" office:value-type="float" office:value="0" calcext:value-type="float">
            <text:p>0</text:p>
          </table:table-cell>
          <table:table-cell table:formula="of:=[.FJ9]-[.FJ22]" office:value-type="float" office:value="0" calcext:value-type="float">
            <text:p>0</text:p>
          </table:table-cell>
          <table:table-cell table:formula="of:=[.FK9]-[.FK22]" office:value-type="float" office:value="0" calcext:value-type="float">
            <text:p>0</text:p>
          </table:table-cell>
          <table:table-cell table:formula="of:=[.FL9]-[.FL22]" office:value-type="float" office:value="0" calcext:value-type="float">
            <text:p>0</text:p>
          </table:table-cell>
        </table:table-row>
        <table:table-row table:style-name="ro1">
          <table:table-cell table:formula="of:=[.A10]-[.A23]" office:value-type="float" office:value="0" calcext:value-type="float">
            <text:p>0</text:p>
          </table:table-cell>
          <table:table-cell table:formula="of:=[.B10]-[.B23]" office:value-type="float" office:value="0" calcext:value-type="float">
            <text:p>0</text:p>
          </table:table-cell>
          <table:table-cell table:formula="of:=[.C10]-[.C23]" office:value-type="float" office:value="0" calcext:value-type="float">
            <text:p>0</text:p>
          </table:table-cell>
          <table:table-cell table:formula="of:=[.D10]-[.D23]" office:value-type="float" office:value="0" calcext:value-type="float">
            <text:p>0</text:p>
          </table:table-cell>
          <table:table-cell table:formula="of:=[.E10]-[.E23]" office:value-type="float" office:value="0" calcext:value-type="float">
            <text:p>0</text:p>
          </table:table-cell>
          <table:table-cell table:formula="of:=[.F10]-[.F23]" office:value-type="float" office:value="0" calcext:value-type="float">
            <text:p>0</text:p>
          </table:table-cell>
          <table:table-cell table:formula="of:=[.G10]-[.G23]" office:value-type="float" office:value="0" calcext:value-type="float">
            <text:p>0</text:p>
          </table:table-cell>
          <table:table-cell table:formula="of:=[.H10]-[.H23]" office:value-type="float" office:value="0" calcext:value-type="float">
            <text:p>0</text:p>
          </table:table-cell>
          <table:table-cell table:formula="of:=[.I10]-[.I23]" office:value-type="float" office:value="0" calcext:value-type="float">
            <text:p>0</text:p>
          </table:table-cell>
          <table:table-cell table:formula="of:=[.J10]-[.J23]" office:value-type="float" office:value="0" calcext:value-type="float">
            <text:p>0</text:p>
          </table:table-cell>
          <table:table-cell table:formula="of:=[.K10]-[.K23]" office:value-type="float" office:value="0" calcext:value-type="float">
            <text:p>0</text:p>
          </table:table-cell>
          <table:table-cell table:formula="of:=[.L10]-[.L23]" office:value-type="float" office:value="0" calcext:value-type="float">
            <text:p>0</text:p>
          </table:table-cell>
          <table:table-cell table:formula="of:=[.M10]-[.M23]" office:value-type="float" office:value="0" calcext:value-type="float">
            <text:p>0</text:p>
          </table:table-cell>
          <table:table-cell table:formula="of:=[.N10]-[.N23]" office:value-type="float" office:value="0" calcext:value-type="float">
            <text:p>0</text:p>
          </table:table-cell>
          <table:table-cell table:formula="of:=[.O10]-[.O23]" office:value-type="float" office:value="0" calcext:value-type="float">
            <text:p>0</text:p>
          </table:table-cell>
          <table:table-cell table:formula="of:=[.P10]-[.P23]" office:value-type="float" office:value="0" calcext:value-type="float">
            <text:p>0</text:p>
          </table:table-cell>
          <table:table-cell table:formula="of:=[.Q10]-[.Q23]" office:value-type="float" office:value="0" calcext:value-type="float">
            <text:p>0</text:p>
          </table:table-cell>
          <table:table-cell table:formula="of:=[.R10]-[.R23]" office:value-type="float" office:value="0" calcext:value-type="float">
            <text:p>0</text:p>
          </table:table-cell>
          <table:table-cell table:formula="of:=[.S10]-[.S23]" office:value-type="float" office:value="0" calcext:value-type="float">
            <text:p>0</text:p>
          </table:table-cell>
          <table:table-cell table:formula="of:=[.T10]-[.T23]" office:value-type="float" office:value="0" calcext:value-type="float">
            <text:p>0</text:p>
          </table:table-cell>
          <table:table-cell table:formula="of:=[.U10]-[.U23]" office:value-type="float" office:value="0" calcext:value-type="float">
            <text:p>0</text:p>
          </table:table-cell>
          <table:table-cell table:formula="of:=[.V10]-[.V23]" office:value-type="float" office:value="0" calcext:value-type="float">
            <text:p>0</text:p>
          </table:table-cell>
          <table:table-cell table:formula="of:=[.W10]-[.W23]" office:value-type="float" office:value="0" calcext:value-type="float">
            <text:p>0</text:p>
          </table:table-cell>
          <table:table-cell table:formula="of:=[.X10]-[.X23]" office:value-type="string" office:string-value="" calcext:value-type="error">
            <text:p>#VALUE!</text:p>
          </table:table-cell>
          <table:table-cell table:formula="of:=[.Y10]-[.Y23]" office:value-type="string" office:string-value="" calcext:value-type="error">
            <text:p>#VALUE!</text:p>
          </table:table-cell>
          <table:table-cell table:formula="of:=[.Z10]-[.Z23]" office:value-type="float" office:value="0" calcext:value-type="float">
            <text:p>0</text:p>
          </table:table-cell>
          <table:table-cell table:formula="of:=[.AA10]-[.AA23]" office:value-type="float" office:value="0" calcext:value-type="float">
            <text:p>0</text:p>
          </table:table-cell>
          <table:table-cell table:formula="of:=[.AB10]-[.AB23]" office:value-type="float" office:value="0" calcext:value-type="float">
            <text:p>0</text:p>
          </table:table-cell>
          <table:table-cell table:formula="of:=[.AC10]-[.AC23]" office:value-type="float" office:value="0" calcext:value-type="float">
            <text:p>0</text:p>
          </table:table-cell>
          <table:table-cell table:formula="of:=[.AD10]-[.AD23]" office:value-type="float" office:value="0" calcext:value-type="float">
            <text:p>0</text:p>
          </table:table-cell>
          <table:table-cell table:formula="of:=[.AE10]-[.AE23]" office:value-type="float" office:value="0" calcext:value-type="float">
            <text:p>0</text:p>
          </table:table-cell>
          <table:table-cell table:formula="of:=[.AF10]-[.AF23]" office:value-type="float" office:value="0" calcext:value-type="float">
            <text:p>0</text:p>
          </table:table-cell>
          <table:table-cell table:formula="of:=[.AG10]-[.AG23]" office:value-type="float" office:value="0" calcext:value-type="float">
            <text:p>0</text:p>
          </table:table-cell>
          <table:table-cell table:formula="of:=[.AH10]-[.AH23]" office:value-type="float" office:value="0" calcext:value-type="float">
            <text:p>0</text:p>
          </table:table-cell>
          <table:table-cell table:formula="of:=[.AI10]-[.AI23]" office:value-type="float" office:value="0" calcext:value-type="float">
            <text:p>0</text:p>
          </table:table-cell>
          <table:table-cell table:formula="of:=[.AJ10]-[.AJ23]" office:value-type="float" office:value="0" calcext:value-type="float">
            <text:p>0</text:p>
          </table:table-cell>
          <table:table-cell table:formula="of:=[.AK10]-[.AK23]" office:value-type="float" office:value="-0.49522044031" calcext:value-type="float">
            <text:p>-0.4952204403</text:p>
          </table:table-cell>
          <table:table-cell table:formula="of:=[.AL10]-[.AL23]" office:value-type="float" office:value="-0.13542942824" calcext:value-type="float">
            <text:p>-0.1354294282</text:p>
          </table:table-cell>
          <table:table-cell table:formula="of:=[.AM10]-[.AM23]" office:value-type="float" office:value="0" calcext:value-type="float">
            <text:p>0</text:p>
          </table:table-cell>
          <table:table-cell table:formula="of:=[.AN10]-[.AN23]" office:value-type="float" office:value="0" calcext:value-type="float">
            <text:p>0</text:p>
          </table:table-cell>
          <table:table-cell table:formula="of:=[.AO10]-[.AO23]" office:value-type="float" office:value="0" calcext:value-type="float">
            <text:p>0</text:p>
          </table:table-cell>
          <table:table-cell table:formula="of:=[.AP10]-[.AP23]" office:value-type="float" office:value="-0.14691308048" calcext:value-type="float">
            <text:p>-0.1469130805</text:p>
          </table:table-cell>
          <table:table-cell table:formula="of:=[.AQ10]-[.AQ23]" office:value-type="float" office:value="-0.77976393053" calcext:value-type="float">
            <text:p>-0.7797639305</text:p>
          </table:table-cell>
          <table:table-cell table:formula="of:=[.AR10]-[.AR23]" office:value-type="float" office:value="0" calcext:value-type="float">
            <text:p>0</text:p>
          </table:table-cell>
          <table:table-cell table:formula="of:=[.AS10]-[.AS23]" office:value-type="float" office:value="0" calcext:value-type="float">
            <text:p>0</text:p>
          </table:table-cell>
          <table:table-cell table:formula="of:=[.AT10]-[.AT23]" office:value-type="float" office:value="0" calcext:value-type="float">
            <text:p>0</text:p>
          </table:table-cell>
          <table:table-cell table:formula="of:=[.AU10]-[.AU23]" office:value-type="float" office:value="2.62742337899999" calcext:value-type="float">
            <text:p>2.627423379</text:p>
          </table:table-cell>
          <table:table-cell table:formula="of:=[.AV10]-[.AV23]" office:value-type="float" office:value="3.22768954599996" calcext:value-type="float">
            <text:p>3.227689546</text:p>
          </table:table-cell>
          <table:table-cell table:formula="of:=[.AW10]-[.AW23]" office:value-type="float" office:value="2.97983738699997" calcext:value-type="float">
            <text:p>2.979837387</text:p>
          </table:table-cell>
          <table:table-cell table:formula="of:=[.AX10]-[.AX23]" office:value-type="float" office:value="0" calcext:value-type="float">
            <text:p>0</text:p>
          </table:table-cell>
          <table:table-cell table:formula="of:=[.AY10]-[.AY23]" office:value-type="float" office:value="0" calcext:value-type="float">
            <text:p>0</text:p>
          </table:table-cell>
          <table:table-cell table:formula="of:=[.AZ10]-[.AZ23]" office:value-type="float" office:value="0" calcext:value-type="float">
            <text:p>0</text:p>
          </table:table-cell>
          <table:table-cell table:formula="of:=[.BA10]-[.BA23]" office:value-type="float" office:value="-0.29370629371" calcext:value-type="float">
            <text:p>-0.2937062937</text:p>
          </table:table-cell>
          <table:table-cell table:formula="of:=[.BB10]-[.BB23]" office:value-type="float" office:value="-0.489510489500001" calcext:value-type="float">
            <text:p>-0.4895104895</text:p>
          </table:table-cell>
          <table:table-cell table:formula="of:=[.BC10]-[.BC23]" office:value-type="float" office:value="0" calcext:value-type="float">
            <text:p>0</text:p>
          </table:table-cell>
          <table:table-cell table:formula="of:=[.BD10]-[.BD23]" office:value-type="float" office:value="0" calcext:value-type="float">
            <text:p>0</text:p>
          </table:table-cell>
          <table:table-cell table:formula="of:=[.BE10]-[.BE23]" office:value-type="float" office:value="0" calcext:value-type="float">
            <text:p>0</text:p>
          </table:table-cell>
          <table:table-cell table:formula="of:=[.BF10]-[.BF23]" office:value-type="float" office:value="-0.29370629371" calcext:value-type="float">
            <text:p>-0.2937062937</text:p>
          </table:table-cell>
          <table:table-cell table:formula="of:=[.BG10]-[.BG23]" office:value-type="float" office:value="-0.489510489500001" calcext:value-type="float">
            <text:p>-0.4895104895</text:p>
          </table:table-cell>
          <table:table-cell table:formula="of:=[.BH10]-[.BH23]" office:value-type="float" office:value="0" calcext:value-type="float">
            <text:p>0</text:p>
          </table:table-cell>
          <table:table-cell table:formula="of:=[.BI10]-[.BI23]" office:value-type="float" office:value="0" calcext:value-type="float">
            <text:p>0</text:p>
          </table:table-cell>
          <table:table-cell table:formula="of:=[.BJ10]-[.BJ23]" office:value-type="float" office:value="0" calcext:value-type="float">
            <text:p>0</text:p>
          </table:table-cell>
          <table:table-cell table:formula="of:=[.BK10]-[.BK23]" office:value-type="float" office:value="-0.10722296994" calcext:value-type="float">
            <text:p>-0.1072229699</text:p>
          </table:table-cell>
          <table:table-cell table:formula="of:=[.BL10]-[.BL23]" office:value-type="float" office:value="-0.1390758188" calcext:value-type="float">
            <text:p>-0.1390758188</text:p>
          </table:table-cell>
          <table:table-cell table:formula="of:=[.BM10]-[.BM23]" office:value-type="float" office:value="0" calcext:value-type="float">
            <text:p>0</text:p>
          </table:table-cell>
          <table:table-cell table:formula="of:=[.BN10]-[.BN23]" office:value-type="float" office:value="0" calcext:value-type="float">
            <text:p>0</text:p>
          </table:table-cell>
          <table:table-cell table:formula="of:=[.BO10]-[.BO23]" office:value-type="float" office:value="0" calcext:value-type="float">
            <text:p>0</text:p>
          </table:table-cell>
          <table:table-cell table:formula="of:=[.BP10]-[.BP23]" office:value-type="float" office:value="-0.0497737556600004" calcext:value-type="float">
            <text:p>-0.0497737557</text:p>
          </table:table-cell>
          <table:table-cell table:formula="of:=[.BQ10]-[.BQ23]" office:value-type="float" office:value="-0.7647058824" calcext:value-type="float">
            <text:p>-0.7647058824</text:p>
          </table:table-cell>
          <table:table-cell table:formula="of:=[.BR10]-[.BR23]" office:value-type="float" office:value="0" calcext:value-type="float">
            <text:p>0</text:p>
          </table:table-cell>
          <table:table-cell table:formula="of:=[.BS10]-[.BS23]" office:value-type="float" office:value="0" calcext:value-type="float">
            <text:p>0</text:p>
          </table:table-cell>
          <table:table-cell table:formula="of:=[.BT10]-[.BT23]" office:value-type="float" office:value="0" calcext:value-type="float">
            <text:p>0</text:p>
          </table:table-cell>
          <table:table-cell table:formula="of:=[.BU10]-[.BU23]" office:value-type="float" office:value="0" calcext:value-type="float">
            <text:p>0</text:p>
          </table:table-cell>
          <table:table-cell table:formula="of:=[.BV10]-[.BV23]" office:value-type="float" office:value="0" calcext:value-type="float">
            <text:p>0</text:p>
          </table:table-cell>
          <table:table-cell table:formula="of:=[.BW10]-[.BW23]" office:value-type="float" office:value="0" calcext:value-type="float">
            <text:p>0</text:p>
          </table:table-cell>
          <table:table-cell table:formula="of:=[.BX10]-[.BX23]" office:value-type="float" office:value="0" calcext:value-type="float">
            <text:p>0</text:p>
          </table:table-cell>
          <table:table-cell table:formula="of:=[.BY10]-[.BY23]" office:value-type="float" office:value="0" calcext:value-type="float">
            <text:p>0</text:p>
          </table:table-cell>
          <table:table-cell table:formula="of:=[.BZ10]-[.BZ23]" office:value-type="float" office:value="0" calcext:value-type="float">
            <text:p>0</text:p>
          </table:table-cell>
          <table:table-cell table:formula="of:=[.CA10]-[.CA23]" office:value-type="float" office:value="0" calcext:value-type="float">
            <text:p>0</text:p>
          </table:table-cell>
          <table:table-cell table:formula="of:=[.CB10]-[.CB23]" office:value-type="float" office:value="0" calcext:value-type="float">
            <text:p>0</text:p>
          </table:table-cell>
          <table:table-cell table:formula="of:=[.CC10]-[.CC23]" office:value-type="float" office:value="0" calcext:value-type="float">
            <text:p>0</text:p>
          </table:table-cell>
          <table:table-cell table:formula="of:=[.CD10]-[.CD23]" office:value-type="float" office:value="0" calcext:value-type="float">
            <text:p>0</text:p>
          </table:table-cell>
          <table:table-cell table:formula="of:=[.CE10]-[.CE23]" office:value-type="float" office:value="0" calcext:value-type="float">
            <text:p>0</text:p>
          </table:table-cell>
          <table:table-cell table:formula="of:=[.CF10]-[.CF23]" office:value-type="float" office:value="0" calcext:value-type="float">
            <text:p>0</text:p>
          </table:table-cell>
          <table:table-cell table:formula="of:=[.CG10]-[.CG23]" office:value-type="float" office:value="0" calcext:value-type="float">
            <text:p>0</text:p>
          </table:table-cell>
          <table:table-cell table:formula="of:=[.CH10]-[.CH23]" office:value-type="float" office:value="0" calcext:value-type="float">
            <text:p>0</text:p>
          </table:table-cell>
          <table:table-cell table:formula="of:=[.CI10]-[.CI23]" office:value-type="float" office:value="0" calcext:value-type="float">
            <text:p>0</text:p>
          </table:table-cell>
          <table:table-cell table:formula="of:=[.CJ10]-[.CJ23]" office:value-type="float" office:value="0" calcext:value-type="float">
            <text:p>0</text:p>
          </table:table-cell>
          <table:table-cell table:formula="of:=[.CK10]-[.CK23]" office:value-type="float" office:value="0" calcext:value-type="float">
            <text:p>0</text:p>
          </table:table-cell>
          <table:table-cell table:formula="of:=[.CL10]-[.CL23]" office:value-type="float" office:value="0" calcext:value-type="float">
            <text:p>0</text:p>
          </table:table-cell>
          <table:table-cell table:formula="of:=[.CM10]-[.CM23]" office:value-type="float" office:value="0" calcext:value-type="float">
            <text:p>0</text:p>
          </table:table-cell>
          <table:table-cell table:formula="of:=[.CN10]-[.CN23]" office:value-type="float" office:value="0" calcext:value-type="float">
            <text:p>0</text:p>
          </table:table-cell>
          <table:table-cell table:formula="of:=[.CO10]-[.CO23]" office:value-type="float" office:value="0" calcext:value-type="float">
            <text:p>0</text:p>
          </table:table-cell>
          <table:table-cell table:formula="of:=[.CP10]-[.CP23]" office:value-type="float" office:value="0" calcext:value-type="float">
            <text:p>0</text:p>
          </table:table-cell>
          <table:table-cell table:formula="of:=[.CQ10]-[.CQ23]" office:value-type="float" office:value="0" calcext:value-type="float">
            <text:p>0</text:p>
          </table:table-cell>
          <table:table-cell table:formula="of:=[.CR10]-[.CR23]" office:value-type="float" office:value="0" calcext:value-type="float">
            <text:p>0</text:p>
          </table:table-cell>
          <table:table-cell table:formula="of:=[.CS10]-[.CS23]" office:value-type="float" office:value="0" calcext:value-type="float">
            <text:p>0</text:p>
          </table:table-cell>
          <table:table-cell table:formula="of:=[.CT10]-[.CT23]" office:value-type="float" office:value="0" calcext:value-type="float">
            <text:p>0</text:p>
          </table:table-cell>
          <table:table-cell table:formula="of:=[.CU10]-[.CU23]" office:value-type="float" office:value="0" calcext:value-type="float">
            <text:p>0</text:p>
          </table:table-cell>
          <table:table-cell table:formula="of:=[.CV10]-[.CV23]" office:value-type="float" office:value="0" calcext:value-type="float">
            <text:p>0</text:p>
          </table:table-cell>
          <table:table-cell table:formula="of:=[.CW10]-[.CW23]" office:value-type="float" office:value="0" calcext:value-type="float">
            <text:p>0</text:p>
          </table:table-cell>
          <table:table-cell table:formula="of:=[.CX10]-[.CX23]" office:value-type="float" office:value="0" calcext:value-type="float">
            <text:p>0</text:p>
          </table:table-cell>
          <table:table-cell table:formula="of:=[.CY10]-[.CY23]" office:value-type="float" office:value="0" calcext:value-type="float">
            <text:p>0</text:p>
          </table:table-cell>
          <table:table-cell table:formula="of:=[.CZ10]-[.CZ23]" office:value-type="float" office:value="0" calcext:value-type="float">
            <text:p>0</text:p>
          </table:table-cell>
          <table:table-cell table:formula="of:=[.DA10]-[.DA23]" office:value-type="float" office:value="0" calcext:value-type="float">
            <text:p>0</text:p>
          </table:table-cell>
          <table:table-cell table:formula="of:=[.DB10]-[.DB23]" office:value-type="float" office:value="0" calcext:value-type="float">
            <text:p>0</text:p>
          </table:table-cell>
          <table:table-cell table:formula="of:=[.DC10]-[.DC23]" office:value-type="float" office:value="0" calcext:value-type="float">
            <text:p>0</text:p>
          </table:table-cell>
          <table:table-cell table:formula="of:=[.DD10]-[.DD23]" office:value-type="float" office:value="0" calcext:value-type="float">
            <text:p>0</text:p>
          </table:table-cell>
          <table:table-cell table:formula="of:=[.DE10]-[.DE23]" office:value-type="float" office:value="0" calcext:value-type="float">
            <text:p>0</text:p>
          </table:table-cell>
          <table:table-cell table:formula="of:=[.DF10]-[.DF23]" office:value-type="float" office:value="0" calcext:value-type="float">
            <text:p>0</text:p>
          </table:table-cell>
          <table:table-cell table:formula="of:=[.DG10]-[.DG23]" office:value-type="float" office:value="0" calcext:value-type="float">
            <text:p>0</text:p>
          </table:table-cell>
          <table:table-cell table:formula="of:=[.DH10]-[.DH23]" office:value-type="float" office:value="0" calcext:value-type="float">
            <text:p>0</text:p>
          </table:table-cell>
          <table:table-cell table:formula="of:=[.DI10]-[.DI23]" office:value-type="float" office:value="0" calcext:value-type="float">
            <text:p>0</text:p>
          </table:table-cell>
          <table:table-cell table:formula="of:=[.DJ10]-[.DJ23]" office:value-type="float" office:value="0" calcext:value-type="float">
            <text:p>0</text:p>
          </table:table-cell>
          <table:table-cell table:formula="of:=[.DK10]-[.DK23]" office:value-type="float" office:value="0" calcext:value-type="float">
            <text:p>0</text:p>
          </table:table-cell>
          <table:table-cell table:formula="of:=[.DL10]-[.DL23]" office:value-type="float" office:value="0" calcext:value-type="float">
            <text:p>0</text:p>
          </table:table-cell>
          <table:table-cell table:formula="of:=[.DM10]-[.DM23]" office:value-type="float" office:value="0" calcext:value-type="float">
            <text:p>0</text:p>
          </table:table-cell>
          <table:table-cell table:formula="of:=[.DN10]-[.DN23]" office:value-type="float" office:value="0" calcext:value-type="float">
            <text:p>0</text:p>
          </table:table-cell>
          <table:table-cell table:formula="of:=[.DO10]-[.DO23]" office:value-type="float" office:value="0" calcext:value-type="float">
            <text:p>0</text:p>
          </table:table-cell>
          <table:table-cell table:formula="of:=[.DP10]-[.DP23]" office:value-type="float" office:value="0" calcext:value-type="float">
            <text:p>0</text:p>
          </table:table-cell>
          <table:table-cell table:formula="of:=[.DQ10]-[.DQ23]" office:value-type="float" office:value="0" calcext:value-type="float">
            <text:p>0</text:p>
          </table:table-cell>
          <table:table-cell table:formula="of:=[.DR10]-[.DR23]" office:value-type="float" office:value="0" calcext:value-type="float">
            <text:p>0</text:p>
          </table:table-cell>
          <table:table-cell table:formula="of:=[.DS10]-[.DS23]" office:value-type="float" office:value="0" calcext:value-type="float">
            <text:p>0</text:p>
          </table:table-cell>
          <table:table-cell table:formula="of:=[.DT10]-[.DT23]" office:value-type="float" office:value="0" calcext:value-type="float">
            <text:p>0</text:p>
          </table:table-cell>
          <table:table-cell table:formula="of:=[.DU10]-[.DU23]" office:value-type="float" office:value="0" calcext:value-type="float">
            <text:p>0</text:p>
          </table:table-cell>
          <table:table-cell table:formula="of:=[.DV10]-[.DV23]" office:value-type="float" office:value="0" calcext:value-type="float">
            <text:p>0</text:p>
          </table:table-cell>
          <table:table-cell table:formula="of:=[.DW10]-[.DW23]" office:value-type="float" office:value="0" calcext:value-type="float">
            <text:p>0</text:p>
          </table:table-cell>
          <table:table-cell table:formula="of:=[.DX10]-[.DX23]" office:value-type="float" office:value="0" calcext:value-type="float">
            <text:p>0</text:p>
          </table:table-cell>
          <table:table-cell table:formula="of:=[.DY10]-[.DY23]" office:value-type="float" office:value="0" calcext:value-type="float">
            <text:p>0</text:p>
          </table:table-cell>
          <table:table-cell table:formula="of:=[.DZ10]-[.DZ23]" office:value-type="float" office:value="0" calcext:value-type="float">
            <text:p>0</text:p>
          </table:table-cell>
          <table:table-cell table:formula="of:=[.EA10]-[.EA23]" office:value-type="float" office:value="0" calcext:value-type="float">
            <text:p>0</text:p>
          </table:table-cell>
          <table:table-cell table:formula="of:=[.EB10]-[.EB23]" office:value-type="float" office:value="0" calcext:value-type="float">
            <text:p>0</text:p>
          </table:table-cell>
          <table:table-cell table:formula="of:=[.EC10]-[.EC23]" office:value-type="float" office:value="0" calcext:value-type="float">
            <text:p>0</text:p>
          </table:table-cell>
          <table:table-cell table:formula="of:=[.ED10]-[.ED23]" office:value-type="float" office:value="0" calcext:value-type="float">
            <text:p>0</text:p>
          </table:table-cell>
          <table:table-cell table:formula="of:=[.EE10]-[.EE23]" office:value-type="float" office:value="0" calcext:value-type="float">
            <text:p>0</text:p>
          </table:table-cell>
          <table:table-cell table:formula="of:=[.EF10]-[.EF23]" office:value-type="float" office:value="0" calcext:value-type="float">
            <text:p>0</text:p>
          </table:table-cell>
          <table:table-cell table:formula="of:=[.EG10]-[.EG23]" office:value-type="float" office:value="0" calcext:value-type="float">
            <text:p>0</text:p>
          </table:table-cell>
          <table:table-cell table:formula="of:=[.EH10]-[.EH23]" office:value-type="float" office:value="0" calcext:value-type="float">
            <text:p>0</text:p>
          </table:table-cell>
          <table:table-cell table:formula="of:=[.EI10]-[.EI23]" office:value-type="float" office:value="0" calcext:value-type="float">
            <text:p>0</text:p>
          </table:table-cell>
          <table:table-cell table:formula="of:=[.EJ10]-[.EJ23]" office:value-type="float" office:value="0" calcext:value-type="float">
            <text:p>0</text:p>
          </table:table-cell>
          <table:table-cell table:formula="of:=[.EK10]-[.EK23]" office:value-type="float" office:value="0" calcext:value-type="float">
            <text:p>0</text:p>
          </table:table-cell>
          <table:table-cell table:formula="of:=[.EL10]-[.EL23]" office:value-type="float" office:value="0" calcext:value-type="float">
            <text:p>0</text:p>
          </table:table-cell>
          <table:table-cell table:formula="of:=[.EM10]-[.EM23]" office:value-type="float" office:value="0" calcext:value-type="float">
            <text:p>0</text:p>
          </table:table-cell>
          <table:table-cell table:formula="of:=[.EN10]-[.EN23]" office:value-type="float" office:value="0" calcext:value-type="float">
            <text:p>0</text:p>
          </table:table-cell>
          <table:table-cell table:formula="of:=[.EO10]-[.EO23]" office:value-type="float" office:value="0" calcext:value-type="float">
            <text:p>0</text:p>
          </table:table-cell>
          <table:table-cell table:formula="of:=[.EP10]-[.EP23]" office:value-type="float" office:value="0" calcext:value-type="float">
            <text:p>0</text:p>
          </table:table-cell>
          <table:table-cell table:formula="of:=[.EQ10]-[.EQ23]" office:value-type="float" office:value="0" calcext:value-type="float">
            <text:p>0</text:p>
          </table:table-cell>
          <table:table-cell table:formula="of:=[.ER10]-[.ER23]" office:value-type="float" office:value="0" calcext:value-type="float">
            <text:p>0</text:p>
          </table:table-cell>
          <table:table-cell table:formula="of:=[.ES10]-[.ES23]" office:value-type="float" office:value="0" calcext:value-type="float">
            <text:p>0</text:p>
          </table:table-cell>
          <table:table-cell table:formula="of:=[.ET10]-[.ET23]" office:value-type="float" office:value="0" calcext:value-type="float">
            <text:p>0</text:p>
          </table:table-cell>
          <table:table-cell table:formula="of:=[.EU10]-[.EU23]" office:value-type="float" office:value="0" calcext:value-type="float">
            <text:p>0</text:p>
          </table:table-cell>
          <table:table-cell table:formula="of:=[.EV10]-[.EV23]" office:value-type="float" office:value="0" calcext:value-type="float">
            <text:p>0</text:p>
          </table:table-cell>
          <table:table-cell table:formula="of:=[.EW10]-[.EW23]" office:value-type="float" office:value="0" calcext:value-type="float">
            <text:p>0</text:p>
          </table:table-cell>
          <table:table-cell table:formula="of:=[.EX10]-[.EX23]" office:value-type="float" office:value="0" calcext:value-type="float">
            <text:p>0</text:p>
          </table:table-cell>
          <table:table-cell table:formula="of:=[.EY10]-[.EY23]" office:value-type="float" office:value="0" calcext:value-type="float">
            <text:p>0</text:p>
          </table:table-cell>
          <table:table-cell table:formula="of:=[.EZ10]-[.EZ23]" office:value-type="float" office:value="0" calcext:value-type="float">
            <text:p>0</text:p>
          </table:table-cell>
          <table:table-cell table:formula="of:=[.FA10]-[.FA23]" office:value-type="float" office:value="0" calcext:value-type="float">
            <text:p>0</text:p>
          </table:table-cell>
          <table:table-cell table:formula="of:=[.FB10]-[.FB23]" office:value-type="float" office:value="0" calcext:value-type="float">
            <text:p>0</text:p>
          </table:table-cell>
          <table:table-cell table:formula="of:=[.FC10]-[.FC23]" office:value-type="float" office:value="0" calcext:value-type="float">
            <text:p>0</text:p>
          </table:table-cell>
          <table:table-cell table:formula="of:=[.FD10]-[.FD23]" office:value-type="float" office:value="0" calcext:value-type="float">
            <text:p>0</text:p>
          </table:table-cell>
          <table:table-cell table:formula="of:=[.FE10]-[.FE23]" office:value-type="float" office:value="0" calcext:value-type="float">
            <text:p>0</text:p>
          </table:table-cell>
          <table:table-cell table:formula="of:=[.FF10]-[.FF23]" office:value-type="float" office:value="0" calcext:value-type="float">
            <text:p>0</text:p>
          </table:table-cell>
          <table:table-cell table:formula="of:=[.FG10]-[.FG23]" office:value-type="float" office:value="0" calcext:value-type="float">
            <text:p>0</text:p>
          </table:table-cell>
          <table:table-cell table:formula="of:=[.FH10]-[.FH23]" office:value-type="float" office:value="0" calcext:value-type="float">
            <text:p>0</text:p>
          </table:table-cell>
          <table:table-cell table:formula="of:=[.FI10]-[.FI23]" office:value-type="float" office:value="0" calcext:value-type="float">
            <text:p>0</text:p>
          </table:table-cell>
          <table:table-cell table:formula="of:=[.FJ10]-[.FJ23]" office:value-type="float" office:value="0" calcext:value-type="float">
            <text:p>0</text:p>
          </table:table-cell>
          <table:table-cell table:formula="of:=[.FK10]-[.FK23]" office:value-type="float" office:value="0" calcext:value-type="float">
            <text:p>0</text:p>
          </table:table-cell>
          <table:table-cell table:formula="of:=[.FL10]-[.FL23]" office:value-type="float" office:value="0" calcext:value-type="float">
            <text:p>0</text:p>
          </table:table-cell>
        </table:table-row>
        <table:table-row table:style-name="ro1">
          <table:table-cell table:formula="of:=[.A11]-[.A24]" office:value-type="float" office:value="0" calcext:value-type="float">
            <text:p>0</text:p>
          </table:table-cell>
          <table:table-cell table:formula="of:=[.B11]-[.B24]" office:value-type="float" office:value="0" calcext:value-type="float">
            <text:p>0</text:p>
          </table:table-cell>
          <table:table-cell table:formula="of:=[.C11]-[.C24]" office:value-type="float" office:value="0" calcext:value-type="float">
            <text:p>0</text:p>
          </table:table-cell>
          <table:table-cell table:formula="of:=[.D11]-[.D24]" office:value-type="float" office:value="0" calcext:value-type="float">
            <text:p>0</text:p>
          </table:table-cell>
          <table:table-cell table:formula="of:=[.E11]-[.E24]" office:value-type="float" office:value="0" calcext:value-type="float">
            <text:p>0</text:p>
          </table:table-cell>
          <table:table-cell table:formula="of:=[.F11]-[.F24]" office:value-type="float" office:value="0" calcext:value-type="float">
            <text:p>0</text:p>
          </table:table-cell>
          <table:table-cell table:formula="of:=[.G11]-[.G24]" office:value-type="float" office:value="0" calcext:value-type="float">
            <text:p>0</text:p>
          </table:table-cell>
          <table:table-cell table:formula="of:=[.H11]-[.H24]" office:value-type="float" office:value="0" calcext:value-type="float">
            <text:p>0</text:p>
          </table:table-cell>
          <table:table-cell table:formula="of:=[.I11]-[.I24]" office:value-type="float" office:value="0" calcext:value-type="float">
            <text:p>0</text:p>
          </table:table-cell>
          <table:table-cell table:formula="of:=[.J11]-[.J24]" office:value-type="float" office:value="0" calcext:value-type="float">
            <text:p>0</text:p>
          </table:table-cell>
          <table:table-cell table:formula="of:=[.K11]-[.K24]" office:value-type="float" office:value="0" calcext:value-type="float">
            <text:p>0</text:p>
          </table:table-cell>
          <table:table-cell table:formula="of:=[.L11]-[.L24]" office:value-type="float" office:value="0" calcext:value-type="float">
            <text:p>0</text:p>
          </table:table-cell>
          <table:table-cell table:formula="of:=[.M11]-[.M24]" office:value-type="float" office:value="-0.00103726999998344" calcext:value-type="float">
            <text:p>-0.00103727</text:p>
          </table:table-cell>
          <table:table-cell table:formula="of:=[.N11]-[.N24]" office:value-type="float" office:value="0" calcext:value-type="float">
            <text:p>0</text:p>
          </table:table-cell>
          <table:table-cell table:formula="of:=[.O11]-[.O24]" office:value-type="float" office:value="0" calcext:value-type="float">
            <text:p>0</text:p>
          </table:table-cell>
          <table:table-cell table:formula="of:=[.P11]-[.P24]" office:value-type="float" office:value="0" calcext:value-type="float">
            <text:p>0</text:p>
          </table:table-cell>
          <table:table-cell table:formula="of:=[.Q11]-[.Q24]" office:value-type="float" office:value="0" calcext:value-type="float">
            <text:p>0</text:p>
          </table:table-cell>
          <table:table-cell table:formula="of:=[.R11]-[.R24]" office:value-type="float" office:value="0" calcext:value-type="float">
            <text:p>0</text:p>
          </table:table-cell>
          <table:table-cell table:formula="of:=[.S11]-[.S24]" office:value-type="float" office:value="0" calcext:value-type="float">
            <text:p>0</text:p>
          </table:table-cell>
          <table:table-cell table:formula="of:=[.T11]-[.T24]" office:value-type="float" office:value="0" calcext:value-type="float">
            <text:p>0</text:p>
          </table:table-cell>
          <table:table-cell table:formula="of:=[.U11]-[.U24]" office:value-type="float" office:value="0" calcext:value-type="float">
            <text:p>0</text:p>
          </table:table-cell>
          <table:table-cell table:formula="of:=[.V11]-[.V24]" office:value-type="float" office:value="0" calcext:value-type="float">
            <text:p>0</text:p>
          </table:table-cell>
          <table:table-cell table:formula="of:=[.W11]-[.W24]" office:value-type="float" office:value="0" calcext:value-type="float">
            <text:p>0</text:p>
          </table:table-cell>
          <table:table-cell table:formula="of:=[.X11]-[.X24]" office:value-type="string" office:string-value="" calcext:value-type="error">
            <text:p>#VALUE!</text:p>
          </table:table-cell>
          <table:table-cell table:formula="of:=[.Y11]-[.Y24]" office:value-type="string" office:string-value="" calcext:value-type="error">
            <text:p>#VALUE!</text:p>
          </table:table-cell>
          <table:table-cell table:formula="of:=[.Z11]-[.Z24]" office:value-type="float" office:value="0" calcext:value-type="float">
            <text:p>0</text:p>
          </table:table-cell>
          <table:table-cell table:formula="of:=[.AA11]-[.AA24]" office:value-type="float" office:value="0" calcext:value-type="float">
            <text:p>0</text:p>
          </table:table-cell>
          <table:table-cell table:formula="of:=[.AB11]-[.AB24]" office:value-type="float" office:value="0" calcext:value-type="float">
            <text:p>0</text:p>
          </table:table-cell>
          <table:table-cell table:formula="of:=[.AC11]-[.AC24]" office:value-type="float" office:value="0" calcext:value-type="float">
            <text:p>0</text:p>
          </table:table-cell>
          <table:table-cell table:formula="of:=[.AD11]-[.AD24]" office:value-type="float" office:value="0" calcext:value-type="float">
            <text:p>0</text:p>
          </table:table-cell>
          <table:table-cell table:formula="of:=[.AE11]-[.AE24]" office:value-type="float" office:value="0" calcext:value-type="float">
            <text:p>0</text:p>
          </table:table-cell>
          <table:table-cell table:formula="of:=[.AF11]-[.AF24]" office:value-type="float" office:value="0" calcext:value-type="float">
            <text:p>0</text:p>
          </table:table-cell>
          <table:table-cell table:formula="of:=[.AG11]-[.AG24]" office:value-type="float" office:value="0" calcext:value-type="float">
            <text:p>0</text:p>
          </table:table-cell>
          <table:table-cell table:formula="of:=[.AH11]-[.AH24]" office:value-type="float" office:value="0" calcext:value-type="float">
            <text:p>0</text:p>
          </table:table-cell>
          <table:table-cell table:formula="of:=[.AI11]-[.AI24]" office:value-type="float" office:value="0" calcext:value-type="float">
            <text:p>0</text:p>
          </table:table-cell>
          <table:table-cell table:formula="of:=[.AJ11]-[.AJ24]" office:value-type="float" office:value="0" calcext:value-type="float">
            <text:p>0</text:p>
          </table:table-cell>
          <table:table-cell table:formula="of:=[.AK11]-[.AK24]" office:value-type="float" office:value="-0.49522044031" calcext:value-type="float">
            <text:p>-0.4952204403</text:p>
          </table:table-cell>
          <table:table-cell table:formula="of:=[.AL11]-[.AL24]" office:value-type="float" office:value="-0.13542942824" calcext:value-type="float">
            <text:p>-0.1354294282</text:p>
          </table:table-cell>
          <table:table-cell table:formula="of:=[.AM11]-[.AM24]" office:value-type="float" office:value="0" calcext:value-type="float">
            <text:p>0</text:p>
          </table:table-cell>
          <table:table-cell table:formula="of:=[.AN11]-[.AN24]" office:value-type="float" office:value="0" calcext:value-type="float">
            <text:p>0</text:p>
          </table:table-cell>
          <table:table-cell table:formula="of:=[.AO11]-[.AO24]" office:value-type="float" office:value="0" calcext:value-type="float">
            <text:p>0</text:p>
          </table:table-cell>
          <table:table-cell table:formula="of:=[.AP11]-[.AP24]" office:value-type="float" office:value="-0.14691308048" calcext:value-type="float">
            <text:p>-0.1469130805</text:p>
          </table:table-cell>
          <table:table-cell table:formula="of:=[.AQ11]-[.AQ24]" office:value-type="float" office:value="-0.77976393053" calcext:value-type="float">
            <text:p>-0.7797639305</text:p>
          </table:table-cell>
          <table:table-cell table:formula="of:=[.AR11]-[.AR24]" office:value-type="float" office:value="0" calcext:value-type="float">
            <text:p>0</text:p>
          </table:table-cell>
          <table:table-cell table:formula="of:=[.AS11]-[.AS24]" office:value-type="float" office:value="0" calcext:value-type="float">
            <text:p>0</text:p>
          </table:table-cell>
          <table:table-cell table:formula="of:=[.AT11]-[.AT24]" office:value-type="float" office:value="0" calcext:value-type="float">
            <text:p>0</text:p>
          </table:table-cell>
          <table:table-cell table:formula="of:=[.AU11]-[.AU24]" office:value-type="float" office:value="2.62742337899999" calcext:value-type="float">
            <text:p>2.627423379</text:p>
          </table:table-cell>
          <table:table-cell table:formula="of:=[.AV11]-[.AV24]" office:value-type="float" office:value="3.22768954599996" calcext:value-type="float">
            <text:p>3.227689546</text:p>
          </table:table-cell>
          <table:table-cell table:formula="of:=[.AW11]-[.AW24]" office:value-type="float" office:value="2.97983738699997" calcext:value-type="float">
            <text:p>2.979837387</text:p>
          </table:table-cell>
          <table:table-cell table:formula="of:=[.AX11]-[.AX24]" office:value-type="float" office:value="0" calcext:value-type="float">
            <text:p>0</text:p>
          </table:table-cell>
          <table:table-cell table:formula="of:=[.AY11]-[.AY24]" office:value-type="float" office:value="0" calcext:value-type="float">
            <text:p>0</text:p>
          </table:table-cell>
          <table:table-cell table:formula="of:=[.AZ11]-[.AZ24]" office:value-type="float" office:value="0" calcext:value-type="float">
            <text:p>0</text:p>
          </table:table-cell>
          <table:table-cell table:formula="of:=[.BA11]-[.BA24]" office:value-type="float" office:value="-0.1562829989" calcext:value-type="float">
            <text:p>-0.1562829989</text:p>
          </table:table-cell>
          <table:table-cell table:formula="of:=[.BB11]-[.BB24]" office:value-type="float" office:value="-0.199577613500001" calcext:value-type="float">
            <text:p>-0.1995776135</text:p>
          </table:table-cell>
          <table:table-cell table:formula="of:=[.BC11]-[.BC24]" office:value-type="float" office:value="0" calcext:value-type="float">
            <text:p>0</text:p>
          </table:table-cell>
          <table:table-cell table:formula="of:=[.BD11]-[.BD24]" office:value-type="float" office:value="0" calcext:value-type="float">
            <text:p>0</text:p>
          </table:table-cell>
          <table:table-cell table:formula="of:=[.BE11]-[.BE24]" office:value-type="float" office:value="0" calcext:value-type="float">
            <text:p>0</text:p>
          </table:table-cell>
          <table:table-cell table:formula="of:=[.BF11]-[.BF24]" office:value-type="float" office:value="-0.3033707865" calcext:value-type="float">
            <text:p>-0.3033707865</text:p>
          </table:table-cell>
          <table:table-cell table:formula="of:=[.BG11]-[.BG24]" office:value-type="float" office:value="-0.382022471899999" calcext:value-type="float">
            <text:p>-0.3820224719</text:p>
          </table:table-cell>
          <table:table-cell table:formula="of:=[.BH11]-[.BH24]" office:value-type="float" office:value="0" calcext:value-type="float">
            <text:p>0</text:p>
          </table:table-cell>
          <table:table-cell table:formula="of:=[.BI11]-[.BI24]" office:value-type="float" office:value="0" calcext:value-type="float">
            <text:p>0</text:p>
          </table:table-cell>
          <table:table-cell table:formula="of:=[.BJ11]-[.BJ24]" office:value-type="float" office:value="0" calcext:value-type="float">
            <text:p>0</text:p>
          </table:table-cell>
          <table:table-cell table:formula="of:=[.BK11]-[.BK24]" office:value-type="float" office:value="-0.500091962500001" calcext:value-type="float">
            <text:p>-0.5000919625</text:p>
          </table:table-cell>
          <table:table-cell table:formula="of:=[.BL11]-[.BL24]" office:value-type="float" office:value="-0.8699650543" calcext:value-type="float">
            <text:p>-0.8699650543</text:p>
          </table:table-cell>
          <table:table-cell table:formula="of:=[.BM11]-[.BM24]" office:value-type="float" office:value="0" calcext:value-type="float">
            <text:p>0</text:p>
          </table:table-cell>
          <table:table-cell table:formula="of:=[.BN11]-[.BN24]" office:value-type="float" office:value="0" calcext:value-type="float">
            <text:p>0</text:p>
          </table:table-cell>
          <table:table-cell table:formula="of:=[.BO11]-[.BO24]" office:value-type="float" office:value="0" calcext:value-type="float">
            <text:p>0</text:p>
          </table:table-cell>
          <table:table-cell table:formula="of:=[.BP11]-[.BP24]" office:value-type="float" office:value="-0.494845360799999" calcext:value-type="float">
            <text:p>-0.4948453608</text:p>
          </table:table-cell>
          <table:table-cell table:formula="of:=[.BQ11]-[.BQ24]" office:value-type="float" office:value="-0.247422680410001" calcext:value-type="float">
            <text:p>-0.2474226804</text:p>
          </table:table-cell>
          <table:table-cell table:formula="of:=[.BR11]-[.BR24]" office:value-type="float" office:value="0" calcext:value-type="float">
            <text:p>0</text:p>
          </table:table-cell>
          <table:table-cell table:formula="of:=[.BS11]-[.BS24]" office:value-type="float" office:value="0" calcext:value-type="float">
            <text:p>0</text:p>
          </table:table-cell>
          <table:table-cell table:formula="of:=[.BT11]-[.BT24]" office:value-type="float" office:value="0" calcext:value-type="float">
            <text:p>0</text:p>
          </table:table-cell>
          <table:table-cell table:formula="of:=[.BU11]-[.BU24]" office:value-type="float" office:value="0" calcext:value-type="float">
            <text:p>0</text:p>
          </table:table-cell>
          <table:table-cell table:formula="of:=[.BV11]-[.BV24]" office:value-type="float" office:value="0" calcext:value-type="float">
            <text:p>0</text:p>
          </table:table-cell>
          <table:table-cell table:formula="of:=[.BW11]-[.BW24]" office:value-type="float" office:value="0" calcext:value-type="float">
            <text:p>0</text:p>
          </table:table-cell>
          <table:table-cell table:formula="of:=[.BX11]-[.BX24]" office:value-type="float" office:value="0" calcext:value-type="float">
            <text:p>0</text:p>
          </table:table-cell>
          <table:table-cell table:formula="of:=[.BY11]-[.BY24]" office:value-type="float" office:value="0" calcext:value-type="float">
            <text:p>0</text:p>
          </table:table-cell>
          <table:table-cell table:formula="of:=[.BZ11]-[.BZ24]" office:value-type="float" office:value="0" calcext:value-type="float">
            <text:p>0</text:p>
          </table:table-cell>
          <table:table-cell table:formula="of:=[.CA11]-[.CA24]" office:value-type="float" office:value="0" calcext:value-type="float">
            <text:p>0</text:p>
          </table:table-cell>
          <table:table-cell table:formula="of:=[.CB11]-[.CB24]" office:value-type="float" office:value="0" calcext:value-type="float">
            <text:p>0</text:p>
          </table:table-cell>
          <table:table-cell table:formula="of:=[.CC11]-[.CC24]" office:value-type="float" office:value="0" calcext:value-type="float">
            <text:p>0</text:p>
          </table:table-cell>
          <table:table-cell table:formula="of:=[.CD11]-[.CD24]" office:value-type="float" office:value="0" calcext:value-type="float">
            <text:p>0</text:p>
          </table:table-cell>
          <table:table-cell table:formula="of:=[.CE11]-[.CE24]" office:value-type="float" office:value="0" calcext:value-type="float">
            <text:p>0</text:p>
          </table:table-cell>
          <table:table-cell table:formula="of:=[.CF11]-[.CF24]" office:value-type="float" office:value="0" calcext:value-type="float">
            <text:p>0</text:p>
          </table:table-cell>
          <table:table-cell table:formula="of:=[.CG11]-[.CG24]" office:value-type="float" office:value="0" calcext:value-type="float">
            <text:p>0</text:p>
          </table:table-cell>
          <table:table-cell table:formula="of:=[.CH11]-[.CH24]" office:value-type="float" office:value="0" calcext:value-type="float">
            <text:p>0</text:p>
          </table:table-cell>
          <table:table-cell table:formula="of:=[.CI11]-[.CI24]" office:value-type="float" office:value="0" calcext:value-type="float">
            <text:p>0</text:p>
          </table:table-cell>
          <table:table-cell table:formula="of:=[.CJ11]-[.CJ24]" office:value-type="float" office:value="0" calcext:value-type="float">
            <text:p>0</text:p>
          </table:table-cell>
          <table:table-cell table:formula="of:=[.CK11]-[.CK24]" office:value-type="float" office:value="0" calcext:value-type="float">
            <text:p>0</text:p>
          </table:table-cell>
          <table:table-cell table:formula="of:=[.CL11]-[.CL24]" office:value-type="float" office:value="0" calcext:value-type="float">
            <text:p>0</text:p>
          </table:table-cell>
          <table:table-cell table:formula="of:=[.CM11]-[.CM24]" office:value-type="float" office:value="0" calcext:value-type="float">
            <text:p>0</text:p>
          </table:table-cell>
          <table:table-cell table:formula="of:=[.CN11]-[.CN24]" office:value-type="float" office:value="0" calcext:value-type="float">
            <text:p>0</text:p>
          </table:table-cell>
          <table:table-cell table:formula="of:=[.CO11]-[.CO24]" office:value-type="float" office:value="0" calcext:value-type="float">
            <text:p>0</text:p>
          </table:table-cell>
          <table:table-cell table:formula="of:=[.CP11]-[.CP24]" office:value-type="float" office:value="0" calcext:value-type="float">
            <text:p>0</text:p>
          </table:table-cell>
          <table:table-cell table:formula="of:=[.CQ11]-[.CQ24]" office:value-type="float" office:value="0" calcext:value-type="float">
            <text:p>0</text:p>
          </table:table-cell>
          <table:table-cell table:formula="of:=[.CR11]-[.CR24]" office:value-type="float" office:value="0" calcext:value-type="float">
            <text:p>0</text:p>
          </table:table-cell>
          <table:table-cell table:formula="of:=[.CS11]-[.CS24]" office:value-type="float" office:value="0" calcext:value-type="float">
            <text:p>0</text:p>
          </table:table-cell>
          <table:table-cell table:formula="of:=[.CT11]-[.CT24]" office:value-type="float" office:value="0" calcext:value-type="float">
            <text:p>0</text:p>
          </table:table-cell>
          <table:table-cell table:formula="of:=[.CU11]-[.CU24]" office:value-type="float" office:value="0" calcext:value-type="float">
            <text:p>0</text:p>
          </table:table-cell>
          <table:table-cell table:formula="of:=[.CV11]-[.CV24]" office:value-type="float" office:value="0" calcext:value-type="float">
            <text:p>0</text:p>
          </table:table-cell>
          <table:table-cell table:formula="of:=[.CW11]-[.CW24]" office:value-type="float" office:value="0" calcext:value-type="float">
            <text:p>0</text:p>
          </table:table-cell>
          <table:table-cell table:formula="of:=[.CX11]-[.CX24]" office:value-type="float" office:value="0" calcext:value-type="float">
            <text:p>0</text:p>
          </table:table-cell>
          <table:table-cell table:formula="of:=[.CY11]-[.CY24]" office:value-type="float" office:value="0" calcext:value-type="float">
            <text:p>0</text:p>
          </table:table-cell>
          <table:table-cell table:formula="of:=[.CZ11]-[.CZ24]" office:value-type="float" office:value="0" calcext:value-type="float">
            <text:p>0</text:p>
          </table:table-cell>
          <table:table-cell table:formula="of:=[.DA11]-[.DA24]" office:value-type="float" office:value="0" calcext:value-type="float">
            <text:p>0</text:p>
          </table:table-cell>
          <table:table-cell table:formula="of:=[.DB11]-[.DB24]" office:value-type="float" office:value="0" calcext:value-type="float">
            <text:p>0</text:p>
          </table:table-cell>
          <table:table-cell table:formula="of:=[.DC11]-[.DC24]" office:value-type="float" office:value="0" calcext:value-type="float">
            <text:p>0</text:p>
          </table:table-cell>
          <table:table-cell table:formula="of:=[.DD11]-[.DD24]" office:value-type="float" office:value="0" calcext:value-type="float">
            <text:p>0</text:p>
          </table:table-cell>
          <table:table-cell table:formula="of:=[.DE11]-[.DE24]" office:value-type="float" office:value="0" calcext:value-type="float">
            <text:p>0</text:p>
          </table:table-cell>
          <table:table-cell table:formula="of:=[.DF11]-[.DF24]" office:value-type="float" office:value="0" calcext:value-type="float">
            <text:p>0</text:p>
          </table:table-cell>
          <table:table-cell table:formula="of:=[.DG11]-[.DG24]" office:value-type="float" office:value="0" calcext:value-type="float">
            <text:p>0</text:p>
          </table:table-cell>
          <table:table-cell table:formula="of:=[.DH11]-[.DH24]" office:value-type="float" office:value="0" calcext:value-type="float">
            <text:p>0</text:p>
          </table:table-cell>
          <table:table-cell table:formula="of:=[.DI11]-[.DI24]" office:value-type="float" office:value="0" calcext:value-type="float">
            <text:p>0</text:p>
          </table:table-cell>
          <table:table-cell table:formula="of:=[.DJ11]-[.DJ24]" office:value-type="float" office:value="0" calcext:value-type="float">
            <text:p>0</text:p>
          </table:table-cell>
          <table:table-cell table:formula="of:=[.DK11]-[.DK24]" office:value-type="float" office:value="0" calcext:value-type="float">
            <text:p>0</text:p>
          </table:table-cell>
          <table:table-cell table:formula="of:=[.DL11]-[.DL24]" office:value-type="float" office:value="0" calcext:value-type="float">
            <text:p>0</text:p>
          </table:table-cell>
          <table:table-cell table:formula="of:=[.DM11]-[.DM24]" office:value-type="float" office:value="0" calcext:value-type="float">
            <text:p>0</text:p>
          </table:table-cell>
          <table:table-cell table:formula="of:=[.DN11]-[.DN24]" office:value-type="float" office:value="0" calcext:value-type="float">
            <text:p>0</text:p>
          </table:table-cell>
          <table:table-cell table:formula="of:=[.DO11]-[.DO24]" office:value-type="float" office:value="0" calcext:value-type="float">
            <text:p>0</text:p>
          </table:table-cell>
          <table:table-cell table:formula="of:=[.DP11]-[.DP24]" office:value-type="float" office:value="0" calcext:value-type="float">
            <text:p>0</text:p>
          </table:table-cell>
          <table:table-cell table:formula="of:=[.DQ11]-[.DQ24]" office:value-type="float" office:value="0" calcext:value-type="float">
            <text:p>0</text:p>
          </table:table-cell>
          <table:table-cell table:formula="of:=[.DR11]-[.DR24]" office:value-type="float" office:value="0" calcext:value-type="float">
            <text:p>0</text:p>
          </table:table-cell>
          <table:table-cell table:formula="of:=[.DS11]-[.DS24]" office:value-type="float" office:value="0" calcext:value-type="float">
            <text:p>0</text:p>
          </table:table-cell>
          <table:table-cell table:formula="of:=[.DT11]-[.DT24]" office:value-type="float" office:value="0" calcext:value-type="float">
            <text:p>0</text:p>
          </table:table-cell>
          <table:table-cell table:formula="of:=[.DU11]-[.DU24]" office:value-type="float" office:value="0" calcext:value-type="float">
            <text:p>0</text:p>
          </table:table-cell>
          <table:table-cell table:formula="of:=[.DV11]-[.DV24]" office:value-type="float" office:value="0" calcext:value-type="float">
            <text:p>0</text:p>
          </table:table-cell>
          <table:table-cell table:formula="of:=[.DW11]-[.DW24]" office:value-type="float" office:value="0" calcext:value-type="float">
            <text:p>0</text:p>
          </table:table-cell>
          <table:table-cell table:formula="of:=[.DX11]-[.DX24]" office:value-type="float" office:value="0" calcext:value-type="float">
            <text:p>0</text:p>
          </table:table-cell>
          <table:table-cell table:formula="of:=[.DY11]-[.DY24]" office:value-type="float" office:value="0" calcext:value-type="float">
            <text:p>0</text:p>
          </table:table-cell>
          <table:table-cell table:formula="of:=[.DZ11]-[.DZ24]" office:value-type="float" office:value="0" calcext:value-type="float">
            <text:p>0</text:p>
          </table:table-cell>
          <table:table-cell table:formula="of:=[.EA11]-[.EA24]" office:value-type="float" office:value="0" calcext:value-type="float">
            <text:p>0</text:p>
          </table:table-cell>
          <table:table-cell table:formula="of:=[.EB11]-[.EB24]" office:value-type="float" office:value="0" calcext:value-type="float">
            <text:p>0</text:p>
          </table:table-cell>
          <table:table-cell table:formula="of:=[.EC11]-[.EC24]" office:value-type="float" office:value="0" calcext:value-type="float">
            <text:p>0</text:p>
          </table:table-cell>
          <table:table-cell table:formula="of:=[.ED11]-[.ED24]" office:value-type="float" office:value="0" calcext:value-type="float">
            <text:p>0</text:p>
          </table:table-cell>
          <table:table-cell table:formula="of:=[.EE11]-[.EE24]" office:value-type="float" office:value="0" calcext:value-type="float">
            <text:p>0</text:p>
          </table:table-cell>
          <table:table-cell table:formula="of:=[.EF11]-[.EF24]" office:value-type="float" office:value="0" calcext:value-type="float">
            <text:p>0</text:p>
          </table:table-cell>
          <table:table-cell table:formula="of:=[.EG11]-[.EG24]" office:value-type="float" office:value="0" calcext:value-type="float">
            <text:p>0</text:p>
          </table:table-cell>
          <table:table-cell table:formula="of:=[.EH11]-[.EH24]" office:value-type="float" office:value="0" calcext:value-type="float">
            <text:p>0</text:p>
          </table:table-cell>
          <table:table-cell table:formula="of:=[.EI11]-[.EI24]" office:value-type="float" office:value="0" calcext:value-type="float">
            <text:p>0</text:p>
          </table:table-cell>
          <table:table-cell table:formula="of:=[.EJ11]-[.EJ24]" office:value-type="float" office:value="0" calcext:value-type="float">
            <text:p>0</text:p>
          </table:table-cell>
          <table:table-cell table:formula="of:=[.EK11]-[.EK24]" office:value-type="float" office:value="0" calcext:value-type="float">
            <text:p>0</text:p>
          </table:table-cell>
          <table:table-cell table:formula="of:=[.EL11]-[.EL24]" office:value-type="float" office:value="0" calcext:value-type="float">
            <text:p>0</text:p>
          </table:table-cell>
          <table:table-cell table:formula="of:=[.EM11]-[.EM24]" office:value-type="float" office:value="0" calcext:value-type="float">
            <text:p>0</text:p>
          </table:table-cell>
          <table:table-cell table:formula="of:=[.EN11]-[.EN24]" office:value-type="float" office:value="0" calcext:value-type="float">
            <text:p>0</text:p>
          </table:table-cell>
          <table:table-cell table:formula="of:=[.EO11]-[.EO24]" office:value-type="float" office:value="0" calcext:value-type="float">
            <text:p>0</text:p>
          </table:table-cell>
          <table:table-cell table:formula="of:=[.EP11]-[.EP24]" office:value-type="float" office:value="0" calcext:value-type="float">
            <text:p>0</text:p>
          </table:table-cell>
          <table:table-cell table:formula="of:=[.EQ11]-[.EQ24]" office:value-type="float" office:value="0" calcext:value-type="float">
            <text:p>0</text:p>
          </table:table-cell>
          <table:table-cell table:formula="of:=[.ER11]-[.ER24]" office:value-type="float" office:value="0" calcext:value-type="float">
            <text:p>0</text:p>
          </table:table-cell>
          <table:table-cell table:formula="of:=[.ES11]-[.ES24]" office:value-type="float" office:value="0" calcext:value-type="float">
            <text:p>0</text:p>
          </table:table-cell>
          <table:table-cell table:formula="of:=[.ET11]-[.ET24]" office:value-type="float" office:value="0" calcext:value-type="float">
            <text:p>0</text:p>
          </table:table-cell>
          <table:table-cell table:formula="of:=[.EU11]-[.EU24]" office:value-type="float" office:value="0" calcext:value-type="float">
            <text:p>0</text:p>
          </table:table-cell>
          <table:table-cell table:formula="of:=[.EV11]-[.EV24]" office:value-type="float" office:value="0" calcext:value-type="float">
            <text:p>0</text:p>
          </table:table-cell>
          <table:table-cell table:formula="of:=[.EW11]-[.EW24]" office:value-type="float" office:value="0" calcext:value-type="float">
            <text:p>0</text:p>
          </table:table-cell>
          <table:table-cell table:formula="of:=[.EX11]-[.EX24]" office:value-type="float" office:value="0" calcext:value-type="float">
            <text:p>0</text:p>
          </table:table-cell>
          <table:table-cell table:formula="of:=[.EY11]-[.EY24]" office:value-type="float" office:value="0" calcext:value-type="float">
            <text:p>0</text:p>
          </table:table-cell>
          <table:table-cell table:formula="of:=[.EZ11]-[.EZ24]" office:value-type="float" office:value="0" calcext:value-type="float">
            <text:p>0</text:p>
          </table:table-cell>
          <table:table-cell table:formula="of:=[.FA11]-[.FA24]" office:value-type="float" office:value="0" calcext:value-type="float">
            <text:p>0</text:p>
          </table:table-cell>
          <table:table-cell table:formula="of:=[.FB11]-[.FB24]" office:value-type="float" office:value="0" calcext:value-type="float">
            <text:p>0</text:p>
          </table:table-cell>
          <table:table-cell table:formula="of:=[.FC11]-[.FC24]" office:value-type="float" office:value="0" calcext:value-type="float">
            <text:p>0</text:p>
          </table:table-cell>
          <table:table-cell table:formula="of:=[.FD11]-[.FD24]" office:value-type="float" office:value="0" calcext:value-type="float">
            <text:p>0</text:p>
          </table:table-cell>
          <table:table-cell table:formula="of:=[.FE11]-[.FE24]" office:value-type="float" office:value="0" calcext:value-type="float">
            <text:p>0</text:p>
          </table:table-cell>
          <table:table-cell table:formula="of:=[.FF11]-[.FF24]" office:value-type="float" office:value="0" calcext:value-type="float">
            <text:p>0</text:p>
          </table:table-cell>
          <table:table-cell table:formula="of:=[.FG11]-[.FG24]" office:value-type="float" office:value="0" calcext:value-type="float">
            <text:p>0</text:p>
          </table:table-cell>
          <table:table-cell table:formula="of:=[.FH11]-[.FH24]" office:value-type="float" office:value="0" calcext:value-type="float">
            <text:p>0</text:p>
          </table:table-cell>
          <table:table-cell table:formula="of:=[.FI11]-[.FI24]" office:value-type="float" office:value="0" calcext:value-type="float">
            <text:p>0</text:p>
          </table:table-cell>
          <table:table-cell table:formula="of:=[.FJ11]-[.FJ24]" office:value-type="float" office:value="0" calcext:value-type="float">
            <text:p>0</text:p>
          </table:table-cell>
          <table:table-cell table:formula="of:=[.FK11]-[.FK24]" office:value-type="float" office:value="0" calcext:value-type="float">
            <text:p>0</text:p>
          </table:table-cell>
          <table:table-cell table:formula="of:=[.FL11]-[.FL24]" office:value-type="float" office:value="0" calcext:value-type="float">
            <text:p>0</text:p>
          </table:table-cell>
        </table:table-row>
        <table:table-row table:style-name="ro1">
          <table:table-cell table:formula="of:=[.A12]-[.A25]" office:value-type="float" office:value="0" calcext:value-type="float">
            <text:p>0</text:p>
          </table:table-cell>
          <table:table-cell table:formula="of:=[.B12]-[.B25]" office:value-type="float" office:value="0" calcext:value-type="float">
            <text:p>0</text:p>
          </table:table-cell>
          <table:table-cell table:formula="of:=[.C12]-[.C25]" office:value-type="float" office:value="0" calcext:value-type="float">
            <text:p>0</text:p>
          </table:table-cell>
          <table:table-cell table:formula="of:=[.D12]-[.D25]" office:value-type="float" office:value="0" calcext:value-type="float">
            <text:p>0</text:p>
          </table:table-cell>
          <table:table-cell table:formula="of:=[.E12]-[.E25]" office:value-type="float" office:value="0" calcext:value-type="float">
            <text:p>0</text:p>
          </table:table-cell>
          <table:table-cell table:formula="of:=[.F12]-[.F25]" office:value-type="float" office:value="0" calcext:value-type="float">
            <text:p>0</text:p>
          </table:table-cell>
          <table:table-cell table:formula="of:=[.G12]-[.G25]" office:value-type="float" office:value="0" calcext:value-type="float">
            <text:p>0</text:p>
          </table:table-cell>
          <table:table-cell table:formula="of:=[.H12]-[.H25]" office:value-type="float" office:value="0" calcext:value-type="float">
            <text:p>0</text:p>
          </table:table-cell>
          <table:table-cell table:formula="of:=[.I12]-[.I25]" office:value-type="float" office:value="0" calcext:value-type="float">
            <text:p>0</text:p>
          </table:table-cell>
          <table:table-cell table:formula="of:=[.J12]-[.J25]" office:value-type="float" office:value="0" calcext:value-type="float">
            <text:p>0</text:p>
          </table:table-cell>
          <table:table-cell table:formula="of:=[.K12]-[.K25]" office:value-type="float" office:value="0" calcext:value-type="float">
            <text:p>0</text:p>
          </table:table-cell>
          <table:table-cell table:formula="of:=[.L12]-[.L25]" office:value-type="float" office:value="0" calcext:value-type="float">
            <text:p>0</text:p>
          </table:table-cell>
          <table:table-cell table:formula="of:=[.M12]-[.M25]" office:value-type="float" office:value="0" calcext:value-type="float">
            <text:p>0</text:p>
          </table:table-cell>
          <table:table-cell table:formula="of:=[.N12]-[.N25]" office:value-type="float" office:value="0" calcext:value-type="float">
            <text:p>0</text:p>
          </table:table-cell>
          <table:table-cell table:formula="of:=[.O12]-[.O25]" office:value-type="float" office:value="0" calcext:value-type="float">
            <text:p>0</text:p>
          </table:table-cell>
          <table:table-cell table:formula="of:=[.P12]-[.P25]" office:value-type="float" office:value="0" calcext:value-type="float">
            <text:p>0</text:p>
          </table:table-cell>
          <table:table-cell table:formula="of:=[.Q12]-[.Q25]" office:value-type="float" office:value="0" calcext:value-type="float">
            <text:p>0</text:p>
          </table:table-cell>
          <table:table-cell table:formula="of:=[.R12]-[.R25]" office:value-type="float" office:value="0" calcext:value-type="float">
            <text:p>0</text:p>
          </table:table-cell>
          <table:table-cell table:formula="of:=[.S12]-[.S25]" office:value-type="float" office:value="0" calcext:value-type="float">
            <text:p>0</text:p>
          </table:table-cell>
          <table:table-cell table:formula="of:=[.T12]-[.T25]" office:value-type="float" office:value="0" calcext:value-type="float">
            <text:p>0</text:p>
          </table:table-cell>
          <table:table-cell table:formula="of:=[.U12]-[.U25]" office:value-type="float" office:value="0" calcext:value-type="float">
            <text:p>0</text:p>
          </table:table-cell>
          <table:table-cell table:formula="of:=[.V12]-[.V25]" office:value-type="float" office:value="0" calcext:value-type="float">
            <text:p>0</text:p>
          </table:table-cell>
          <table:table-cell table:formula="of:=[.W12]-[.W25]" office:value-type="float" office:value="0" calcext:value-type="float">
            <text:p>0</text:p>
          </table:table-cell>
          <table:table-cell table:formula="of:=[.X12]-[.X25]" office:value-type="string" office:string-value="" calcext:value-type="error">
            <text:p>#VALUE!</text:p>
          </table:table-cell>
          <table:table-cell table:formula="of:=[.Y12]-[.Y25]" office:value-type="string" office:string-value="" calcext:value-type="error">
            <text:p>#VALUE!</text:p>
          </table:table-cell>
          <table:table-cell table:formula="of:=[.Z12]-[.Z25]" office:value-type="float" office:value="0" calcext:value-type="float">
            <text:p>0</text:p>
          </table:table-cell>
          <table:table-cell table:formula="of:=[.AA12]-[.AA25]" office:value-type="float" office:value="0" calcext:value-type="float">
            <text:p>0</text:p>
          </table:table-cell>
          <table:table-cell table:formula="of:=[.AB12]-[.AB25]" office:value-type="float" office:value="0" calcext:value-type="float">
            <text:p>0</text:p>
          </table:table-cell>
          <table:table-cell table:formula="of:=[.AC12]-[.AC25]" office:value-type="float" office:value="0" calcext:value-type="float">
            <text:p>0</text:p>
          </table:table-cell>
          <table:table-cell table:formula="of:=[.AD12]-[.AD25]" office:value-type="float" office:value="0" calcext:value-type="float">
            <text:p>0</text:p>
          </table:table-cell>
          <table:table-cell table:formula="of:=[.AE12]-[.AE25]" office:value-type="float" office:value="0" calcext:value-type="float">
            <text:p>0</text:p>
          </table:table-cell>
          <table:table-cell table:formula="of:=[.AF12]-[.AF25]" office:value-type="float" office:value="0" calcext:value-type="float">
            <text:p>0</text:p>
          </table:table-cell>
          <table:table-cell table:formula="of:=[.AG12]-[.AG25]" office:value-type="float" office:value="0" calcext:value-type="float">
            <text:p>0</text:p>
          </table:table-cell>
          <table:table-cell table:formula="of:=[.AH12]-[.AH25]" office:value-type="float" office:value="0" calcext:value-type="float">
            <text:p>0</text:p>
          </table:table-cell>
          <table:table-cell table:formula="of:=[.AI12]-[.AI25]" office:value-type="float" office:value="0" calcext:value-type="float">
            <text:p>0</text:p>
          </table:table-cell>
          <table:table-cell table:formula="of:=[.AJ12]-[.AJ25]" office:value-type="float" office:value="0" calcext:value-type="float">
            <text:p>0</text:p>
          </table:table-cell>
          <table:table-cell table:formula="of:=[.AK12]-[.AK25]" office:value-type="float" office:value="0" calcext:value-type="float">
            <text:p>0</text:p>
          </table:table-cell>
          <table:table-cell table:formula="of:=[.AL12]-[.AL25]" office:value-type="float" office:value="0" calcext:value-type="float">
            <text:p>0</text:p>
          </table:table-cell>
          <table:table-cell table:formula="of:=[.AM12]-[.AM25]" office:value-type="float" office:value="0" calcext:value-type="float">
            <text:p>0</text:p>
          </table:table-cell>
          <table:table-cell table:formula="of:=[.AN12]-[.AN25]" office:value-type="float" office:value="0" calcext:value-type="float">
            <text:p>0</text:p>
          </table:table-cell>
          <table:table-cell table:formula="of:=[.AO12]-[.AO25]" office:value-type="float" office:value="0" calcext:value-type="float">
            <text:p>0</text:p>
          </table:table-cell>
          <table:table-cell table:formula="of:=[.AP12]-[.AP25]" office:value-type="float" office:value="0" calcext:value-type="float">
            <text:p>0</text:p>
          </table:table-cell>
          <table:table-cell table:formula="of:=[.AQ12]-[.AQ25]" office:value-type="float" office:value="0" calcext:value-type="float">
            <text:p>0</text:p>
          </table:table-cell>
          <table:table-cell table:formula="of:=[.AR12]-[.AR25]" office:value-type="float" office:value="0" calcext:value-type="float">
            <text:p>0</text:p>
          </table:table-cell>
          <table:table-cell table:formula="of:=[.AS12]-[.AS25]" office:value-type="float" office:value="0" calcext:value-type="float">
            <text:p>0</text:p>
          </table:table-cell>
          <table:table-cell table:formula="of:=[.AT12]-[.AT25]" office:value-type="float" office:value="0" calcext:value-type="float">
            <text:p>0</text:p>
          </table:table-cell>
          <table:table-cell table:formula="of:=[.AU12]-[.AU25]" office:value-type="float" office:value="0" calcext:value-type="float">
            <text:p>0</text:p>
          </table:table-cell>
          <table:table-cell table:formula="of:=[.AV12]-[.AV25]" office:value-type="float" office:value="0" calcext:value-type="float">
            <text:p>0</text:p>
          </table:table-cell>
          <table:table-cell table:formula="of:=[.AW12]-[.AW25]" office:value-type="float" office:value="0" calcext:value-type="float">
            <text:p>0</text:p>
          </table:table-cell>
          <table:table-cell table:formula="of:=[.AX12]-[.AX25]" office:value-type="float" office:value="0" calcext:value-type="float">
            <text:p>0</text:p>
          </table:table-cell>
          <table:table-cell table:formula="of:=[.AY12]-[.AY25]" office:value-type="float" office:value="0" calcext:value-type="float">
            <text:p>0</text:p>
          </table:table-cell>
          <table:table-cell table:formula="of:=[.AZ12]-[.AZ25]" office:value-type="float" office:value="0" calcext:value-type="float">
            <text:p>0</text:p>
          </table:table-cell>
          <table:table-cell table:formula="of:=[.BA12]-[.BA25]" office:value-type="float" office:value="-0.1818891491" calcext:value-type="float">
            <text:p>-0.1818891491</text:p>
          </table:table-cell>
          <table:table-cell table:formula="of:=[.BB12]-[.BB25]" office:value-type="float" office:value="-0.85480093677" calcext:value-type="float">
            <text:p>-0.8548009368</text:p>
          </table:table-cell>
          <table:table-cell table:formula="of:=[.BC12]-[.BC25]" office:value-type="float" office:value="0" calcext:value-type="float">
            <text:p>0</text:p>
          </table:table-cell>
          <table:table-cell table:formula="of:=[.BD12]-[.BD25]" office:value-type="float" office:value="0" calcext:value-type="float">
            <text:p>0</text:p>
          </table:table-cell>
          <table:table-cell table:formula="of:=[.BE12]-[.BE25]" office:value-type="float" office:value="0" calcext:value-type="float">
            <text:p>0</text:p>
          </table:table-cell>
          <table:table-cell table:formula="of:=[.BF12]-[.BF25]" office:value-type="float" office:value="-0.77966101695" calcext:value-type="float">
            <text:p>-0.779661017</text:p>
          </table:table-cell>
          <table:table-cell table:formula="of:=[.BG12]-[.BG25]" office:value-type="float" office:value="-0.34463276836" calcext:value-type="float">
            <text:p>-0.3446327684</text:p>
          </table:table-cell>
          <table:table-cell table:formula="of:=[.BH12]-[.BH25]" office:value-type="float" office:value="0" calcext:value-type="float">
            <text:p>0</text:p>
          </table:table-cell>
          <table:table-cell table:formula="of:=[.BI12]-[.BI25]" office:value-type="float" office:value="0" calcext:value-type="float">
            <text:p>0</text:p>
          </table:table-cell>
          <table:table-cell table:formula="of:=[.BJ12]-[.BJ25]" office:value-type="float" office:value="0" calcext:value-type="float">
            <text:p>0</text:p>
          </table:table-cell>
          <table:table-cell table:formula="of:=[.BK12]-[.BK25]" office:value-type="float" office:value="-0.69085768143" calcext:value-type="float">
            <text:p>-0.6908576814</text:p>
          </table:table-cell>
          <table:table-cell table:formula="of:=[.BL12]-[.BL25]" office:value-type="float" office:value="-0.81244109331" calcext:value-type="float">
            <text:p>-0.8124410933</text:p>
          </table:table-cell>
          <table:table-cell table:formula="of:=[.BM12]-[.BM25]" office:value-type="float" office:value="0" calcext:value-type="float">
            <text:p>0</text:p>
          </table:table-cell>
          <table:table-cell table:formula="of:=[.BN12]-[.BN25]" office:value-type="float" office:value="0" calcext:value-type="float">
            <text:p>0</text:p>
          </table:table-cell>
          <table:table-cell table:formula="of:=[.BO12]-[.BO25]" office:value-type="float" office:value="0" calcext:value-type="float">
            <text:p>0</text:p>
          </table:table-cell>
          <table:table-cell table:formula="of:=[.BP12]-[.BP25]" office:value-type="float" office:value="-0.60233918129" calcext:value-type="float">
            <text:p>-0.6023391813</text:p>
          </table:table-cell>
          <table:table-cell table:formula="of:=[.BQ12]-[.BQ25]" office:value-type="float" office:value="-0.0175438596499999" calcext:value-type="float">
            <text:p>-0.0175438597</text:p>
          </table:table-cell>
          <table:table-cell table:formula="of:=[.BR12]-[.BR25]" office:value-type="float" office:value="0" calcext:value-type="float">
            <text:p>0</text:p>
          </table:table-cell>
          <table:table-cell table:formula="of:=[.BS12]-[.BS25]" office:value-type="float" office:value="0" calcext:value-type="float">
            <text:p>0</text:p>
          </table:table-cell>
          <table:table-cell table:formula="of:=[.BT12]-[.BT25]" office:value-type="float" office:value="0" calcext:value-type="float">
            <text:p>0</text:p>
          </table:table-cell>
          <table:table-cell table:formula="of:=[.BU12]-[.BU25]" office:value-type="float" office:value="0" calcext:value-type="float">
            <text:p>0</text:p>
          </table:table-cell>
          <table:table-cell table:formula="of:=[.BV12]-[.BV25]" office:value-type="float" office:value="0" calcext:value-type="float">
            <text:p>0</text:p>
          </table:table-cell>
          <table:table-cell table:formula="of:=[.BW12]-[.BW25]" office:value-type="float" office:value="0" calcext:value-type="float">
            <text:p>0</text:p>
          </table:table-cell>
          <table:table-cell table:formula="of:=[.BX12]-[.BX25]" office:value-type="float" office:value="0" calcext:value-type="float">
            <text:p>0</text:p>
          </table:table-cell>
          <table:table-cell table:formula="of:=[.BY12]-[.BY25]" office:value-type="float" office:value="0" calcext:value-type="float">
            <text:p>0</text:p>
          </table:table-cell>
          <table:table-cell table:formula="of:=[.BZ12]-[.BZ25]" office:value-type="float" office:value="0" calcext:value-type="float">
            <text:p>0</text:p>
          </table:table-cell>
          <table:table-cell table:formula="of:=[.CA12]-[.CA25]" office:value-type="float" office:value="0" calcext:value-type="float">
            <text:p>0</text:p>
          </table:table-cell>
          <table:table-cell table:formula="of:=[.CB12]-[.CB25]" office:value-type="float" office:value="0" calcext:value-type="float">
            <text:p>0</text:p>
          </table:table-cell>
          <table:table-cell table:formula="of:=[.CC12]-[.CC25]" office:value-type="float" office:value="0" calcext:value-type="float">
            <text:p>0</text:p>
          </table:table-cell>
          <table:table-cell table:formula="of:=[.CD12]-[.CD25]" office:value-type="float" office:value="0" calcext:value-type="float">
            <text:p>0</text:p>
          </table:table-cell>
          <table:table-cell table:formula="of:=[.CE12]-[.CE25]" office:value-type="float" office:value="0" calcext:value-type="float">
            <text:p>0</text:p>
          </table:table-cell>
          <table:table-cell table:formula="of:=[.CF12]-[.CF25]" office:value-type="float" office:value="0" calcext:value-type="float">
            <text:p>0</text:p>
          </table:table-cell>
          <table:table-cell table:formula="of:=[.CG12]-[.CG25]" office:value-type="float" office:value="0" calcext:value-type="float">
            <text:p>0</text:p>
          </table:table-cell>
          <table:table-cell table:formula="of:=[.CH12]-[.CH25]" office:value-type="float" office:value="0" calcext:value-type="float">
            <text:p>0</text:p>
          </table:table-cell>
          <table:table-cell table:formula="of:=[.CI12]-[.CI25]" office:value-type="float" office:value="0" calcext:value-type="float">
            <text:p>0</text:p>
          </table:table-cell>
          <table:table-cell table:formula="of:=[.CJ12]-[.CJ25]" office:value-type="float" office:value="0" calcext:value-type="float">
            <text:p>0</text:p>
          </table:table-cell>
          <table:table-cell table:formula="of:=[.CK12]-[.CK25]" office:value-type="float" office:value="0" calcext:value-type="float">
            <text:p>0</text:p>
          </table:table-cell>
          <table:table-cell table:formula="of:=[.CL12]-[.CL25]" office:value-type="float" office:value="0" calcext:value-type="float">
            <text:p>0</text:p>
          </table:table-cell>
          <table:table-cell table:formula="of:=[.CM12]-[.CM25]" office:value-type="float" office:value="0" calcext:value-type="float">
            <text:p>0</text:p>
          </table:table-cell>
          <table:table-cell table:formula="of:=[.CN12]-[.CN25]" office:value-type="float" office:value="0" calcext:value-type="float">
            <text:p>0</text:p>
          </table:table-cell>
          <table:table-cell table:formula="of:=[.CO12]-[.CO25]" office:value-type="float" office:value="0" calcext:value-type="float">
            <text:p>0</text:p>
          </table:table-cell>
          <table:table-cell table:formula="of:=[.CP12]-[.CP25]" office:value-type="float" office:value="0" calcext:value-type="float">
            <text:p>0</text:p>
          </table:table-cell>
          <table:table-cell table:formula="of:=[.CQ12]-[.CQ25]" office:value-type="float" office:value="0" calcext:value-type="float">
            <text:p>0</text:p>
          </table:table-cell>
          <table:table-cell table:formula="of:=[.CR12]-[.CR25]" office:value-type="float" office:value="0" calcext:value-type="float">
            <text:p>0</text:p>
          </table:table-cell>
          <table:table-cell table:formula="of:=[.CS12]-[.CS25]" office:value-type="float" office:value="0" calcext:value-type="float">
            <text:p>0</text:p>
          </table:table-cell>
          <table:table-cell table:formula="of:=[.CT12]-[.CT25]" office:value-type="float" office:value="0" calcext:value-type="float">
            <text:p>0</text:p>
          </table:table-cell>
          <table:table-cell table:formula="of:=[.CU12]-[.CU25]" office:value-type="float" office:value="0" calcext:value-type="float">
            <text:p>0</text:p>
          </table:table-cell>
          <table:table-cell table:formula="of:=[.CV12]-[.CV25]" office:value-type="float" office:value="0" calcext:value-type="float">
            <text:p>0</text:p>
          </table:table-cell>
          <table:table-cell table:formula="of:=[.CW12]-[.CW25]" office:value-type="float" office:value="0" calcext:value-type="float">
            <text:p>0</text:p>
          </table:table-cell>
          <table:table-cell table:formula="of:=[.CX12]-[.CX25]" office:value-type="float" office:value="0" calcext:value-type="float">
            <text:p>0</text:p>
          </table:table-cell>
          <table:table-cell table:formula="of:=[.CY12]-[.CY25]" office:value-type="float" office:value="0" calcext:value-type="float">
            <text:p>0</text:p>
          </table:table-cell>
          <table:table-cell table:formula="of:=[.CZ12]-[.CZ25]" office:value-type="float" office:value="0" calcext:value-type="float">
            <text:p>0</text:p>
          </table:table-cell>
          <table:table-cell table:formula="of:=[.DA12]-[.DA25]" office:value-type="float" office:value="0" calcext:value-type="float">
            <text:p>0</text:p>
          </table:table-cell>
          <table:table-cell table:formula="of:=[.DB12]-[.DB25]" office:value-type="float" office:value="0" calcext:value-type="float">
            <text:p>0</text:p>
          </table:table-cell>
          <table:table-cell table:formula="of:=[.DC12]-[.DC25]" office:value-type="float" office:value="0" calcext:value-type="float">
            <text:p>0</text:p>
          </table:table-cell>
          <table:table-cell table:formula="of:=[.DD12]-[.DD25]" office:value-type="float" office:value="0" calcext:value-type="float">
            <text:p>0</text:p>
          </table:table-cell>
          <table:table-cell table:formula="of:=[.DE12]-[.DE25]" office:value-type="float" office:value="0" calcext:value-type="float">
            <text:p>0</text:p>
          </table:table-cell>
          <table:table-cell table:formula="of:=[.DF12]-[.DF25]" office:value-type="float" office:value="0" calcext:value-type="float">
            <text:p>0</text:p>
          </table:table-cell>
          <table:table-cell table:formula="of:=[.DG12]-[.DG25]" office:value-type="float" office:value="0" calcext:value-type="float">
            <text:p>0</text:p>
          </table:table-cell>
          <table:table-cell table:formula="of:=[.DH12]-[.DH25]" office:value-type="float" office:value="0" calcext:value-type="float">
            <text:p>0</text:p>
          </table:table-cell>
          <table:table-cell table:formula="of:=[.DI12]-[.DI25]" office:value-type="float" office:value="0" calcext:value-type="float">
            <text:p>0</text:p>
          </table:table-cell>
          <table:table-cell table:formula="of:=[.DJ12]-[.DJ25]" office:value-type="float" office:value="0" calcext:value-type="float">
            <text:p>0</text:p>
          </table:table-cell>
          <table:table-cell table:formula="of:=[.DK12]-[.DK25]" office:value-type="float" office:value="0" calcext:value-type="float">
            <text:p>0</text:p>
          </table:table-cell>
          <table:table-cell table:formula="of:=[.DL12]-[.DL25]" office:value-type="float" office:value="0" calcext:value-type="float">
            <text:p>0</text:p>
          </table:table-cell>
          <table:table-cell table:formula="of:=[.DM12]-[.DM25]" office:value-type="float" office:value="0" calcext:value-type="float">
            <text:p>0</text:p>
          </table:table-cell>
          <table:table-cell table:formula="of:=[.DN12]-[.DN25]" office:value-type="float" office:value="0" calcext:value-type="float">
            <text:p>0</text:p>
          </table:table-cell>
          <table:table-cell table:formula="of:=[.DO12]-[.DO25]" office:value-type="float" office:value="0" calcext:value-type="float">
            <text:p>0</text:p>
          </table:table-cell>
          <table:table-cell table:formula="of:=[.DP12]-[.DP25]" office:value-type="float" office:value="0" calcext:value-type="float">
            <text:p>0</text:p>
          </table:table-cell>
          <table:table-cell table:formula="of:=[.DQ12]-[.DQ25]" office:value-type="float" office:value="0" calcext:value-type="float">
            <text:p>0</text:p>
          </table:table-cell>
          <table:table-cell table:formula="of:=[.DR12]-[.DR25]" office:value-type="float" office:value="0" calcext:value-type="float">
            <text:p>0</text:p>
          </table:table-cell>
          <table:table-cell table:formula="of:=[.DS12]-[.DS25]" office:value-type="float" office:value="0" calcext:value-type="float">
            <text:p>0</text:p>
          </table:table-cell>
          <table:table-cell table:formula="of:=[.DT12]-[.DT25]" office:value-type="float" office:value="0" calcext:value-type="float">
            <text:p>0</text:p>
          </table:table-cell>
          <table:table-cell table:formula="of:=[.DU12]-[.DU25]" office:value-type="float" office:value="0" calcext:value-type="float">
            <text:p>0</text:p>
          </table:table-cell>
          <table:table-cell table:formula="of:=[.DV12]-[.DV25]" office:value-type="float" office:value="0" calcext:value-type="float">
            <text:p>0</text:p>
          </table:table-cell>
          <table:table-cell table:formula="of:=[.DW12]-[.DW25]" office:value-type="float" office:value="0" calcext:value-type="float">
            <text:p>0</text:p>
          </table:table-cell>
          <table:table-cell table:formula="of:=[.DX12]-[.DX25]" office:value-type="float" office:value="0" calcext:value-type="float">
            <text:p>0</text:p>
          </table:table-cell>
          <table:table-cell table:formula="of:=[.DY12]-[.DY25]" office:value-type="float" office:value="0" calcext:value-type="float">
            <text:p>0</text:p>
          </table:table-cell>
          <table:table-cell table:formula="of:=[.DZ12]-[.DZ25]" office:value-type="float" office:value="0" calcext:value-type="float">
            <text:p>0</text:p>
          </table:table-cell>
          <table:table-cell table:formula="of:=[.EA12]-[.EA25]" office:value-type="float" office:value="0" calcext:value-type="float">
            <text:p>0</text:p>
          </table:table-cell>
          <table:table-cell table:formula="of:=[.EB12]-[.EB25]" office:value-type="float" office:value="0" calcext:value-type="float">
            <text:p>0</text:p>
          </table:table-cell>
          <table:table-cell table:formula="of:=[.EC12]-[.EC25]" office:value-type="float" office:value="0" calcext:value-type="float">
            <text:p>0</text:p>
          </table:table-cell>
          <table:table-cell table:formula="of:=[.ED12]-[.ED25]" office:value-type="float" office:value="0" calcext:value-type="float">
            <text:p>0</text:p>
          </table:table-cell>
          <table:table-cell table:formula="of:=[.EE12]-[.EE25]" office:value-type="float" office:value="0" calcext:value-type="float">
            <text:p>0</text:p>
          </table:table-cell>
          <table:table-cell table:formula="of:=[.EF12]-[.EF25]" office:value-type="float" office:value="0" calcext:value-type="float">
            <text:p>0</text:p>
          </table:table-cell>
          <table:table-cell table:formula="of:=[.EG12]-[.EG25]" office:value-type="float" office:value="0" calcext:value-type="float">
            <text:p>0</text:p>
          </table:table-cell>
          <table:table-cell table:formula="of:=[.EH12]-[.EH25]" office:value-type="float" office:value="0" calcext:value-type="float">
            <text:p>0</text:p>
          </table:table-cell>
          <table:table-cell table:formula="of:=[.EI12]-[.EI25]" office:value-type="float" office:value="0" calcext:value-type="float">
            <text:p>0</text:p>
          </table:table-cell>
          <table:table-cell table:formula="of:=[.EJ12]-[.EJ25]" office:value-type="float" office:value="0" calcext:value-type="float">
            <text:p>0</text:p>
          </table:table-cell>
          <table:table-cell table:formula="of:=[.EK12]-[.EK25]" office:value-type="float" office:value="0" calcext:value-type="float">
            <text:p>0</text:p>
          </table:table-cell>
          <table:table-cell table:formula="of:=[.EL12]-[.EL25]" office:value-type="float" office:value="0" calcext:value-type="float">
            <text:p>0</text:p>
          </table:table-cell>
          <table:table-cell table:formula="of:=[.EM12]-[.EM25]" office:value-type="float" office:value="0" calcext:value-type="float">
            <text:p>0</text:p>
          </table:table-cell>
          <table:table-cell table:formula="of:=[.EN12]-[.EN25]" office:value-type="float" office:value="0" calcext:value-type="float">
            <text:p>0</text:p>
          </table:table-cell>
          <table:table-cell table:formula="of:=[.EO12]-[.EO25]" office:value-type="float" office:value="0" calcext:value-type="float">
            <text:p>0</text:p>
          </table:table-cell>
          <table:table-cell table:formula="of:=[.EP12]-[.EP25]" office:value-type="float" office:value="0" calcext:value-type="float">
            <text:p>0</text:p>
          </table:table-cell>
          <table:table-cell table:formula="of:=[.EQ12]-[.EQ25]" office:value-type="float" office:value="0" calcext:value-type="float">
            <text:p>0</text:p>
          </table:table-cell>
          <table:table-cell table:formula="of:=[.ER12]-[.ER25]" office:value-type="float" office:value="0" calcext:value-type="float">
            <text:p>0</text:p>
          </table:table-cell>
          <table:table-cell table:formula="of:=[.ES12]-[.ES25]" office:value-type="float" office:value="0" calcext:value-type="float">
            <text:p>0</text:p>
          </table:table-cell>
          <table:table-cell table:formula="of:=[.ET12]-[.ET25]" office:value-type="float" office:value="0" calcext:value-type="float">
            <text:p>0</text:p>
          </table:table-cell>
          <table:table-cell table:formula="of:=[.EU12]-[.EU25]" office:value-type="float" office:value="0" calcext:value-type="float">
            <text:p>0</text:p>
          </table:table-cell>
          <table:table-cell table:formula="of:=[.EV12]-[.EV25]" office:value-type="float" office:value="0" calcext:value-type="float">
            <text:p>0</text:p>
          </table:table-cell>
          <table:table-cell table:formula="of:=[.EW12]-[.EW25]" office:value-type="float" office:value="0" calcext:value-type="float">
            <text:p>0</text:p>
          </table:table-cell>
          <table:table-cell table:formula="of:=[.EX12]-[.EX25]" office:value-type="float" office:value="0" calcext:value-type="float">
            <text:p>0</text:p>
          </table:table-cell>
          <table:table-cell table:formula="of:=[.EY12]-[.EY25]" office:value-type="float" office:value="0" calcext:value-type="float">
            <text:p>0</text:p>
          </table:table-cell>
          <table:table-cell table:formula="of:=[.EZ12]-[.EZ25]" office:value-type="float" office:value="0" calcext:value-type="float">
            <text:p>0</text:p>
          </table:table-cell>
          <table:table-cell table:formula="of:=[.FA12]-[.FA25]" office:value-type="float" office:value="0" calcext:value-type="float">
            <text:p>0</text:p>
          </table:table-cell>
          <table:table-cell table:formula="of:=[.FB12]-[.FB25]" office:value-type="float" office:value="0" calcext:value-type="float">
            <text:p>0</text:p>
          </table:table-cell>
          <table:table-cell table:formula="of:=[.FC12]-[.FC25]" office:value-type="float" office:value="0" calcext:value-type="float">
            <text:p>0</text:p>
          </table:table-cell>
          <table:table-cell table:formula="of:=[.FD12]-[.FD25]" office:value-type="float" office:value="0" calcext:value-type="float">
            <text:p>0</text:p>
          </table:table-cell>
          <table:table-cell table:formula="of:=[.FE12]-[.FE25]" office:value-type="float" office:value="0" calcext:value-type="float">
            <text:p>0</text:p>
          </table:table-cell>
          <table:table-cell table:formula="of:=[.FF12]-[.FF25]" office:value-type="float" office:value="0" calcext:value-type="float">
            <text:p>0</text:p>
          </table:table-cell>
          <table:table-cell table:formula="of:=[.FG12]-[.FG25]" office:value-type="float" office:value="0" calcext:value-type="float">
            <text:p>0</text:p>
          </table:table-cell>
          <table:table-cell table:formula="of:=[.FH12]-[.FH25]" office:value-type="float" office:value="0" calcext:value-type="float">
            <text:p>0</text:p>
          </table:table-cell>
          <table:table-cell table:formula="of:=[.FI12]-[.FI25]" office:value-type="float" office:value="0" calcext:value-type="float">
            <text:p>0</text:p>
          </table:table-cell>
          <table:table-cell table:formula="of:=[.FJ12]-[.FJ25]" office:value-type="float" office:value="0" calcext:value-type="float">
            <text:p>0</text:p>
          </table:table-cell>
          <table:table-cell table:formula="of:=[.FK12]-[.FK25]" office:value-type="float" office:value="0" calcext:value-type="float">
            <text:p>0</text:p>
          </table:table-cell>
          <table:table-cell table:formula="of:=[.FL12]-[.FL25]" office:value-type="float" office:value="0" calcext:value-type="float">
            <text:p>0</text:p>
          </table:table-cell>
        </table:table-row>
        <table:table-row table:style-name="ro1">
          <table:table-cell table:formula="of:=[.A13]-[.A26]" office:value-type="float" office:value="0" calcext:value-type="float">
            <text:p>0</text:p>
          </table:table-cell>
          <table:table-cell table:formula="of:=[.B13]-[.B26]" office:value-type="float" office:value="0" calcext:value-type="float">
            <text:p>0</text:p>
          </table:table-cell>
          <table:table-cell table:formula="of:=[.C13]-[.C26]" office:value-type="float" office:value="0" calcext:value-type="float">
            <text:p>0</text:p>
          </table:table-cell>
          <table:table-cell table:formula="of:=[.D13]-[.D26]" office:value-type="float" office:value="0" calcext:value-type="float">
            <text:p>0</text:p>
          </table:table-cell>
          <table:table-cell table:formula="of:=[.E13]-[.E26]" office:value-type="float" office:value="0" calcext:value-type="float">
            <text:p>0</text:p>
          </table:table-cell>
          <table:table-cell table:formula="of:=[.F13]-[.F26]" office:value-type="float" office:value="0" calcext:value-type="float">
            <text:p>0</text:p>
          </table:table-cell>
          <table:table-cell table:formula="of:=[.G13]-[.G26]" office:value-type="float" office:value="0" calcext:value-type="float">
            <text:p>0</text:p>
          </table:table-cell>
          <table:table-cell table:formula="of:=[.H13]-[.H26]" office:value-type="float" office:value="0" calcext:value-type="float">
            <text:p>0</text:p>
          </table:table-cell>
          <table:table-cell table:formula="of:=[.I13]-[.I26]" office:value-type="float" office:value="0" calcext:value-type="float">
            <text:p>0</text:p>
          </table:table-cell>
          <table:table-cell table:formula="of:=[.J13]-[.J26]" office:value-type="float" office:value="0" calcext:value-type="float">
            <text:p>0</text:p>
          </table:table-cell>
          <table:table-cell table:formula="of:=[.K13]-[.K26]" office:value-type="float" office:value="0" calcext:value-type="float">
            <text:p>0</text:p>
          </table:table-cell>
          <table:table-cell table:formula="of:=[.L13]-[.L26]" office:value-type="float" office:value="0" calcext:value-type="float">
            <text:p>0</text:p>
          </table:table-cell>
          <table:table-cell table:formula="of:=[.M13]-[.M26]" office:value-type="float" office:value="0" calcext:value-type="float">
            <text:p>0</text:p>
          </table:table-cell>
          <table:table-cell table:formula="of:=[.N13]-[.N26]" office:value-type="float" office:value="0" calcext:value-type="float">
            <text:p>0</text:p>
          </table:table-cell>
          <table:table-cell table:formula="of:=[.O13]-[.O26]" office:value-type="float" office:value="0" calcext:value-type="float">
            <text:p>0</text:p>
          </table:table-cell>
          <table:table-cell table:formula="of:=[.P13]-[.P26]" office:value-type="float" office:value="0" calcext:value-type="float">
            <text:p>0</text:p>
          </table:table-cell>
          <table:table-cell table:formula="of:=[.Q13]-[.Q26]" office:value-type="float" office:value="0" calcext:value-type="float">
            <text:p>0</text:p>
          </table:table-cell>
          <table:table-cell table:formula="of:=[.R13]-[.R26]" office:value-type="float" office:value="0" calcext:value-type="float">
            <text:p>0</text:p>
          </table:table-cell>
          <table:table-cell table:formula="of:=[.S13]-[.S26]" office:value-type="float" office:value="0" calcext:value-type="float">
            <text:p>0</text:p>
          </table:table-cell>
          <table:table-cell table:formula="of:=[.T13]-[.T26]" office:value-type="float" office:value="0" calcext:value-type="float">
            <text:p>0</text:p>
          </table:table-cell>
          <table:table-cell table:formula="of:=[.U13]-[.U26]" office:value-type="float" office:value="0" calcext:value-type="float">
            <text:p>0</text:p>
          </table:table-cell>
          <table:table-cell table:formula="of:=[.V13]-[.V26]" office:value-type="float" office:value="0" calcext:value-type="float">
            <text:p>0</text:p>
          </table:table-cell>
          <table:table-cell table:formula="of:=[.W13]-[.W26]" office:value-type="float" office:value="0" calcext:value-type="float">
            <text:p>0</text:p>
          </table:table-cell>
          <table:table-cell table:formula="of:=[.X13]-[.X26]" office:value-type="string" office:string-value="" calcext:value-type="error">
            <text:p>#VALUE!</text:p>
          </table:table-cell>
          <table:table-cell table:formula="of:=[.Y13]-[.Y26]" office:value-type="string" office:string-value="" calcext:value-type="error">
            <text:p>#VALUE!</text:p>
          </table:table-cell>
          <table:table-cell table:formula="of:=[.Z13]-[.Z26]" office:value-type="float" office:value="0" calcext:value-type="float">
            <text:p>0</text:p>
          </table:table-cell>
          <table:table-cell table:formula="of:=[.AA13]-[.AA26]" office:value-type="float" office:value="0" calcext:value-type="float">
            <text:p>0</text:p>
          </table:table-cell>
          <table:table-cell table:formula="of:=[.AB13]-[.AB26]" office:value-type="float" office:value="0" calcext:value-type="float">
            <text:p>0</text:p>
          </table:table-cell>
          <table:table-cell table:formula="of:=[.AC13]-[.AC26]" office:value-type="float" office:value="0" calcext:value-type="float">
            <text:p>0</text:p>
          </table:table-cell>
          <table:table-cell table:formula="of:=[.AD13]-[.AD26]" office:value-type="float" office:value="0" calcext:value-type="float">
            <text:p>0</text:p>
          </table:table-cell>
          <table:table-cell table:formula="of:=[.AE13]-[.AE26]" office:value-type="float" office:value="0" calcext:value-type="float">
            <text:p>0</text:p>
          </table:table-cell>
          <table:table-cell table:formula="of:=[.AF13]-[.AF26]" office:value-type="float" office:value="0" calcext:value-type="float">
            <text:p>0</text:p>
          </table:table-cell>
          <table:table-cell table:formula="of:=[.AG13]-[.AG26]" office:value-type="float" office:value="0" calcext:value-type="float">
            <text:p>0</text:p>
          </table:table-cell>
          <table:table-cell table:formula="of:=[.AH13]-[.AH26]" office:value-type="float" office:value="0" calcext:value-type="float">
            <text:p>0</text:p>
          </table:table-cell>
          <table:table-cell table:formula="of:=[.AI13]-[.AI26]" office:value-type="float" office:value="0" calcext:value-type="float">
            <text:p>0</text:p>
          </table:table-cell>
          <table:table-cell table:formula="of:=[.AJ13]-[.AJ26]" office:value-type="float" office:value="0" calcext:value-type="float">
            <text:p>0</text:p>
          </table:table-cell>
          <table:table-cell table:formula="of:=[.AK13]-[.AK26]" office:value-type="float" office:value="0" calcext:value-type="float">
            <text:p>0</text:p>
          </table:table-cell>
          <table:table-cell table:formula="of:=[.AL13]-[.AL26]" office:value-type="float" office:value="0" calcext:value-type="float">
            <text:p>0</text:p>
          </table:table-cell>
          <table:table-cell table:formula="of:=[.AM13]-[.AM26]" office:value-type="float" office:value="0" calcext:value-type="float">
            <text:p>0</text:p>
          </table:table-cell>
          <table:table-cell table:formula="of:=[.AN13]-[.AN26]" office:value-type="float" office:value="0" calcext:value-type="float">
            <text:p>0</text:p>
          </table:table-cell>
          <table:table-cell table:formula="of:=[.AO13]-[.AO26]" office:value-type="float" office:value="0" calcext:value-type="float">
            <text:p>0</text:p>
          </table:table-cell>
          <table:table-cell table:formula="of:=[.AP13]-[.AP26]" office:value-type="float" office:value="0" calcext:value-type="float">
            <text:p>0</text:p>
          </table:table-cell>
          <table:table-cell table:formula="of:=[.AQ13]-[.AQ26]" office:value-type="float" office:value="0" calcext:value-type="float">
            <text:p>0</text:p>
          </table:table-cell>
          <table:table-cell table:formula="of:=[.AR13]-[.AR26]" office:value-type="float" office:value="0" calcext:value-type="float">
            <text:p>0</text:p>
          </table:table-cell>
          <table:table-cell table:formula="of:=[.AS13]-[.AS26]" office:value-type="float" office:value="0" calcext:value-type="float">
            <text:p>0</text:p>
          </table:table-cell>
          <table:table-cell table:formula="of:=[.AT13]-[.AT26]" office:value-type="float" office:value="0" calcext:value-type="float">
            <text:p>0</text:p>
          </table:table-cell>
          <table:table-cell table:formula="of:=[.AU13]-[.AU26]" office:value-type="float" office:value="0" calcext:value-type="float">
            <text:p>0</text:p>
          </table:table-cell>
          <table:table-cell table:formula="of:=[.AV13]-[.AV26]" office:value-type="float" office:value="0" calcext:value-type="float">
            <text:p>0</text:p>
          </table:table-cell>
          <table:table-cell table:formula="of:=[.AW13]-[.AW26]" office:value-type="float" office:value="0" calcext:value-type="float">
            <text:p>0</text:p>
          </table:table-cell>
          <table:table-cell table:formula="of:=[.AX13]-[.AX26]" office:value-type="float" office:value="0" calcext:value-type="float">
            <text:p>0</text:p>
          </table:table-cell>
          <table:table-cell table:formula="of:=[.AY13]-[.AY26]" office:value-type="float" office:value="0" calcext:value-type="float">
            <text:p>0</text:p>
          </table:table-cell>
          <table:table-cell table:formula="of:=[.AZ13]-[.AZ26]" office:value-type="float" office:value="0" calcext:value-type="float">
            <text:p>0</text:p>
          </table:table-cell>
          <table:table-cell table:formula="of:=[.BA13]-[.BA26]" office:value-type="float" office:value="-0.457788347199999" calcext:value-type="float">
            <text:p>-0.4577883472</text:p>
          </table:table-cell>
          <table:table-cell table:formula="of:=[.BB13]-[.BB26]" office:value-type="float" office:value="-0.674197384099999" calcext:value-type="float">
            <text:p>-0.6741973841</text:p>
          </table:table-cell>
          <table:table-cell table:formula="of:=[.BC13]-[.BC26]" office:value-type="float" office:value="0" calcext:value-type="float">
            <text:p>0</text:p>
          </table:table-cell>
          <table:table-cell table:formula="of:=[.BD13]-[.BD26]" office:value-type="float" office:value="0" calcext:value-type="float">
            <text:p>0</text:p>
          </table:table-cell>
          <table:table-cell table:formula="of:=[.BE13]-[.BE26]" office:value-type="float" office:value="0" calcext:value-type="float">
            <text:p>0</text:p>
          </table:table-cell>
          <table:table-cell table:formula="of:=[.BF13]-[.BF26]" office:value-type="float" office:value="-0.105263157900001" calcext:value-type="float">
            <text:p>-0.1052631579</text:p>
          </table:table-cell>
          <table:table-cell table:formula="of:=[.BG13]-[.BG26]" office:value-type="float" office:value="-0.5701754386" calcext:value-type="float">
            <text:p>-0.5701754386</text:p>
          </table:table-cell>
          <table:table-cell table:formula="of:=[.BH13]-[.BH26]" office:value-type="float" office:value="0" calcext:value-type="float">
            <text:p>0</text:p>
          </table:table-cell>
          <table:table-cell table:formula="of:=[.BI13]-[.BI26]" office:value-type="float" office:value="0" calcext:value-type="float">
            <text:p>0</text:p>
          </table:table-cell>
          <table:table-cell table:formula="of:=[.BJ13]-[.BJ26]" office:value-type="float" office:value="0" calcext:value-type="float">
            <text:p>0</text:p>
          </table:table-cell>
          <table:table-cell table:formula="of:=[.BK13]-[.BK26]" office:value-type="float" office:value="-0.511568123389999" calcext:value-type="float">
            <text:p>-0.5115681234</text:p>
          </table:table-cell>
          <table:table-cell table:formula="of:=[.BL13]-[.BL26]" office:value-type="float" office:value="-0.168808911739999" calcext:value-type="float">
            <text:p>-0.1688089117</text:p>
          </table:table-cell>
          <table:table-cell table:formula="of:=[.BM13]-[.BM26]" office:value-type="float" office:value="0" calcext:value-type="float">
            <text:p>0</text:p>
          </table:table-cell>
          <table:table-cell table:formula="of:=[.BN13]-[.BN26]" office:value-type="float" office:value="0" calcext:value-type="float">
            <text:p>0</text:p>
          </table:table-cell>
          <table:table-cell table:formula="of:=[.BO13]-[.BO26]" office:value-type="float" office:value="0" calcext:value-type="float">
            <text:p>0</text:p>
          </table:table-cell>
          <table:table-cell table:formula="of:=[.BP13]-[.BP26]" office:value-type="float" office:value="-0.661417322829999" calcext:value-type="float">
            <text:p>-0.6614173228</text:p>
          </table:table-cell>
          <table:table-cell table:formula="of:=[.BQ13]-[.BQ26]" office:value-type="float" office:value="-0.0551181102400005" calcext:value-type="float">
            <text:p>-0.0551181102</text:p>
          </table:table-cell>
          <table:table-cell table:formula="of:=[.BR13]-[.BR26]" office:value-type="float" office:value="0" calcext:value-type="float">
            <text:p>0</text:p>
          </table:table-cell>
          <table:table-cell table:formula="of:=[.BS13]-[.BS26]" office:value-type="float" office:value="0" calcext:value-type="float">
            <text:p>0</text:p>
          </table:table-cell>
          <table:table-cell table:formula="of:=[.BT13]-[.BT26]" office:value-type="float" office:value="0" calcext:value-type="float">
            <text:p>0</text:p>
          </table:table-cell>
          <table:table-cell table:formula="of:=[.BU13]-[.BU26]" office:value-type="float" office:value="0" calcext:value-type="float">
            <text:p>0</text:p>
          </table:table-cell>
          <table:table-cell table:formula="of:=[.BV13]-[.BV26]" office:value-type="float" office:value="0" calcext:value-type="float">
            <text:p>0</text:p>
          </table:table-cell>
          <table:table-cell table:formula="of:=[.BW13]-[.BW26]" office:value-type="float" office:value="0" calcext:value-type="float">
            <text:p>0</text:p>
          </table:table-cell>
          <table:table-cell table:formula="of:=[.BX13]-[.BX26]" office:value-type="float" office:value="0" calcext:value-type="float">
            <text:p>0</text:p>
          </table:table-cell>
          <table:table-cell table:formula="of:=[.BY13]-[.BY26]" office:value-type="float" office:value="0" calcext:value-type="float">
            <text:p>0</text:p>
          </table:table-cell>
          <table:table-cell table:formula="of:=[.BZ13]-[.BZ26]" office:value-type="float" office:value="0" calcext:value-type="float">
            <text:p>0</text:p>
          </table:table-cell>
          <table:table-cell table:formula="of:=[.CA13]-[.CA26]" office:value-type="float" office:value="0" calcext:value-type="float">
            <text:p>0</text:p>
          </table:table-cell>
          <table:table-cell table:formula="of:=[.CB13]-[.CB26]" office:value-type="float" office:value="0" calcext:value-type="float">
            <text:p>0</text:p>
          </table:table-cell>
          <table:table-cell table:formula="of:=[.CC13]-[.CC26]" office:value-type="float" office:value="0" calcext:value-type="float">
            <text:p>0</text:p>
          </table:table-cell>
          <table:table-cell table:formula="of:=[.CD13]-[.CD26]" office:value-type="float" office:value="0" calcext:value-type="float">
            <text:p>0</text:p>
          </table:table-cell>
          <table:table-cell table:formula="of:=[.CE13]-[.CE26]" office:value-type="float" office:value="0" calcext:value-type="float">
            <text:p>0</text:p>
          </table:table-cell>
          <table:table-cell table:formula="of:=[.CF13]-[.CF26]" office:value-type="float" office:value="0" calcext:value-type="float">
            <text:p>0</text:p>
          </table:table-cell>
          <table:table-cell table:formula="of:=[.CG13]-[.CG26]" office:value-type="float" office:value="0" calcext:value-type="float">
            <text:p>0</text:p>
          </table:table-cell>
          <table:table-cell table:formula="of:=[.CH13]-[.CH26]" office:value-type="float" office:value="0" calcext:value-type="float">
            <text:p>0</text:p>
          </table:table-cell>
          <table:table-cell table:formula="of:=[.CI13]-[.CI26]" office:value-type="float" office:value="0" calcext:value-type="float">
            <text:p>0</text:p>
          </table:table-cell>
          <table:table-cell table:formula="of:=[.CJ13]-[.CJ26]" office:value-type="float" office:value="0" calcext:value-type="float">
            <text:p>0</text:p>
          </table:table-cell>
          <table:table-cell table:formula="of:=[.CK13]-[.CK26]" office:value-type="float" office:value="0" calcext:value-type="float">
            <text:p>0</text:p>
          </table:table-cell>
          <table:table-cell table:formula="of:=[.CL13]-[.CL26]" office:value-type="float" office:value="0" calcext:value-type="float">
            <text:p>0</text:p>
          </table:table-cell>
          <table:table-cell table:formula="of:=[.CM13]-[.CM26]" office:value-type="float" office:value="0" calcext:value-type="float">
            <text:p>0</text:p>
          </table:table-cell>
          <table:table-cell table:formula="of:=[.CN13]-[.CN26]" office:value-type="float" office:value="0" calcext:value-type="float">
            <text:p>0</text:p>
          </table:table-cell>
          <table:table-cell table:formula="of:=[.CO13]-[.CO26]" office:value-type="float" office:value="0" calcext:value-type="float">
            <text:p>0</text:p>
          </table:table-cell>
          <table:table-cell table:formula="of:=[.CP13]-[.CP26]" office:value-type="float" office:value="0" calcext:value-type="float">
            <text:p>0</text:p>
          </table:table-cell>
          <table:table-cell table:formula="of:=[.CQ13]-[.CQ26]" office:value-type="float" office:value="0" calcext:value-type="float">
            <text:p>0</text:p>
          </table:table-cell>
          <table:table-cell table:formula="of:=[.CR13]-[.CR26]" office:value-type="float" office:value="0" calcext:value-type="float">
            <text:p>0</text:p>
          </table:table-cell>
          <table:table-cell table:formula="of:=[.CS13]-[.CS26]" office:value-type="float" office:value="0" calcext:value-type="float">
            <text:p>0</text:p>
          </table:table-cell>
          <table:table-cell table:formula="of:=[.CT13]-[.CT26]" office:value-type="float" office:value="0" calcext:value-type="float">
            <text:p>0</text:p>
          </table:table-cell>
          <table:table-cell table:formula="of:=[.CU13]-[.CU26]" office:value-type="float" office:value="0" calcext:value-type="float">
            <text:p>0</text:p>
          </table:table-cell>
          <table:table-cell table:formula="of:=[.CV13]-[.CV26]" office:value-type="float" office:value="0" calcext:value-type="float">
            <text:p>0</text:p>
          </table:table-cell>
          <table:table-cell table:formula="of:=[.CW13]-[.CW26]" office:value-type="float" office:value="0" calcext:value-type="float">
            <text:p>0</text:p>
          </table:table-cell>
          <table:table-cell table:formula="of:=[.CX13]-[.CX26]" office:value-type="float" office:value="0" calcext:value-type="float">
            <text:p>0</text:p>
          </table:table-cell>
          <table:table-cell table:formula="of:=[.CY13]-[.CY26]" office:value-type="float" office:value="0" calcext:value-type="float">
            <text:p>0</text:p>
          </table:table-cell>
          <table:table-cell table:formula="of:=[.CZ13]-[.CZ26]" office:value-type="float" office:value="0" calcext:value-type="float">
            <text:p>0</text:p>
          </table:table-cell>
          <table:table-cell table:formula="of:=[.DA13]-[.DA26]" office:value-type="float" office:value="0" calcext:value-type="float">
            <text:p>0</text:p>
          </table:table-cell>
          <table:table-cell table:formula="of:=[.DB13]-[.DB26]" office:value-type="float" office:value="0" calcext:value-type="float">
            <text:p>0</text:p>
          </table:table-cell>
          <table:table-cell table:formula="of:=[.DC13]-[.DC26]" office:value-type="float" office:value="0" calcext:value-type="float">
            <text:p>0</text:p>
          </table:table-cell>
          <table:table-cell table:formula="of:=[.DD13]-[.DD26]" office:value-type="float" office:value="0" calcext:value-type="float">
            <text:p>0</text:p>
          </table:table-cell>
          <table:table-cell table:formula="of:=[.DE13]-[.DE26]" office:value-type="float" office:value="0" calcext:value-type="float">
            <text:p>0</text:p>
          </table:table-cell>
          <table:table-cell table:formula="of:=[.DF13]-[.DF26]" office:value-type="float" office:value="0" calcext:value-type="float">
            <text:p>0</text:p>
          </table:table-cell>
          <table:table-cell table:formula="of:=[.DG13]-[.DG26]" office:value-type="float" office:value="0" calcext:value-type="float">
            <text:p>0</text:p>
          </table:table-cell>
          <table:table-cell table:formula="of:=[.DH13]-[.DH26]" office:value-type="float" office:value="0" calcext:value-type="float">
            <text:p>0</text:p>
          </table:table-cell>
          <table:table-cell table:formula="of:=[.DI13]-[.DI26]" office:value-type="float" office:value="0" calcext:value-type="float">
            <text:p>0</text:p>
          </table:table-cell>
          <table:table-cell table:formula="of:=[.DJ13]-[.DJ26]" office:value-type="float" office:value="0" calcext:value-type="float">
            <text:p>0</text:p>
          </table:table-cell>
          <table:table-cell table:formula="of:=[.DK13]-[.DK26]" office:value-type="float" office:value="0" calcext:value-type="float">
            <text:p>0</text:p>
          </table:table-cell>
          <table:table-cell table:formula="of:=[.DL13]-[.DL26]" office:value-type="float" office:value="0" calcext:value-type="float">
            <text:p>0</text:p>
          </table:table-cell>
          <table:table-cell table:formula="of:=[.DM13]-[.DM26]" office:value-type="float" office:value="0" calcext:value-type="float">
            <text:p>0</text:p>
          </table:table-cell>
          <table:table-cell table:formula="of:=[.DN13]-[.DN26]" office:value-type="float" office:value="0" calcext:value-type="float">
            <text:p>0</text:p>
          </table:table-cell>
          <table:table-cell table:formula="of:=[.DO13]-[.DO26]" office:value-type="float" office:value="0" calcext:value-type="float">
            <text:p>0</text:p>
          </table:table-cell>
          <table:table-cell table:formula="of:=[.DP13]-[.DP26]" office:value-type="float" office:value="0" calcext:value-type="float">
            <text:p>0</text:p>
          </table:table-cell>
          <table:table-cell table:formula="of:=[.DQ13]-[.DQ26]" office:value-type="float" office:value="0" calcext:value-type="float">
            <text:p>0</text:p>
          </table:table-cell>
          <table:table-cell table:formula="of:=[.DR13]-[.DR26]" office:value-type="float" office:value="0" calcext:value-type="float">
            <text:p>0</text:p>
          </table:table-cell>
          <table:table-cell table:formula="of:=[.DS13]-[.DS26]" office:value-type="float" office:value="0" calcext:value-type="float">
            <text:p>0</text:p>
          </table:table-cell>
          <table:table-cell table:formula="of:=[.DT13]-[.DT26]" office:value-type="float" office:value="0" calcext:value-type="float">
            <text:p>0</text:p>
          </table:table-cell>
          <table:table-cell table:formula="of:=[.DU13]-[.DU26]" office:value-type="float" office:value="0" calcext:value-type="float">
            <text:p>0</text:p>
          </table:table-cell>
          <table:table-cell table:formula="of:=[.DV13]-[.DV26]" office:value-type="float" office:value="0" calcext:value-type="float">
            <text:p>0</text:p>
          </table:table-cell>
          <table:table-cell table:formula="of:=[.DW13]-[.DW26]" office:value-type="float" office:value="0" calcext:value-type="float">
            <text:p>0</text:p>
          </table:table-cell>
          <table:table-cell table:formula="of:=[.DX13]-[.DX26]" office:value-type="float" office:value="0" calcext:value-type="float">
            <text:p>0</text:p>
          </table:table-cell>
          <table:table-cell table:formula="of:=[.DY13]-[.DY26]" office:value-type="float" office:value="0" calcext:value-type="float">
            <text:p>0</text:p>
          </table:table-cell>
          <table:table-cell table:formula="of:=[.DZ13]-[.DZ26]" office:value-type="float" office:value="0" calcext:value-type="float">
            <text:p>0</text:p>
          </table:table-cell>
          <table:table-cell table:formula="of:=[.EA13]-[.EA26]" office:value-type="float" office:value="0" calcext:value-type="float">
            <text:p>0</text:p>
          </table:table-cell>
          <table:table-cell table:formula="of:=[.EB13]-[.EB26]" office:value-type="float" office:value="0" calcext:value-type="float">
            <text:p>0</text:p>
          </table:table-cell>
          <table:table-cell table:formula="of:=[.EC13]-[.EC26]" office:value-type="float" office:value="0" calcext:value-type="float">
            <text:p>0</text:p>
          </table:table-cell>
          <table:table-cell table:formula="of:=[.ED13]-[.ED26]" office:value-type="float" office:value="0" calcext:value-type="float">
            <text:p>0</text:p>
          </table:table-cell>
          <table:table-cell table:formula="of:=[.EE13]-[.EE26]" office:value-type="float" office:value="0" calcext:value-type="float">
            <text:p>0</text:p>
          </table:table-cell>
          <table:table-cell table:formula="of:=[.EF13]-[.EF26]" office:value-type="float" office:value="0" calcext:value-type="float">
            <text:p>0</text:p>
          </table:table-cell>
          <table:table-cell table:formula="of:=[.EG13]-[.EG26]" office:value-type="float" office:value="0" calcext:value-type="float">
            <text:p>0</text:p>
          </table:table-cell>
          <table:table-cell table:formula="of:=[.EH13]-[.EH26]" office:value-type="float" office:value="0" calcext:value-type="float">
            <text:p>0</text:p>
          </table:table-cell>
          <table:table-cell table:formula="of:=[.EI13]-[.EI26]" office:value-type="float" office:value="0" calcext:value-type="float">
            <text:p>0</text:p>
          </table:table-cell>
          <table:table-cell table:formula="of:=[.EJ13]-[.EJ26]" office:value-type="float" office:value="0" calcext:value-type="float">
            <text:p>0</text:p>
          </table:table-cell>
          <table:table-cell table:formula="of:=[.EK13]-[.EK26]" office:value-type="float" office:value="0" calcext:value-type="float">
            <text:p>0</text:p>
          </table:table-cell>
          <table:table-cell table:formula="of:=[.EL13]-[.EL26]" office:value-type="float" office:value="0" calcext:value-type="float">
            <text:p>0</text:p>
          </table:table-cell>
          <table:table-cell table:formula="of:=[.EM13]-[.EM26]" office:value-type="float" office:value="0" calcext:value-type="float">
            <text:p>0</text:p>
          </table:table-cell>
          <table:table-cell table:formula="of:=[.EN13]-[.EN26]" office:value-type="float" office:value="0" calcext:value-type="float">
            <text:p>0</text:p>
          </table:table-cell>
          <table:table-cell table:formula="of:=[.EO13]-[.EO26]" office:value-type="float" office:value="0" calcext:value-type="float">
            <text:p>0</text:p>
          </table:table-cell>
          <table:table-cell table:formula="of:=[.EP13]-[.EP26]" office:value-type="float" office:value="0" calcext:value-type="float">
            <text:p>0</text:p>
          </table:table-cell>
          <table:table-cell table:formula="of:=[.EQ13]-[.EQ26]" office:value-type="float" office:value="0" calcext:value-type="float">
            <text:p>0</text:p>
          </table:table-cell>
          <table:table-cell table:formula="of:=[.ER13]-[.ER26]" office:value-type="float" office:value="0" calcext:value-type="float">
            <text:p>0</text:p>
          </table:table-cell>
          <table:table-cell table:formula="of:=[.ES13]-[.ES26]" office:value-type="float" office:value="0" calcext:value-type="float">
            <text:p>0</text:p>
          </table:table-cell>
          <table:table-cell table:formula="of:=[.ET13]-[.ET26]" office:value-type="float" office:value="0" calcext:value-type="float">
            <text:p>0</text:p>
          </table:table-cell>
          <table:table-cell table:formula="of:=[.EU13]-[.EU26]" office:value-type="float" office:value="0" calcext:value-type="float">
            <text:p>0</text:p>
          </table:table-cell>
          <table:table-cell table:formula="of:=[.EV13]-[.EV26]" office:value-type="float" office:value="0" calcext:value-type="float">
            <text:p>0</text:p>
          </table:table-cell>
          <table:table-cell table:formula="of:=[.EW13]-[.EW26]" office:value-type="float" office:value="0" calcext:value-type="float">
            <text:p>0</text:p>
          </table:table-cell>
          <table:table-cell table:formula="of:=[.EX13]-[.EX26]" office:value-type="float" office:value="0" calcext:value-type="float">
            <text:p>0</text:p>
          </table:table-cell>
          <table:table-cell table:formula="of:=[.EY13]-[.EY26]" office:value-type="float" office:value="0" calcext:value-type="float">
            <text:p>0</text:p>
          </table:table-cell>
          <table:table-cell table:formula="of:=[.EZ13]-[.EZ26]" office:value-type="float" office:value="0" calcext:value-type="float">
            <text:p>0</text:p>
          </table:table-cell>
          <table:table-cell table:formula="of:=[.FA13]-[.FA26]" office:value-type="float" office:value="0" calcext:value-type="float">
            <text:p>0</text:p>
          </table:table-cell>
          <table:table-cell table:formula="of:=[.FB13]-[.FB26]" office:value-type="float" office:value="0" calcext:value-type="float">
            <text:p>0</text:p>
          </table:table-cell>
          <table:table-cell table:formula="of:=[.FC13]-[.FC26]" office:value-type="float" office:value="0" calcext:value-type="float">
            <text:p>0</text:p>
          </table:table-cell>
          <table:table-cell table:formula="of:=[.FD13]-[.FD26]" office:value-type="float" office:value="0" calcext:value-type="float">
            <text:p>0</text:p>
          </table:table-cell>
          <table:table-cell table:formula="of:=[.FE13]-[.FE26]" office:value-type="float" office:value="0" calcext:value-type="float">
            <text:p>0</text:p>
          </table:table-cell>
          <table:table-cell table:formula="of:=[.FF13]-[.FF26]" office:value-type="float" office:value="0" calcext:value-type="float">
            <text:p>0</text:p>
          </table:table-cell>
          <table:table-cell table:formula="of:=[.FG13]-[.FG26]" office:value-type="float" office:value="0" calcext:value-type="float">
            <text:p>0</text:p>
          </table:table-cell>
          <table:table-cell table:formula="of:=[.FH13]-[.FH26]" office:value-type="float" office:value="0" calcext:value-type="float">
            <text:p>0</text:p>
          </table:table-cell>
          <table:table-cell table:formula="of:=[.FI13]-[.FI26]" office:value-type="float" office:value="0" calcext:value-type="float">
            <text:p>0</text:p>
          </table:table-cell>
          <table:table-cell table:formula="of:=[.FJ13]-[.FJ26]" office:value-type="float" office:value="0" calcext:value-type="float">
            <text:p>0</text:p>
          </table:table-cell>
          <table:table-cell table:formula="of:=[.FK13]-[.FK26]" office:value-type="float" office:value="0" calcext:value-type="float">
            <text:p>0</text:p>
          </table:table-cell>
          <table:table-cell table:formula="of:=[.FL13]-[.FL26]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시트1.A2:시트1.AMJ13" table:contains-header="false">
          <table:sort>
            <table:sort-by table:field-number="2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Noto Sans CJK JP Regular" fo:font-family="'Noto Sans CJK JP Regular'" style:font-family-generic="swiss" style:font-pitch="variable" style:font-name-asian="Noto Sans CJK JP Regular1" style:font-family-asian="'Noto Sans CJK JP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1">0000/00/00</text:date>, <text:time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1T19:00:14.880092840</meta:creation-date>
    <dc:date>2017-02-11T20:03:34.043723645</dc:date>
    <meta:editing-duration>PT18M12S</meta:editing-duration>
    <meta:editing-cycles>2</meta:editing-cycles>
    <meta:generator>LibreOffice/5.1.4.2$Linux_X86_64 LibreOffice_project/10m0$Build-2</meta:generator>
    <meta:document-statistic meta:table-count="1" meta:cell-count="6384" meta:object-count="0"/>
  </office:meta>
</office:document-meta>
</file>